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 style:cell-protect="protected"/>
    </style:style>
    <style:style style:name="ce3" style:family="table-cell" style:parent-style-name="cellWorst" style:data-style-name="N0">
      <style:table-cell-properties style:vertical-align="automatic" fo:background-color="#FF0000" style:cell-protect="protected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7.09083333333333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12" table:default-cell-style-name="ce1"/>
        <table:table-column table:style-name="co11" table:number-columns-repeated="16328" table:default-cell-style-name="ce1"/>
        <table:table-row table:style-name="ro1">
          <table:table-cell table:style-name="ce1"/>
          <table:table-cell office:value-type="string" table:style-name="ce1">
            <text:p>clingo-1/setting-hDistanceStart</text:p>
          </table:table-cell>
          <table:table-cell table:number-columns-repeated="2" table:style-name="ce1"/>
          <table:table-cell office:value-type="string" table:style-name="ce1">
            <text:p>clingo-1/setting-hDistanceTime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ForbiddenHorizon</text:p>
          </table:table-cell>
          <table:table-cell table:number-columns-repeated="2" table:style-name="ce1"/>
          <table:table-cell office:value-type="string" table:style-name="ce1">
            <text:p>clingo-1/setting-hForbiddenNodeNegative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Strange-AND-hNodecost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AND-Distance</text:p>
          </table:table-cell>
          <table:table-cell table:number-columns-repeated="2" table:style-name="ce1"/>
          <table:table-cell office:value-type="string" table:style-name="ce1">
            <text:p>clingo-1/setting-hPathArea-AND-NodeCost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NaivePathDistance3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331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11_a15_h53.lp</text:p>
          </table:table-cell>
          <table:table-cell office:value-type="float" office:value="54.04" table:style-name="ce1">
            <text:p>54,04</text:p>
          </table:table-cell>
          <table:table-cell office:value-type="float" office:value="2130058" table:style-name="ce1">
            <text:p>2130058</text:p>
          </table:table-cell>
          <table:table-cell office:value-type="float" office:value="60941" table:style-name="ce1">
            <text:p>60941</text:p>
          </table:table-cell>
          <table:table-cell office:value-type="float" office:value="121.69" table:style-name="ce1">
            <text:p>121,69</text:p>
          </table:table-cell>
          <table:table-cell office:value-type="float" office:value="4717825" table:style-name="ce1">
            <text:p>4717825</text:p>
          </table:table-cell>
          <table:table-cell office:value-type="float" office:value="119811" table:style-name="ce1">
            <text:p>119811</text:p>
          </table:table-cell>
          <table:table-cell office:value-type="float" office:value="3.9" table:style-name="ce1">
            <text:p>3,9</text:p>
          </table:table-cell>
          <table:table-cell office:value-type="float" office:value="123730" table:style-name="ce1">
            <text:p>123730</text:p>
          </table:table-cell>
          <table:table-cell office:value-type="float" office:value="4279" table:style-name="ce1">
            <text:p>4279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251343" table:style-name="ce1">
            <text:p>251343</text:p>
          </table:table-cell>
          <table:table-cell office:value-type="float" office:value="8207" table:style-name="ce1">
            <text:p>8207</text:p>
          </table:table-cell>
          <table:table-cell office:value-type="float" office:value="76.7" table:style-name="ce1">
            <text:p>76,7</text:p>
          </table:table-cell>
          <table:table-cell office:value-type="float" office:value="2806556" table:style-name="ce1">
            <text:p>2806556</text:p>
          </table:table-cell>
          <table:table-cell office:value-type="float" office:value="63516" table:style-name="ce1">
            <text:p>63516</text:p>
          </table:table-cell>
          <table:table-cell office:value-type="float" office:value="88.66" table:style-name="ce1">
            <text:p>88,66</text:p>
          </table:table-cell>
          <table:table-cell office:value-type="float" office:value="3466850" table:style-name="ce1">
            <text:p>3466850</text:p>
          </table:table-cell>
          <table:table-cell office:value-type="float" office:value="82532" table:style-name="ce1">
            <text:p>82532</text:p>
          </table:table-cell>
          <table:table-cell office:value-type="float" office:value="1.33" table:style-name="ce1">
            <text:p>1,33</text:p>
          </table:table-cell>
          <table:table-cell office:value-type="float" office:value="7383" table:style-name="ce1">
            <text:p>7383</text:p>
          </table:table-cell>
          <table:table-cell office:value-type="float" office:value="2030" table:style-name="ce1">
            <text:p>2030</text:p>
          </table:table-cell>
          <table:table-cell office:value-type="float" office:value="1.96" table:style-name="ce1">
            <text:p>1,96</text:p>
          </table:table-cell>
          <table:table-cell office:value-type="float" office:value="9150" table:style-name="ce1">
            <text:p>9150</text:p>
          </table:table-cell>
          <table:table-cell office:value-type="float" office:value="3440" table:style-name="ce1">
            <text:p>3440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56044" table:style-name="ce1">
            <text:p>56044</text:p>
          </table:table-cell>
          <table:table-cell office:value-type="float" office:value="2119" table:style-name="ce1">
            <text:p>2119</text:p>
          </table:table-cell>
          <table:table-cell office:value-type="float" office:value="0.09" table:style-name="ce2">
            <text:p>0,09</text:p>
          </table:table-cell>
          <table:table-cell office:value-type="float" office:value="626" table:style-name="ce2">
            <text:p>626</text:p>
          </table:table-cell>
          <table:table-cell office:value-type="float" office:value="44" table:style-name="ce2">
            <text:p>44</text:p>
          </table:table-cell>
          <table:table-cell office:value-type="float" office:value="0.4" table:style-name="ce1">
            <text:p>0,4</text:p>
          </table:table-cell>
          <table:table-cell office:value-type="float" office:value="8115" table:style-name="ce1">
            <text:p>8115</text:p>
          </table:table-cell>
          <table:table-cell office:value-type="float" office:value="335" table:style-name="ce1">
            <text:p>335</text:p>
          </table:table-cell>
          <table:table-cell office:value-type="float" office:value="98.44" table:style-name="ce1">
            <text:p>98,44</text:p>
          </table:table-cell>
          <table:table-cell office:value-type="float" office:value="888163" table:style-name="ce1">
            <text:p>888163</text:p>
          </table:table-cell>
          <table:table-cell office:value-type="float" office:value="159882" table:style-name="ce1">
            <text:p>159882</text:p>
          </table:table-cell>
          <table:table-cell office:value-type="float" office:value="325.23" table:style-name="ce1">
            <text:p>325,23</text:p>
          </table:table-cell>
          <table:table-cell office:value-type="float" office:value="8201029" table:style-name="ce1">
            <text:p>8201029</text:p>
          </table:table-cell>
          <table:table-cell office:value-type="float" office:value="186287" table:style-name="ce1">
            <text:p>186287</text:p>
          </table:table-cell>
          <table:table-cell office:value-type="float" office:value="2026.07" table:style-name="ce3">
            <text:p>2026,07</text:p>
          </table:table-cell>
          <table:table-cell office:value-type="float" office:value="188292722" table:style-name="ce3">
            <text:p>188292722</text:p>
          </table:table-cell>
          <table:table-cell office:value-type="float" office:value="711782" table:style-name="ce3">
            <text:p>711782</text:p>
          </table:table-cell>
          <table:table-cell office:value-type="float" office:value="2.11" table:style-name="ce1">
            <text:p>2,11</text:p>
          </table:table-cell>
          <table:table-cell office:value-type="float" office:value="66215" table:style-name="ce1">
            <text:p>66215</text:p>
          </table:table-cell>
          <table:table-cell office:value-type="float" office:value="3505" table:style-name="ce1">
            <text:p>3505</text:p>
          </table:table-cell>
          <table:table-cell office:value-type="float" office:value="0.09" table:formula="of:=MIN([.$B3];[.$E3];[.$H3];[.$K3];[.$N3];[.$Q3];[.$T3];[.$W3];[.$Z3];[.$AC3];[.$AF3];[.$AI3];[.$AL3];[.$AO3];[.$AR3])" table:style-name="ce1">
            <text:p>0,09</text:p>
          </table:table-cell>
          <table:table-cell office:value-type="float" office:value="626" table:formula="of:=MIN([.$C3];[.$F3];[.$I3];[.$L3];[.$O3];[.$R3];[.$U3];[.$X3];[.$AA3];[.$AD3];[.$AG3];[.$AJ3];[.$AM3];[.$AP3];[.$AS3])" table:style-name="ce1">
            <text:p>626</text:p>
          </table:table-cell>
          <table:table-cell office:value-type="float" office:value="44" table:formula="of:=MIN([.$D3];[.$G3];[.$J3];[.$M3];[.$P3];[.$S3];[.$V3];[.$Y3];[.$AB3];[.$AE3];[.$AH3];[.$AK3];[.$AN3];[.$AQ3];[.$AT3])" table:style-name="ce1">
            <text:p>44</text:p>
          </table:table-cell>
          <table:table-cell office:value-type="float" office:value="8.1300000000000008" table:formula="of:=MEDIAN([.$B3];[.$E3];[.$H3];[.$K3];[.$N3];[.$Q3];[.$T3];[.$W3];[.$Z3];[.$AC3];[.$AF3];[.$AI3];[.$AL3];[.$AO3];[.$AR3])" table:style-name="ce1">
            <text:p>8,13</text:p>
          </table:table-cell>
          <table:table-cell office:value-type="float" office:value="251343" table:formula="of:=MEDIAN([.$C3];[.$F3];[.$I3];[.$L3];[.$O3];[.$R3];[.$U3];[.$X3];[.$AA3];[.$AD3];[.$AG3];[.$AJ3];[.$AM3];[.$AP3];[.$AS3])" table:style-name="ce1">
            <text:p>251343</text:p>
          </table:table-cell>
          <table:table-cell office:value-type="float" office:value="8207" table:formula="of:=MEDIAN([.$D3];[.$G3];[.$J3];[.$M3];[.$P3];[.$S3];[.$V3];[.$Y3];[.$AB3];[.$AE3];[.$AH3];[.$AK3];[.$AN3];[.$AQ3];[.$AT3])" table:style-name="ce1">
            <text:p>8207</text:p>
          </table:table-cell>
          <table:table-cell office:value-type="float" office:value="2026.07" table:formula="of:=MAX([.$B3];[.$E3];[.$H3];[.$K3];[.$N3];[.$Q3];[.$T3];[.$W3];[.$Z3];[.$AC3];[.$AF3];[.$AI3];[.$AL3];[.$AO3];[.$AR3])" table:style-name="ce1">
            <text:p>2026,07</text:p>
          </table:table-cell>
          <table:table-cell office:value-type="float" office:value="188292722" table:formula="of:=MAX([.$C3];[.$F3];[.$I3];[.$L3];[.$O3];[.$R3];[.$U3];[.$X3];[.$AA3];[.$AD3];[.$AG3];[.$AJ3];[.$AM3];[.$AP3];[.$AS3])" table:style-name="ce1">
            <text:p>188292722</text:p>
          </table:table-cell>
          <table:table-cell office:value-type="float" office:value="711782" table:formula="of:=MAX([.$D3];[.$G3];[.$J3];[.$M3];[.$P3];[.$S3];[.$V3];[.$Y3];[.$AB3];[.$AE3];[.$AH3];[.$AK3];[.$AN3];[.$AQ3];[.$AT3])" table:style-name="ce1">
            <text:p>71178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6_a10_h29.lp</text:p>
          </table:table-cell>
          <table:table-cell office:value-type="float" office:value="2.62" table:style-name="ce1">
            <text:p>2,62</text:p>
          </table:table-cell>
          <table:table-cell office:value-type="float" office:value="36789" table:style-name="ce1">
            <text:p>36789</text:p>
          </table:table-cell>
          <table:table-cell office:value-type="float" office:value="10918" table:style-name="ce1">
            <text:p>10918</text:p>
          </table:table-cell>
          <table:table-cell office:value-type="float" office:value="3.81" table:style-name="ce1">
            <text:p>3,81</text:p>
          </table:table-cell>
          <table:table-cell office:value-type="float" office:value="25193" table:style-name="ce1">
            <text:p>25193</text:p>
          </table:table-cell>
          <table:table-cell office:value-type="float" office:value="13605" table:style-name="ce1">
            <text:p>13605</text:p>
          </table:table-cell>
          <table:table-cell office:value-type="float" office:value="1.5" table:style-name="ce1">
            <text:p>1,5</text:p>
          </table:table-cell>
          <table:table-cell office:value-type="float" office:value="12002" table:style-name="ce1">
            <text:p>12002</text:p>
          </table:table-cell>
          <table:table-cell office:value-type="float" office:value="6104" table:style-name="ce1">
            <text:p>6104</text:p>
          </table:table-cell>
          <table:table-cell office:value-type="float" office:value="2.13" table:style-name="ce1">
            <text:p>2,13</text:p>
          </table:table-cell>
          <table:table-cell office:value-type="float" office:value="16643" table:style-name="ce1">
            <text:p>16643</text:p>
          </table:table-cell>
          <table:table-cell office:value-type="float" office:value="8603" table:style-name="ce1">
            <text:p>8603</text:p>
          </table:table-cell>
          <table:table-cell office:value-type="float" office:value="3.02" table:style-name="ce1">
            <text:p>3,02</text:p>
          </table:table-cell>
          <table:table-cell office:value-type="float" office:value="20491" table:style-name="ce1">
            <text:p>20491</text:p>
          </table:table-cell>
          <table:table-cell office:value-type="float" office:value="11365" table:style-name="ce1">
            <text:p>11365</text:p>
          </table:table-cell>
          <table:table-cell office:value-type="float" office:value="1" table:style-name="ce1">
            <text:p>1</text:p>
          </table:table-cell>
          <table:table-cell office:value-type="float" office:value="8412" table:style-name="ce1">
            <text:p>8412</text:p>
          </table:table-cell>
          <table:table-cell office:value-type="float" office:value="4470" table:style-name="ce2">
            <text:p>4470</text:p>
          </table:table-cell>
          <table:table-cell office:value-type="float" office:value="0.92" table:style-name="ce2">
            <text:p>0,92</text:p>
          </table:table-cell>
          <table:table-cell office:value-type="float" office:value="8129" table:style-name="ce2">
            <text:p>8129</text:p>
          </table:table-cell>
          <table:table-cell office:value-type="float" office:value="5634" table:style-name="ce1">
            <text:p>5634</text:p>
          </table:table-cell>
          <table:table-cell office:value-type="float" office:value="2.8" table:style-name="ce1">
            <text:p>2,8</text:p>
          </table:table-cell>
          <table:table-cell office:value-type="float" office:value="18434" table:style-name="ce1">
            <text:p>18434</text:p>
          </table:table-cell>
          <table:table-cell office:value-type="float" office:value="12927" table:style-name="ce1">
            <text:p>12927</text:p>
          </table:table-cell>
          <table:table-cell office:value-type="float" office:value="1.99" table:style-name="ce1">
            <text:p>1,99</text:p>
          </table:table-cell>
          <table:table-cell office:value-type="float" office:value="17352" table:style-name="ce1">
            <text:p>17352</text:p>
          </table:table-cell>
          <table:table-cell office:value-type="float" office:value="9687" table:style-name="ce1">
            <text:p>9687</text:p>
          </table:table-cell>
          <table:table-cell office:value-type="float" office:value="2.21" table:style-name="ce1">
            <text:p>2,21</text:p>
          </table:table-cell>
          <table:table-cell office:value-type="float" office:value="18406" table:style-name="ce1">
            <text:p>18406</text:p>
          </table:table-cell>
          <table:table-cell office:value-type="float" office:value="10467" table:style-name="ce1">
            <text:p>10467</text:p>
          </table:table-cell>
          <table:table-cell office:value-type="float" office:value="2.7" table:style-name="ce1">
            <text:p>2,7</text:p>
          </table:table-cell>
          <table:table-cell office:value-type="float" office:value="24030" table:style-name="ce1">
            <text:p>24030</text:p>
          </table:table-cell>
          <table:table-cell office:value-type="float" office:value="14187" table:style-name="ce1">
            <text:p>14187</text:p>
          </table:table-cell>
          <table:table-cell office:value-type="float" office:value="440.44" table:style-name="ce3">
            <text:p>440,44</text:p>
          </table:table-cell>
          <table:table-cell office:value-type="float" office:value="1604059" table:style-name="ce3">
            <text:p>1604059</text:p>
          </table:table-cell>
          <table:table-cell office:value-type="float" office:value="1091331" table:style-name="ce3">
            <text:p>1091331</text:p>
          </table:table-cell>
          <table:table-cell office:value-type="float" office:value="4.42" table:style-name="ce1">
            <text:p>4,42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2.78" table:style-name="ce1">
            <text:p>2,78</text:p>
          </table:table-cell>
          <table:table-cell office:value-type="float" office:value="19452" table:style-name="ce1">
            <text:p>19452</text:p>
          </table:table-cell>
          <table:table-cell office:value-type="float" office:value="10006" table:style-name="ce1">
            <text:p>10006</text:p>
          </table:table-cell>
          <table:table-cell office:value-type="float" office:value="1.61" table:style-name="ce1">
            <text:p>1,61</text:p>
          </table:table-cell>
          <table:table-cell office:value-type="float" office:value="12438" table:style-name="ce1">
            <text:p>12438</text:p>
          </table:table-cell>
          <table:table-cell office:value-type="float" office:value="6625" table:style-name="ce1">
            <text:p>6625</text:p>
          </table:table-cell>
          <table:table-cell office:value-type="float" office:value="0.92" table:formula="of:=MIN([.$B4];[.$E4];[.$H4];[.$K4];[.$N4];[.$Q4];[.$T4];[.$W4];[.$Z4];[.$AC4];[.$AF4];[.$AI4];[.$AL4];[.$AO4];[.$AR4])" table:style-name="ce1">
            <text:p>0,92</text:p>
          </table:table-cell>
          <table:table-cell office:value-type="float" office:value="8129" table:formula="of:=MIN([.$C4];[.$F4];[.$I4];[.$L4];[.$O4];[.$R4];[.$U4];[.$X4];[.$AA4];[.$AD4];[.$AG4];[.$AJ4];[.$AM4];[.$AP4];[.$AS4])" table:style-name="ce1">
            <text:p>8129</text:p>
          </table:table-cell>
          <table:table-cell office:value-type="float" office:value="4470" table:formula="of:=MIN([.$D4];[.$G4];[.$J4];[.$M4];[.$P4];[.$S4];[.$V4];[.$Y4];[.$AB4];[.$AE4];[.$AH4];[.$AK4];[.$AN4];[.$AQ4];[.$AT4])" table:style-name="ce1">
            <text:p>4470</text:p>
          </table:table-cell>
          <table:table-cell office:value-type="float" office:value="2.62" table:formula="of:=MEDIAN([.$B4];[.$E4];[.$H4];[.$K4];[.$N4];[.$Q4];[.$T4];[.$W4];[.$Z4];[.$AC4];[.$AF4];[.$AI4];[.$AL4];[.$AO4];[.$AR4])" table:style-name="ce1">
            <text:p>2,62</text:p>
          </table:table-cell>
          <table:table-cell office:value-type="float" office:value="18406" table:formula="of:=MEDIAN([.$C4];[.$F4];[.$I4];[.$L4];[.$O4];[.$R4];[.$U4];[.$X4];[.$AA4];[.$AD4];[.$AG4];[.$AJ4];[.$AM4];[.$AP4];[.$AS4])" table:style-name="ce1">
            <text:p>18406</text:p>
          </table:table-cell>
          <table:table-cell office:value-type="float" office:value="10006" table:formula="of:=MEDIAN([.$D4];[.$G4];[.$J4];[.$M4];[.$P4];[.$S4];[.$V4];[.$Y4];[.$AB4];[.$AE4];[.$AH4];[.$AK4];[.$AN4];[.$AQ4];[.$AT4])" table:style-name="ce1">
            <text:p>10006</text:p>
          </table:table-cell>
          <table:table-cell office:value-type="float" office:value="440.44" table:formula="of:=MAX([.$B4];[.$E4];[.$H4];[.$K4];[.$N4];[.$Q4];[.$T4];[.$W4];[.$Z4];[.$AC4];[.$AF4];[.$AI4];[.$AL4];[.$AO4];[.$AR4])" table:style-name="ce1">
            <text:p>440,44</text:p>
          </table:table-cell>
          <table:table-cell office:value-type="float" office:value="1604059" table:formula="of:=MAX([.$C4];[.$F4];[.$I4];[.$L4];[.$O4];[.$R4];[.$U4];[.$X4];[.$AA4];[.$AD4];[.$AG4];[.$AJ4];[.$AM4];[.$AP4];[.$AS4])" table:style-name="ce1">
            <text:p>1604059</text:p>
          </table:table-cell>
          <table:table-cell office:value-type="float" office:value="1091331" table:formula="of:=MAX([.$D4];[.$G4];[.$J4];[.$M4];[.$P4];[.$S4];[.$V4];[.$Y4];[.$AB4];[.$AE4];[.$AH4];[.$AK4];[.$AN4];[.$AQ4];[.$AT4])" table:style-name="ce1">
            <text:p>109133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6_a10_h31.lp</text:p>
          </table:table-cell>
          <table:table-cell office:value-type="float" office:value="0.05" table:style-name="ce1">
            <text:p>0,05</text:p>
          </table:table-cell>
          <table:table-cell office:value-type="float" office:value="4383" table:style-name="ce1">
            <text:p>4383</text:p>
          </table:table-cell>
          <table:table-cell office:value-type="float" office:value="281" table:style-name="ce1">
            <text:p>281</text:p>
          </table:table-cell>
          <table:table-cell office:value-type="float" office:value="0.08" table:style-name="ce1">
            <text:p>0,08</text:p>
          </table:table-cell>
          <table:table-cell office:value-type="float" office:value="2027" table:style-name="ce1">
            <text:p>2027</text:p>
          </table:table-cell>
          <table:table-cell office:value-type="float" office:value="368" table:style-name="ce1">
            <text:p>368</text:p>
          </table:table-cell>
          <table:table-cell office:value-type="float" office:value="0.09" table:style-name="ce1">
            <text:p>0,09</text:p>
          </table:table-cell>
          <table:table-cell office:value-type="float" office:value="2564" table:style-name="ce1">
            <text:p>2564</text:p>
          </table:table-cell>
          <table:table-cell office:value-type="float" office:value="340" table:style-name="ce1">
            <text:p>340</text:p>
          </table:table-cell>
          <table:table-cell office:value-type="float" office:value="0.06" table:style-name="ce1">
            <text:p>0,06</text:p>
          </table:table-cell>
          <table:table-cell office:value-type="float" office:value="990" table:style-name="ce1">
            <text:p>990</text:p>
          </table:table-cell>
          <table:table-cell office:value-type="float" office:value="182" table:style-name="ce1">
            <text:p>182</text:p>
          </table:table-cell>
          <table:table-cell office:value-type="float" office:value="0.04" table:style-name="ce1">
            <text:p>0,04</text:p>
          </table:table-cell>
          <table:table-cell office:value-type="float" office:value="1009" table:style-name="ce1">
            <text:p>1009</text:p>
          </table:table-cell>
          <table:table-cell office:value-type="float" office:value="198" table:style-name="ce1">
            <text:p>198</text:p>
          </table:table-cell>
          <table:table-cell office:value-type="float" office:value="0.05" table:style-name="ce1">
            <text:p>0,05</text:p>
          </table:table-cell>
          <table:table-cell office:value-type="float" office:value="1677" table:style-name="ce1">
            <text:p>1677</text:p>
          </table:table-cell>
          <table:table-cell office:value-type="float" office:value="245" table:style-name="ce1">
            <text:p>245</text:p>
          </table:table-cell>
          <table:table-cell office:value-type="float" office:value="0.22" table:style-name="ce1">
            <text:p>0,22</text:p>
          </table:table-cell>
          <table:table-cell office:value-type="float" office:value="2259" table:style-name="ce1">
            <text:p>2259</text:p>
          </table:table-cell>
          <table:table-cell office:value-type="float" office:value="858" table:style-name="ce1">
            <text:p>858</text:p>
          </table:table-cell>
          <table:table-cell office:value-type="float" office:value="0.1" table:style-name="ce1">
            <text:p>0,1</text:p>
          </table:table-cell>
          <table:table-cell office:value-type="float" office:value="1027" table:style-name="ce1">
            <text:p>1027</text:p>
          </table:table-cell>
          <table:table-cell office:value-type="float" office:value="419" table:style-name="ce1">
            <text:p>419</text:p>
          </table:table-cell>
          <table:table-cell office:value-type="float" office:value="0.18" table:style-name="ce1">
            <text:p>0,18</text:p>
          </table:table-cell>
          <table:table-cell office:value-type="float" office:value="5918" table:style-name="ce1">
            <text:p>5918</text:p>
          </table:table-cell>
          <table:table-cell office:value-type="float" office:value="678" table:style-name="ce1">
            <text:p>678</text:p>
          </table:table-cell>
          <table:table-cell office:value-type="float" office:value="0.03" table:style-name="ce1">
            <text:p>0,03</text:p>
          </table:table-cell>
          <table:table-cell office:value-type="float" office:value="912" table:style-name="ce2">
            <text:p>912</text:p>
          </table:table-cell>
          <table:table-cell office:value-type="float" office:value="78" table:style-name="ce2">
            <text:p>78</text:p>
          </table:table-cell>
          <table:table-cell office:value-type="float" office:value="0.06" table:style-name="ce1">
            <text:p>0,06</text:p>
          </table:table-cell>
          <table:table-cell office:value-type="float" office:value="1346" table:style-name="ce1">
            <text:p>1346</text:p>
          </table:table-cell>
          <table:table-cell office:value-type="float" office:value="351" table:style-name="ce1">
            <text:p>351</text:p>
          </table:table-cell>
          <table:table-cell office:value-type="float" office:value="0.49" table:style-name="ce1">
            <text:p>0,49</text:p>
          </table:table-cell>
          <table:table-cell office:value-type="float" office:value="9303" table:style-name="ce1">
            <text:p>9303</text:p>
          </table:table-cell>
          <table:table-cell office:value-type="float" office:value="2703" table:style-name="ce3">
            <text:p>2703</text:p>
          </table:table-cell>
          <table:table-cell office:value-type="float" office:value="0.49" table:style-name="ce1">
            <text:p>0,49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1">
            <text:p>1018</text:p>
          </table:table-cell>
          <table:table-cell office:value-type="float" office:value="0.2" table:style-name="ce1">
            <text:p>0,2</text:p>
          </table:table-cell>
          <table:table-cell office:value-type="float" office:value="10472" table:style-name="ce1">
            <text:p>10472</text:p>
          </table:table-cell>
          <table:table-cell office:value-type="float" office:value="344" table:style-name="ce1">
            <text:p>344</text:p>
          </table:table-cell>
          <table:table-cell office:value-type="float" office:value="0.2" table:style-name="ce1">
            <text:p>0,2</text:p>
          </table:table-cell>
          <table:table-cell office:value-type="float" office:value="3911" table:style-name="ce1">
            <text:p>3911</text:p>
          </table:table-cell>
          <table:table-cell office:value-type="float" office:value="946" table:style-name="ce1">
            <text:p>946</text:p>
          </table:table-cell>
          <table:table-cell office:value-type="float" office:value="0.03" table:formula="of:=MIN([.$B5];[.$E5];[.$H5];[.$K5];[.$N5];[.$Q5];[.$T5];[.$W5];[.$Z5];[.$AC5];[.$AF5];[.$AI5];[.$AL5];[.$AO5];[.$AR5])" table:style-name="ce1">
            <text:p>0,03</text:p>
          </table:table-cell>
          <table:table-cell office:value-type="float" office:value="912" table:formula="of:=MIN([.$C5];[.$F5];[.$I5];[.$L5];[.$O5];[.$R5];[.$U5];[.$X5];[.$AA5];[.$AD5];[.$AG5];[.$AJ5];[.$AM5];[.$AP5];[.$AS5])" table:style-name="ce1">
            <text:p>912</text:p>
          </table:table-cell>
          <table:table-cell office:value-type="float" office:value="78" table:formula="of:=MIN([.$D5];[.$G5];[.$J5];[.$M5];[.$P5];[.$S5];[.$V5];[.$Y5];[.$AB5];[.$AE5];[.$AH5];[.$AK5];[.$AN5];[.$AQ5];[.$AT5])" table:style-name="ce1">
            <text:p>78</text:p>
          </table:table-cell>
          <table:table-cell office:value-type="float" office:value="0.09" table:formula="of:=MEDIAN([.$B5];[.$E5];[.$H5];[.$K5];[.$N5];[.$Q5];[.$T5];[.$W5];[.$Z5];[.$AC5];[.$AF5];[.$AI5];[.$AL5];[.$AO5];[.$AR5])" table:style-name="ce1">
            <text:p>0,09</text:p>
          </table:table-cell>
          <table:table-cell office:value-type="float" office:value="2259" table:formula="of:=MEDIAN([.$C5];[.$F5];[.$I5];[.$L5];[.$O5];[.$R5];[.$U5];[.$X5];[.$AA5];[.$AD5];[.$AG5];[.$AJ5];[.$AM5];[.$AP5];[.$AS5])" table:style-name="ce1">
            <text:p>2259</text:p>
          </table:table-cell>
          <table:table-cell office:value-type="float" office:value="351" table:formula="of:=MEDIAN([.$D5];[.$G5];[.$J5];[.$M5];[.$P5];[.$S5];[.$V5];[.$Y5];[.$AB5];[.$AE5];[.$AH5];[.$AK5];[.$AN5];[.$AQ5];[.$AT5])" table:style-name="ce1">
            <text:p>351</text:p>
          </table:table-cell>
          <table:table-cell office:value-type="float" office:value="0.49" table:formula="of:=MAX([.$B5];[.$E5];[.$H5];[.$K5];[.$N5];[.$Q5];[.$T5];[.$W5];[.$Z5];[.$AC5];[.$AF5];[.$AI5];[.$AL5];[.$AO5];[.$AR5])" table:style-name="ce1">
            <text:p>0,49</text:p>
          </table:table-cell>
          <table:table-cell office:value-type="float" office:value="14225" table:formula="of:=MAX([.$C5];[.$F5];[.$I5];[.$L5];[.$O5];[.$R5];[.$U5];[.$X5];[.$AA5];[.$AD5];[.$AG5];[.$AJ5];[.$AM5];[.$AP5];[.$AS5])" table:style-name="ce1">
            <text:p>14225</text:p>
          </table:table-cell>
          <table:table-cell office:value-type="float" office:value="2703" table:formula="of:=MAX([.$D5];[.$G5];[.$J5];[.$M5];[.$P5];[.$S5];[.$V5];[.$Y5];[.$AB5];[.$AE5];[.$AH5];[.$AK5];[.$AN5];[.$AQ5];[.$AT5])" table:style-name="ce1">
            <text:p>270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6_a15_h34.lp</text:p>
          </table:table-cell>
          <table:table-cell office:value-type="float" office:value="86.81" table:style-name="ce1">
            <text:p>86,81</text:p>
          </table:table-cell>
          <table:table-cell office:value-type="float" office:value="1257278" table:style-name="ce1">
            <text:p>1257278</text:p>
          </table:table-cell>
          <table:table-cell office:value-type="float" office:value="219515" table:style-name="ce1">
            <text:p>219515</text:p>
          </table:table-cell>
          <table:table-cell office:value-type="float" office:value="15.75" table:style-name="ce1">
            <text:p>15,75</text:p>
          </table:table-cell>
          <table:table-cell office:value-type="float" office:value="78291" table:style-name="ce1">
            <text:p>78291</text:p>
          </table:table-cell>
          <table:table-cell office:value-type="float" office:value="44674" table:style-name="ce1">
            <text:p>44674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216971" table:style-name="ce1">
            <text:p>216971</text:p>
          </table:table-cell>
          <table:table-cell office:value-type="float" office:value="66238" table:style-name="ce1">
            <text:p>66238</text:p>
          </table:table-cell>
          <table:table-cell office:value-type="float" office:value="19.079999999999998" table:style-name="ce1">
            <text:p>19,08</text:p>
          </table:table-cell>
          <table:table-cell office:value-type="float" office:value="103456" table:style-name="ce1">
            <text:p>103456</text:p>
          </table:table-cell>
          <table:table-cell office:value-type="float" office:value="54359" table:style-name="ce1">
            <text:p>54359</text:p>
          </table:table-cell>
          <table:table-cell office:value-type="float" office:value="34.32" table:style-name="ce1">
            <text:p>34,32</text:p>
          </table:table-cell>
          <table:table-cell office:value-type="float" office:value="388341" table:style-name="ce1">
            <text:p>388341</text:p>
          </table:table-cell>
          <table:table-cell office:value-type="float" office:value="96242" table:style-name="ce1">
            <text:p>96242</text:p>
          </table:table-cell>
          <table:table-cell office:value-type="float" office:value="13.01" table:style-name="ce1">
            <text:p>13,01</text:p>
          </table:table-cell>
          <table:table-cell office:value-type="float" office:value="360472" table:style-name="ce1">
            <text:p>360472</text:p>
          </table:table-cell>
          <table:table-cell office:value-type="float" office:value="45548" table:style-name="ce1">
            <text:p>45548</text:p>
          </table:table-cell>
          <table:table-cell office:value-type="float" office:value="9.36" table:style-name="ce1">
            <text:p>9,36</text:p>
          </table:table-cell>
          <table:table-cell office:value-type="float" office:value="44894" table:style-name="ce1">
            <text:p>44894</text:p>
          </table:table-cell>
          <table:table-cell office:value-type="float" office:value="26697" table:style-name="ce1">
            <text:p>26697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41898" table:style-name="ce1">
            <text:p>41898</text:p>
          </table:table-cell>
          <table:table-cell office:value-type="float" office:value="26105" table:style-name="ce1">
            <text:p>26105</text:p>
          </table:table-cell>
          <table:table-cell office:value-type="float" office:value="26.62" table:style-name="ce1">
            <text:p>26,62</text:p>
          </table:table-cell>
          <table:table-cell office:value-type="float" office:value="191604" table:style-name="ce1">
            <text:p>191604</text:p>
          </table:table-cell>
          <table:table-cell office:value-type="float" office:value="73601" table:style-name="ce1">
            <text:p>73601</text:p>
          </table:table-cell>
          <table:table-cell office:value-type="float" office:value="0.54" table:style-name="ce2">
            <text:p>0,54</text:p>
          </table:table-cell>
          <table:table-cell office:value-type="float" office:value="13067" table:style-name="ce2">
            <text:p>13067</text:p>
          </table:table-cell>
          <table:table-cell office:value-type="float" office:value="1551" table:style-name="ce2">
            <text:p>1551</text:p>
          </table:table-cell>
          <table:table-cell office:value-type="float" office:value="13.8" table:style-name="ce1">
            <text:p>13,8</text:p>
          </table:table-cell>
          <table:table-cell office:value-type="float" office:value="85221" table:style-name="ce1">
            <text:p>85221</text:p>
          </table:table-cell>
          <table:table-cell office:value-type="float" office:value="34937" table:style-name="ce1">
            <text:p>34937</text:p>
          </table:table-cell>
          <table:table-cell office:value-type="float" office:value="7485.95" table:style-name="ce3">
            <text:p>7485,95</text:p>
          </table:table-cell>
          <table:table-cell office:value-type="float" office:value="19573769" table:style-name="ce3">
            <text:p>19573769</text:p>
          </table:table-cell>
          <table:table-cell office:value-type="float" office:value="10583403" table:style-name="ce3">
            <text:p>10583403</text:p>
          </table:table-cell>
          <table:table-cell office:value-type="float" office:value="137.22999999999999" table:style-name="ce1">
            <text:p>137,23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1">
            <text:p>201308</text:p>
          </table:table-cell>
          <table:table-cell office:value-type="float" office:value="231.29" table:style-name="ce1">
            <text:p>231,29</text:p>
          </table:table-cell>
          <table:table-cell office:value-type="float" office:value="8814243" table:style-name="ce1">
            <text:p>8814243</text:p>
          </table:table-cell>
          <table:table-cell office:value-type="float" office:value="367088" table:style-name="ce1">
            <text:p>367088</text:p>
          </table:table-cell>
          <table:table-cell office:value-type="float" office:value="58.97" table:style-name="ce1">
            <text:p>58,97</text:p>
          </table:table-cell>
          <table:table-cell office:value-type="float" office:value="771597" table:style-name="ce1">
            <text:p>771597</text:p>
          </table:table-cell>
          <table:table-cell office:value-type="float" office:value="158136" table:style-name="ce1">
            <text:p>158136</text:p>
          </table:table-cell>
          <table:table-cell office:value-type="float" office:value="0.54" table:formula="of:=MIN([.$B6];[.$E6];[.$H6];[.$K6];[.$N6];[.$Q6];[.$T6];[.$W6];[.$Z6];[.$AC6];[.$AF6];[.$AI6];[.$AL6];[.$AO6];[.$AR6])" table:style-name="ce1">
            <text:p>0,54</text:p>
          </table:table-cell>
          <table:table-cell office:value-type="float" office:value="13067" table:formula="of:=MIN([.$C6];[.$F6];[.$I6];[.$L6];[.$O6];[.$R6];[.$U6];[.$X6];[.$AA6];[.$AD6];[.$AG6];[.$AJ6];[.$AM6];[.$AP6];[.$AS6])" table:style-name="ce1">
            <text:p>13067</text:p>
          </table:table-cell>
          <table:table-cell office:value-type="float" office:value="1551" table:formula="of:=MIN([.$D6];[.$G6];[.$J6];[.$M6];[.$P6];[.$S6];[.$V6];[.$Y6];[.$AB6];[.$AE6];[.$AH6];[.$AK6];[.$AN6];[.$AQ6];[.$AT6])" table:style-name="ce1">
            <text:p>1551</text:p>
          </table:table-cell>
          <table:table-cell office:value-type="float" office:value="19.079999999999998" table:formula="of:=MEDIAN([.$B6];[.$E6];[.$H6];[.$K6];[.$N6];[.$Q6];[.$T6];[.$W6];[.$Z6];[.$AC6];[.$AF6];[.$AI6];[.$AL6];[.$AO6];[.$AR6])" table:style-name="ce1">
            <text:p>19,08</text:p>
          </table:table-cell>
          <table:table-cell office:value-type="float" office:value="216971" table:formula="of:=MEDIAN([.$C6];[.$F6];[.$I6];[.$L6];[.$O6];[.$R6];[.$U6];[.$X6];[.$AA6];[.$AD6];[.$AG6];[.$AJ6];[.$AM6];[.$AP6];[.$AS6])" table:style-name="ce1">
            <text:p>216971</text:p>
          </table:table-cell>
          <table:table-cell office:value-type="float" office:value="66238" table:formula="of:=MEDIAN([.$D6];[.$G6];[.$J6];[.$M6];[.$P6];[.$S6];[.$V6];[.$Y6];[.$AB6];[.$AE6];[.$AH6];[.$AK6];[.$AN6];[.$AQ6];[.$AT6])" table:style-name="ce1">
            <text:p>66238</text:p>
          </table:table-cell>
          <table:table-cell office:value-type="float" office:value="7485.95" table:formula="of:=MAX([.$B6];[.$E6];[.$H6];[.$K6];[.$N6];[.$Q6];[.$T6];[.$W6];[.$Z6];[.$AC6];[.$AF6];[.$AI6];[.$AL6];[.$AO6];[.$AR6])" table:style-name="ce1">
            <text:p>7485,95</text:p>
          </table:table-cell>
          <table:table-cell office:value-type="float" office:value="19573769" table:formula="of:=MAX([.$C6];[.$F6];[.$I6];[.$L6];[.$O6];[.$R6];[.$U6];[.$X6];[.$AA6];[.$AD6];[.$AG6];[.$AJ6];[.$AM6];[.$AP6];[.$AS6])" table:style-name="ce1">
            <text:p>19573769</text:p>
          </table:table-cell>
          <table:table-cell office:value-type="float" office:value="10583403" table:formula="of:=MAX([.$D6];[.$G6];[.$J6];[.$M6];[.$P6];[.$S6];[.$V6];[.$Y6];[.$AB6];[.$AE6];[.$AH6];[.$AK6];[.$AN6];[.$AQ6];[.$AT6])" table:style-name="ce1">
            <text:p>1058340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8_a15_h41.lp</text:p>
          </table:table-cell>
          <table:table-cell office:value-type="float" office:value="4" table:style-name="ce1">
            <text:p>4</text:p>
          </table:table-cell>
          <table:table-cell office:value-type="float" office:value="121704" table:style-name="ce1">
            <text:p>121704</text:p>
          </table:table-cell>
          <table:table-cell office:value-type="float" office:value="6131" table:style-name="ce1">
            <text:p>6131</text:p>
          </table:table-cell>
          <table:table-cell office:value-type="float" office:value="4.03" table:style-name="ce1">
            <text:p>4,03</text:p>
          </table:table-cell>
          <table:table-cell office:value-type="float" office:value="20560" table:style-name="ce1">
            <text:p>20560</text:p>
          </table:table-cell>
          <table:table-cell office:value-type="float" office:value="5382" table:style-name="ce1">
            <text:p>5382</text:p>
          </table:table-cell>
          <table:table-cell office:value-type="float" office:value="2.99" table:style-name="ce1">
            <text:p>2,99</text:p>
          </table:table-cell>
          <table:table-cell office:value-type="float" office:value="17564" table:style-name="ce1">
            <text:p>17564</text:p>
          </table:table-cell>
          <table:table-cell office:value-type="float" office:value="4507" table:style-name="ce1">
            <text:p>4507</text:p>
          </table:table-cell>
          <table:table-cell office:value-type="float" office:value="0.24" table:style-name="ce2">
            <text:p>0,24</text:p>
          </table:table-cell>
          <table:table-cell office:value-type="float" office:value="1844" table:style-name="ce2">
            <text:p>1844</text:p>
          </table:table-cell>
          <table:table-cell office:value-type="float" office:value="403" table:style-name="ce2">
            <text:p>403</text:p>
          </table:table-cell>
          <table:table-cell office:value-type="float" office:value="1.5" table:style-name="ce1">
            <text:p>1,5</text:p>
          </table:table-cell>
          <table:table-cell office:value-type="float" office:value="13794" table:style-name="ce1">
            <text:p>13794</text:p>
          </table:table-cell>
          <table:table-cell office:value-type="float" office:value="2121" table:style-name="ce1">
            <text:p>212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13432" table:style-name="ce1">
            <text:p>13432</text:p>
          </table:table-cell>
          <table:table-cell office:value-type="float" office:value="3465" table:style-name="ce1">
            <text:p>3465</text:p>
          </table:table-cell>
          <table:table-cell office:value-type="float" office:value="1.76" table:style-name="ce1">
            <text:p>1,76</text:p>
          </table:table-cell>
          <table:table-cell office:value-type="float" office:value="7219" table:style-name="ce1">
            <text:p>7219</text:p>
          </table:table-cell>
          <table:table-cell office:value-type="float" office:value="2945" table:style-name="ce1">
            <text:p>2945</text:p>
          </table:table-cell>
          <table:table-cell office:value-type="float" office:value="4.34" table:style-name="ce1">
            <text:p>4,34</text:p>
          </table:table-cell>
          <table:table-cell office:value-type="float" office:value="13423" table:style-name="ce1">
            <text:p>13423</text:p>
          </table:table-cell>
          <table:table-cell office:value-type="float" office:value="6248" table:style-name="ce1">
            <text:p>6248</text:p>
          </table:table-cell>
          <table:table-cell office:value-type="float" office:value="7.73" table:style-name="ce1">
            <text:p>7,73</text:p>
          </table:table-cell>
          <table:table-cell office:value-type="float" office:value="30978" table:style-name="ce1">
            <text:p>30978</text:p>
          </table:table-cell>
          <table:table-cell office:value-type="float" office:value="10371" table:style-name="ce1">
            <text:p>10371</text:p>
          </table:table-cell>
          <table:table-cell office:value-type="float" office:value="2.4" table:style-name="ce1">
            <text:p>2,4</text:p>
          </table:table-cell>
          <table:table-cell office:value-type="float" office:value="36611" table:style-name="ce1">
            <text:p>36611</text:p>
          </table:table-cell>
          <table:table-cell office:value-type="float" office:value="4037" table:style-name="ce1">
            <text:p>4037</text:p>
          </table:table-cell>
          <table:table-cell office:value-type="float" office:value="1.61" table:style-name="ce1">
            <text:p>1,61</text:p>
          </table:table-cell>
          <table:table-cell office:value-type="float" office:value="10145" table:style-name="ce1">
            <text:p>10145</text:p>
          </table:table-cell>
          <table:table-cell office:value-type="float" office:value="1970" table:style-name="ce1">
            <text:p>1970</text:p>
          </table:table-cell>
          <table:table-cell office:value-type="float" office:value="27.54" table:style-name="ce3">
            <text:p>27,54</text:p>
          </table:table-cell>
          <table:table-cell office:value-type="float" office:value="169531" table:style-name="ce1">
            <text:p>169531</text:p>
          </table:table-cell>
          <table:table-cell office:value-type="float" office:value="20568" table:style-name="ce3">
            <text:p>20568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4.3" table:style-name="ce1">
            <text:p>4,3</text:p>
          </table:table-cell>
          <table:table-cell office:value-type="float" office:value="50750" table:style-name="ce1">
            <text:p>50750</text:p>
          </table:table-cell>
          <table:table-cell office:value-type="float" office:value="4998" table:style-name="ce1">
            <text:p>4998</text:p>
          </table:table-cell>
          <table:table-cell office:value-type="float" office:value="11.24" table:style-name="ce1">
            <text:p>11,24</text:p>
          </table:table-cell>
          <table:table-cell office:value-type="float" office:value="189812" table:style-name="ce3">
            <text:p>189812</text:p>
          </table:table-cell>
          <table:table-cell office:value-type="float" office:value="14169" table:style-name="ce1">
            <text:p>14169</text:p>
          </table:table-cell>
          <table:table-cell office:value-type="float" office:value="0.24" table:formula="of:=MIN([.$B7];[.$E7];[.$H7];[.$K7];[.$N7];[.$Q7];[.$T7];[.$W7];[.$Z7];[.$AC7];[.$AF7];[.$AI7];[.$AL7];[.$AO7];[.$AR7])" table:style-name="ce1">
            <text:p>0,24</text:p>
          </table:table-cell>
          <table:table-cell office:value-type="float" office:value="1844" table:formula="of:=MIN([.$C7];[.$F7];[.$I7];[.$L7];[.$O7];[.$R7];[.$U7];[.$X7];[.$AA7];[.$AD7];[.$AG7];[.$AJ7];[.$AM7];[.$AP7];[.$AS7])" table:style-name="ce1">
            <text:p>1844</text:p>
          </table:table-cell>
          <table:table-cell office:value-type="float" office:value="403" table:formula="of:=MIN([.$D7];[.$G7];[.$J7];[.$M7];[.$P7];[.$S7];[.$V7];[.$Y7];[.$AB7];[.$AE7];[.$AH7];[.$AK7];[.$AN7];[.$AQ7];[.$AT7])" table:style-name="ce1">
            <text:p>403</text:p>
          </table:table-cell>
          <table:table-cell office:value-type="float" office:value="4" table:formula="of:=MEDIAN([.$B7];[.$E7];[.$H7];[.$K7];[.$N7];[.$Q7];[.$T7];[.$W7];[.$Z7];[.$AC7];[.$AF7];[.$AI7];[.$AL7];[.$AO7];[.$AR7])" table:style-name="ce1">
            <text:p>4</text:p>
          </table:table-cell>
          <table:table-cell office:value-type="float" office:value="17564" table:formula="of:=MEDIAN([.$C7];[.$F7];[.$I7];[.$L7];[.$O7];[.$R7];[.$U7];[.$X7];[.$AA7];[.$AD7];[.$AG7];[.$AJ7];[.$AM7];[.$AP7];[.$AS7])" table:style-name="ce1">
            <text:p>17564</text:p>
          </table:table-cell>
          <table:table-cell office:value-type="float" office:value="4507" table:formula="of:=MEDIAN([.$D7];[.$G7];[.$J7];[.$M7];[.$P7];[.$S7];[.$V7];[.$Y7];[.$AB7];[.$AE7];[.$AH7];[.$AK7];[.$AN7];[.$AQ7];[.$AT7])" table:style-name="ce1">
            <text:p>4507</text:p>
          </table:table-cell>
          <table:table-cell office:value-type="float" office:value="27.54" table:formula="of:=MAX([.$B7];[.$E7];[.$H7];[.$K7];[.$N7];[.$Q7];[.$T7];[.$W7];[.$Z7];[.$AC7];[.$AF7];[.$AI7];[.$AL7];[.$AO7];[.$AR7])" table:style-name="ce1">
            <text:p>27,54</text:p>
          </table:table-cell>
          <table:table-cell office:value-type="float" office:value="189812" table:formula="of:=MAX([.$C7];[.$F7];[.$I7];[.$L7];[.$O7];[.$R7];[.$U7];[.$X7];[.$AA7];[.$AD7];[.$AG7];[.$AJ7];[.$AM7];[.$AP7];[.$AS7])" table:style-name="ce1">
            <text:p>189812</text:p>
          </table:table-cell>
          <table:table-cell office:value-type="float" office:value="20568" table:formula="of:=MAX([.$D7];[.$G7];[.$J7];[.$M7];[.$P7];[.$S7];[.$V7];[.$Y7];[.$AB7];[.$AE7];[.$AH7];[.$AK7];[.$AN7];[.$AQ7];[.$AT7])" table:style-name="ce1">
            <text:p>2056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8_a20_h44.lp</text:p>
          </table:table-cell>
          <table:table-cell office:value-type="float" office:value="608.78" table:style-name="ce1">
            <text:p>608,78</text:p>
          </table:table-cell>
          <table:table-cell office:value-type="float" office:value="5658182" table:style-name="ce1">
            <text:p>5658182</text:p>
          </table:table-cell>
          <table:table-cell office:value-type="float" office:value="721308" table:style-name="ce1">
            <text:p>721308</text:p>
          </table:table-cell>
          <table:table-cell office:value-type="float" office:value="388.67" table:style-name="ce1">
            <text:p>388,67</text:p>
          </table:table-cell>
          <table:table-cell office:value-type="float" office:value="2811905" table:style-name="ce1">
            <text:p>2811905</text:p>
          </table:table-cell>
          <table:table-cell office:value-type="float" office:value="486775" table:style-name="ce1">
            <text:p>486775</text:p>
          </table:table-cell>
          <table:table-cell office:value-type="float" office:value="420.59" table:style-name="ce1">
            <text:p>420,59</text:p>
          </table:table-cell>
          <table:table-cell office:value-type="float" office:value="3199087" table:style-name="ce1">
            <text:p>3199087</text:p>
          </table:table-cell>
          <table:table-cell office:value-type="float" office:value="486346" table:style-name="ce1">
            <text:p>486346</text:p>
          </table:table-cell>
          <table:table-cell office:value-type="float" office:value="597.01" table:style-name="ce1">
            <text:p>597,01</text:p>
          </table:table-cell>
          <table:table-cell office:value-type="float" office:value="4601222" table:style-name="ce1">
            <text:p>4601222</text:p>
          </table:table-cell>
          <table:table-cell office:value-type="float" office:value="665956" table:style-name="ce1">
            <text:p>665956</text:p>
          </table:table-cell>
          <table:table-cell office:value-type="float" office:value="327.78" table:style-name="ce1">
            <text:p>327,78</text:p>
          </table:table-cell>
          <table:table-cell office:value-type="float" office:value="3457717" table:style-name="ce1">
            <text:p>3457717</text:p>
          </table:table-cell>
          <table:table-cell office:value-type="float" office:value="379561" table:style-name="ce1">
            <text:p>379561</text:p>
          </table:table-cell>
          <table:table-cell office:value-type="float" office:value="410.42" table:style-name="ce1">
            <text:p>410,42</text:p>
          </table:table-cell>
          <table:table-cell office:value-type="float" office:value="3758319" table:style-name="ce1">
            <text:p>3758319</text:p>
          </table:table-cell>
          <table:table-cell office:value-type="float" office:value="522275" table:style-name="ce1">
            <text:p>522275</text:p>
          </table:table-cell>
          <table:table-cell office:value-type="float" office:value="22.74" table:style-name="ce1">
            <text:p>22,74</text:p>
          </table:table-cell>
          <table:table-cell office:value-type="float" office:value="66828" table:style-name="ce2">
            <text:p>66828</text:p>
          </table:table-cell>
          <table:table-cell office:value-type="float" office:value="33538" table:style-name="ce1">
            <text:p>33538</text:p>
          </table:table-cell>
          <table:table-cell office:value-type="float" office:value="103.01" table:style-name="ce1">
            <text:p>103,01</text:p>
          </table:table-cell>
          <table:table-cell office:value-type="float" office:value="232487" table:style-name="ce1">
            <text:p>232487</text:p>
          </table:table-cell>
          <table:table-cell office:value-type="float" office:value="119401" table:style-name="ce1">
            <text:p>119401</text:p>
          </table:table-cell>
          <table:table-cell office:value-type="float" office:value="599.52" table:style-name="ce1">
            <text:p>599,52</text:p>
          </table:table-cell>
          <table:table-cell office:value-type="float" office:value="4455401" table:style-name="ce1">
            <text:p>4455401</text:p>
          </table:table-cell>
          <table:table-cell office:value-type="float" office:value="723291" table:style-name="ce1">
            <text:p>723291</text:p>
          </table:table-cell>
          <table:table-cell office:value-type="float" office:value="12.08" table:style-name="ce2">
            <text:p>12,08</text:p>
          </table:table-cell>
          <table:table-cell office:value-type="float" office:value="135099" table:style-name="ce1">
            <text:p>135099</text:p>
          </table:table-cell>
          <table:table-cell office:value-type="float" office:value="16274" table:style-name="ce2">
            <text:p>16274</text:p>
          </table:table-cell>
          <table:table-cell office:value-type="float" office:value="21.26" table:style-name="ce1">
            <text:p>21,26</text:p>
          </table:table-cell>
          <table:table-cell office:value-type="float" office:value="205562" table:style-name="ce1">
            <text:p>205562</text:p>
          </table:table-cell>
          <table:table-cell office:value-type="float" office:value="25421" table:style-name="ce1">
            <text:p>25421</text:p>
          </table:table-cell>
          <table:table-cell office:value-type="float" office:value="11537.35" table:style-name="ce3">
            <text:p>11537,35</text:p>
          </table:table-cell>
          <table:table-cell office:value-type="float" office:value="74207434" table:style-name="ce3">
            <text:p>74207434</text:p>
          </table:table-cell>
          <table:table-cell office:value-type="float" office:value="8285514" table:style-name="ce3">
            <text:p>8285514</text:p>
          </table:table-cell>
          <table:table-cell office:value-type="float" office:value="695.42" table:style-name="ce1">
            <text:p>695,42</text:p>
          </table:table-cell>
          <table:table-cell office:value-type="float" office:value="4953091" table:style-name="ce1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831.11" table:style-name="ce1">
            <text:p>831,11</text:p>
          </table:table-cell>
          <table:table-cell office:value-type="float" office:value="68460783" table:style-name="ce1">
            <text:p>68460783</text:p>
          </table:table-cell>
          <table:table-cell office:value-type="float" office:value="647312" table:style-name="ce1">
            <text:p>647312</text:p>
          </table:table-cell>
          <table:table-cell office:value-type="float" office:value="495.19" table:style-name="ce1">
            <text:p>495,19</text:p>
          </table:table-cell>
          <table:table-cell office:value-type="float" office:value="4037973" table:style-name="ce1">
            <text:p>4037973</text:p>
          </table:table-cell>
          <table:table-cell office:value-type="float" office:value="608485" table:style-name="ce1">
            <text:p>608485</text:p>
          </table:table-cell>
          <table:table-cell office:value-type="float" office:value="12.08" table:formula="of:=MIN([.$B8];[.$E8];[.$H8];[.$K8];[.$N8];[.$Q8];[.$T8];[.$W8];[.$Z8];[.$AC8];[.$AF8];[.$AI8];[.$AL8];[.$AO8];[.$AR8])" table:style-name="ce1">
            <text:p>12,08</text:p>
          </table:table-cell>
          <table:table-cell office:value-type="float" office:value="66828" table:formula="of:=MIN([.$C8];[.$F8];[.$I8];[.$L8];[.$O8];[.$R8];[.$U8];[.$X8];[.$AA8];[.$AD8];[.$AG8];[.$AJ8];[.$AM8];[.$AP8];[.$AS8])" table:style-name="ce1">
            <text:p>66828</text:p>
          </table:table-cell>
          <table:table-cell office:value-type="float" office:value="16274" table:formula="of:=MIN([.$D8];[.$G8];[.$J8];[.$M8];[.$P8];[.$S8];[.$V8];[.$Y8];[.$AB8];[.$AE8];[.$AH8];[.$AK8];[.$AN8];[.$AQ8];[.$AT8])" table:style-name="ce1">
            <text:p>16274</text:p>
          </table:table-cell>
          <table:table-cell office:value-type="float" office:value="420.59" table:formula="of:=MEDIAN([.$B8];[.$E8];[.$H8];[.$K8];[.$N8];[.$Q8];[.$T8];[.$W8];[.$Z8];[.$AC8];[.$AF8];[.$AI8];[.$AL8];[.$AO8];[.$AR8])" table:style-name="ce1">
            <text:p>420,59</text:p>
          </table:table-cell>
          <table:table-cell office:value-type="float" office:value="3758319" table:formula="of:=MEDIAN([.$C8];[.$F8];[.$I8];[.$L8];[.$O8];[.$R8];[.$U8];[.$X8];[.$AA8];[.$AD8];[.$AG8];[.$AJ8];[.$AM8];[.$AP8];[.$AS8])" table:style-name="ce1">
            <text:p>3758319</text:p>
          </table:table-cell>
          <table:table-cell office:value-type="float" office:value="486775" table:formula="of:=MEDIAN([.$D8];[.$G8];[.$J8];[.$M8];[.$P8];[.$S8];[.$V8];[.$Y8];[.$AB8];[.$AE8];[.$AH8];[.$AK8];[.$AN8];[.$AQ8];[.$AT8])" table:style-name="ce1">
            <text:p>486775</text:p>
          </table:table-cell>
          <table:table-cell office:value-type="float" office:value="11537.35" table:formula="of:=MAX([.$B8];[.$E8];[.$H8];[.$K8];[.$N8];[.$Q8];[.$T8];[.$W8];[.$Z8];[.$AC8];[.$AF8];[.$AI8];[.$AL8];[.$AO8];[.$AR8])" table:style-name="ce1">
            <text:p>11537,35</text:p>
          </table:table-cell>
          <table:table-cell office:value-type="float" office:value="74207434" table:formula="of:=MAX([.$C8];[.$F8];[.$I8];[.$L8];[.$O8];[.$R8];[.$U8];[.$X8];[.$AA8];[.$AD8];[.$AG8];[.$AJ8];[.$AM8];[.$AP8];[.$AS8])" table:style-name="ce1">
            <text:p>74207434</text:p>
          </table:table-cell>
          <table:table-cell office:value-type="float" office:value="8285514" table:formula="of:=MAX([.$D8];[.$G8];[.$J8];[.$M8];[.$P8];[.$S8];[.$V8];[.$Y8];[.$AB8];[.$AE8];[.$AH8];[.$AK8];[.$AN8];[.$AQ8];[.$AT8])" table:style-name="ce1">
            <text:p>828551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8_a25_h35.lp</text:p>
          </table:table-cell>
          <table:table-cell office:value-type="float" office:value="298.12" table:style-name="ce1">
            <text:p>298,12</text:p>
          </table:table-cell>
          <table:table-cell office:value-type="float" office:value="13428528" table:style-name="ce1">
            <text:p>13428528</text:p>
          </table:table-cell>
          <table:table-cell office:value-type="float" office:value="373019" table:style-name="ce1">
            <text:p>373019</text:p>
          </table:table-cell>
          <table:table-cell office:value-type="float" office:value="238.95" table:style-name="ce1">
            <text:p>238,95</text:p>
          </table:table-cell>
          <table:table-cell office:value-type="float" office:value="9968786" table:style-name="ce1">
            <text:p>9968786</text:p>
          </table:table-cell>
          <table:table-cell office:value-type="float" office:value="305913" table:style-name="ce1">
            <text:p>305913</text:p>
          </table:table-cell>
          <table:table-cell office:value-type="float" office:value="257.5" table:style-name="ce1">
            <text:p>257,5</text:p>
          </table:table-cell>
          <table:table-cell office:value-type="float" office:value="11499608" table:style-name="ce1">
            <text:p>11499608</text:p>
          </table:table-cell>
          <table:table-cell office:value-type="float" office:value="320307" table:style-name="ce1">
            <text:p>320307</text:p>
          </table:table-cell>
          <table:table-cell office:value-type="float" office:value="243.75" table:style-name="ce1">
            <text:p>243,75</text:p>
          </table:table-cell>
          <table:table-cell office:value-type="float" office:value="10065685" table:style-name="ce1">
            <text:p>10065685</text:p>
          </table:table-cell>
          <table:table-cell office:value-type="float" office:value="299464" table:style-name="ce1">
            <text:p>299464</text:p>
          </table:table-cell>
          <table:table-cell office:value-type="float" office:value="110.87" table:style-name="ce1">
            <text:p>110,87</text:p>
          </table:table-cell>
          <table:table-cell office:value-type="float" office:value="4865545" table:style-name="ce1">
            <text:p>4865545</text:p>
          </table:table-cell>
          <table:table-cell office:value-type="float" office:value="188974" table:style-name="ce1">
            <text:p>188974</text:p>
          </table:table-cell>
          <table:table-cell office:value-type="float" office:value="339.63" table:style-name="ce1">
            <text:p>339,63</text:p>
          </table:table-cell>
          <table:table-cell office:value-type="float" office:value="14291672" table:style-name="ce1">
            <text:p>14291672</text:p>
          </table:table-cell>
          <table:table-cell office:value-type="float" office:value="400268" table:style-name="ce1">
            <text:p>400268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40306" table:style-name="ce1">
            <text:p>40306</text:p>
          </table:table-cell>
          <table:table-cell office:value-type="float" office:value="14068" table:style-name="ce1">
            <text:p>14068</text:p>
          </table:table-cell>
          <table:table-cell office:value-type="float" office:value="1.31" table:style-name="ce2">
            <text:p>1,31</text:p>
          </table:table-cell>
          <table:table-cell office:value-type="float" office:value="10486" table:style-name="ce2">
            <text:p>10486</text:p>
          </table:table-cell>
          <table:table-cell office:value-type="float" office:value="2367" table:style-name="ce2">
            <text:p>2367</text:p>
          </table:table-cell>
          <table:table-cell office:value-type="float" office:value="177.04" table:style-name="ce1">
            <text:p>177,04</text:p>
          </table:table-cell>
          <table:table-cell office:value-type="float" office:value="7553914" table:style-name="ce1">
            <text:p>7553914</text:p>
          </table:table-cell>
          <table:table-cell office:value-type="float" office:value="235094" table:style-name="ce1">
            <text:p>235094</text:p>
          </table:table-cell>
          <table:table-cell office:value-type="float" office:value="2.48" table:style-name="ce1">
            <text:p>2,48</text:p>
          </table:table-cell>
          <table:table-cell office:value-type="float" office:value="96287" table:style-name="ce1">
            <text:p>96287</text:p>
          </table:table-cell>
          <table:table-cell office:value-type="float" office:value="4161" table:style-name="ce1">
            <text:p>4161</text:p>
          </table:table-cell>
          <table:table-cell office:value-type="float" office:value="3.47" table:style-name="ce1">
            <text:p>3,47</text:p>
          </table:table-cell>
          <table:table-cell office:value-type="float" office:value="110627" table:style-name="ce1">
            <text:p>110627</text:p>
          </table:table-cell>
          <table:table-cell office:value-type="float" office:value="5390" table:style-name="ce1">
            <text:p>5390</text:p>
          </table:table-cell>
          <table:table-cell office:value-type="float" office:value="12328.5" table:style-name="ce3">
            <text:p>12328,5</text:p>
          </table:table-cell>
          <table:table-cell office:value-type="float" office:value="109961985" table:style-name="ce3">
            <text:p>109961985</text:p>
          </table:table-cell>
          <table:table-cell office:value-type="float" office:value="18500394" table:style-name="ce3">
            <text:p>18500394</text:p>
          </table:table-cell>
          <table:table-cell office:value-type="float" office:value="494.19" table:style-name="ce1">
            <text:p>494,19</text:p>
          </table:table-cell>
          <table:table-cell office:value-type="float" office:value="16131641" table:style-name="ce1">
            <text:p>16131641</text:p>
          </table:table-cell>
          <table:table-cell office:value-type="float" office:value="397539" table:style-name="ce1">
            <text:p>397539</text:p>
          </table:table-cell>
          <table:table-cell office:value-type="float" office:value="758.14" table:style-name="ce1">
            <text:p>758,14</text:p>
          </table:table-cell>
          <table:table-cell office:value-type="float" office:value="70448864" table:style-name="ce1">
            <text:p>70448864</text:p>
          </table:table-cell>
          <table:table-cell office:value-type="float" office:value="715885" table:style-name="ce1">
            <text:p>715885</text:p>
          </table:table-cell>
          <table:table-cell office:value-type="float" office:value="268.87" table:style-name="ce1">
            <text:p>268,87</text:p>
          </table:table-cell>
          <table:table-cell office:value-type="float" office:value="12944542" table:style-name="ce1">
            <text:p>12944542</text:p>
          </table:table-cell>
          <table:table-cell office:value-type="float" office:value="357012" table:style-name="ce1">
            <text:p>357012</text:p>
          </table:table-cell>
          <table:table-cell office:value-type="float" office:value="1.31" table:formula="of:=MIN([.$B9];[.$E9];[.$H9];[.$K9];[.$N9];[.$Q9];[.$T9];[.$W9];[.$Z9];[.$AC9];[.$AF9];[.$AI9];[.$AL9];[.$AO9];[.$AR9])" table:style-name="ce1">
            <text:p>1,31</text:p>
          </table:table-cell>
          <table:table-cell office:value-type="float" office:value="10486" table:formula="of:=MIN([.$C9];[.$F9];[.$I9];[.$L9];[.$O9];[.$R9];[.$U9];[.$X9];[.$AA9];[.$AD9];[.$AG9];[.$AJ9];[.$AM9];[.$AP9];[.$AS9])" table:style-name="ce1">
            <text:p>10486</text:p>
          </table:table-cell>
          <table:table-cell office:value-type="float" office:value="2367" table:formula="of:=MIN([.$D9];[.$G9];[.$J9];[.$M9];[.$P9];[.$S9];[.$V9];[.$Y9];[.$AB9];[.$AE9];[.$AH9];[.$AK9];[.$AN9];[.$AQ9];[.$AT9])" table:style-name="ce1">
            <text:p>2367</text:p>
          </table:table-cell>
          <table:table-cell office:value-type="float" office:value="243.75" table:formula="of:=MEDIAN([.$B9];[.$E9];[.$H9];[.$K9];[.$N9];[.$Q9];[.$T9];[.$W9];[.$Z9];[.$AC9];[.$AF9];[.$AI9];[.$AL9];[.$AO9];[.$AR9])" table:style-name="ce1">
            <text:p>243,75</text:p>
          </table:table-cell>
          <table:table-cell office:value-type="float" office:value="10065685" table:formula="of:=MEDIAN([.$C9];[.$F9];[.$I9];[.$L9];[.$O9];[.$R9];[.$U9];[.$X9];[.$AA9];[.$AD9];[.$AG9];[.$AJ9];[.$AM9];[.$AP9];[.$AS9])" table:style-name="ce1">
            <text:p>10065685</text:p>
          </table:table-cell>
          <table:table-cell office:value-type="float" office:value="305913" table:formula="of:=MEDIAN([.$D9];[.$G9];[.$J9];[.$M9];[.$P9];[.$S9];[.$V9];[.$Y9];[.$AB9];[.$AE9];[.$AH9];[.$AK9];[.$AN9];[.$AQ9];[.$AT9])" table:style-name="ce1">
            <text:p>305913</text:p>
          </table:table-cell>
          <table:table-cell office:value-type="float" office:value="12328.5" table:formula="of:=MAX([.$B9];[.$E9];[.$H9];[.$K9];[.$N9];[.$Q9];[.$T9];[.$W9];[.$Z9];[.$AC9];[.$AF9];[.$AI9];[.$AL9];[.$AO9];[.$AR9])" table:style-name="ce1">
            <text:p>12328,5</text:p>
          </table:table-cell>
          <table:table-cell office:value-type="float" office:value="109961985" table:formula="of:=MAX([.$C9];[.$F9];[.$I9];[.$L9];[.$O9];[.$R9];[.$U9];[.$X9];[.$AA9];[.$AD9];[.$AG9];[.$AJ9];[.$AM9];[.$AP9];[.$AS9])" table:style-name="ce1">
            <text:p>109961985</text:p>
          </table:table-cell>
          <table:table-cell office:value-type="float" office:value="18500394" table:formula="of:=MAX([.$D9];[.$G9];[.$J9];[.$M9];[.$P9];[.$S9];[.$V9];[.$Y9];[.$AB9];[.$AE9];[.$AH9];[.$AK9];[.$AN9];[.$AQ9];[.$AT9])" table:style-name="ce1">
            <text:p>1850039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9_a15_h51.lp</text:p>
          </table:table-cell>
          <table:table-cell office:value-type="float" office:value="0.22" table:style-name="ce1">
            <text:p>0,22</text:p>
          </table:table-cell>
          <table:table-cell office:value-type="float" office:value="10256" table:style-name="ce1">
            <text:p>10256</text:p>
          </table:table-cell>
          <table:table-cell office:value-type="float" office:value="290" table:style-name="ce1">
            <text:p>290</text:p>
          </table:table-cell>
          <table:table-cell office:value-type="float" office:value="0.53" table:style-name="ce1">
            <text:p>0,53</text:p>
          </table:table-cell>
          <table:table-cell office:value-type="float" office:value="3531" table:style-name="ce1">
            <text:p>3531</text:p>
          </table:table-cell>
          <table:table-cell office:value-type="float" office:value="662" table:style-name="ce1">
            <text:p>662</text:p>
          </table:table-cell>
          <table:table-cell office:value-type="float" office:value="0.19" table:style-name="ce2">
            <text:p>0,19</text:p>
          </table:table-cell>
          <table:table-cell office:value-type="float" office:value="6498" table:style-name="ce1">
            <text:p>6498</text:p>
          </table:table-cell>
          <table:table-cell office:value-type="float" office:value="104" table:style-name="ce2">
            <text:p>104</text:p>
          </table:table-cell>
          <table:table-cell office:value-type="float" office:value="0.23" table:style-name="ce1">
            <text:p>0,23</text:p>
          </table:table-cell>
          <table:table-cell office:value-type="float" office:value="1200" table:style-name="ce1">
            <text:p>1200</text:p>
          </table:table-cell>
          <table:table-cell office:value-type="float" office:value="144" table:style-name="ce1">
            <text:p>144</text:p>
          </table:table-cell>
          <table:table-cell office:value-type="float" office:value="0.62" table:style-name="ce1">
            <text:p>0,62</text:p>
          </table:table-cell>
          <table:table-cell office:value-type="float" office:value="3696" table:style-name="ce1">
            <text:p>3696</text:p>
          </table:table-cell>
          <table:table-cell office:value-type="float" office:value="698" table:style-name="ce1">
            <text:p>698</text:p>
          </table:table-cell>
          <table:table-cell office:value-type="float" office:value="36.090000000000003" table:style-name="ce3">
            <text:p>36,09</text:p>
          </table:table-cell>
          <table:table-cell office:value-type="float" office:value="941125" table:style-name="ce3">
            <text:p>941125</text:p>
          </table:table-cell>
          <table:table-cell office:value-type="float" office:value="34288" table:style-name="ce3">
            <text:p>34288</text:p>
          </table:table-cell>
          <table:table-cell office:value-type="float" office:value="0.27" table:style-name="ce1">
            <text:p>0,27</text:p>
          </table:table-cell>
          <table:table-cell office:value-type="float" office:value="1062" table:style-name="ce2">
            <text:p>1062</text:p>
          </table:table-cell>
          <table:table-cell office:value-type="float" office:value="247" table:style-name="ce1">
            <text:p>247</text:p>
          </table:table-cell>
          <table:table-cell office:value-type="float" office:value="0.7" table:style-name="ce1">
            <text:p>0,7</text:p>
          </table:table-cell>
          <table:table-cell office:value-type="float" office:value="2809" table:style-name="ce1">
            <text:p>2809</text:p>
          </table:table-cell>
          <table:table-cell office:value-type="float" office:value="792" table:style-name="ce1">
            <text:p>792</text:p>
          </table:table-cell>
          <table:table-cell office:value-type="float" office:value="6.69" table:style-name="ce1">
            <text:p>6,69</text:p>
          </table:table-cell>
          <table:table-cell office:value-type="float" office:value="168530" table:style-name="ce1">
            <text:p>168530</text:p>
          </table:table-cell>
          <table:table-cell office:value-type="float" office:value="6444" table:style-name="ce1">
            <text:p>6444</text:p>
          </table:table-cell>
          <table:table-cell office:value-type="float" office:value="0.31" table:style-name="ce1">
            <text:p>0,31</text:p>
          </table:table-cell>
          <table:table-cell office:value-type="float" office:value="2996" table:style-name="ce1">
            <text:p>2996</text:p>
          </table:table-cell>
          <table:table-cell office:value-type="float" office:value="369" table:style-name="ce1">
            <text:p>369</text:p>
          </table:table-cell>
          <table:table-cell office:value-type="float" office:value="0.76" table:style-name="ce1">
            <text:p>0,76</text:p>
          </table:table-cell>
          <table:table-cell office:value-type="float" office:value="12200" table:style-name="ce1">
            <text:p>12200</text:p>
          </table:table-cell>
          <table:table-cell office:value-type="float" office:value="1125" table:style-name="ce1">
            <text:p>1125</text:p>
          </table:table-cell>
          <table:table-cell office:value-type="float" office:value="22.13" table:style-name="ce1">
            <text:p>22,13</text:p>
          </table:table-cell>
          <table:table-cell office:value-type="float" office:value="88088" table:style-name="ce1">
            <text:p>88088</text:p>
          </table:table-cell>
          <table:table-cell office:value-type="float" office:value="27980" table:style-name="ce1">
            <text:p>27980</text:p>
          </table:table-cell>
          <table:table-cell office:value-type="float" office:value="1.53" table:style-name="ce1">
            <text:p>1,53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11.81" table:style-name="ce1">
            <text:p>11,81</text:p>
          </table:table-cell>
          <table:table-cell office:value-type="float" office:value="207554" table:style-name="ce1">
            <text:p>207554</text:p>
          </table:table-cell>
          <table:table-cell office:value-type="float" office:value="4860" table:style-name="ce1">
            <text:p>4860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507511" table:style-name="ce1">
            <text:p>507511</text:p>
          </table:table-cell>
          <table:table-cell office:value-type="float" office:value="19196" table:style-name="ce1">
            <text:p>19196</text:p>
          </table:table-cell>
          <table:table-cell office:value-type="float" office:value="0.19" table:formula="of:=MIN([.$B10];[.$E10];[.$H10];[.$K10];[.$N10];[.$Q10];[.$T10];[.$W10];[.$Z10];[.$AC10];[.$AF10];[.$AI10];[.$AL10];[.$AO10];[.$AR10])" table:style-name="ce1">
            <text:p>0,19</text:p>
          </table:table-cell>
          <table:table-cell office:value-type="float" office:value="1062" table:formula="of:=MIN([.$C10];[.$F10];[.$I10];[.$L10];[.$O10];[.$R10];[.$U10];[.$X10];[.$AA10];[.$AD10];[.$AG10];[.$AJ10];[.$AM10];[.$AP10];[.$AS10])" table:style-name="ce1">
            <text:p>1062</text:p>
          </table:table-cell>
          <table:table-cell office:value-type="float" office:value="104" table:formula="of:=MIN([.$D10];[.$G10];[.$J10];[.$M10];[.$P10];[.$S10];[.$V10];[.$Y10];[.$AB10];[.$AE10];[.$AH10];[.$AK10];[.$AN10];[.$AQ10];[.$AT10])" table:style-name="ce1">
            <text:p>104</text:p>
          </table:table-cell>
          <table:table-cell office:value-type="float" office:value="0.7" table:formula="of:=MEDIAN([.$B10];[.$E10];[.$H10];[.$K10];[.$N10];[.$Q10];[.$T10];[.$W10];[.$Z10];[.$AC10];[.$AF10];[.$AI10];[.$AL10];[.$AO10];[.$AR10])" table:style-name="ce1">
            <text:p>0,7</text:p>
          </table:table-cell>
          <table:table-cell office:value-type="float" office:value="6498" table:formula="of:=MEDIAN([.$C10];[.$F10];[.$I10];[.$L10];[.$O10];[.$R10];[.$U10];[.$X10];[.$AA10];[.$AD10];[.$AG10];[.$AJ10];[.$AM10];[.$AP10];[.$AS10])" table:style-name="ce1">
            <text:p>6498</text:p>
          </table:table-cell>
          <table:table-cell office:value-type="float" office:value="792" table:formula="of:=MEDIAN([.$D10];[.$G10];[.$J10];[.$M10];[.$P10];[.$S10];[.$V10];[.$Y10];[.$AB10];[.$AE10];[.$AH10];[.$AK10];[.$AN10];[.$AQ10];[.$AT10])" table:style-name="ce1">
            <text:p>792</text:p>
          </table:table-cell>
          <table:table-cell office:value-type="float" office:value="36.090000000000003" table:formula="of:=MAX([.$B10];[.$E10];[.$H10];[.$K10];[.$N10];[.$Q10];[.$T10];[.$W10];[.$Z10];[.$AC10];[.$AF10];[.$AI10];[.$AL10];[.$AO10];[.$AR10])" table:style-name="ce1">
            <text:p>36,09</text:p>
          </table:table-cell>
          <table:table-cell office:value-type="float" office:value="941125" table:formula="of:=MAX([.$C10];[.$F10];[.$I10];[.$L10];[.$O10];[.$R10];[.$U10];[.$X10];[.$AA10];[.$AD10];[.$AG10];[.$AJ10];[.$AM10];[.$AP10];[.$AS10])" table:style-name="ce1">
            <text:p>941125</text:p>
          </table:table-cell>
          <table:table-cell office:value-type="float" office:value="34288" table:formula="of:=MAX([.$D10];[.$G10];[.$J10];[.$M10];[.$P10];[.$S10];[.$V10];[.$Y10];[.$AB10];[.$AE10];[.$AH10];[.$AK10];[.$AN10];[.$AQ10];[.$AT10])" table:style-name="ce1">
            <text:p>3428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9_a15_h59.lp</text:p>
          </table:table-cell>
          <table:table-cell office:value-type="float" office:value="135.63" table:style-name="ce1">
            <text:p>135,63</text:p>
          </table:table-cell>
          <table:table-cell office:value-type="float" office:value="3907482" table:style-name="ce1">
            <text:p>3907482</text:p>
          </table:table-cell>
          <table:table-cell office:value-type="float" office:value="130341" table:style-name="ce1">
            <text:p>130341</text:p>
          </table:table-cell>
          <table:table-cell office:value-type="float" office:value="134.96" table:style-name="ce1">
            <text:p>134,96</text:p>
          </table:table-cell>
          <table:table-cell office:value-type="float" office:value="3467967" table:style-name="ce1">
            <text:p>3467967</text:p>
          </table:table-cell>
          <table:table-cell office:value-type="float" office:value="110524" table:style-name="ce1">
            <text:p>110524</text:p>
          </table:table-cell>
          <table:table-cell office:value-type="float" office:value="11.11" table:style-name="ce1">
            <text:p>11,11</text:p>
          </table:table-cell>
          <table:table-cell office:value-type="float" office:value="343216" table:style-name="ce1">
            <text:p>343216</text:p>
          </table:table-cell>
          <table:table-cell office:value-type="float" office:value="9499" table:style-name="ce1">
            <text:p>9499</text:p>
          </table:table-cell>
          <table:table-cell office:value-type="float" office:value="135.59" table:style-name="ce1">
            <text:p>135,59</text:p>
          </table:table-cell>
          <table:table-cell office:value-type="float" office:value="3703006" table:style-name="ce1">
            <text:p>3703006</text:p>
          </table:table-cell>
          <table:table-cell office:value-type="float" office:value="122545" table:style-name="ce1">
            <text:p>122545</text:p>
          </table:table-cell>
          <table:table-cell office:value-type="float" office:value="79.03" table:style-name="ce1">
            <text:p>79,03</text:p>
          </table:table-cell>
          <table:table-cell office:value-type="float" office:value="2366952" table:style-name="ce1">
            <text:p>2366952</text:p>
          </table:table-cell>
          <table:table-cell office:value-type="float" office:value="74700" table:style-name="ce1">
            <text:p>74700</text:p>
          </table:table-cell>
          <table:table-cell office:value-type="float" office:value="72.150000000000006" table:style-name="ce1">
            <text:p>72,15</text:p>
          </table:table-cell>
          <table:table-cell office:value-type="float" office:value="2028425" table:style-name="ce1">
            <text:p>2028425</text:p>
          </table:table-cell>
          <table:table-cell office:value-type="float" office:value="69349" table:style-name="ce1">
            <text:p>69349</text:p>
          </table:table-cell>
          <table:table-cell office:value-type="float" office:value="3.12" table:style-name="ce1">
            <text:p>3,12</text:p>
          </table:table-cell>
          <table:table-cell office:value-type="float" office:value="13519" table:style-name="ce1">
            <text:p>13519</text:p>
          </table:table-cell>
          <table:table-cell office:value-type="float" office:value="3432" table:style-name="ce1">
            <text:p>3432</text:p>
          </table:table-cell>
          <table:table-cell office:value-type="float" office:value="0.47" table:style-name="ce2">
            <text:p>0,47</text:p>
          </table:table-cell>
          <table:table-cell office:value-type="float" office:value="2742" table:style-name="ce2">
            <text:p>2742</text:p>
          </table:table-cell>
          <table:table-cell office:value-type="float" office:value="635" table:style-name="ce1">
            <text:p>635</text:p>
          </table:table-cell>
          <table:table-cell office:value-type="float" office:value="0.48" table:style-name="ce1">
            <text:p>0,48</text:p>
          </table:table-cell>
          <table:table-cell office:value-type="float" office:value="4721" table:style-name="ce1">
            <text:p>4721</text:p>
          </table:table-cell>
          <table:table-cell office:value-type="float" office:value="454" table:style-name="ce1">
            <text:p>454</text:p>
          </table:table-cell>
          <table:table-cell office:value-type="float" office:value="1.36" table:style-name="ce1">
            <text:p>1,36</text:p>
          </table:table-cell>
          <table:table-cell office:value-type="float" office:value="21308" table:style-name="ce1">
            <text:p>21308</text:p>
          </table:table-cell>
          <table:table-cell office:value-type="float" office:value="1284" table:style-name="ce1">
            <text:p>1284</text:p>
          </table:table-cell>
          <table:table-cell office:value-type="float" office:value="2.89" table:style-name="ce1">
            <text:p>2,89</text:p>
          </table:table-cell>
          <table:table-cell office:value-type="float" office:value="40847" table:style-name="ce1">
            <text:p>40847</text:p>
          </table:table-cell>
          <table:table-cell office:value-type="float" office:value="2531" table:style-name="ce1">
            <text:p>2531</text:p>
          </table:table-cell>
          <table:table-cell office:value-type="float" office:value="239.13" table:style-name="ce1">
            <text:p>239,13</text:p>
          </table:table-cell>
          <table:table-cell office:value-type="float" office:value="1346590" table:style-name="ce1">
            <text:p>1346590</text:p>
          </table:table-cell>
          <table:table-cell office:value-type="float" office:value="194368" table:style-name="ce1">
            <text:p>194368</text:p>
          </table:table-cell>
          <table:table-cell office:value-type="float" office:value="1.45" table:style-name="ce1">
            <text:p>1,45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1179.52" table:style-name="ce3">
            <text:p>1179,52</text:p>
          </table:table-cell>
          <table:table-cell office:value-type="float" office:value="118352252" table:style-name="ce3">
            <text:p>118352252</text:p>
          </table:table-cell>
          <table:table-cell office:value-type="float" office:value="601899" table:style-name="ce3">
            <text:p>601899</text:p>
          </table:table-cell>
          <table:table-cell office:value-type="float" office:value="66.959999999999994" table:style-name="ce1">
            <text:p>66,96</text:p>
          </table:table-cell>
          <table:table-cell office:value-type="float" office:value="2086034" table:style-name="ce1">
            <text:p>2086034</text:p>
          </table:table-cell>
          <table:table-cell office:value-type="float" office:value="61791" table:style-name="ce1">
            <text:p>61791</text:p>
          </table:table-cell>
          <table:table-cell office:value-type="float" office:value="0.47" table:formula="of:=MIN([.$B11];[.$E11];[.$H11];[.$K11];[.$N11];[.$Q11];[.$T11];[.$W11];[.$Z11];[.$AC11];[.$AF11];[.$AI11];[.$AL11];[.$AO11];[.$AR11])" table:style-name="ce1">
            <text:p>0,47</text:p>
          </table:table-cell>
          <table:table-cell office:value-type="float" office:value="2742" table:formula="of:=MIN([.$C11];[.$F11];[.$I11];[.$L11];[.$O11];[.$R11];[.$U11];[.$X11];[.$AA11];[.$AD11];[.$AG11];[.$AJ11];[.$AM11];[.$AP11];[.$AS11])" table:style-name="ce1">
            <text:p>2742</text:p>
          </table:table-cell>
          <table:table-cell office:value-type="float" office:value="395" table:formula="of:=MIN([.$D11];[.$G11];[.$J11];[.$M11];[.$P11];[.$S11];[.$V11];[.$Y11];[.$AB11];[.$AE11];[.$AH11];[.$AK11];[.$AN11];[.$AQ11];[.$AT11])" table:style-name="ce1">
            <text:p>395</text:p>
          </table:table-cell>
          <table:table-cell office:value-type="float" office:value="66.959999999999994" table:formula="of:=MEDIAN([.$B11];[.$E11];[.$H11];[.$K11];[.$N11];[.$Q11];[.$T11];[.$W11];[.$Z11];[.$AC11];[.$AF11];[.$AI11];[.$AL11];[.$AO11];[.$AR11])" table:style-name="ce1">
            <text:p>66,96</text:p>
          </table:table-cell>
          <table:table-cell office:value-type="float" office:value="1346590" table:formula="of:=MEDIAN([.$C11];[.$F11];[.$I11];[.$L11];[.$O11];[.$R11];[.$U11];[.$X11];[.$AA11];[.$AD11];[.$AG11];[.$AJ11];[.$AM11];[.$AP11];[.$AS11])" table:style-name="ce1">
            <text:p>1346590</text:p>
          </table:table-cell>
          <table:table-cell office:value-type="float" office:value="61791" table:formula="of:=MEDIAN([.$D11];[.$G11];[.$J11];[.$M11];[.$P11];[.$S11];[.$V11];[.$Y11];[.$AB11];[.$AE11];[.$AH11];[.$AK11];[.$AN11];[.$AQ11];[.$AT11])" table:style-name="ce1">
            <text:p>61791</text:p>
          </table:table-cell>
          <table:table-cell office:value-type="float" office:value="1179.52" table:formula="of:=MAX([.$B11];[.$E11];[.$H11];[.$K11];[.$N11];[.$Q11];[.$T11];[.$W11];[.$Z11];[.$AC11];[.$AF11];[.$AI11];[.$AL11];[.$AO11];[.$AR11])" table:style-name="ce1">
            <text:p>1179,52</text:p>
          </table:table-cell>
          <table:table-cell office:value-type="float" office:value="118352252" table:formula="of:=MAX([.$C11];[.$F11];[.$I11];[.$L11];[.$O11];[.$R11];[.$U11];[.$X11];[.$AA11];[.$AD11];[.$AG11];[.$AJ11];[.$AM11];[.$AP11];[.$AS11])" table:style-name="ce1">
            <text:p>118352252</text:p>
          </table:table-cell>
          <table:table-cell office:value-type="float" office:value="601899" table:formula="of:=MAX([.$D11];[.$G11];[.$J11];[.$M11];[.$P11];[.$S11];[.$V11];[.$Y11];[.$AB11];[.$AE11];[.$AH11];[.$AK11];[.$AN11];[.$AQ11];[.$AT11])" table:style-name="ce1">
            <text:p>60189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/maze_s9_a20_h51.lp</text:p>
          </table:table-cell>
          <table:table-cell office:value-type="float" office:value="274.08999999999997" table:style-name="ce1">
            <text:p>274,09</text:p>
          </table:table-cell>
          <table:table-cell office:value-type="float" office:value="9729423" table:style-name="ce1">
            <text:p>9729423</text:p>
          </table:table-cell>
          <table:table-cell office:value-type="float" office:value="227765" table:style-name="ce1">
            <text:p>227765</text:p>
          </table:table-cell>
          <table:table-cell office:value-type="float" office:value="94.17" table:style-name="ce1">
            <text:p>94,17</text:p>
          </table:table-cell>
          <table:table-cell office:value-type="float" office:value="2831680" table:style-name="ce1">
            <text:p>2831680</text:p>
          </table:table-cell>
          <table:table-cell office:value-type="float" office:value="88217" table:style-name="ce1">
            <text:p>88217</text:p>
          </table:table-cell>
          <table:table-cell office:value-type="float" office:value="275.87" table:style-name="ce1">
            <text:p>275,87</text:p>
          </table:table-cell>
          <table:table-cell office:value-type="float" office:value="8411047" table:style-name="ce1">
            <text:p>8411047</text:p>
          </table:table-cell>
          <table:table-cell office:value-type="float" office:value="232547" table:style-name="ce1">
            <text:p>232547</text:p>
          </table:table-cell>
          <table:table-cell office:value-type="float" office:value="169.6" table:style-name="ce1">
            <text:p>169,6</text:p>
          </table:table-cell>
          <table:table-cell office:value-type="float" office:value="5429499" table:style-name="ce1">
            <text:p>5429499</text:p>
          </table:table-cell>
          <table:table-cell office:value-type="float" office:value="157956" table:style-name="ce1">
            <text:p>157956</text:p>
          </table:table-cell>
          <table:table-cell office:value-type="float" office:value="232.15" table:style-name="ce1">
            <text:p>232,15</text:p>
          </table:table-cell>
          <table:table-cell office:value-type="float" office:value="7293163" table:style-name="ce1">
            <text:p>7293163</text:p>
          </table:table-cell>
          <table:table-cell office:value-type="float" office:value="208027" table:style-name="ce1">
            <text:p>208027</text:p>
          </table:table-cell>
          <table:table-cell office:value-type="float" office:value="214.67" table:style-name="ce1">
            <text:p>214,67</text:p>
          </table:table-cell>
          <table:table-cell office:value-type="float" office:value="6980280" table:style-name="ce1">
            <text:p>6980280</text:p>
          </table:table-cell>
          <table:table-cell office:value-type="float" office:value="186753" table:style-name="ce1">
            <text:p>186753</text:p>
          </table:table-cell>
          <table:table-cell office:value-type="float" office:value="2.9" table:style-name="ce1">
            <text:p>2,9</text:p>
          </table:table-cell>
          <table:table-cell office:value-type="float" office:value="14616" table:style-name="ce1">
            <text:p>14616</text:p>
          </table:table-cell>
          <table:table-cell office:value-type="float" office:value="2960" table:style-name="ce1">
            <text:p>2960</text:p>
          </table:table-cell>
          <table:table-cell office:value-type="float" office:value="2.86" table:style-name="ce1">
            <text:p>2,86</text:p>
          </table:table-cell>
          <table:table-cell office:value-type="float" office:value="16151" table:style-name="ce1">
            <text:p>16151</text:p>
          </table:table-cell>
          <table:table-cell office:value-type="float" office:value="3412" table:style-name="ce1">
            <text:p>3412</text:p>
          </table:table-cell>
          <table:table-cell office:value-type="float" office:value="222.43" table:style-name="ce1">
            <text:p>222,43</text:p>
          </table:table-cell>
          <table:table-cell office:value-type="float" office:value="7050643" table:style-name="ce1">
            <text:p>7050643</text:p>
          </table:table-cell>
          <table:table-cell office:value-type="float" office:value="217172" table:style-name="ce1">
            <text:p>217172</text:p>
          </table:table-cell>
          <table:table-cell office:value-type="float" office:value="1.51" table:style-name="ce1">
            <text:p>1,51</text:p>
          </table:table-cell>
          <table:table-cell office:value-type="float" office:value="43003" table:style-name="ce1">
            <text:p>43003</text:p>
          </table:table-cell>
          <table:table-cell office:value-type="float" office:value="965" table:style-name="ce1">
            <text:p>965</text:p>
          </table:table-cell>
          <table:table-cell office:value-type="float" office:value="0.49" table:style-name="ce2">
            <text:p>0,49</text:p>
          </table:table-cell>
          <table:table-cell office:value-type="float" office:value="7800" table:style-name="ce2">
            <text:p>7800</text:p>
          </table:table-cell>
          <table:table-cell office:value-type="float" office:value="515" table:style-name="ce2">
            <text:p>515</text:p>
          </table:table-cell>
          <table:table-cell office:value-type="float" office:value="133.47999999999999" table:style-name="ce1">
            <text:p>133,48</text:p>
          </table:table-cell>
          <table:table-cell office:value-type="float" office:value="851813" table:style-name="ce1">
            <text:p>851813</text:p>
          </table:table-cell>
          <table:table-cell office:value-type="float" office:value="164238" table:style-name="ce1">
            <text:p>164238</text:p>
          </table:table-cell>
          <table:table-cell office:value-type="float" office:value="413.04" table:style-name="ce1">
            <text:p>413,04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1226.8399999999999" table:style-name="ce3">
            <text:p>1226,84</text:p>
          </table:table-cell>
          <table:table-cell office:value-type="float" office:value="112847662" table:style-name="ce3">
            <text:p>112847662</text:p>
          </table:table-cell>
          <table:table-cell office:value-type="float" office:value="569703" table:style-name="ce3">
            <text:p>569703</text:p>
          </table:table-cell>
          <table:table-cell office:value-type="float" office:value="339.24" table:style-name="ce1">
            <text:p>339,24</text:p>
          </table:table-cell>
          <table:table-cell office:value-type="float" office:value="11565819" table:style-name="ce1">
            <text:p>11565819</text:p>
          </table:table-cell>
          <table:table-cell office:value-type="float" office:value="293454" table:style-name="ce1">
            <text:p>293454</text:p>
          </table:table-cell>
          <table:table-cell office:value-type="float" office:value="0.49" table:formula="of:=MIN([.$B12];[.$E12];[.$H12];[.$K12];[.$N12];[.$Q12];[.$T12];[.$W12];[.$Z12];[.$AC12];[.$AF12];[.$AI12];[.$AL12];[.$AO12];[.$AR12])" table:style-name="ce1">
            <text:p>0,49</text:p>
          </table:table-cell>
          <table:table-cell office:value-type="float" office:value="7800" table:formula="of:=MIN([.$C12];[.$F12];[.$I12];[.$L12];[.$O12];[.$R12];[.$U12];[.$X12];[.$AA12];[.$AD12];[.$AG12];[.$AJ12];[.$AM12];[.$AP12];[.$AS12])" table:style-name="ce1">
            <text:p>7800</text:p>
          </table:table-cell>
          <table:table-cell office:value-type="float" office:value="515" table:formula="of:=MIN([.$D12];[.$G12];[.$J12];[.$M12];[.$P12];[.$S12];[.$V12];[.$Y12];[.$AB12];[.$AE12];[.$AH12];[.$AK12];[.$AN12];[.$AQ12];[.$AT12])" table:style-name="ce1">
            <text:p>515</text:p>
          </table:table-cell>
          <table:table-cell office:value-type="float" office:value="214.67" table:formula="of:=MEDIAN([.$B12];[.$E12];[.$H12];[.$K12];[.$N12];[.$Q12];[.$T12];[.$W12];[.$Z12];[.$AC12];[.$AF12];[.$AI12];[.$AL12];[.$AO12];[.$AR12])" table:style-name="ce1">
            <text:p>214,67</text:p>
          </table:table-cell>
          <table:table-cell office:value-type="float" office:value="6980280" table:formula="of:=MEDIAN([.$C12];[.$F12];[.$I12];[.$L12];[.$O12];[.$R12];[.$U12];[.$X12];[.$AA12];[.$AD12];[.$AG12];[.$AJ12];[.$AM12];[.$AP12];[.$AS12])" table:style-name="ce1">
            <text:p>6980280</text:p>
          </table:table-cell>
          <table:table-cell office:value-type="float" office:value="186753" table:formula="of:=MEDIAN([.$D12];[.$G12];[.$J12];[.$M12];[.$P12];[.$S12];[.$V12];[.$Y12];[.$AB12];[.$AE12];[.$AH12];[.$AK12];[.$AN12];[.$AQ12];[.$AT12])" table:style-name="ce1">
            <text:p>186753</text:p>
          </table:table-cell>
          <table:table-cell office:value-type="float" office:value="1226.8399999999999" table:formula="of:=MAX([.$B12];[.$E12];[.$H12];[.$K12];[.$N12];[.$Q12];[.$T12];[.$W12];[.$Z12];[.$AC12];[.$AF12];[.$AI12];[.$AL12];[.$AO12];[.$AR12])" table:style-name="ce1">
            <text:p>1226,84</text:p>
          </table:table-cell>
          <table:table-cell office:value-type="float" office:value="112847662" table:formula="of:=MAX([.$C12];[.$F12];[.$I12];[.$L12];[.$O12];[.$R12];[.$U12];[.$X12];[.$AA12];[.$AD12];[.$AG12];[.$AJ12];[.$AM12];[.$AP12];[.$AS12])" table:style-name="ce1">
            <text:p>112847662</text:p>
          </table:table-cell>
          <table:table-cell office:value-type="float" office:value="569703" table:formula="of:=MAX([.$D12];[.$G12];[.$J12];[.$M12];[.$P12];[.$S12];[.$V12];[.$Y12];[.$AB12];[.$AE12];[.$AH12];[.$AK12];[.$AN12];[.$AQ12];[.$AT12])" table:style-name="ce1">
            <text:p>56970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0_a20_c75_h18.lp</text:p>
          </table:table-cell>
          <table:table-cell office:value-type="float" office:value="0.48" table:style-name="ce1">
            <text:p>0,48</text:p>
          </table:table-cell>
          <table:table-cell office:value-type="float" office:value="19981" table:style-name="ce1">
            <text:p>19981</text:p>
          </table:table-cell>
          <table:table-cell office:value-type="float" office:value="803" table:style-name="ce1">
            <text:p>803</text:p>
          </table:table-cell>
          <table:table-cell office:value-type="float" office:value="0.35" table:style-name="ce1">
            <text:p>0,35</text:p>
          </table:table-cell>
          <table:table-cell office:value-type="float" office:value="4120" table:style-name="ce1">
            <text:p>4120</text:p>
          </table:table-cell>
          <table:table-cell office:value-type="float" office:value="1043" table:style-name="ce1">
            <text:p>1043</text:p>
          </table:table-cell>
          <table:table-cell office:value-type="float" office:value="0.7" table:style-name="ce1">
            <text:p>0,7</text:p>
          </table:table-cell>
          <table:table-cell office:value-type="float" office:value="24444" table:style-name="ce1">
            <text:p>24444</text:p>
          </table:table-cell>
          <table:table-cell office:value-type="float" office:value="1184" table:style-name="ce1">
            <text:p>1184</text:p>
          </table:table-cell>
          <table:table-cell office:value-type="float" office:value="0.25" table:style-name="ce1">
            <text:p>0,25</text:p>
          </table:table-cell>
          <table:table-cell office:value-type="float" office:value="5558" table:style-name="ce1">
            <text:p>5558</text:p>
          </table:table-cell>
          <table:table-cell office:value-type="float" office:value="677" table:style-name="ce1">
            <text:p>677</text:p>
          </table:table-cell>
          <table:table-cell office:value-type="float" office:value="0.82" table:style-name="ce1">
            <text:p>0,82</text:p>
          </table:table-cell>
          <table:table-cell office:value-type="float" office:value="16072" table:style-name="ce1">
            <text:p>16072</text:p>
          </table:table-cell>
          <table:table-cell office:value-type="float" office:value="1618" table:style-name="ce1">
            <text:p>1618</text:p>
          </table:table-cell>
          <table:table-cell office:value-type="float" office:value="0.74" table:style-name="ce1">
            <text:p>0,74</text:p>
          </table:table-cell>
          <table:table-cell office:value-type="float" office:value="9936" table:style-name="ce1">
            <text:p>9936</text:p>
          </table:table-cell>
          <table:table-cell office:value-type="float" office:value="1516" table:style-name="ce1">
            <text:p>151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3869" table:style-name="ce1">
            <text:p>3869</text:p>
          </table:table-cell>
          <table:table-cell office:value-type="float" office:value="1193" table:style-name="ce1">
            <text:p>1193</text:p>
          </table:table-cell>
          <table:table-cell office:value-type="float" office:value="0.22" table:style-name="ce2">
            <text:p>0,22</text:p>
          </table:table-cell>
          <table:table-cell office:value-type="float" office:value="2105" table:style-name="ce2">
            <text:p>2105</text:p>
          </table:table-cell>
          <table:table-cell office:value-type="float" office:value="449" table:style-name="ce2">
            <text:p>449</text:p>
          </table:table-cell>
          <table:table-cell office:value-type="float" office:value="0.8" table:style-name="ce1">
            <text:p>0,8</text:p>
          </table:table-cell>
          <table:table-cell office:value-type="float" office:value="24403" table:style-name="ce1">
            <text:p>24403</text:p>
          </table:table-cell>
          <table:table-cell office:value-type="float" office:value="1686" table:style-name="ce1">
            <text:p>1686</text:p>
          </table:table-cell>
          <table:table-cell office:value-type="float" office:value="0.27" table:style-name="ce1">
            <text:p>0,27</text:p>
          </table:table-cell>
          <table:table-cell office:value-type="float" office:value="4793" table:style-name="ce1">
            <text:p>4793</text:p>
          </table:table-cell>
          <table:table-cell office:value-type="float" office:value="492" table:style-name="ce1">
            <text:p>492</text:p>
          </table:table-cell>
          <table:table-cell office:value-type="float" office:value="0.25" table:style-name="ce1">
            <text:p>0,25</text:p>
          </table:table-cell>
          <table:table-cell office:value-type="float" office:value="4068" table:style-name="ce1">
            <text:p>4068</text:p>
          </table:table-cell>
          <table:table-cell office:value-type="float" office:value="520" table:style-name="ce1">
            <text:p>520</text:p>
          </table:table-cell>
          <table:table-cell office:value-type="float" office:value="2.69" table:style-name="ce3">
            <text:p>2,69</text:p>
          </table:table-cell>
          <table:table-cell office:value-type="float" office:value="18615" table:style-name="ce1">
            <text:p>18615</text:p>
          </table:table-cell>
          <table:table-cell office:value-type="float" office:value="6037" table:style-name="ce3">
            <text:p>6037</text:p>
          </table:table-cell>
          <table:table-cell office:value-type="float" office:value="2.16" table:style-name="ce1">
            <text:p>2,16</text:p>
          </table:table-cell>
          <table:table-cell office:value-type="float" office:value="34850" table:style-name="ce1">
            <text:p>34850</text:p>
          </table:table-cell>
          <table:table-cell office:value-type="float" office:value="2155" table:style-name="ce1">
            <text:p>2155</text:p>
          </table:table-cell>
          <table:table-cell office:value-type="float" office:value="1.4" table:style-name="ce1">
            <text:p>1,4</text:p>
          </table:table-cell>
          <table:table-cell office:value-type="float" office:value="65062" table:style-name="ce3">
            <text:p>65062</text:p>
          </table:table-cell>
          <table:table-cell office:value-type="float" office:value="1097" table:style-name="ce1">
            <text:p>1097</text:p>
          </table:table-cell>
          <table:table-cell office:value-type="float" office:value="0.22" table:style-name="ce2">
            <text:p>0,22</text:p>
          </table:table-cell>
          <table:table-cell office:value-type="float" office:value="3787" table:style-name="ce1">
            <text:p>3787</text:p>
          </table:table-cell>
          <table:table-cell office:value-type="float" office:value="456" table:style-name="ce1">
            <text:p>456</text:p>
          </table:table-cell>
          <table:table-cell office:value-type="float" office:value="0.22" table:formula="of:=MIN([.$B13];[.$E13];[.$H13];[.$K13];[.$N13];[.$Q13];[.$T13];[.$W13];[.$Z13];[.$AC13];[.$AF13];[.$AI13];[.$AL13];[.$AO13];[.$AR13])" table:style-name="ce1">
            <text:p>0,22</text:p>
          </table:table-cell>
          <table:table-cell office:value-type="float" office:value="2105" table:formula="of:=MIN([.$C13];[.$F13];[.$I13];[.$L13];[.$O13];[.$R13];[.$U13];[.$X13];[.$AA13];[.$AD13];[.$AG13];[.$AJ13];[.$AM13];[.$AP13];[.$AS13])" table:style-name="ce1">
            <text:p>2105</text:p>
          </table:table-cell>
          <table:table-cell office:value-type="float" office:value="449" table:formula="of:=MIN([.$D13];[.$G13];[.$J13];[.$M13];[.$P13];[.$S13];[.$V13];[.$Y13];[.$AB13];[.$AE13];[.$AH13];[.$AK13];[.$AN13];[.$AQ13];[.$AT13])" table:style-name="ce1">
            <text:p>449</text:p>
          </table:table-cell>
          <table:table-cell office:value-type="float" office:value="0.55000000000000004" table:formula="of:=MEDIAN([.$B13];[.$E13];[.$H13];[.$K13];[.$N13];[.$Q13];[.$T13];[.$W13];[.$Z13];[.$AC13];[.$AF13];[.$AI13];[.$AL13];[.$AO13];[.$AR13])" table:style-name="ce1">
            <text:p>0,55</text:p>
          </table:table-cell>
          <table:table-cell office:value-type="float" office:value="9936" table:formula="of:=MEDIAN([.$C13];[.$F13];[.$I13];[.$L13];[.$O13];[.$R13];[.$U13];[.$X13];[.$AA13];[.$AD13];[.$AG13];[.$AJ13];[.$AM13];[.$AP13];[.$AS13])" table:style-name="ce1">
            <text:p>9936</text:p>
          </table:table-cell>
          <table:table-cell office:value-type="float" office:value="1097" table:formula="of:=MEDIAN([.$D13];[.$G13];[.$J13];[.$M13];[.$P13];[.$S13];[.$V13];[.$Y13];[.$AB13];[.$AE13];[.$AH13];[.$AK13];[.$AN13];[.$AQ13];[.$AT13])" table:style-name="ce1">
            <text:p>1097</text:p>
          </table:table-cell>
          <table:table-cell office:value-type="float" office:value="2.69" table:formula="of:=MAX([.$B13];[.$E13];[.$H13];[.$K13];[.$N13];[.$Q13];[.$T13];[.$W13];[.$Z13];[.$AC13];[.$AF13];[.$AI13];[.$AL13];[.$AO13];[.$AR13])" table:style-name="ce1">
            <text:p>2,69</text:p>
          </table:table-cell>
          <table:table-cell office:value-type="float" office:value="65062" table:formula="of:=MAX([.$C13];[.$F13];[.$I13];[.$L13];[.$O13];[.$R13];[.$U13];[.$X13];[.$AA13];[.$AD13];[.$AG13];[.$AJ13];[.$AM13];[.$AP13];[.$AS13])" table:style-name="ce1">
            <text:p>65062</text:p>
          </table:table-cell>
          <table:table-cell office:value-type="float" office:value="6037" table:formula="of:=MAX([.$D13];[.$G13];[.$J13];[.$M13];[.$P13];[.$S13];[.$V13];[.$Y13];[.$AB13];[.$AE13];[.$AH13];[.$AK13];[.$AN13];[.$AQ13];[.$AT13])" table:style-name="ce1">
            <text:p>603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0_a25_c75_h18.lp</text:p>
          </table:table-cell>
          <table:table-cell office:value-type="float" office:value="1.22" table:style-name="ce1">
            <text:p>1,22</text:p>
          </table:table-cell>
          <table:table-cell office:value-type="float" office:value="29018" table:style-name="ce1">
            <text:p>29018</text:p>
          </table:table-cell>
          <table:table-cell office:value-type="float" office:value="2533" table:style-name="ce1">
            <text:p>2533</text:p>
          </table:table-cell>
          <table:table-cell office:value-type="float" office:value="4.21" table:style-name="ce1">
            <text:p>4,21</text:p>
          </table:table-cell>
          <table:table-cell office:value-type="float" office:value="115785" table:style-name="ce1">
            <text:p>115785</text:p>
          </table:table-cell>
          <table:table-cell office:value-type="float" office:value="7801" table:style-name="ce1">
            <text:p>7801</text:p>
          </table:table-cell>
          <table:table-cell office:value-type="float" office:value="2.93" table:style-name="ce1">
            <text:p>2,93</text:p>
          </table:table-cell>
          <table:table-cell office:value-type="float" office:value="119688" table:style-name="ce1">
            <text:p>119688</text:p>
          </table:table-cell>
          <table:table-cell office:value-type="float" office:value="4324" table:style-name="ce1">
            <text:p>4324</text:p>
          </table:table-cell>
          <table:table-cell office:value-type="float" office:value="0.5" table:style-name="ce2">
            <text:p>0,5</text:p>
          </table:table-cell>
          <table:table-cell office:value-type="float" office:value="8100" table:style-name="ce1">
            <text:p>8100</text:p>
          </table:table-cell>
          <table:table-cell office:value-type="float" office:value="1045" table:style-name="ce1">
            <text:p>1045</text:p>
          </table:table-cell>
          <table:table-cell office:value-type="float" office:value="1.38" table:style-name="ce1">
            <text:p>1,38</text:p>
          </table:table-cell>
          <table:table-cell office:value-type="float" office:value="19507" table:style-name="ce1">
            <text:p>19507</text:p>
          </table:table-cell>
          <table:table-cell office:value-type="float" office:value="3199" table:style-name="ce1">
            <text:p>3199</text:p>
          </table:table-cell>
          <table:table-cell office:value-type="float" office:value="6.45" table:style-name="ce1">
            <text:p>6,45</text:p>
          </table:table-cell>
          <table:table-cell office:value-type="float" office:value="219736" table:style-name="ce3">
            <text:p>219736</text:p>
          </table:table-cell>
          <table:table-cell office:value-type="float" office:value="12119" table:style-name="ce3">
            <text:p>1211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7261" table:style-name="ce2">
            <text:p>7261</text:p>
          </table:table-cell>
          <table:table-cell office:value-type="float" office:value="2480" table:style-name="ce1">
            <text:p>2480</text:p>
          </table:table-cell>
          <table:table-cell office:value-type="float" office:value="1.57" table:style-name="ce1">
            <text:p>1,57</text:p>
          </table:table-cell>
          <table:table-cell office:value-type="float" office:value="9962" table:style-name="ce1">
            <text:p>9962</text:p>
          </table:table-cell>
          <table:table-cell office:value-type="float" office:value="3707" table:style-name="ce1">
            <text:p>3707</text:p>
          </table:table-cell>
          <table:table-cell office:value-type="float" office:value="5.33" table:style-name="ce1">
            <text:p>5,33</text:p>
          </table:table-cell>
          <table:table-cell office:value-type="float" office:value="134052" table:style-name="ce1">
            <text:p>134052</text:p>
          </table:table-cell>
          <table:table-cell office:value-type="float" office:value="8276" table:style-name="ce1">
            <text:p>8276</text:p>
          </table:table-cell>
          <table:table-cell office:value-type="float" office:value="0.8" table:style-name="ce1">
            <text:p>0,8</text:p>
          </table:table-cell>
          <table:table-cell office:value-type="float" office:value="16341" table:style-name="ce1">
            <text:p>16341</text:p>
          </table:table-cell>
          <table:table-cell office:value-type="float" office:value="1596" table:style-name="ce1">
            <text:p>1596</text:p>
          </table:table-cell>
          <table:table-cell office:value-type="float" office:value="0.53" table:style-name="ce1">
            <text:p>0,53</text:p>
          </table:table-cell>
          <table:table-cell office:value-type="float" office:value="8982" table:style-name="ce1">
            <text:p>8982</text:p>
          </table:table-cell>
          <table:table-cell office:value-type="float" office:value="1002" table:style-name="ce2">
            <text:p>1002</text:p>
          </table:table-cell>
          <table:table-cell office:value-type="float" office:value="3.19" table:style-name="ce1">
            <text:p>3,19</text:p>
          </table:table-cell>
          <table:table-cell office:value-type="float" office:value="22960" table:style-name="ce1">
            <text:p>22960</text:p>
          </table:table-cell>
          <table:table-cell office:value-type="float" office:value="7035" table:style-name="ce1">
            <text:p>7035</text:p>
          </table:table-cell>
          <table:table-cell office:value-type="float" office:value="12.44" table:style-name="ce3">
            <text:p>12,44</text:p>
          </table:table-cell>
          <table:table-cell office:value-type="float" office:value="156781" table:style-name="ce1">
            <text:p>156781</text:p>
          </table:table-cell>
          <table:table-cell office:value-type="float" office:value="11956" table:style-name="ce1">
            <text:p>11956</text:p>
          </table:table-cell>
          <table:table-cell office:value-type="float" office:value="3.43" table:style-name="ce1">
            <text:p>3,43</text:p>
          </table:table-cell>
          <table:table-cell office:value-type="float" office:value="173455" table:style-name="ce1">
            <text:p>173455</text:p>
          </table:table-cell>
          <table:table-cell office:value-type="float" office:value="3016" table:style-name="ce1">
            <text:p>3016</text:p>
          </table:table-cell>
          <table:table-cell office:value-type="float" office:value="3.23" table:style-name="ce1">
            <text:p>3,23</text:p>
          </table:table-cell>
          <table:table-cell office:value-type="float" office:value="111124" table:style-name="ce1">
            <text:p>111124</text:p>
          </table:table-cell>
          <table:table-cell office:value-type="float" office:value="6265" table:style-name="ce1">
            <text:p>6265</text:p>
          </table:table-cell>
          <table:table-cell office:value-type="float" office:value="0.5" table:formula="of:=MIN([.$B14];[.$E14];[.$H14];[.$K14];[.$N14];[.$Q14];[.$T14];[.$W14];[.$Z14];[.$AC14];[.$AF14];[.$AI14];[.$AL14];[.$AO14];[.$AR14])" table:style-name="ce1">
            <text:p>0,5</text:p>
          </table:table-cell>
          <table:table-cell office:value-type="float" office:value="7261" table:formula="of:=MIN([.$C14];[.$F14];[.$I14];[.$L14];[.$O14];[.$R14];[.$U14];[.$X14];[.$AA14];[.$AD14];[.$AG14];[.$AJ14];[.$AM14];[.$AP14];[.$AS14])" table:style-name="ce1">
            <text:p>7261</text:p>
          </table:table-cell>
          <table:table-cell office:value-type="float" office:value="1002" table:formula="of:=MIN([.$D14];[.$G14];[.$J14];[.$M14];[.$P14];[.$S14];[.$V14];[.$Y14];[.$AB14];[.$AE14];[.$AH14];[.$AK14];[.$AN14];[.$AQ14];[.$AT14])" table:style-name="ce1">
            <text:p>1002</text:p>
          </table:table-cell>
          <table:table-cell office:value-type="float" office:value="2.93" table:formula="of:=MEDIAN([.$B14];[.$E14];[.$H14];[.$K14];[.$N14];[.$Q14];[.$T14];[.$W14];[.$Z14];[.$AC14];[.$AF14];[.$AI14];[.$AL14];[.$AO14];[.$AR14])" table:style-name="ce1">
            <text:p>2,93</text:p>
          </table:table-cell>
          <table:table-cell office:value-type="float" office:value="29018" table:formula="of:=MEDIAN([.$C14];[.$F14];[.$I14];[.$L14];[.$O14];[.$R14];[.$U14];[.$X14];[.$AA14];[.$AD14];[.$AG14];[.$AJ14];[.$AM14];[.$AP14];[.$AS14])" table:style-name="ce1">
            <text:p>29018</text:p>
          </table:table-cell>
          <table:table-cell office:value-type="float" office:value="3707" table:formula="of:=MEDIAN([.$D14];[.$G14];[.$J14];[.$M14];[.$P14];[.$S14];[.$V14];[.$Y14];[.$AB14];[.$AE14];[.$AH14];[.$AK14];[.$AN14];[.$AQ14];[.$AT14])" table:style-name="ce1">
            <text:p>3707</text:p>
          </table:table-cell>
          <table:table-cell office:value-type="float" office:value="12.44" table:formula="of:=MAX([.$B14];[.$E14];[.$H14];[.$K14];[.$N14];[.$Q14];[.$T14];[.$W14];[.$Z14];[.$AC14];[.$AF14];[.$AI14];[.$AL14];[.$AO14];[.$AR14])" table:style-name="ce1">
            <text:p>12,44</text:p>
          </table:table-cell>
          <table:table-cell office:value-type="float" office:value="219736" table:formula="of:=MAX([.$C14];[.$F14];[.$I14];[.$L14];[.$O14];[.$R14];[.$U14];[.$X14];[.$AA14];[.$AD14];[.$AG14];[.$AJ14];[.$AM14];[.$AP14];[.$AS14])" table:style-name="ce1">
            <text:p>219736</text:p>
          </table:table-cell>
          <table:table-cell office:value-type="float" office:value="12119" table:formula="of:=MAX([.$D14];[.$G14];[.$J14];[.$M14];[.$P14];[.$S14];[.$V14];[.$Y14];[.$AB14];[.$AE14];[.$AH14];[.$AK14];[.$AN14];[.$AQ14];[.$AT14])" table:style-name="ce1">
            <text:p>1211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0_a30_c75_h18.lp</text:p>
          </table:table-cell>
          <table:table-cell office:value-type="float" office:value="22.36" table:style-name="ce1">
            <text:p>22,36</text:p>
          </table:table-cell>
          <table:table-cell office:value-type="float" office:value="485278" table:style-name="ce1">
            <text:p>485278</text:p>
          </table:table-cell>
          <table:table-cell office:value-type="float" office:value="40567" table:style-name="ce1">
            <text:p>40567</text:p>
          </table:table-cell>
          <table:table-cell office:value-type="float" office:value="29.71" table:style-name="ce1">
            <text:p>29,71</text:p>
          </table:table-cell>
          <table:table-cell office:value-type="float" office:value="364196" table:style-name="ce1">
            <text:p>364196</text:p>
          </table:table-cell>
          <table:table-cell office:value-type="float" office:value="43728" table:style-name="ce1">
            <text:p>43728</text:p>
          </table:table-cell>
          <table:table-cell office:value-type="float" office:value="23.09" table:style-name="ce1">
            <text:p>23,09</text:p>
          </table:table-cell>
          <table:table-cell office:value-type="float" office:value="257224" table:style-name="ce1">
            <text:p>257224</text:p>
          </table:table-cell>
          <table:table-cell office:value-type="float" office:value="37345" table:style-name="ce1">
            <text:p>37345</text:p>
          </table:table-cell>
          <table:table-cell office:value-type="float" office:value="33.32" table:style-name="ce1">
            <text:p>33,32</text:p>
          </table:table-cell>
          <table:table-cell office:value-type="float" office:value="709070" table:style-name="ce1">
            <text:p>709070</text:p>
          </table:table-cell>
          <table:table-cell office:value-type="float" office:value="64813" table:style-name="ce1">
            <text:p>64813</text:p>
          </table:table-cell>
          <table:table-cell office:value-type="float" office:value="24.19" table:style-name="ce1">
            <text:p>24,19</text:p>
          </table:table-cell>
          <table:table-cell office:value-type="float" office:value="406768" table:style-name="ce1">
            <text:p>406768</text:p>
          </table:table-cell>
          <table:table-cell office:value-type="float" office:value="35694" table:style-name="ce1">
            <text:p>35694</text:p>
          </table:table-cell>
          <table:table-cell office:value-type="float" office:value="35.03" table:style-name="ce1">
            <text:p>35,03</text:p>
          </table:table-cell>
          <table:table-cell office:value-type="float" office:value="629632" table:style-name="ce1">
            <text:p>629632</text:p>
          </table:table-cell>
          <table:table-cell office:value-type="float" office:value="58525" table:style-name="ce1">
            <text:p>58525</text:p>
          </table:table-cell>
          <table:table-cell office:value-type="float" office:value="17.62" table:style-name="ce1">
            <text:p>17,62</text:p>
          </table:table-cell>
          <table:table-cell office:value-type="float" office:value="46732" table:style-name="ce1">
            <text:p>46732</text:p>
          </table:table-cell>
          <table:table-cell office:value-type="float" office:value="26894" table:style-name="ce1">
            <text:p>26894</text:p>
          </table:table-cell>
          <table:table-cell office:value-type="float" office:value="14.47" table:style-name="ce1">
            <text:p>14,47</text:p>
          </table:table-cell>
          <table:table-cell office:value-type="float" office:value="38213" table:style-name="ce1">
            <text:p>38213</text:p>
          </table:table-cell>
          <table:table-cell office:value-type="float" office:value="22368" table:style-name="ce1">
            <text:p>22368</text:p>
          </table:table-cell>
          <table:table-cell office:value-type="float" office:value="12.6" table:style-name="ce1">
            <text:p>12,6</text:p>
          </table:table-cell>
          <table:table-cell office:value-type="float" office:value="215262" table:style-name="ce1">
            <text:p>215262</text:p>
          </table:table-cell>
          <table:table-cell office:value-type="float" office:value="20130" table:style-name="ce1">
            <text:p>20130</text:p>
          </table:table-cell>
          <table:table-cell office:value-type="float" office:value="2.93" table:style-name="ce2">
            <text:p>2,93</text:p>
          </table:table-cell>
          <table:table-cell office:value-type="float" office:value="34094" table:style-name="ce2">
            <text:p>34094</text:p>
          </table:table-cell>
          <table:table-cell office:value-type="float" office:value="5433" table:style-name="ce2">
            <text:p>5433</text:p>
          </table:table-cell>
          <table:table-cell office:value-type="float" office:value="3.69" table:style-name="ce1">
            <text:p>3,69</text:p>
          </table:table-cell>
          <table:table-cell office:value-type="float" office:value="35472" table:style-name="ce1">
            <text:p>35472</text:p>
          </table:table-cell>
          <table:table-cell office:value-type="float" office:value="6330" table:style-name="ce1">
            <text:p>6330</text:p>
          </table:table-cell>
          <table:table-cell office:value-type="float" office:value="16.82" table:style-name="ce1">
            <text:p>16,82</text:p>
          </table:table-cell>
          <table:table-cell office:value-type="float" office:value="57939" table:style-name="ce1">
            <text:p>57939</text:p>
          </table:table-cell>
          <table:table-cell office:value-type="float" office:value="30415" table:style-name="ce1">
            <text:p>30415</text:p>
          </table:table-cell>
          <table:table-cell office:value-type="float" office:value="11.01" table:style-name="ce1">
            <text:p>11,01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360.87" table:style-name="ce3">
            <text:p>360,87</text:p>
          </table:table-cell>
          <table:table-cell office:value-type="float" office:value="44881938" table:style-name="ce3">
            <text:p>44881938</text:p>
          </table:table-cell>
          <table:table-cell office:value-type="float" office:value="456821" table:style-name="ce3">
            <text:p>456821</text:p>
          </table:table-cell>
          <table:table-cell office:value-type="float" office:value="40.75" table:style-name="ce1">
            <text:p>40,75</text:p>
          </table:table-cell>
          <table:table-cell office:value-type="float" office:value="552158" table:style-name="ce1">
            <text:p>552158</text:p>
          </table:table-cell>
          <table:table-cell office:value-type="float" office:value="60448" table:style-name="ce1">
            <text:p>60448</text:p>
          </table:table-cell>
          <table:table-cell office:value-type="float" office:value="2.93" table:formula="of:=MIN([.$B15];[.$E15];[.$H15];[.$K15];[.$N15];[.$Q15];[.$T15];[.$W15];[.$Z15];[.$AC15];[.$AF15];[.$AI15];[.$AL15];[.$AO15];[.$AR15])" table:style-name="ce1">
            <text:p>2,93</text:p>
          </table:table-cell>
          <table:table-cell office:value-type="float" office:value="34094" table:formula="of:=MIN([.$C15];[.$F15];[.$I15];[.$L15];[.$O15];[.$R15];[.$U15];[.$X15];[.$AA15];[.$AD15];[.$AG15];[.$AJ15];[.$AM15];[.$AP15];[.$AS15])" table:style-name="ce1">
            <text:p>34094</text:p>
          </table:table-cell>
          <table:table-cell office:value-type="float" office:value="5433" table:formula="of:=MIN([.$D15];[.$G15];[.$J15];[.$M15];[.$P15];[.$S15];[.$V15];[.$Y15];[.$AB15];[.$AE15];[.$AH15];[.$AK15];[.$AN15];[.$AQ15];[.$AT15])" table:style-name="ce1">
            <text:p>5433</text:p>
          </table:table-cell>
          <table:table-cell office:value-type="float" office:value="22.36" table:formula="of:=MEDIAN([.$B15];[.$E15];[.$H15];[.$K15];[.$N15];[.$Q15];[.$T15];[.$W15];[.$Z15];[.$AC15];[.$AF15];[.$AI15];[.$AL15];[.$AO15];[.$AR15])" table:style-name="ce1">
            <text:p>22,36</text:p>
          </table:table-cell>
          <table:table-cell office:value-type="float" office:value="257224" table:formula="of:=MEDIAN([.$C15];[.$F15];[.$I15];[.$L15];[.$O15];[.$R15];[.$U15];[.$X15];[.$AA15];[.$AD15];[.$AG15];[.$AJ15];[.$AM15];[.$AP15];[.$AS15])" table:style-name="ce1">
            <text:p>257224</text:p>
          </table:table-cell>
          <table:table-cell office:value-type="float" office:value="35694" table:formula="of:=MEDIAN([.$D15];[.$G15];[.$J15];[.$M15];[.$P15];[.$S15];[.$V15];[.$Y15];[.$AB15];[.$AE15];[.$AH15];[.$AK15];[.$AN15];[.$AQ15];[.$AT15])" table:style-name="ce1">
            <text:p>35694</text:p>
          </table:table-cell>
          <table:table-cell office:value-type="float" office:value="360.87" table:formula="of:=MAX([.$B15];[.$E15];[.$H15];[.$K15];[.$N15];[.$Q15];[.$T15];[.$W15];[.$Z15];[.$AC15];[.$AF15];[.$AI15];[.$AL15];[.$AO15];[.$AR15])" table:style-name="ce1">
            <text:p>360,87</text:p>
          </table:table-cell>
          <table:table-cell office:value-type="float" office:value="44881938" table:formula="of:=MAX([.$C15];[.$F15];[.$I15];[.$L15];[.$O15];[.$R15];[.$U15];[.$X15];[.$AA15];[.$AD15];[.$AG15];[.$AJ15];[.$AM15];[.$AP15];[.$AS15])" table:style-name="ce1">
            <text:p>44881938</text:p>
          </table:table-cell>
          <table:table-cell office:value-type="float" office:value="456821" table:formula="of:=MAX([.$D15];[.$G15];[.$J15];[.$M15];[.$P15];[.$S15];[.$V15];[.$Y15];[.$AB15];[.$AE15];[.$AH15];[.$AK15];[.$AN15];[.$AQ15];[.$AT15])" table:style-name="ce1">
            <text:p>45682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0_a30_c90_h15.lp</text:p>
          </table:table-cell>
          <table:table-cell office:value-type="float" office:value="0.39" table:style-name="ce1">
            <text:p>0,39</text:p>
          </table:table-cell>
          <table:table-cell office:value-type="float" office:value="15465" table:style-name="ce1">
            <text:p>15465</text:p>
          </table:table-cell>
          <table:table-cell office:value-type="float" office:value="472" table:style-name="ce1">
            <text:p>472</text:p>
          </table:table-cell>
          <table:table-cell office:value-type="float" office:value="0.23" table:style-name="ce2">
            <text:p>0,23</text:p>
          </table:table-cell>
          <table:table-cell office:value-type="float" office:value="3063" table:style-name="ce2">
            <text:p>3063</text:p>
          </table:table-cell>
          <table:table-cell office:value-type="float" office:value="273" table:style-name="ce2">
            <text:p>273</text:p>
          </table:table-cell>
          <table:table-cell office:value-type="float" office:value="11.35" table:style-name="ce1">
            <text:p>11,35</text:p>
          </table:table-cell>
          <table:table-cell office:value-type="float" office:value="401257" table:style-name="ce1">
            <text:p>401257</text:p>
          </table:table-cell>
          <table:table-cell office:value-type="float" office:value="16216" table:style-name="ce1">
            <text:p>16216</text:p>
          </table:table-cell>
          <table:table-cell office:value-type="float" office:value="0.65" table:style-name="ce1">
            <text:p>0,65</text:p>
          </table:table-cell>
          <table:table-cell office:value-type="float" office:value="12800" table:style-name="ce1">
            <text:p>12800</text:p>
          </table:table-cell>
          <table:table-cell office:value-type="float" office:value="1036" table:style-name="ce1">
            <text:p>1036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7227" table:style-name="ce1">
            <text:p>7227</text:p>
          </table:table-cell>
          <table:table-cell office:value-type="float" office:value="414" table:style-name="ce1">
            <text:p>414</text:p>
          </table:table-cell>
          <table:table-cell office:value-type="float" office:value="15.69" table:style-name="ce1">
            <text:p>15,69</text:p>
          </table:table-cell>
          <table:table-cell office:value-type="float" office:value="464226" table:style-name="ce1">
            <text:p>464226</text:p>
          </table:table-cell>
          <table:table-cell office:value-type="float" office:value="20316" table:style-name="ce1">
            <text:p>20316</text:p>
          </table:table-cell>
          <table:table-cell office:value-type="float" office:value="0.76" table:style-name="ce1">
            <text:p>0,76</text:p>
          </table:table-cell>
          <table:table-cell office:value-type="float" office:value="5551" table:style-name="ce1">
            <text:p>5551</text:p>
          </table:table-cell>
          <table:table-cell office:value-type="float" office:value="1126" table:style-name="ce1">
            <text:p>1126</text:p>
          </table:table-cell>
          <table:table-cell office:value-type="float" office:value="0.71" table:style-name="ce1">
            <text:p>0,71</text:p>
          </table:table-cell>
          <table:table-cell office:value-type="float" office:value="5154" table:style-name="ce1">
            <text:p>5154</text:p>
          </table:table-cell>
          <table:table-cell office:value-type="float" office:value="1025" table:style-name="ce1">
            <text:p>1025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178325" table:style-name="ce1">
            <text:p>178325</text:p>
          </table:table-cell>
          <table:table-cell office:value-type="float" office:value="6303" table:style-name="ce1">
            <text:p>6303</text:p>
          </table:table-cell>
          <table:table-cell office:value-type="float" office:value="0.47" table:style-name="ce1">
            <text:p>0,47</text:p>
          </table:table-cell>
          <table:table-cell office:value-type="float" office:value="9772" table:style-name="ce1">
            <text:p>9772</text:p>
          </table:table-cell>
          <table:table-cell office:value-type="float" office:value="791" table:style-name="ce1">
            <text:p>791</text:p>
          </table:table-cell>
          <table:table-cell office:value-type="float" office:value="0.61" table:style-name="ce1">
            <text:p>0,61</text:p>
          </table:table-cell>
          <table:table-cell office:value-type="float" office:value="9481" table:style-name="ce1">
            <text:p>9481</text:p>
          </table:table-cell>
          <table:table-cell office:value-type="float" office:value="938" table:style-name="ce1">
            <text:p>938</text:p>
          </table:table-cell>
          <table:table-cell office:value-type="float" office:value="1.7" table:style-name="ce1">
            <text:p>1,7</text:p>
          </table:table-cell>
          <table:table-cell office:value-type="float" office:value="12356" table:style-name="ce1">
            <text:p>12356</text:p>
          </table:table-cell>
          <table:table-cell office:value-type="float" office:value="3413" table:style-name="ce1">
            <text:p>3413</text:p>
          </table:table-cell>
          <table:table-cell office:value-type="float" office:value="15.42" table:style-name="ce1">
            <text:p>15,42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516.24" table:style-name="ce3">
            <text:p>516,24</text:p>
          </table:table-cell>
          <table:table-cell office:value-type="float" office:value="66033540" table:style-name="ce3">
            <text:p>66033540</text:p>
          </table:table-cell>
          <table:table-cell office:value-type="float" office:value="258744" table:style-name="ce3">
            <text:p>258744</text:p>
          </table:table-cell>
          <table:table-cell office:value-type="float" office:value="2.23" table:style-name="ce1">
            <text:p>2,23</text:p>
          </table:table-cell>
          <table:table-cell office:value-type="float" office:value="78413" table:style-name="ce1">
            <text:p>78413</text:p>
          </table:table-cell>
          <table:table-cell office:value-type="float" office:value="3029" table:style-name="ce1">
            <text:p>3029</text:p>
          </table:table-cell>
          <table:table-cell office:value-type="float" office:value="0.23" table:formula="of:=MIN([.$B16];[.$E16];[.$H16];[.$K16];[.$N16];[.$Q16];[.$T16];[.$W16];[.$Z16];[.$AC16];[.$AF16];[.$AI16];[.$AL16];[.$AO16];[.$AR16])" table:style-name="ce1">
            <text:p>0,23</text:p>
          </table:table-cell>
          <table:table-cell office:value-type="float" office:value="3063" table:formula="of:=MIN([.$C16];[.$F16];[.$I16];[.$L16];[.$O16];[.$R16];[.$U16];[.$X16];[.$AA16];[.$AD16];[.$AG16];[.$AJ16];[.$AM16];[.$AP16];[.$AS16])" table:style-name="ce1">
            <text:p>3063</text:p>
          </table:table-cell>
          <table:table-cell office:value-type="float" office:value="273" table:formula="of:=MIN([.$D16];[.$G16];[.$J16];[.$M16];[.$P16];[.$S16];[.$V16];[.$Y16];[.$AB16];[.$AE16];[.$AH16];[.$AK16];[.$AN16];[.$AQ16];[.$AT16])" table:style-name="ce1">
            <text:p>273</text:p>
          </table:table-cell>
          <table:table-cell office:value-type="float" office:value="0.76" table:formula="of:=MEDIAN([.$B16];[.$E16];[.$H16];[.$K16];[.$N16];[.$Q16];[.$T16];[.$W16];[.$Z16];[.$AC16];[.$AF16];[.$AI16];[.$AL16];[.$AO16];[.$AR16])" table:style-name="ce1">
            <text:p>0,76</text:p>
          </table:table-cell>
          <table:table-cell office:value-type="float" office:value="12800" table:formula="of:=MEDIAN([.$C16];[.$F16];[.$I16];[.$L16];[.$O16];[.$R16];[.$U16];[.$X16];[.$AA16];[.$AD16];[.$AG16];[.$AJ16];[.$AM16];[.$AP16];[.$AS16])" table:style-name="ce1">
            <text:p>12800</text:p>
          </table:table-cell>
          <table:table-cell office:value-type="float" office:value="1126" table:formula="of:=MEDIAN([.$D16];[.$G16];[.$J16];[.$M16];[.$P16];[.$S16];[.$V16];[.$Y16];[.$AB16];[.$AE16];[.$AH16];[.$AK16];[.$AN16];[.$AQ16];[.$AT16])" table:style-name="ce1">
            <text:p>1126</text:p>
          </table:table-cell>
          <table:table-cell office:value-type="float" office:value="516.24" table:formula="of:=MAX([.$B16];[.$E16];[.$H16];[.$K16];[.$N16];[.$Q16];[.$T16];[.$W16];[.$Z16];[.$AC16];[.$AF16];[.$AI16];[.$AL16];[.$AO16];[.$AR16])" table:style-name="ce1">
            <text:p>516,24</text:p>
          </table:table-cell>
          <table:table-cell office:value-type="float" office:value="66033540" table:formula="of:=MAX([.$C16];[.$F16];[.$I16];[.$L16];[.$O16];[.$R16];[.$U16];[.$X16];[.$AA16];[.$AD16];[.$AG16];[.$AJ16];[.$AM16];[.$AP16];[.$AS16])" table:style-name="ce1">
            <text:p>66033540</text:p>
          </table:table-cell>
          <table:table-cell office:value-type="float" office:value="258744" table:formula="of:=MAX([.$D16];[.$G16];[.$J16];[.$M16];[.$P16];[.$S16];[.$V16];[.$Y16];[.$AB16];[.$AE16];[.$AH16];[.$AK16];[.$AN16];[.$AQ16];[.$AT16])" table:style-name="ce1">
            <text:p>25874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0_a35_c75_h20.lp</text:p>
          </table:table-cell>
          <table:table-cell office:value-type="float" office:value="893.58" table:style-name="ce1">
            <text:p>893,58</text:p>
          </table:table-cell>
          <table:table-cell office:value-type="float" office:value="10120723" table:style-name="ce1">
            <text:p>10120723</text:p>
          </table:table-cell>
          <table:table-cell office:value-type="float" office:value="1135187" table:style-name="ce1">
            <text:p>1135187</text:p>
          </table:table-cell>
          <table:table-cell office:value-type="float" office:value="1004.53" table:style-name="ce1">
            <text:p>1004,53</text:p>
          </table:table-cell>
          <table:table-cell office:value-type="float" office:value="9664850" table:style-name="ce1">
            <text:p>9664850</text:p>
          </table:table-cell>
          <table:table-cell office:value-type="float" office:value="1203114" table:style-name="ce1">
            <text:p>1203114</text:p>
          </table:table-cell>
          <table:table-cell office:value-type="float" office:value="689.26" table:style-name="ce1">
            <text:p>689,26</text:p>
          </table:table-cell>
          <table:table-cell office:value-type="float" office:value="7363932" table:style-name="ce1">
            <text:p>7363932</text:p>
          </table:table-cell>
          <table:table-cell office:value-type="float" office:value="861862" table:style-name="ce1">
            <text:p>861862</text:p>
          </table:table-cell>
          <table:table-cell office:value-type="float" office:value="702.67" table:style-name="ce1">
            <text:p>702,67</text:p>
          </table:table-cell>
          <table:table-cell office:value-type="float" office:value="7081792" table:style-name="ce1">
            <text:p>7081792</text:p>
          </table:table-cell>
          <table:table-cell office:value-type="float" office:value="800385" table:style-name="ce1">
            <text:p>800385</text:p>
          </table:table-cell>
          <table:table-cell office:value-type="float" office:value="754.85" table:style-name="ce1">
            <text:p>754,85</text:p>
          </table:table-cell>
          <table:table-cell office:value-type="float" office:value="6972935" table:style-name="ce1">
            <text:p>6972935</text:p>
          </table:table-cell>
          <table:table-cell office:value-type="float" office:value="984363" table:style-name="ce1">
            <text:p>984363</text:p>
          </table:table-cell>
          <table:table-cell office:value-type="float" office:value="512.85" table:style-name="ce1">
            <text:p>512,85</text:p>
          </table:table-cell>
          <table:table-cell office:value-type="float" office:value="5787308" table:style-name="ce1">
            <text:p>5787308</text:p>
          </table:table-cell>
          <table:table-cell office:value-type="float" office:value="648386" table:style-name="ce1">
            <text:p>648386</text:p>
          </table:table-cell>
          <table:table-cell office:value-type="float" office:value="99.71" table:style-name="ce1">
            <text:p>99,71</text:p>
          </table:table-cell>
          <table:table-cell office:value-type="float" office:value="227498" table:style-name="ce1">
            <text:p>227498</text:p>
          </table:table-cell>
          <table:table-cell office:value-type="float" office:value="123317" table:style-name="ce1">
            <text:p>123317</text:p>
          </table:table-cell>
          <table:table-cell office:value-type="float" office:value="223.21" table:style-name="ce1">
            <text:p>223,21</text:p>
          </table:table-cell>
          <table:table-cell office:value-type="float" office:value="430780" table:style-name="ce1">
            <text:p>430780</text:p>
          </table:table-cell>
          <table:table-cell office:value-type="float" office:value="260081" table:style-name="ce1">
            <text:p>260081</text:p>
          </table:table-cell>
          <table:table-cell office:value-type="float" office:value="1162.48" table:style-name="ce1">
            <text:p>1162,48</text:p>
          </table:table-cell>
          <table:table-cell office:value-type="float" office:value="11773811" table:style-name="ce1">
            <text:p>11773811</text:p>
          </table:table-cell>
          <table:table-cell office:value-type="float" office:value="1458388" table:style-name="ce1">
            <text:p>1458388</text:p>
          </table:table-cell>
          <table:table-cell office:value-type="float" office:value="5.65" table:style-name="ce1">
            <text:p>5,65</text:p>
          </table:table-cell>
          <table:table-cell office:value-type="float" office:value="71694" table:style-name="ce1">
            <text:p>71694</text:p>
          </table:table-cell>
          <table:table-cell office:value-type="float" office:value="8205" table:style-name="ce1">
            <text:p>8205</text:p>
          </table:table-cell>
          <table:table-cell office:value-type="float" office:value="4.9800000000000004" table:style-name="ce2">
            <text:p>4,98</text:p>
          </table:table-cell>
          <table:table-cell office:value-type="float" office:value="68266" table:style-name="ce2">
            <text:p>68266</text:p>
          </table:table-cell>
          <table:table-cell office:value-type="float" office:value="6693" table:style-name="ce2">
            <text:p>6693</text:p>
          </table:table-cell>
          <table:table-cell office:value-type="float" office:value="278.51" table:style-name="ce1">
            <text:p>278,51</text:p>
          </table:table-cell>
          <table:table-cell office:value-type="float" office:value="973003" table:style-name="ce1">
            <text:p>973003</text:p>
          </table:table-cell>
          <table:table-cell office:value-type="float" office:value="442476" table:style-name="ce1">
            <text:p>442476</text:p>
          </table:table-cell>
          <table:table-cell office:value-type="float" office:value="938.18" table:style-name="ce1">
            <text:p>938,18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1633.75" table:style-name="ce3">
            <text:p>1633,75</text:p>
          </table:table-cell>
          <table:table-cell office:value-type="float" office:value="72313346" table:style-name="ce3">
            <text:p>72313346</text:p>
          </table:table-cell>
          <table:table-cell office:value-type="float" office:value="1636753" table:style-name="ce3">
            <text:p>1636753</text:p>
          </table:table-cell>
          <table:table-cell office:value-type="float" office:value="701.34" table:style-name="ce1">
            <text:p>701,34</text:p>
          </table:table-cell>
          <table:table-cell office:value-type="float" office:value="7812220" table:style-name="ce1">
            <text:p>7812220</text:p>
          </table:table-cell>
          <table:table-cell office:value-type="float" office:value="872622" table:style-name="ce1">
            <text:p>872622</text:p>
          </table:table-cell>
          <table:table-cell office:value-type="float" office:value="4.9800000000000004" table:formula="of:=MIN([.$B17];[.$E17];[.$H17];[.$K17];[.$N17];[.$Q17];[.$T17];[.$W17];[.$Z17];[.$AC17];[.$AF17];[.$AI17];[.$AL17];[.$AO17];[.$AR17])" table:style-name="ce1">
            <text:p>4,98</text:p>
          </table:table-cell>
          <table:table-cell office:value-type="float" office:value="68266" table:formula="of:=MIN([.$C17];[.$F17];[.$I17];[.$L17];[.$O17];[.$R17];[.$U17];[.$X17];[.$AA17];[.$AD17];[.$AG17];[.$AJ17];[.$AM17];[.$AP17];[.$AS17])" table:style-name="ce1">
            <text:p>68266</text:p>
          </table:table-cell>
          <table:table-cell office:value-type="float" office:value="6693" table:formula="of:=MIN([.$D17];[.$G17];[.$J17];[.$M17];[.$P17];[.$S17];[.$V17];[.$Y17];[.$AB17];[.$AE17];[.$AH17];[.$AK17];[.$AN17];[.$AQ17];[.$AT17])" table:style-name="ce1">
            <text:p>6693</text:p>
          </table:table-cell>
          <table:table-cell office:value-type="float" office:value="701.34" table:formula="of:=MEDIAN([.$B17];[.$E17];[.$H17];[.$K17];[.$N17];[.$Q17];[.$T17];[.$W17];[.$Z17];[.$AC17];[.$AF17];[.$AI17];[.$AL17];[.$AO17];[.$AR17])" table:style-name="ce1">
            <text:p>701,34</text:p>
          </table:table-cell>
          <table:table-cell office:value-type="float" office:value="6972935" table:formula="of:=MEDIAN([.$C17];[.$F17];[.$I17];[.$L17];[.$O17];[.$R17];[.$U17];[.$X17];[.$AA17];[.$AD17];[.$AG17];[.$AJ17];[.$AM17];[.$AP17];[.$AS17])" table:style-name="ce1">
            <text:p>6972935</text:p>
          </table:table-cell>
          <table:table-cell office:value-type="float" office:value="800385" table:formula="of:=MEDIAN([.$D17];[.$G17];[.$J17];[.$M17];[.$P17];[.$S17];[.$V17];[.$Y17];[.$AB17];[.$AE17];[.$AH17];[.$AK17];[.$AN17];[.$AQ17];[.$AT17])" table:style-name="ce1">
            <text:p>800385</text:p>
          </table:table-cell>
          <table:table-cell office:value-type="float" office:value="1633.75" table:formula="of:=MAX([.$B17];[.$E17];[.$H17];[.$K17];[.$N17];[.$Q17];[.$T17];[.$W17];[.$Z17];[.$AC17];[.$AF17];[.$AI17];[.$AL17];[.$AO17];[.$AR17])" table:style-name="ce1">
            <text:p>1633,75</text:p>
          </table:table-cell>
          <table:table-cell office:value-type="float" office:value="72313346" table:formula="of:=MAX([.$C17];[.$F17];[.$I17];[.$L17];[.$O17];[.$R17];[.$U17];[.$X17];[.$AA17];[.$AD17];[.$AG17];[.$AJ17];[.$AM17];[.$AP17];[.$AS17])" table:style-name="ce1">
            <text:p>72313346</text:p>
          </table:table-cell>
          <table:table-cell office:value-type="float" office:value="1636753" table:formula="of:=MAX([.$D17];[.$G17];[.$J17];[.$M17];[.$P17];[.$S17];[.$V17];[.$Y17];[.$AB17];[.$AE17];[.$AH17];[.$AK17];[.$AN17];[.$AQ17];[.$AT17])" table:style-name="ce1">
            <text:p>163675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5_a20_c90_h21.lp</text:p>
          </table:table-cell>
          <table:table-cell office:value-type="float" office:value="0.13" table:style-name="ce1">
            <text:p>0,13</text:p>
          </table:table-cell>
          <table:table-cell office:value-type="float" office:value="22657" table:style-name="ce1">
            <text:p>22657</text:p>
          </table:table-cell>
          <table:table-cell office:value-type="float" office:value="42" table:style-name="ce1">
            <text:p>42</text:p>
          </table:table-cell>
          <table:table-cell office:value-type="float" office:value="0.09" table:style-name="ce2">
            <text:p>0,09</text:p>
          </table:table-cell>
          <table:table-cell office:value-type="float" office:value="1185" table:style-name="ce1">
            <text:p>1185</text:p>
          </table:table-cell>
          <table:table-cell office:value-type="float" office:value="45" table:style-name="ce1">
            <text:p>45</text:p>
          </table:table-cell>
          <table:table-cell office:value-type="float" office:value="0.13" table:style-name="ce1">
            <text:p>0,13</text:p>
          </table:table-cell>
          <table:table-cell office:value-type="float" office:value="4767" table:style-name="ce1">
            <text:p>4767</text:p>
          </table:table-cell>
          <table:table-cell office:value-type="float" office:value="32" table:style-name="ce2">
            <text:p>32</text:p>
          </table:table-cell>
          <table:table-cell office:value-type="float" office:value="0.1" table:style-name="ce1">
            <text:p>0,1</text:p>
          </table:table-cell>
          <table:table-cell office:value-type="float" office:value="1086" table:style-name="ce2">
            <text:p>1086</text:p>
          </table:table-cell>
          <table:table-cell office:value-type="float" office:value="90" table:style-name="ce1">
            <text:p>90</text:p>
          </table:table-cell>
          <table:table-cell office:value-type="float" office:value="0.65" table:style-name="ce1">
            <text:p>0,65</text:p>
          </table:table-cell>
          <table:table-cell office:value-type="float" office:value="11772" table:style-name="ce1">
            <text:p>11772</text:p>
          </table:table-cell>
          <table:table-cell office:value-type="float" office:value="193" table:style-name="ce1">
            <text:p>193</text:p>
          </table:table-cell>
          <table:table-cell office:value-type="float" office:value="0.15" table:style-name="ce1">
            <text:p>0,15</text:p>
          </table:table-cell>
          <table:table-cell office:value-type="float" office:value="8556" table:style-name="ce1">
            <text:p>8556</text:p>
          </table:table-cell>
          <table:table-cell office:value-type="float" office:value="114" table:style-name="ce1">
            <text:p>114</text:p>
          </table:table-cell>
          <table:table-cell office:value-type="float" office:value="0.33" table:style-name="ce1">
            <text:p>0,33</text:p>
          </table:table-cell>
          <table:table-cell office:value-type="float" office:value="2567" table:style-name="ce1">
            <text:p>2567</text:p>
          </table:table-cell>
          <table:table-cell office:value-type="float" office:value="153" table:style-name="ce1">
            <text:p>153</text:p>
          </table:table-cell>
          <table:table-cell office:value-type="float" office:value="0.24" table:style-name="ce1">
            <text:p>0,24</text:p>
          </table:table-cell>
          <table:table-cell office:value-type="float" office:value="2157" table:style-name="ce1">
            <text:p>2157</text:p>
          </table:table-cell>
          <table:table-cell office:value-type="float" office:value="162" table:style-name="ce1">
            <text:p>162</text:p>
          </table:table-cell>
          <table:table-cell office:value-type="float" office:value="1.03" table:style-name="ce1">
            <text:p>1,03</text:p>
          </table:table-cell>
          <table:table-cell office:value-type="float" office:value="36147" table:style-name="ce1">
            <text:p>36147</text:p>
          </table:table-cell>
          <table:table-cell office:value-type="float" office:value="295" table:style-name="ce3">
            <text:p>295</text:p>
          </table:table-cell>
          <table:table-cell office:value-type="float" office:value="0.46" table:style-name="ce1">
            <text:p>0,46</text:p>
          </table:table-cell>
          <table:table-cell office:value-type="float" office:value="6556" table:style-name="ce1">
            <text:p>6556</text:p>
          </table:table-cell>
          <table:table-cell office:value-type="float" office:value="159" table:style-name="ce1">
            <text:p>159</text:p>
          </table:table-cell>
          <table:table-cell office:value-type="float" office:value="0.46" table:style-name="ce1">
            <text:p>0,46</text:p>
          </table:table-cell>
          <table:table-cell office:value-type="float" office:value="9190" table:style-name="ce1">
            <text:p>9190</text:p>
          </table:table-cell>
          <table:table-cell office:value-type="float" office:value="141" table:style-name="ce1">
            <text:p>14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504" table:style-name="ce1">
            <text:p>2504</text:p>
          </table:table-cell>
          <table:table-cell office:value-type="float" office:value="263" table:style-name="ce1">
            <text:p>263</text:p>
          </table:table-cell>
          <table:table-cell office:value-type="float" office:value="2.33" table:style-name="ce1">
            <text:p>2,33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3.46" table:style-name="ce3">
            <text:p>3,46</text:p>
          </table:table-cell>
          <table:table-cell office:value-type="float" office:value="132590" table:style-name="ce3">
            <text:p>132590</text:p>
          </table:table-cell>
          <table:table-cell office:value-type="float" office:value="190" table:style-name="ce1">
            <text:p>190</text:p>
          </table:table-cell>
          <table:table-cell office:value-type="float" office:value="0.77" table:style-name="ce1">
            <text:p>0,77</text:p>
          </table:table-cell>
          <table:table-cell office:value-type="float" office:value="15586" table:style-name="ce1">
            <text:p>15586</text:p>
          </table:table-cell>
          <table:table-cell office:value-type="float" office:value="179" table:style-name="ce1">
            <text:p>179</text:p>
          </table:table-cell>
          <table:table-cell office:value-type="float" office:value="0.09" table:formula="of:=MIN([.$B18];[.$E18];[.$H18];[.$K18];[.$N18];[.$Q18];[.$T18];[.$W18];[.$Z18];[.$AC18];[.$AF18];[.$AI18];[.$AL18];[.$AO18];[.$AR18])" table:style-name="ce1">
            <text:p>0,09</text:p>
          </table:table-cell>
          <table:table-cell office:value-type="float" office:value="1086" table:formula="of:=MIN([.$C18];[.$F18];[.$I18];[.$L18];[.$O18];[.$R18];[.$U18];[.$X18];[.$AA18];[.$AD18];[.$AG18];[.$AJ18];[.$AM18];[.$AP18];[.$AS18])" table:style-name="ce1">
            <text:p>1086</text:p>
          </table:table-cell>
          <table:table-cell office:value-type="float" office:value="32" table:formula="of:=MIN([.$D18];[.$G18];[.$J18];[.$M18];[.$P18];[.$S18];[.$V18];[.$Y18];[.$AB18];[.$AE18];[.$AH18];[.$AK18];[.$AN18];[.$AQ18];[.$AT18])" table:style-name="ce1">
            <text:p>32</text:p>
          </table:table-cell>
          <table:table-cell office:value-type="float" office:value="0.33" table:formula="of:=MEDIAN([.$B18];[.$E18];[.$H18];[.$K18];[.$N18];[.$Q18];[.$T18];[.$W18];[.$Z18];[.$AC18];[.$AF18];[.$AI18];[.$AL18];[.$AO18];[.$AR18])" table:style-name="ce1">
            <text:p>0,33</text:p>
          </table:table-cell>
          <table:table-cell office:value-type="float" office:value="8556" table:formula="of:=MEDIAN([.$C18];[.$F18];[.$I18];[.$L18];[.$O18];[.$R18];[.$U18];[.$X18];[.$AA18];[.$AD18];[.$AG18];[.$AJ18];[.$AM18];[.$AP18];[.$AS18])" table:style-name="ce1">
            <text:p>8556</text:p>
          </table:table-cell>
          <table:table-cell office:value-type="float" office:value="159" table:formula="of:=MEDIAN([.$D18];[.$G18];[.$J18];[.$M18];[.$P18];[.$S18];[.$V18];[.$Y18];[.$AB18];[.$AE18];[.$AH18];[.$AK18];[.$AN18];[.$AQ18];[.$AT18])" table:style-name="ce1">
            <text:p>159</text:p>
          </table:table-cell>
          <table:table-cell office:value-type="float" office:value="3.46" table:formula="of:=MAX([.$B18];[.$E18];[.$H18];[.$K18];[.$N18];[.$Q18];[.$T18];[.$W18];[.$Z18];[.$AC18];[.$AF18];[.$AI18];[.$AL18];[.$AO18];[.$AR18])" table:style-name="ce1">
            <text:p>3,46</text:p>
          </table:table-cell>
          <table:table-cell office:value-type="float" office:value="132590" table:formula="of:=MAX([.$C18];[.$F18];[.$I18];[.$L18];[.$O18];[.$R18];[.$U18];[.$X18];[.$AA18];[.$AD18];[.$AG18];[.$AJ18];[.$AM18];[.$AP18];[.$AS18])" table:style-name="ce1">
            <text:p>132590</text:p>
          </table:table-cell>
          <table:table-cell office:value-type="float" office:value="295" table:formula="of:=MAX([.$D18];[.$G18];[.$J18];[.$M18];[.$P18];[.$S18];[.$V18];[.$Y18];[.$AB18];[.$AE18];[.$AH18];[.$AK18];[.$AN18];[.$AQ18];[.$AT18])" table:style-name="ce1">
            <text:p>29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5_a25_c90_h24.lp</text:p>
          </table:table-cell>
          <table:table-cell office:value-type="float" office:value="0.18" table:style-name="ce1">
            <text:p>0,18</text:p>
          </table:table-cell>
          <table:table-cell office:value-type="float" office:value="33319" table:style-name="ce1">
            <text:p>33319</text:p>
          </table:table-cell>
          <table:table-cell office:value-type="float" office:value="55" table:style-name="ce1">
            <text:p>55</text:p>
          </table:table-cell>
          <table:table-cell office:value-type="float" office:value="0.15" table:style-name="ce1">
            <text:p>0,15</text:p>
          </table:table-cell>
          <table:table-cell office:value-type="float" office:value="2577" table:style-name="ce1">
            <text:p>2577</text:p>
          </table:table-cell>
          <table:table-cell office:value-type="float" office:value="53" table:style-name="ce2">
            <text:p>53</text:p>
          </table:table-cell>
          <table:table-cell office:value-type="float" office:value="0.26" table:style-name="ce1">
            <text:p>0,26</text:p>
          </table:table-cell>
          <table:table-cell office:value-type="float" office:value="14352" table:style-name="ce1">
            <text:p>14352</text:p>
          </table:table-cell>
          <table:table-cell office:value-type="float" office:value="105" table:style-name="ce1">
            <text:p>105</text:p>
          </table:table-cell>
          <table:table-cell office:value-type="float" office:value="0.18" table:style-name="ce1">
            <text:p>0,18</text:p>
          </table:table-cell>
          <table:table-cell office:value-type="float" office:value="2078" table:style-name="ce2">
            <text:p>2078</text:p>
          </table:table-cell>
          <table:table-cell office:value-type="float" office:value="118" table:style-name="ce1">
            <text:p>118</text:p>
          </table:table-cell>
          <table:table-cell office:value-type="float" office:value="1.06" table:style-name="ce1">
            <text:p>1,06</text:p>
          </table:table-cell>
          <table:table-cell office:value-type="float" office:value="18065" table:style-name="ce1">
            <text:p>18065</text:p>
          </table:table-cell>
          <table:table-cell office:value-type="float" office:value="189" table:style-name="ce1">
            <text:p>189</text:p>
          </table:table-cell>
          <table:table-cell office:value-type="float" office:value="0.13" table:style-name="ce2">
            <text:p>0,13</text:p>
          </table:table-cell>
          <table:table-cell office:value-type="float" office:value="8031" table:style-name="ce1">
            <text:p>8031</text:p>
          </table:table-cell>
          <table:table-cell office:value-type="float" office:value="68" table:style-name="ce1">
            <text:p>68</text:p>
          </table:table-cell>
          <table:table-cell office:value-type="float" office:value="0.7" table:style-name="ce1">
            <text:p>0,7</text:p>
          </table:table-cell>
          <table:table-cell office:value-type="float" office:value="5379" table:style-name="ce1">
            <text:p>5379</text:p>
          </table:table-cell>
          <table:table-cell office:value-type="float" office:value="272" table:style-name="ce1">
            <text:p>272</text:p>
          </table:table-cell>
          <table:table-cell office:value-type="float" office:value="0.79" table:style-name="ce1">
            <text:p>0,79</text:p>
          </table:table-cell>
          <table:table-cell office:value-type="float" office:value="7102" table:style-name="ce1">
            <text:p>7102</text:p>
          </table:table-cell>
          <table:table-cell office:value-type="float" office:value="338" table:style-name="ce1">
            <text:p>338</text:p>
          </table:table-cell>
          <table:table-cell office:value-type="float" office:value="1.35" table:style-name="ce1">
            <text:p>1,35</text:p>
          </table:table-cell>
          <table:table-cell office:value-type="float" office:value="43655" table:style-name="ce1">
            <text:p>43655</text:p>
          </table:table-cell>
          <table:table-cell office:value-type="float" office:value="273" table:style-name="ce1">
            <text:p>273</text:p>
          </table:table-cell>
          <table:table-cell office:value-type="float" office:value="0.75" table:style-name="ce1">
            <text:p>0,75</text:p>
          </table:table-cell>
          <table:table-cell office:value-type="float" office:value="13078" table:style-name="ce1">
            <text:p>13078</text:p>
          </table:table-cell>
          <table:table-cell office:value-type="float" office:value="217" table:style-name="ce1">
            <text:p>217</text:p>
          </table:table-cell>
          <table:table-cell office:value-type="float" office:value="1.05" table:style-name="ce1">
            <text:p>1,05</text:p>
          </table:table-cell>
          <table:table-cell office:value-type="float" office:value="16689" table:style-name="ce1">
            <text:p>16689</text:p>
          </table:table-cell>
          <table:table-cell office:value-type="float" office:value="248" table:style-name="ce1">
            <text:p>24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5159" table:style-name="ce1">
            <text:p>5159</text:p>
          </table:table-cell>
          <table:table-cell office:value-type="float" office:value="360" table:style-name="ce1">
            <text:p>360</text:p>
          </table:table-cell>
          <table:table-cell office:value-type="float" office:value="2.62" table:style-name="ce1">
            <text:p>2,62</text:p>
          </table:table-cell>
          <table:table-cell office:value-type="float" office:value="49388" table:style-name="ce1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774.39" table:style-name="ce3">
            <text:p>774,39</text:p>
          </table:table-cell>
          <table:table-cell office:value-type="float" office:value="78322103" table:style-name="ce3">
            <text:p>78322103</text:p>
          </table:table-cell>
          <table:table-cell office:value-type="float" office:value="683637" table:style-name="ce3">
            <text:p>683637</text:p>
          </table:table-cell>
          <table:table-cell office:value-type="float" office:value="1.03" table:style-name="ce1">
            <text:p>1,03</text:p>
          </table:table-cell>
          <table:table-cell office:value-type="float" office:value="18754" table:style-name="ce1">
            <text:p>18754</text:p>
          </table:table-cell>
          <table:table-cell office:value-type="float" office:value="175" table:style-name="ce1">
            <text:p>175</text:p>
          </table:table-cell>
          <table:table-cell office:value-type="float" office:value="0.13" table:formula="of:=MIN([.$B19];[.$E19];[.$H19];[.$K19];[.$N19];[.$Q19];[.$T19];[.$W19];[.$Z19];[.$AC19];[.$AF19];[.$AI19];[.$AL19];[.$AO19];[.$AR19])" table:style-name="ce1">
            <text:p>0,13</text:p>
          </table:table-cell>
          <table:table-cell office:value-type="float" office:value="2078" table:formula="of:=MIN([.$C19];[.$F19];[.$I19];[.$L19];[.$O19];[.$R19];[.$U19];[.$X19];[.$AA19];[.$AD19];[.$AG19];[.$AJ19];[.$AM19];[.$AP19];[.$AS19])" table:style-name="ce1">
            <text:p>2078</text:p>
          </table:table-cell>
          <table:table-cell office:value-type="float" office:value="53" table:formula="of:=MIN([.$D19];[.$G19];[.$J19];[.$M19];[.$P19];[.$S19];[.$V19];[.$Y19];[.$AB19];[.$AE19];[.$AH19];[.$AK19];[.$AN19];[.$AQ19];[.$AT19])" table:style-name="ce1">
            <text:p>53</text:p>
          </table:table-cell>
          <table:table-cell office:value-type="float" office:value="0.75" table:formula="of:=MEDIAN([.$B19];[.$E19];[.$H19];[.$K19];[.$N19];[.$Q19];[.$T19];[.$W19];[.$Z19];[.$AC19];[.$AF19];[.$AI19];[.$AL19];[.$AO19];[.$AR19])" table:style-name="ce1">
            <text:p>0,75</text:p>
          </table:table-cell>
          <table:table-cell office:value-type="float" office:value="14352" table:formula="of:=MEDIAN([.$C19];[.$F19];[.$I19];[.$L19];[.$O19];[.$R19];[.$U19];[.$X19];[.$AA19];[.$AD19];[.$AG19];[.$AJ19];[.$AM19];[.$AP19];[.$AS19])" table:style-name="ce1">
            <text:p>14352</text:p>
          </table:table-cell>
          <table:table-cell office:value-type="float" office:value="217" table:formula="of:=MEDIAN([.$D19];[.$G19];[.$J19];[.$M19];[.$P19];[.$S19];[.$V19];[.$Y19];[.$AB19];[.$AE19];[.$AH19];[.$AK19];[.$AN19];[.$AQ19];[.$AT19])" table:style-name="ce1">
            <text:p>217</text:p>
          </table:table-cell>
          <table:table-cell office:value-type="float" office:value="774.39" table:formula="of:=MAX([.$B19];[.$E19];[.$H19];[.$K19];[.$N19];[.$Q19];[.$T19];[.$W19];[.$Z19];[.$AC19];[.$AF19];[.$AI19];[.$AL19];[.$AO19];[.$AR19])" table:style-name="ce1">
            <text:p>774,39</text:p>
          </table:table-cell>
          <table:table-cell office:value-type="float" office:value="78322103" table:formula="of:=MAX([.$C19];[.$F19];[.$I19];[.$L19];[.$O19];[.$R19];[.$U19];[.$X19];[.$AA19];[.$AD19];[.$AG19];[.$AJ19];[.$AM19];[.$AP19];[.$AS19])" table:style-name="ce1">
            <text:p>78322103</text:p>
          </table:table-cell>
          <table:table-cell office:value-type="float" office:value="683637" table:formula="of:=MAX([.$D19];[.$G19];[.$J19];[.$M19];[.$P19];[.$S19];[.$V19];[.$Y19];[.$AB19];[.$AE19];[.$AH19];[.$AK19];[.$AN19];[.$AQ19];[.$AT19])" table:style-name="ce1">
            <text:p>68363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15_a30_c90_h23.lp</text:p>
          </table:table-cell>
          <table:table-cell office:value-type="float" office:value="0.16" table:style-name="ce2">
            <text:p>0,16</text:p>
          </table:table-cell>
          <table:table-cell office:value-type="float" office:value="29035" table:style-name="ce1">
            <text:p>29035</text:p>
          </table:table-cell>
          <table:table-cell office:value-type="float" office:value="55" table:style-name="ce2">
            <text:p>55</text:p>
          </table:table-cell>
          <table:table-cell office:value-type="float" office:value="0.16" table:style-name="ce2">
            <text:p>0,16</text:p>
          </table:table-cell>
          <table:table-cell office:value-type="float" office:value="2985" table:style-name="ce1">
            <text:p>2985</text:p>
          </table:table-cell>
          <table:table-cell office:value-type="float" office:value="71" table:style-name="ce1">
            <text:p>71</text:p>
          </table:table-cell>
          <table:table-cell office:value-type="float" office:value="0.39" table:style-name="ce1">
            <text:p>0,39</text:p>
          </table:table-cell>
          <table:table-cell office:value-type="float" office:value="22600" table:style-name="ce1">
            <text:p>22600</text:p>
          </table:table-cell>
          <table:table-cell office:value-type="float" office:value="63" table:style-name="ce1">
            <text:p>63</text:p>
          </table:table-cell>
          <table:table-cell office:value-type="float" office:value="0.18" table:style-name="ce1">
            <text:p>0,18</text:p>
          </table:table-cell>
          <table:table-cell office:value-type="float" office:value="2075" table:style-name="ce2">
            <text:p>2075</text:p>
          </table:table-cell>
          <table:table-cell office:value-type="float" office:value="150" table:style-name="ce1">
            <text:p>150</text:p>
          </table:table-cell>
          <table:table-cell office:value-type="float" office:value="1.36" table:style-name="ce1">
            <text:p>1,36</text:p>
          </table:table-cell>
          <table:table-cell office:value-type="float" office:value="24963" table:style-name="ce1">
            <text:p>24963</text:p>
          </table:table-cell>
          <table:table-cell office:value-type="float" office:value="211" table:style-name="ce1">
            <text:p>211</text:p>
          </table:table-cell>
          <table:table-cell office:value-type="float" office:value="0.26" table:style-name="ce1">
            <text:p>0,26</text:p>
          </table:table-cell>
          <table:table-cell office:value-type="float" office:value="6004" table:style-name="ce1">
            <text:p>6004</text:p>
          </table:table-cell>
          <table:table-cell office:value-type="float" office:value="149" table:style-name="ce1">
            <text:p>149</text:p>
          </table:table-cell>
          <table:table-cell office:value-type="float" office:value="1.5" table:style-name="ce1">
            <text:p>1,5</text:p>
          </table:table-cell>
          <table:table-cell office:value-type="float" office:value="12456" table:style-name="ce1">
            <text:p>12456</text:p>
          </table:table-cell>
          <table:table-cell office:value-type="float" office:value="483" table:style-name="ce1">
            <text:p>48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0318" table:style-name="ce1">
            <text:p>20318</text:p>
          </table:table-cell>
          <table:table-cell office:value-type="float" office:value="653" table:style-name="ce1">
            <text:p>653</text:p>
          </table:table-cell>
          <table:table-cell office:value-type="float" office:value="1.7" table:style-name="ce1">
            <text:p>1,7</text:p>
          </table:table-cell>
          <table:table-cell office:value-type="float" office:value="41592" table:style-name="ce1">
            <text:p>41592</text:p>
          </table:table-cell>
          <table:table-cell office:value-type="float" office:value="240" table:style-name="ce1">
            <text:p>240</text:p>
          </table:table-cell>
          <table:table-cell office:value-type="float" office:value="2.66" table:style-name="ce1">
            <text:p>2,66</text:p>
          </table:table-cell>
          <table:table-cell office:value-type="float" office:value="48940" table:style-name="ce1">
            <text:p>48940</text:p>
          </table:table-cell>
          <table:table-cell office:value-type="float" office:value="368" table:style-name="ce1">
            <text:p>368</text:p>
          </table:table-cell>
          <table:table-cell office:value-type="float" office:value="1.57" table:style-name="ce1">
            <text:p>1,57</text:p>
          </table:table-cell>
          <table:table-cell office:value-type="float" office:value="39841" table:style-name="ce1">
            <text:p>39841</text:p>
          </table:table-cell>
          <table:table-cell office:value-type="float" office:value="370" table:style-name="ce1">
            <text:p>370</text:p>
          </table:table-cell>
          <table:table-cell office:value-type="float" office:value="0.45" table:style-name="ce1">
            <text:p>0,45</text:p>
          </table:table-cell>
          <table:table-cell office:value-type="float" office:value="3499" table:style-name="ce1">
            <text:p>3499</text:p>
          </table:table-cell>
          <table:table-cell office:value-type="float" office:value="357" table:style-name="ce1">
            <text:p>357</text:p>
          </table:table-cell>
          <table:table-cell office:value-type="float" office:value="2.9" table:style-name="ce1">
            <text:p>2,9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768.68" table:style-name="ce3">
            <text:p>768,68</text:p>
          </table:table-cell>
          <table:table-cell office:value-type="float" office:value="100344741" table:style-name="ce3">
            <text:p>100344741</text:p>
          </table:table-cell>
          <table:table-cell office:value-type="float" office:value="632160" table:style-name="ce3">
            <text:p>632160</text:p>
          </table:table-cell>
          <table:table-cell office:value-type="float" office:value="1.2" table:style-name="ce1">
            <text:p>1,2</text:p>
          </table:table-cell>
          <table:table-cell office:value-type="float" office:value="24658" table:style-name="ce1">
            <text:p>24658</text:p>
          </table:table-cell>
          <table:table-cell office:value-type="float" office:value="260" table:style-name="ce1">
            <text:p>260</text:p>
          </table:table-cell>
          <table:table-cell office:value-type="float" office:value="0.16" table:formula="of:=MIN([.$B20];[.$E20];[.$H20];[.$K20];[.$N20];[.$Q20];[.$T20];[.$W20];[.$Z20];[.$AC20];[.$AF20];[.$AI20];[.$AL20];[.$AO20];[.$AR20])" table:style-name="ce1">
            <text:p>0,16</text:p>
          </table:table-cell>
          <table:table-cell office:value-type="float" office:value="2075" table:formula="of:=MIN([.$C20];[.$F20];[.$I20];[.$L20];[.$O20];[.$R20];[.$U20];[.$X20];[.$AA20];[.$AD20];[.$AG20];[.$AJ20];[.$AM20];[.$AP20];[.$AS20])" table:style-name="ce1">
            <text:p>2075</text:p>
          </table:table-cell>
          <table:table-cell office:value-type="float" office:value="55" table:formula="of:=MIN([.$D20];[.$G20];[.$J20];[.$M20];[.$P20];[.$S20];[.$V20];[.$Y20];[.$AB20];[.$AE20];[.$AH20];[.$AK20];[.$AN20];[.$AQ20];[.$AT20])" table:style-name="ce1">
            <text:p>55</text:p>
          </table:table-cell>
          <table:table-cell office:value-type="float" office:value="1.36" table:formula="of:=MEDIAN([.$B20];[.$E20];[.$H20];[.$K20];[.$N20];[.$Q20];[.$T20];[.$W20];[.$Z20];[.$AC20];[.$AF20];[.$AI20];[.$AL20];[.$AO20];[.$AR20])" table:style-name="ce1">
            <text:p>1,36</text:p>
          </table:table-cell>
          <table:table-cell office:value-type="float" office:value="24658" table:formula="of:=MEDIAN([.$C20];[.$F20];[.$I20];[.$L20];[.$O20];[.$R20];[.$U20];[.$X20];[.$AA20];[.$AD20];[.$AG20];[.$AJ20];[.$AM20];[.$AP20];[.$AS20])" table:style-name="ce1">
            <text:p>24658</text:p>
          </table:table-cell>
          <table:table-cell office:value-type="float" office:value="240" table:formula="of:=MEDIAN([.$D20];[.$G20];[.$J20];[.$M20];[.$P20];[.$S20];[.$V20];[.$Y20];[.$AB20];[.$AE20];[.$AH20];[.$AK20];[.$AN20];[.$AQ20];[.$AT20])" table:style-name="ce1">
            <text:p>240</text:p>
          </table:table-cell>
          <table:table-cell office:value-type="float" office:value="768.68" table:formula="of:=MAX([.$B20];[.$E20];[.$H20];[.$K20];[.$N20];[.$Q20];[.$T20];[.$W20];[.$Z20];[.$AC20];[.$AF20];[.$AI20];[.$AL20];[.$AO20];[.$AR20])" table:style-name="ce1">
            <text:p>768,68</text:p>
          </table:table-cell>
          <table:table-cell office:value-type="float" office:value="100344741" table:formula="of:=MAX([.$C20];[.$F20];[.$I20];[.$L20];[.$O20];[.$R20];[.$U20];[.$X20];[.$AA20];[.$AD20];[.$AG20];[.$AJ20];[.$AM20];[.$AP20];[.$AS20])" table:style-name="ce1">
            <text:p>100344741</text:p>
          </table:table-cell>
          <table:table-cell office:value-type="float" office:value="632160" table:formula="of:=MAX([.$D20];[.$G20];[.$J20];[.$M20];[.$P20];[.$S20];[.$V20];[.$Y20];[.$AB20];[.$AE20];[.$AH20];[.$AK20];[.$AN20];[.$AQ20];[.$AT20])" table:style-name="ce1">
            <text:p>63216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20_a20_c90_h35.lp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47807" table:style-name="ce1">
            <text:p>47807</text:p>
          </table:table-cell>
          <table:table-cell office:value-type="float" office:value="82" table:style-name="ce1">
            <text:p>82</text:p>
          </table:table-cell>
          <table:table-cell office:value-type="float" office:value="0.2" table:style-name="ce2">
            <text:p>0,2</text:p>
          </table:table-cell>
          <table:table-cell office:value-type="float" office:value="2627" table:style-name="ce1">
            <text:p>2627</text:p>
          </table:table-cell>
          <table:table-cell office:value-type="float" office:value="45" table:style-name="ce2">
            <text:p>45</text:p>
          </table:table-cell>
          <table:table-cell office:value-type="float" office:value="0.63" table:style-name="ce1">
            <text:p>0,63</text:p>
          </table:table-cell>
          <table:table-cell office:value-type="float" office:value="35655" table:style-name="ce1">
            <text:p>35655</text:p>
          </table:table-cell>
          <table:table-cell office:value-type="float" office:value="55" table:style-name="ce1">
            <text:p>55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760" table:style-name="ce2">
            <text:p>1760</text:p>
          </table:table-cell>
          <table:table-cell office:value-type="float" office:value="148" table:style-name="ce1">
            <text:p>148</text:p>
          </table:table-cell>
          <table:table-cell office:value-type="float" office:value="1.57" table:style-name="ce1">
            <text:p>1,57</text:p>
          </table:table-cell>
          <table:table-cell office:value-type="float" office:value="14678" table:style-name="ce1">
            <text:p>14678</text:p>
          </table:table-cell>
          <table:table-cell office:value-type="float" office:value="159" table:style-name="ce1">
            <text:p>159</text:p>
          </table:table-cell>
          <table:table-cell office:value-type="float" office:value="0.46" table:style-name="ce1">
            <text:p>0,46</text:p>
          </table:table-cell>
          <table:table-cell office:value-type="float" office:value="52986" table:style-name="ce1">
            <text:p>52986</text:p>
          </table:table-cell>
          <table:table-cell office:value-type="float" office:value="187" table:style-name="ce1">
            <text:p>187</text:p>
          </table:table-cell>
          <table:table-cell office:value-type="float" office:value="2.69" table:style-name="ce1">
            <text:p>2,69</text:p>
          </table:table-cell>
          <table:table-cell office:value-type="float" office:value="11607" table:style-name="ce1">
            <text:p>11607</text:p>
          </table:table-cell>
          <table:table-cell office:value-type="float" office:value="430" table:style-name="ce1">
            <text:p>430</text:p>
          </table:table-cell>
          <table:table-cell office:value-type="float" office:value="1.77" table:style-name="ce1">
            <text:p>1,77</text:p>
          </table:table-cell>
          <table:table-cell office:value-type="float" office:value="7912" table:style-name="ce1">
            <text:p>7912</text:p>
          </table:table-cell>
          <table:table-cell office:value-type="float" office:value="359" table:style-name="ce1">
            <text:p>359</text:p>
          </table:table-cell>
          <table:table-cell office:value-type="float" office:value="2.09" table:style-name="ce1">
            <text:p>2,09</text:p>
          </table:table-cell>
          <table:table-cell office:value-type="float" office:value="28434" table:style-name="ce1">
            <text:p>28434</text:p>
          </table:table-cell>
          <table:table-cell office:value-type="float" office:value="180" table:style-name="ce1">
            <text:p>180</text:p>
          </table:table-cell>
          <table:table-cell office:value-type="float" office:value="1.6" table:style-name="ce1">
            <text:p>1,6</text:p>
          </table:table-cell>
          <table:table-cell office:value-type="float" office:value="14638" table:style-name="ce1">
            <text:p>14638</text:p>
          </table:table-cell>
          <table:table-cell office:value-type="float" office:value="110" table:style-name="ce1">
            <text:p>110</text:p>
          </table:table-cell>
          <table:table-cell office:value-type="float" office:value="2.93" table:style-name="ce1">
            <text:p>2,93</text:p>
          </table:table-cell>
          <table:table-cell office:value-type="float" office:value="28903" table:style-name="ce1">
            <text:p>28903</text:p>
          </table:table-cell>
          <table:table-cell office:value-type="float" office:value="153" table:style-name="ce1">
            <text:p>153</text:p>
          </table:table-cell>
          <table:table-cell office:value-type="float" office:value="0.98" table:style-name="ce1">
            <text:p>0,98</text:p>
          </table:table-cell>
          <table:table-cell office:value-type="float" office:value="5434" table:style-name="ce1">
            <text:p>5434</text:p>
          </table:table-cell>
          <table:table-cell office:value-type="float" office:value="253" table:style-name="ce1">
            <text:p>253</text:p>
          </table:table-cell>
          <table:table-cell office:value-type="float" office:value="4.17" table:style-name="ce1">
            <text:p>4,17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5928.16" table:style-name="ce3">
            <text:p>5928,16</text:p>
          </table:table-cell>
          <table:table-cell office:value-type="float" office:value="731749195" table:style-name="ce3">
            <text:p>731749195</text:p>
          </table:table-cell>
          <table:table-cell office:value-type="float" office:value="1567689" table:style-name="ce3">
            <text:p>1567689</text:p>
          </table:table-cell>
          <table:table-cell office:value-type="float" office:value="1.48" table:style-name="ce1">
            <text:p>1,48</text:p>
          </table:table-cell>
          <table:table-cell office:value-type="float" office:value="24769" table:style-name="ce1">
            <text:p>24769</text:p>
          </table:table-cell>
          <table:table-cell office:value-type="float" office:value="149" table:style-name="ce1">
            <text:p>149</text:p>
          </table:table-cell>
          <table:table-cell office:value-type="float" office:value="0.2" table:formula="of:=MIN([.$B21];[.$E21];[.$H21];[.$K21];[.$N21];[.$Q21];[.$T21];[.$W21];[.$Z21];[.$AC21];[.$AF21];[.$AI21];[.$AL21];[.$AO21];[.$AR21])" table:style-name="ce1">
            <text:p>0,2</text:p>
          </table:table-cell>
          <table:table-cell office:value-type="float" office:value="1760" table:formula="of:=MIN([.$C21];[.$F21];[.$I21];[.$L21];[.$O21];[.$R21];[.$U21];[.$X21];[.$AA21];[.$AD21];[.$AG21];[.$AJ21];[.$AM21];[.$AP21];[.$AS21])" table:style-name="ce1">
            <text:p>1760</text:p>
          </table:table-cell>
          <table:table-cell office:value-type="float" office:value="45" table:formula="of:=MIN([.$D21];[.$G21];[.$J21];[.$M21];[.$P21];[.$S21];[.$V21];[.$Y21];[.$AB21];[.$AE21];[.$AH21];[.$AK21];[.$AN21];[.$AQ21];[.$AT21])" table:style-name="ce1">
            <text:p>45</text:p>
          </table:table-cell>
          <table:table-cell office:value-type="float" office:value="1.57" table:formula="of:=MEDIAN([.$B21];[.$E21];[.$H21];[.$K21];[.$N21];[.$Q21];[.$T21];[.$W21];[.$Z21];[.$AC21];[.$AF21];[.$AI21];[.$AL21];[.$AO21];[.$AR21])" table:style-name="ce1">
            <text:p>1,57</text:p>
          </table:table-cell>
          <table:table-cell office:value-type="float" office:value="24769" table:formula="of:=MEDIAN([.$C21];[.$F21];[.$I21];[.$L21];[.$O21];[.$R21];[.$U21];[.$X21];[.$AA21];[.$AD21];[.$AG21];[.$AJ21];[.$AM21];[.$AP21];[.$AS21])" table:style-name="ce1">
            <text:p>24769</text:p>
          </table:table-cell>
          <table:table-cell office:value-type="float" office:value="159" table:formula="of:=MEDIAN([.$D21];[.$G21];[.$J21];[.$M21];[.$P21];[.$S21];[.$V21];[.$Y21];[.$AB21];[.$AE21];[.$AH21];[.$AK21];[.$AN21];[.$AQ21];[.$AT21])" table:style-name="ce1">
            <text:p>159</text:p>
          </table:table-cell>
          <table:table-cell office:value-type="float" office:value="5928.16" table:formula="of:=MAX([.$B21];[.$E21];[.$H21];[.$K21];[.$N21];[.$Q21];[.$T21];[.$W21];[.$Z21];[.$AC21];[.$AF21];[.$AI21];[.$AL21];[.$AO21];[.$AR21])" table:style-name="ce1">
            <text:p>5928,16</text:p>
          </table:table-cell>
          <table:table-cell office:value-type="float" office:value="731749195" table:formula="of:=MAX([.$C21];[.$F21];[.$I21];[.$L21];[.$O21];[.$R21];[.$U21];[.$X21];[.$AA21];[.$AD21];[.$AG21];[.$AJ21];[.$AM21];[.$AP21];[.$AS21])" table:style-name="ce1">
            <text:p>731749195</text:p>
          </table:table-cell>
          <table:table-cell office:value-type="float" office:value="1567689" table:formula="of:=MAX([.$D21];[.$G21];[.$J21];[.$M21];[.$P21];[.$S21];[.$V21];[.$Y21];[.$AB21];[.$AE21];[.$AH21];[.$AK21];[.$AN21];[.$AQ21];[.$AT21])" table:style-name="ce1">
            <text:p>156768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/random_s20_a25_c90_h31.lp</text:p>
          </table:table-cell>
          <table:table-cell office:value-type="float" office:value="0.4" table:style-name="ce1">
            <text:p>0,4</text:p>
          </table:table-cell>
          <table:table-cell office:value-type="float" office:value="61795" table:style-name="ce1">
            <text:p>61795</text:p>
          </table:table-cell>
          <table:table-cell office:value-type="float" office:value="81" table:style-name="ce1">
            <text:p>81</text:p>
          </table:table-cell>
          <table:table-cell office:value-type="float" office:value="0.36" table:style-name="ce1">
            <text:p>0,36</text:p>
          </table:table-cell>
          <table:table-cell office:value-type="float" office:value="3483" table:style-name="ce1">
            <text:p>3483</text:p>
          </table:table-cell>
          <table:table-cell office:value-type="float" office:value="65" table:style-name="ce1">
            <text:p>65</text:p>
          </table:table-cell>
          <table:table-cell office:value-type="float" office:value="0.38" table:style-name="ce1">
            <text:p>0,38</text:p>
          </table:table-cell>
          <table:table-cell office:value-type="float" office:value="18589" table:style-name="ce1">
            <text:p>18589</text:p>
          </table:table-cell>
          <table:table-cell office:value-type="float" office:value="41" table:style-name="ce2">
            <text:p>41</text:p>
          </table:table-cell>
          <table:table-cell office:value-type="float" office:value="0.34" table:style-name="ce2">
            <text:p>0,34</text:p>
          </table:table-cell>
          <table:table-cell office:value-type="float" office:value="2366" table:style-name="ce2">
            <text:p>2366</text:p>
          </table:table-cell>
          <table:table-cell office:value-type="float" office:value="134" table:style-name="ce1">
            <text:p>134</text:p>
          </table:table-cell>
          <table:table-cell office:value-type="float" office:value="1.85" table:style-name="ce1">
            <text:p>1,85</text:p>
          </table:table-cell>
          <table:table-cell office:value-type="float" office:value="18933" table:style-name="ce1">
            <text:p>18933</text:p>
          </table:table-cell>
          <table:table-cell office:value-type="float" office:value="167" table:style-name="ce1">
            <text:p>167</text:p>
          </table:table-cell>
          <table:table-cell office:value-type="float" office:value="0.54" table:style-name="ce1">
            <text:p>0,54</text:p>
          </table:table-cell>
          <table:table-cell office:value-type="float" office:value="63272" table:style-name="ce1">
            <text:p>63272</text:p>
          </table:table-cell>
          <table:table-cell office:value-type="float" office:value="170" table:style-name="ce1">
            <text:p>170</text:p>
          </table:table-cell>
          <table:table-cell office:value-type="float" office:value="3.41" table:style-name="ce1">
            <text:p>3,41</text:p>
          </table:table-cell>
          <table:table-cell office:value-type="float" office:value="17341" table:style-name="ce1">
            <text:p>17341</text:p>
          </table:table-cell>
          <table:table-cell office:value-type="float" office:value="462" table:style-name="ce1">
            <text:p>462</text:p>
          </table:table-cell>
          <table:table-cell office:value-type="float" office:value="3.14" table:style-name="ce1">
            <text:p>3,14</text:p>
          </table:table-cell>
          <table:table-cell office:value-type="float" office:value="15676" table:style-name="ce1">
            <text:p>15676</text:p>
          </table:table-cell>
          <table:table-cell office:value-type="float" office:value="439" table:style-name="ce1">
            <text:p>439</text:p>
          </table:table-cell>
          <table:table-cell office:value-type="float" office:value="2.48" table:style-name="ce1">
            <text:p>2,48</text:p>
          </table:table-cell>
          <table:table-cell office:value-type="float" office:value="28981" table:style-name="ce1">
            <text:p>28981</text:p>
          </table:table-cell>
          <table:table-cell office:value-type="float" office:value="181" table:style-name="ce1">
            <text:p>181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5683" table:style-name="ce1">
            <text:p>15683</text:p>
          </table:table-cell>
          <table:table-cell office:value-type="float" office:value="185" table:style-name="ce1">
            <text:p>185</text:p>
          </table:table-cell>
          <table:table-cell office:value-type="float" office:value="2.13" table:style-name="ce1">
            <text:p>2,13</text:p>
          </table:table-cell>
          <table:table-cell office:value-type="float" office:value="15345" table:style-name="ce1">
            <text:p>15345</text:p>
          </table:table-cell>
          <table:table-cell office:value-type="float" office:value="136" table:style-name="ce1">
            <text:p>136</text:p>
          </table:table-cell>
          <table:table-cell office:value-type="float" office:value="1.42" table:style-name="ce1">
            <text:p>1,42</text:p>
          </table:table-cell>
          <table:table-cell office:value-type="float" office:value="8668" table:style-name="ce1">
            <text:p>8668</text:p>
          </table:table-cell>
          <table:table-cell office:value-type="float" office:value="672" table:style-name="ce3">
            <text:p>67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35.119999999999997" table:style-name="ce3">
            <text:p>35,12</text:p>
          </table:table-cell>
          <table:table-cell office:value-type="float" office:value="1520313" table:style-name="ce3">
            <text:p>1520313</text:p>
          </table:table-cell>
          <table:table-cell office:value-type="float" office:value="293" table:style-name="ce1">
            <text:p>293</text:p>
          </table:table-cell>
          <table:table-cell office:value-type="float" office:value="1.9" table:style-name="ce1">
            <text:p>1,9</text:p>
          </table:table-cell>
          <table:table-cell office:value-type="float" office:value="20777" table:style-name="ce1">
            <text:p>20777</text:p>
          </table:table-cell>
          <table:table-cell office:value-type="float" office:value="165" table:style-name="ce1">
            <text:p>165</text:p>
          </table:table-cell>
          <table:table-cell office:value-type="float" office:value="0.34" table:formula="of:=MIN([.$B22];[.$E22];[.$H22];[.$K22];[.$N22];[.$Q22];[.$T22];[.$W22];[.$Z22];[.$AC22];[.$AF22];[.$AI22];[.$AL22];[.$AO22];[.$AR22])" table:style-name="ce1">
            <text:p>0,34</text:p>
          </table:table-cell>
          <table:table-cell office:value-type="float" office:value="2366" table:formula="of:=MIN([.$C22];[.$F22];[.$I22];[.$L22];[.$O22];[.$R22];[.$U22];[.$X22];[.$AA22];[.$AD22];[.$AG22];[.$AJ22];[.$AM22];[.$AP22];[.$AS22])" table:style-name="ce1">
            <text:p>2366</text:p>
          </table:table-cell>
          <table:table-cell office:value-type="float" office:value="41" table:formula="of:=MIN([.$D22];[.$G22];[.$J22];[.$M22];[.$P22];[.$S22];[.$V22];[.$Y22];[.$AB22];[.$AE22];[.$AH22];[.$AK22];[.$AN22];[.$AQ22];[.$AT22])" table:style-name="ce1">
            <text:p>41</text:p>
          </table:table-cell>
          <table:table-cell office:value-type="float" office:value="1.9" table:formula="of:=MEDIAN([.$B22];[.$E22];[.$H22];[.$K22];[.$N22];[.$Q22];[.$T22];[.$W22];[.$Z22];[.$AC22];[.$AF22];[.$AI22];[.$AL22];[.$AO22];[.$AR22])" table:style-name="ce1">
            <text:p>1,9</text:p>
          </table:table-cell>
          <table:table-cell office:value-type="float" office:value="18589" table:formula="of:=MEDIAN([.$C22];[.$F22];[.$I22];[.$L22];[.$O22];[.$R22];[.$U22];[.$X22];[.$AA22];[.$AD22];[.$AG22];[.$AJ22];[.$AM22];[.$AP22];[.$AS22])" table:style-name="ce1">
            <text:p>18589</text:p>
          </table:table-cell>
          <table:table-cell office:value-type="float" office:value="167" table:formula="of:=MEDIAN([.$D22];[.$G22];[.$J22];[.$M22];[.$P22];[.$S22];[.$V22];[.$Y22];[.$AB22];[.$AE22];[.$AH22];[.$AK22];[.$AN22];[.$AQ22];[.$AT22])" table:style-name="ce1">
            <text:p>167</text:p>
          </table:table-cell>
          <table:table-cell office:value-type="float" office:value="35.119999999999997" table:formula="of:=MAX([.$B22];[.$E22];[.$H22];[.$K22];[.$N22];[.$Q22];[.$T22];[.$W22];[.$Z22];[.$AC22];[.$AF22];[.$AI22];[.$AL22];[.$AO22];[.$AR22])" table:style-name="ce1">
            <text:p>35,12</text:p>
          </table:table-cell>
          <table:table-cell office:value-type="float" office:value="1520313" table:formula="of:=MAX([.$C22];[.$F22];[.$I22];[.$L22];[.$O22];[.$R22];[.$U22];[.$X22];[.$AA22];[.$AD22];[.$AG22];[.$AJ22];[.$AM22];[.$AP22];[.$AS22])" table:style-name="ce1">
            <text:p>1520313</text:p>
          </table:table-cell>
          <table:table-cell office:value-type="float" office:value="672" table:formula="of:=MAX([.$D22];[.$G22];[.$J22];[.$M22];[.$P22];[.$S22];[.$V22];[.$Y22];[.$AB22];[.$AE22];[.$AH22];[.$AK22];[.$AN22];[.$AQ22];[.$AT22])" table:style-name="ce1">
            <text:p>67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1_a20_w3_h19.lp</text:p>
          </table:table-cell>
          <table:table-cell office:value-type="float" office:value="5.37" table:style-name="ce1">
            <text:p>5,37</text:p>
          </table:table-cell>
          <table:table-cell office:value-type="float" office:value="283398" table:style-name="ce1">
            <text:p>283398</text:p>
          </table:table-cell>
          <table:table-cell office:value-type="float" office:value="7024" table:style-name="ce1">
            <text:p>7024</text:p>
          </table:table-cell>
          <table:table-cell office:value-type="float" office:value="0.05" table:style-name="ce2">
            <text:p>0,05</text:p>
          </table:table-cell>
          <table:table-cell office:value-type="float" office:value="1509" table:style-name="ce1">
            <text:p>1509</text:p>
          </table:table-cell>
          <table:table-cell office:value-type="float" office:value="71" table:style-name="ce1">
            <text:p>7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952" table:style-name="ce1">
            <text:p>2952</text:p>
          </table:table-cell>
          <table:table-cell office:value-type="float" office:value="58" table:style-name="ce2">
            <text:p>58</text:p>
          </table:table-cell>
          <table:table-cell office:value-type="float" office:value="0.17" table:style-name="ce1">
            <text:p>0,17</text:p>
          </table:table-cell>
          <table:table-cell office:value-type="float" office:value="2984" table:style-name="ce1">
            <text:p>2984</text:p>
          </table:table-cell>
          <table:table-cell office:value-type="float" office:value="250" table:style-name="ce1">
            <text:p>250</text:p>
          </table:table-cell>
          <table:table-cell office:value-type="float" office:value="0.27" table:style-name="ce1">
            <text:p>0,27</text:p>
          </table:table-cell>
          <table:table-cell office:value-type="float" office:value="5532" table:style-name="ce1">
            <text:p>5532</text:p>
          </table:table-cell>
          <table:table-cell office:value-type="float" office:value="371" table:style-name="ce1">
            <text:p>371</text:p>
          </table:table-cell>
          <table:table-cell office:value-type="float" office:value="2.29" table:style-name="ce1">
            <text:p>2,29</text:p>
          </table:table-cell>
          <table:table-cell office:value-type="float" office:value="108137" table:style-name="ce1">
            <text:p>108137</text:p>
          </table:table-cell>
          <table:table-cell office:value-type="float" office:value="3433" table:style-name="ce1">
            <text:p>343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078" table:style-name="ce1">
            <text:p>2078</text:p>
          </table:table-cell>
          <table:table-cell office:value-type="float" office:value="173" table:style-name="ce1">
            <text:p>17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21" table:style-name="ce2">
            <text:p>1121</text:p>
          </table:table-cell>
          <table:table-cell office:value-type="float" office:value="96" table:style-name="ce1">
            <text:p>96</text:p>
          </table:table-cell>
          <table:table-cell office:value-type="float" office:value="2.95" table:style-name="ce1">
            <text:p>2,95</text:p>
          </table:table-cell>
          <table:table-cell office:value-type="float" office:value="163864" table:style-name="ce1">
            <text:p>163864</text:p>
          </table:table-cell>
          <table:table-cell office:value-type="float" office:value="4071" table:style-name="ce1">
            <text:p>4071</text:p>
          </table:table-cell>
          <table:table-cell office:value-type="float" office:value="0.15" table:style-name="ce1">
            <text:p>0,15</text:p>
          </table:table-cell>
          <table:table-cell office:value-type="float" office:value="3917" table:style-name="ce1">
            <text:p>3917</text:p>
          </table:table-cell>
          <table:table-cell office:value-type="float" office:value="189" table:style-name="ce1">
            <text:p>189</text:p>
          </table:table-cell>
          <table:table-cell office:value-type="float" office:value="0.19" table:style-name="ce1">
            <text:p>0,19</text:p>
          </table:table-cell>
          <table:table-cell office:value-type="float" office:value="5841" table:style-name="ce1">
            <text:p>5841</text:p>
          </table:table-cell>
          <table:table-cell office:value-type="float" office:value="296" table:style-name="ce1">
            <text:p>296</text:p>
          </table:table-cell>
          <table:table-cell office:value-type="float" office:value="0.12" table:style-name="ce1">
            <text:p>0,12</text:p>
          </table:table-cell>
          <table:table-cell office:value-type="float" office:value="1526" table:style-name="ce1">
            <text:p>1526</text:p>
          </table:table-cell>
          <table:table-cell office:value-type="float" office:value="258" table:style-name="ce1">
            <text:p>258</text:p>
          </table:table-cell>
          <table:table-cell office:value-type="float" office:value="0.8" table:style-name="ce1">
            <text:p>0,8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10.54" table:style-name="ce3">
            <text:p>10,54</text:p>
          </table:table-cell>
          <table:table-cell office:value-type="float" office:value="637899" table:style-name="ce3">
            <text:p>637899</text:p>
          </table:table-cell>
          <table:table-cell office:value-type="float" office:value="11217" table:style-name="ce3">
            <text:p>11217</text:p>
          </table:table-cell>
          <table:table-cell office:value-type="float" office:value="3.2" table:style-name="ce1">
            <text:p>3,2</text:p>
          </table:table-cell>
          <table:table-cell office:value-type="float" office:value="161466" table:style-name="ce1">
            <text:p>161466</text:p>
          </table:table-cell>
          <table:table-cell office:value-type="float" office:value="4141" table:style-name="ce1">
            <text:p>4141</text:p>
          </table:table-cell>
          <table:table-cell office:value-type="float" office:value="0.05" table:formula="of:=MIN([.$B23];[.$E23];[.$H23];[.$K23];[.$N23];[.$Q23];[.$T23];[.$W23];[.$Z23];[.$AC23];[.$AF23];[.$AI23];[.$AL23];[.$AO23];[.$AR23])" table:style-name="ce1">
            <text:p>0,05</text:p>
          </table:table-cell>
          <table:table-cell office:value-type="float" office:value="1121" table:formula="of:=MIN([.$C23];[.$F23];[.$I23];[.$L23];[.$O23];[.$R23];[.$U23];[.$X23];[.$AA23];[.$AD23];[.$AG23];[.$AJ23];[.$AM23];[.$AP23];[.$AS23])" table:style-name="ce1">
            <text:p>1121</text:p>
          </table:table-cell>
          <table:table-cell office:value-type="float" office:value="58" table:formula="of:=MIN([.$D23];[.$G23];[.$J23];[.$M23];[.$P23];[.$S23];[.$V23];[.$Y23];[.$AB23];[.$AE23];[.$AH23];[.$AK23];[.$AN23];[.$AQ23];[.$AT23])" table:style-name="ce1">
            <text:p>58</text:p>
          </table:table-cell>
          <table:table-cell office:value-type="float" office:value="0.19" table:formula="of:=MEDIAN([.$B23];[.$E23];[.$H23];[.$K23];[.$N23];[.$Q23];[.$T23];[.$W23];[.$Z23];[.$AC23];[.$AF23];[.$AI23];[.$AL23];[.$AO23];[.$AR23])" table:style-name="ce1">
            <text:p>0,19</text:p>
          </table:table-cell>
          <table:table-cell office:value-type="float" office:value="5532" table:formula="of:=MEDIAN([.$C23];[.$F23];[.$I23];[.$L23];[.$O23];[.$R23];[.$U23];[.$X23];[.$AA23];[.$AD23];[.$AG23];[.$AJ23];[.$AM23];[.$AP23];[.$AS23])" table:style-name="ce1">
            <text:p>5532</text:p>
          </table:table-cell>
          <table:table-cell office:value-type="float" office:value="296" table:formula="of:=MEDIAN([.$D23];[.$G23];[.$J23];[.$M23];[.$P23];[.$S23];[.$V23];[.$Y23];[.$AB23];[.$AE23];[.$AH23];[.$AK23];[.$AN23];[.$AQ23];[.$AT23])" table:style-name="ce1">
            <text:p>296</text:p>
          </table:table-cell>
          <table:table-cell office:value-type="float" office:value="10.54" table:formula="of:=MAX([.$B23];[.$E23];[.$H23];[.$K23];[.$N23];[.$Q23];[.$T23];[.$W23];[.$Z23];[.$AC23];[.$AF23];[.$AI23];[.$AL23];[.$AO23];[.$AR23])" table:style-name="ce1">
            <text:p>10,54</text:p>
          </table:table-cell>
          <table:table-cell office:value-type="float" office:value="637899" table:formula="of:=MAX([.$C23];[.$F23];[.$I23];[.$L23];[.$O23];[.$R23];[.$U23];[.$X23];[.$AA23];[.$AD23];[.$AG23];[.$AJ23];[.$AM23];[.$AP23];[.$AS23])" table:style-name="ce1">
            <text:p>637899</text:p>
          </table:table-cell>
          <table:table-cell office:value-type="float" office:value="11217" table:formula="of:=MAX([.$D23];[.$G23];[.$J23];[.$M23];[.$P23];[.$S23];[.$V23];[.$Y23];[.$AB23];[.$AE23];[.$AH23];[.$AK23];[.$AN23];[.$AQ23];[.$AT23])" table:style-name="ce1">
            <text:p>1121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1_a25_w3_h16.lp</text:p>
          </table:table-cell>
          <table:table-cell office:value-type="float" office:value="85.58" table:style-name="ce1">
            <text:p>85,58</text:p>
          </table:table-cell>
          <table:table-cell office:value-type="float" office:value="1788602" table:style-name="ce1">
            <text:p>1788602</text:p>
          </table:table-cell>
          <table:table-cell office:value-type="float" office:value="179450" table:style-name="ce1">
            <text:p>179450</text:p>
          </table:table-cell>
          <table:table-cell office:value-type="float" office:value="61.21" table:style-name="ce1">
            <text:p>61,21</text:p>
          </table:table-cell>
          <table:table-cell office:value-type="float" office:value="971348" table:style-name="ce1">
            <text:p>971348</text:p>
          </table:table-cell>
          <table:table-cell office:value-type="float" office:value="122231" table:style-name="ce1">
            <text:p>122231</text:p>
          </table:table-cell>
          <table:table-cell office:value-type="float" office:value="81.040000000000006" table:style-name="ce1">
            <text:p>81,04</text:p>
          </table:table-cell>
          <table:table-cell office:value-type="float" office:value="1511632" table:style-name="ce1">
            <text:p>1511632</text:p>
          </table:table-cell>
          <table:table-cell office:value-type="float" office:value="163012" table:style-name="ce1">
            <text:p>163012</text:p>
          </table:table-cell>
          <table:table-cell office:value-type="float" office:value="123.73" table:style-name="ce1">
            <text:p>123,73</text:p>
          </table:table-cell>
          <table:table-cell office:value-type="float" office:value="1810978" table:style-name="ce1">
            <text:p>1810978</text:p>
          </table:table-cell>
          <table:table-cell office:value-type="float" office:value="245644" table:style-name="ce1">
            <text:p>245644</text:p>
          </table:table-cell>
          <table:table-cell office:value-type="float" office:value="114.36" table:style-name="ce1">
            <text:p>114,36</text:p>
          </table:table-cell>
          <table:table-cell office:value-type="float" office:value="1656584" table:style-name="ce1">
            <text:p>1656584</text:p>
          </table:table-cell>
          <table:table-cell office:value-type="float" office:value="248171" table:style-name="ce1">
            <text:p>248171</text:p>
          </table:table-cell>
          <table:table-cell office:value-type="float" office:value="82.14" table:style-name="ce1">
            <text:p>82,14</text:p>
          </table:table-cell>
          <table:table-cell office:value-type="float" office:value="1209438" table:style-name="ce1">
            <text:p>1209438</text:p>
          </table:table-cell>
          <table:table-cell office:value-type="float" office:value="153202" table:style-name="ce1">
            <text:p>153202</text:p>
          </table:table-cell>
          <table:table-cell office:value-type="float" office:value="0.93" table:style-name="ce1">
            <text:p>0,93</text:p>
          </table:table-cell>
          <table:table-cell office:value-type="float" office:value="5905" table:style-name="ce2">
            <text:p>5905</text:p>
          </table:table-cell>
          <table:table-cell office:value-type="float" office:value="2140" table:style-name="ce1">
            <text:p>2140</text:p>
          </table:table-cell>
          <table:table-cell office:value-type="float" office:value="9.09" table:style-name="ce1">
            <text:p>9,09</text:p>
          </table:table-cell>
          <table:table-cell office:value-type="float" office:value="37950" table:style-name="ce1">
            <text:p>37950</text:p>
          </table:table-cell>
          <table:table-cell office:value-type="float" office:value="20098" table:style-name="ce1">
            <text:p>20098</text:p>
          </table:table-cell>
          <table:table-cell office:value-type="float" office:value="90.99" table:style-name="ce1">
            <text:p>90,99</text:p>
          </table:table-cell>
          <table:table-cell office:value-type="float" office:value="1380714" table:style-name="ce1">
            <text:p>1380714</text:p>
          </table:table-cell>
          <table:table-cell office:value-type="float" office:value="180025" table:style-name="ce1">
            <text:p>180025</text:p>
          </table:table-cell>
          <table:table-cell office:value-type="float" office:value="0.8" table:style-name="ce1">
            <text:p>0,8</text:p>
          </table:table-cell>
          <table:table-cell office:value-type="float" office:value="19194" table:style-name="ce1">
            <text:p>19194</text:p>
          </table:table-cell>
          <table:table-cell office:value-type="float" office:value="1798" table:style-name="ce1">
            <text:p>1798</text:p>
          </table:table-cell>
          <table:table-cell office:value-type="float" office:value="0.43" table:style-name="ce2">
            <text:p>0,43</text:p>
          </table:table-cell>
          <table:table-cell office:value-type="float" office:value="6619" table:style-name="ce1">
            <text:p>6619</text:p>
          </table:table-cell>
          <table:table-cell office:value-type="float" office:value="879" table:style-name="ce2">
            <text:p>879</text:p>
          </table:table-cell>
          <table:table-cell office:value-type="float" office:value="5.68" table:style-name="ce1">
            <text:p>5,68</text:p>
          </table:table-cell>
          <table:table-cell office:value-type="float" office:value="76601" table:style-name="ce1">
            <text:p>76601</text:p>
          </table:table-cell>
          <table:table-cell office:value-type="float" office:value="11457" table:style-name="ce1">
            <text:p>11457</text:p>
          </table:table-cell>
          <table:table-cell office:value-type="float" office:value="57.03" table:style-name="ce1">
            <text:p>57,03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349.37" table:style-name="ce3">
            <text:p>349,37</text:p>
          </table:table-cell>
          <table:table-cell office:value-type="float" office:value="42142924" table:style-name="ce3">
            <text:p>42142924</text:p>
          </table:table-cell>
          <table:table-cell office:value-type="float" office:value="627063" table:style-name="ce3">
            <text:p>627063</text:p>
          </table:table-cell>
          <table:table-cell office:value-type="float" office:value="2.63" table:style-name="ce1">
            <text:p>2,63</text:p>
          </table:table-cell>
          <table:table-cell office:value-type="float" office:value="24891" table:style-name="ce1">
            <text:p>24891</text:p>
          </table:table-cell>
          <table:table-cell office:value-type="float" office:value="6881" table:style-name="ce1">
            <text:p>6881</text:p>
          </table:table-cell>
          <table:table-cell office:value-type="float" office:value="0.43" table:formula="of:=MIN([.$B24];[.$E24];[.$H24];[.$K24];[.$N24];[.$Q24];[.$T24];[.$W24];[.$Z24];[.$AC24];[.$AF24];[.$AI24];[.$AL24];[.$AO24];[.$AR24])" table:style-name="ce1">
            <text:p>0,43</text:p>
          </table:table-cell>
          <table:table-cell office:value-type="float" office:value="5905" table:formula="of:=MIN([.$C24];[.$F24];[.$I24];[.$L24];[.$O24];[.$R24];[.$U24];[.$X24];[.$AA24];[.$AD24];[.$AG24];[.$AJ24];[.$AM24];[.$AP24];[.$AS24])" table:style-name="ce1">
            <text:p>5905</text:p>
          </table:table-cell>
          <table:table-cell office:value-type="float" office:value="879" table:formula="of:=MIN([.$D24];[.$G24];[.$J24];[.$M24];[.$P24];[.$S24];[.$V24];[.$Y24];[.$AB24];[.$AE24];[.$AH24];[.$AK24];[.$AN24];[.$AQ24];[.$AT24])" table:style-name="ce1">
            <text:p>879</text:p>
          </table:table-cell>
          <table:table-cell office:value-type="float" office:value="61.21" table:formula="of:=MEDIAN([.$B24];[.$E24];[.$H24];[.$K24];[.$N24];[.$Q24];[.$T24];[.$W24];[.$Z24];[.$AC24];[.$AF24];[.$AI24];[.$AL24];[.$AO24];[.$AR24])" table:style-name="ce1">
            <text:p>61,21</text:p>
          </table:table-cell>
          <table:table-cell office:value-type="float" office:value="971348" table:formula="of:=MEDIAN([.$C24];[.$F24];[.$I24];[.$L24];[.$O24];[.$R24];[.$U24];[.$X24];[.$AA24];[.$AD24];[.$AG24];[.$AJ24];[.$AM24];[.$AP24];[.$AS24])" table:style-name="ce1">
            <text:p>971348</text:p>
          </table:table-cell>
          <table:table-cell office:value-type="float" office:value="122231" table:formula="of:=MEDIAN([.$D24];[.$G24];[.$J24];[.$M24];[.$P24];[.$S24];[.$V24];[.$Y24];[.$AB24];[.$AE24];[.$AH24];[.$AK24];[.$AN24];[.$AQ24];[.$AT24])" table:style-name="ce1">
            <text:p>122231</text:p>
          </table:table-cell>
          <table:table-cell office:value-type="float" office:value="349.37" table:formula="of:=MAX([.$B24];[.$E24];[.$H24];[.$K24];[.$N24];[.$Q24];[.$T24];[.$W24];[.$Z24];[.$AC24];[.$AF24];[.$AI24];[.$AL24];[.$AO24];[.$AR24])" table:style-name="ce1">
            <text:p>349,37</text:p>
          </table:table-cell>
          <table:table-cell office:value-type="float" office:value="42142924" table:formula="of:=MAX([.$C24];[.$F24];[.$I24];[.$L24];[.$O24];[.$R24];[.$U24];[.$X24];[.$AA24];[.$AD24];[.$AG24];[.$AJ24];[.$AM24];[.$AP24];[.$AS24])" table:style-name="ce1">
            <text:p>42142924</text:p>
          </table:table-cell>
          <table:table-cell office:value-type="float" office:value="627063" table:formula="of:=MAX([.$D24];[.$G24];[.$J24];[.$M24];[.$P24];[.$S24];[.$V24];[.$Y24];[.$AB24];[.$AE24];[.$AH24];[.$AK24];[.$AN24];[.$AQ24];[.$AT24])" table:style-name="ce1">
            <text:p>62706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4_a20_w2_h25.lp</text:p>
          </table:table-cell>
          <table:table-cell office:value-type="float" office:value="0.08" table:style-name="ce2">
            <text:p>0,08</text:p>
          </table:table-cell>
          <table:table-cell office:value-type="float" office:value="7693" table:style-name="ce1">
            <text:p>7693</text:p>
          </table:table-cell>
          <table:table-cell office:value-type="float" office:value="67" table:style-name="ce1">
            <text:p>67</text:p>
          </table:table-cell>
          <table:table-cell office:value-type="float" office:value="0.12" table:style-name="ce1">
            <text:p>0,12</text:p>
          </table:table-cell>
          <table:table-cell office:value-type="float" office:value="1521" table:style-name="ce1">
            <text:p>1521</text:p>
          </table:table-cell>
          <table:table-cell office:value-type="float" office:value="95" table:style-name="ce1">
            <text:p>95</text:p>
          </table:table-cell>
          <table:table-cell office:value-type="float" office:value="0.16" table:style-name="ce1">
            <text:p>0,16</text:p>
          </table:table-cell>
          <table:table-cell office:value-type="float" office:value="3323" table:style-name="ce1">
            <text:p>3323</text:p>
          </table:table-cell>
          <table:table-cell office:value-type="float" office:value="43" table:style-name="ce2">
            <text:p>43</text:p>
          </table:table-cell>
          <table:table-cell office:value-type="float" office:value="0.11" table:style-name="ce1">
            <text:p>0,11</text:p>
          </table:table-cell>
          <table:table-cell office:value-type="float" office:value="1386" table:style-name="ce1">
            <text:p>1386</text:p>
          </table:table-cell>
          <table:table-cell office:value-type="float" office:value="74" table:style-name="ce1">
            <text:p>74</text:p>
          </table:table-cell>
          <table:table-cell office:value-type="float" office:value="3.39" table:style-name="ce1">
            <text:p>3,39</text:p>
          </table:table-cell>
          <table:table-cell office:value-type="float" office:value="110365" table:style-name="ce1">
            <text:p>110365</text:p>
          </table:table-cell>
          <table:table-cell office:value-type="float" office:value="1989" table:style-name="ce1">
            <text:p>1989</text:p>
          </table:table-cell>
          <table:table-cell office:value-type="float" office:value="0.09" table:style-name="ce1">
            <text:p>0,09</text:p>
          </table:table-cell>
          <table:table-cell office:value-type="float" office:value="4047" table:style-name="ce1">
            <text:p>4047</text:p>
          </table:table-cell>
          <table:table-cell office:value-type="float" office:value="81" table:style-name="ce1">
            <text:p>81</text:p>
          </table:table-cell>
          <table:table-cell office:value-type="float" office:value="0.38" table:style-name="ce1">
            <text:p>0,38</text:p>
          </table:table-cell>
          <table:table-cell office:value-type="float" office:value="3715" table:style-name="ce1">
            <text:p>3715</text:p>
          </table:table-cell>
          <table:table-cell office:value-type="float" office:value="256" table:style-name="ce1">
            <text:p>2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330" table:style-name="ce2">
            <text:p>1330</text:p>
          </table:table-cell>
          <table:table-cell office:value-type="float" office:value="102" table:style-name="ce1">
            <text:p>102</text:p>
          </table:table-cell>
          <table:table-cell office:value-type="float" office:value="3.19" table:style-name="ce1">
            <text:p>3,19</text:p>
          </table:table-cell>
          <table:table-cell office:value-type="float" office:value="101948" table:style-name="ce1">
            <text:p>101948</text:p>
          </table:table-cell>
          <table:table-cell office:value-type="float" office:value="1919" table:style-name="ce1">
            <text:p>191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4541" table:style-name="ce1">
            <text:p>4541</text:p>
          </table:table-cell>
          <table:table-cell office:value-type="float" office:value="171" table:style-name="ce1">
            <text:p>171</text:p>
          </table:table-cell>
          <table:table-cell office:value-type="float" office:value="0.33" table:style-name="ce1">
            <text:p>0,33</text:p>
          </table:table-cell>
          <table:table-cell office:value-type="float" office:value="3994" table:style-name="ce1">
            <text:p>3994</text:p>
          </table:table-cell>
          <table:table-cell office:value-type="float" office:value="210" table:style-name="ce1">
            <text:p>210</text:p>
          </table:table-cell>
          <table:table-cell office:value-type="float" office:value="1.02" table:style-name="ce1">
            <text:p>1,02</text:p>
          </table:table-cell>
          <table:table-cell office:value-type="float" office:value="9372" table:style-name="ce1">
            <text:p>9372</text:p>
          </table:table-cell>
          <table:table-cell office:value-type="float" office:value="816" table:style-name="ce1">
            <text:p>816</text:p>
          </table:table-cell>
          <table:table-cell office:value-type="float" office:value="0.38" table:style-name="ce1">
            <text:p>0,38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12.96" table:style-name="ce3">
            <text:p>12,96</text:p>
          </table:table-cell>
          <table:table-cell office:value-type="float" office:value="739720" table:style-name="ce3">
            <text:p>739720</text:p>
          </table:table-cell>
          <table:table-cell office:value-type="float" office:value="6308" table:style-name="ce3">
            <text:p>6308</text:p>
          </table:table-cell>
          <table:table-cell office:value-type="float" office:value="2.95" table:style-name="ce1">
            <text:p>2,95</text:p>
          </table:table-cell>
          <table:table-cell office:value-type="float" office:value="112912" table:style-name="ce1">
            <text:p>112912</text:p>
          </table:table-cell>
          <table:table-cell office:value-type="float" office:value="1806" table:style-name="ce1">
            <text:p>1806</text:p>
          </table:table-cell>
          <table:table-cell office:value-type="float" office:value="0.08" table:formula="of:=MIN([.$B25];[.$E25];[.$H25];[.$K25];[.$N25];[.$Q25];[.$T25];[.$W25];[.$Z25];[.$AC25];[.$AF25];[.$AI25];[.$AL25];[.$AO25];[.$AR25])" table:style-name="ce1">
            <text:p>0,08</text:p>
          </table:table-cell>
          <table:table-cell office:value-type="float" office:value="1330" table:formula="of:=MIN([.$C25];[.$F25];[.$I25];[.$L25];[.$O25];[.$R25];[.$U25];[.$X25];[.$AA25];[.$AD25];[.$AG25];[.$AJ25];[.$AM25];[.$AP25];[.$AS25])" table:style-name="ce1">
            <text:p>1330</text:p>
          </table:table-cell>
          <table:table-cell office:value-type="float" office:value="43" table:formula="of:=MIN([.$D25];[.$G25];[.$J25];[.$M25];[.$P25];[.$S25];[.$V25];[.$Y25];[.$AB25];[.$AE25];[.$AH25];[.$AK25];[.$AN25];[.$AQ25];[.$AT25])" table:style-name="ce1">
            <text:p>43</text:p>
          </table:table-cell>
          <table:table-cell office:value-type="float" office:value="0.33" table:formula="of:=MEDIAN([.$B25];[.$E25];[.$H25];[.$K25];[.$N25];[.$Q25];[.$T25];[.$W25];[.$Z25];[.$AC25];[.$AF25];[.$AI25];[.$AL25];[.$AO25];[.$AR25])" table:style-name="ce1">
            <text:p>0,33</text:p>
          </table:table-cell>
          <table:table-cell office:value-type="float" office:value="4541" table:formula="of:=MEDIAN([.$C25];[.$F25];[.$I25];[.$L25];[.$O25];[.$R25];[.$U25];[.$X25];[.$AA25];[.$AD25];[.$AG25];[.$AJ25];[.$AM25];[.$AP25];[.$AS25])" table:style-name="ce1">
            <text:p>4541</text:p>
          </table:table-cell>
          <table:table-cell office:value-type="float" office:value="171" table:formula="of:=MEDIAN([.$D25];[.$G25];[.$J25];[.$M25];[.$P25];[.$S25];[.$V25];[.$Y25];[.$AB25];[.$AE25];[.$AH25];[.$AK25];[.$AN25];[.$AQ25];[.$AT25])" table:style-name="ce1">
            <text:p>171</text:p>
          </table:table-cell>
          <table:table-cell office:value-type="float" office:value="12.96" table:formula="of:=MAX([.$B25];[.$E25];[.$H25];[.$K25];[.$N25];[.$Q25];[.$T25];[.$W25];[.$Z25];[.$AC25];[.$AF25];[.$AI25];[.$AL25];[.$AO25];[.$AR25])" table:style-name="ce1">
            <text:p>12,96</text:p>
          </table:table-cell>
          <table:table-cell office:value-type="float" office:value="739720" table:formula="of:=MAX([.$C25];[.$F25];[.$I25];[.$L25];[.$O25];[.$R25];[.$U25];[.$X25];[.$AA25];[.$AD25];[.$AG25];[.$AJ25];[.$AM25];[.$AP25];[.$AS25])" table:style-name="ce1">
            <text:p>739720</text:p>
          </table:table-cell>
          <table:table-cell office:value-type="float" office:value="6308" table:formula="of:=MAX([.$D25];[.$G25];[.$J25];[.$M25];[.$P25];[.$S25];[.$V25];[.$Y25];[.$AB25];[.$AE25];[.$AH25];[.$AK25];[.$AN25];[.$AQ25];[.$AT25])" table:style-name="ce1">
            <text:p>630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4_a25_w2_h21.lp</text:p>
          </table:table-cell>
          <table:table-cell office:value-type="float" office:value="0.17" table:style-name="ce1">
            <text:p>0,17</text:p>
          </table:table-cell>
          <table:table-cell office:value-type="float" office:value="9684" table:style-name="ce1">
            <text:p>9684</text:p>
          </table:table-cell>
          <table:table-cell office:value-type="float" office:value="177" table:style-name="ce1">
            <text:p>177</text:p>
          </table:table-cell>
          <table:table-cell office:value-type="float" office:value="0.13" table:style-name="ce1">
            <text:p>0,13</text:p>
          </table:table-cell>
          <table:table-cell office:value-type="float" office:value="3217" table:style-name="ce1">
            <text:p>3217</text:p>
          </table:table-cell>
          <table:table-cell office:value-type="float" office:value="55" table:style-name="ce1">
            <text:p>55</text:p>
          </table:table-cell>
          <table:table-cell office:value-type="float" office:value="0.13" table:style-name="ce1">
            <text:p>0,13</text:p>
          </table:table-cell>
          <table:table-cell office:value-type="float" office:value="5744" table:style-name="ce1">
            <text:p>5744</text:p>
          </table:table-cell>
          <table:table-cell office:value-type="float" office:value="25" table:style-name="ce2">
            <text:p>25</text:p>
          </table:table-cell>
          <table:table-cell office:value-type="float" office:value="0.1" table:style-name="ce2">
            <text:p>0,1</text:p>
          </table:table-cell>
          <table:table-cell office:value-type="float" office:value="1501" table:style-name="ce2">
            <text:p>1501</text:p>
          </table:table-cell>
          <table:table-cell office:value-type="float" office:value="76" table:style-name="ce1">
            <text:p>76</text:p>
          </table:table-cell>
          <table:table-cell office:value-type="float" office:value="2.14" table:style-name="ce1">
            <text:p>2,14</text:p>
          </table:table-cell>
          <table:table-cell office:value-type="float" office:value="94684" table:style-name="ce1">
            <text:p>94684</text:p>
          </table:table-cell>
          <table:table-cell office:value-type="float" office:value="1388" table:style-name="ce1">
            <text:p>1388</text:p>
          </table:table-cell>
          <table:table-cell office:value-type="float" office:value="0.2" table:style-name="ce1">
            <text:p>0,2</text:p>
          </table:table-cell>
          <table:table-cell office:value-type="float" office:value="7849" table:style-name="ce1">
            <text:p>7849</text:p>
          </table:table-cell>
          <table:table-cell office:value-type="float" office:value="150" table:style-name="ce1">
            <text:p>150</text:p>
          </table:table-cell>
          <table:table-cell office:value-type="float" office:value="0.47" table:style-name="ce1">
            <text:p>0,47</text:p>
          </table:table-cell>
          <table:table-cell office:value-type="float" office:value="5778" table:style-name="ce1">
            <text:p>5778</text:p>
          </table:table-cell>
          <table:table-cell office:value-type="float" office:value="291" table:style-name="ce1">
            <text:p>291</text:p>
          </table:table-cell>
          <table:table-cell office:value-type="float" office:value="0.22" table:style-name="ce1">
            <text:p>0,22</text:p>
          </table:table-cell>
          <table:table-cell office:value-type="float" office:value="2831" table:style-name="ce1">
            <text:p>2831</text:p>
          </table:table-cell>
          <table:table-cell office:value-type="float" office:value="149" table:style-name="ce1">
            <text:p>149</text:p>
          </table:table-cell>
          <table:table-cell office:value-type="float" office:value="0.42" table:style-name="ce1">
            <text:p>0,42</text:p>
          </table:table-cell>
          <table:table-cell office:value-type="float" office:value="12807" table:style-name="ce1">
            <text:p>12807</text:p>
          </table:table-cell>
          <table:table-cell office:value-type="float" office:value="180" table:style-name="ce1">
            <text:p>180</text:p>
          </table:table-cell>
          <table:table-cell office:value-type="float" office:value="0.44" table:style-name="ce1">
            <text:p>0,44</text:p>
          </table:table-cell>
          <table:table-cell office:value-type="float" office:value="12188" table:style-name="ce1">
            <text:p>12188</text:p>
          </table:table-cell>
          <table:table-cell office:value-type="float" office:value="217" table:style-name="ce1">
            <text:p>217</text:p>
          </table:table-cell>
          <table:table-cell office:value-type="float" office:value="0.26" table:style-name="ce1">
            <text:p>0,26</text:p>
          </table:table-cell>
          <table:table-cell office:value-type="float" office:value="6063" table:style-name="ce1">
            <text:p>6063</text:p>
          </table:table-cell>
          <table:table-cell office:value-type="float" office:value="242" table:style-name="ce1">
            <text:p>242</text:p>
          </table:table-cell>
          <table:table-cell office:value-type="float" office:value="0.44" table:style-name="ce1">
            <text:p>0,44</text:p>
          </table:table-cell>
          <table:table-cell office:value-type="float" office:value="5590" table:style-name="ce1">
            <text:p>5590</text:p>
          </table:table-cell>
          <table:table-cell office:value-type="float" office:value="514" table:style-name="ce1">
            <text:p>514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11.77" table:style-name="ce1">
            <text:p>11,77</text:p>
          </table:table-cell>
          <table:table-cell office:value-type="float" office:value="691711" table:style-name="ce1">
            <text:p>691711</text:p>
          </table:table-cell>
          <table:table-cell office:value-type="float" office:value="4766" table:style-name="ce1">
            <text:p>4766</text:p>
          </table:table-cell>
          <table:table-cell office:value-type="float" office:value="34.5" table:style-name="ce3">
            <text:p>34,5</text:p>
          </table:table-cell>
          <table:table-cell office:value-type="float" office:value="1819127" table:style-name="ce3">
            <text:p>1819127</text:p>
          </table:table-cell>
          <table:table-cell office:value-type="float" office:value="24180" table:style-name="ce3">
            <text:p>24180</text:p>
          </table:table-cell>
          <table:table-cell office:value-type="float" office:value="0.1" table:formula="of:=MIN([.$B26];[.$E26];[.$H26];[.$K26];[.$N26];[.$Q26];[.$T26];[.$W26];[.$Z26];[.$AC26];[.$AF26];[.$AI26];[.$AL26];[.$AO26];[.$AR26])" table:style-name="ce1">
            <text:p>0,1</text:p>
          </table:table-cell>
          <table:table-cell office:value-type="float" office:value="1501" table:formula="of:=MIN([.$C26];[.$F26];[.$I26];[.$L26];[.$O26];[.$R26];[.$U26];[.$X26];[.$AA26];[.$AD26];[.$AG26];[.$AJ26];[.$AM26];[.$AP26];[.$AS26])" table:style-name="ce1">
            <text:p>1501</text:p>
          </table:table-cell>
          <table:table-cell office:value-type="float" office:value="25" table:formula="of:=MIN([.$D26];[.$G26];[.$J26];[.$M26];[.$P26];[.$S26];[.$V26];[.$Y26];[.$AB26];[.$AE26];[.$AH26];[.$AK26];[.$AN26];[.$AQ26];[.$AT26])" table:style-name="ce1">
            <text:p>25</text:p>
          </table:table-cell>
          <table:table-cell office:value-type="float" office:value="0.42" table:formula="of:=MEDIAN([.$B26];[.$E26];[.$H26];[.$K26];[.$N26];[.$Q26];[.$T26];[.$W26];[.$Z26];[.$AC26];[.$AF26];[.$AI26];[.$AL26];[.$AO26];[.$AR26])" table:style-name="ce1">
            <text:p>0,42</text:p>
          </table:table-cell>
          <table:table-cell office:value-type="float" office:value="7849" table:formula="of:=MEDIAN([.$C26];[.$F26];[.$I26];[.$L26];[.$O26];[.$R26];[.$U26];[.$X26];[.$AA26];[.$AD26];[.$AG26];[.$AJ26];[.$AM26];[.$AP26];[.$AS26])" table:style-name="ce1">
            <text:p>7849</text:p>
          </table:table-cell>
          <table:table-cell office:value-type="float" office:value="217" table:formula="of:=MEDIAN([.$D26];[.$G26];[.$J26];[.$M26];[.$P26];[.$S26];[.$V26];[.$Y26];[.$AB26];[.$AE26];[.$AH26];[.$AK26];[.$AN26];[.$AQ26];[.$AT26])" table:style-name="ce1">
            <text:p>217</text:p>
          </table:table-cell>
          <table:table-cell office:value-type="float" office:value="34.5" table:formula="of:=MAX([.$B26];[.$E26];[.$H26];[.$K26];[.$N26];[.$Q26];[.$T26];[.$W26];[.$Z26];[.$AC26];[.$AF26];[.$AI26];[.$AL26];[.$AO26];[.$AR26])" table:style-name="ce1">
            <text:p>34,5</text:p>
          </table:table-cell>
          <table:table-cell office:value-type="float" office:value="1819127" table:formula="of:=MAX([.$C26];[.$F26];[.$I26];[.$L26];[.$O26];[.$R26];[.$U26];[.$X26];[.$AA26];[.$AD26];[.$AG26];[.$AJ26];[.$AM26];[.$AP26];[.$AS26])" table:style-name="ce1">
            <text:p>1819127</text:p>
          </table:table-cell>
          <table:table-cell office:value-type="float" office:value="24180" table:formula="of:=MAX([.$D26];[.$G26];[.$J26];[.$M26];[.$P26];[.$S26];[.$V26];[.$Y26];[.$AB26];[.$AE26];[.$AH26];[.$AK26];[.$AN26];[.$AQ26];[.$AT26])" table:style-name="ce1">
            <text:p>2418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4_a25_w4_h22.lp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2446" table:style-name="ce1">
            <text:p>12446</text:p>
          </table:table-cell>
          <table:table-cell office:value-type="float" office:value="181" table:style-name="ce1">
            <text:p>181</text:p>
          </table:table-cell>
          <table:table-cell office:value-type="float" office:value="5.07" table:style-name="ce1">
            <text:p>5,07</text:p>
          </table:table-cell>
          <table:table-cell office:value-type="float" office:value="138926" table:style-name="ce1">
            <text:p>138926</text:p>
          </table:table-cell>
          <table:table-cell office:value-type="float" office:value="2392" table:style-name="ce3">
            <text:p>2392</text:p>
          </table:table-cell>
          <table:table-cell office:value-type="float" office:value="0.23" table:style-name="ce2">
            <text:p>0,23</text:p>
          </table:table-cell>
          <table:table-cell office:value-type="float" office:value="3724" table:style-name="ce1">
            <text:p>3724</text:p>
          </table:table-cell>
          <table:table-cell office:value-type="float" office:value="113" table:style-name="ce2">
            <text:p>113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61483" table:style-name="ce1">
            <text:p>61483</text:p>
          </table:table-cell>
          <table:table-cell office:value-type="float" office:value="1246" table:style-name="ce1">
            <text:p>1246</text:p>
          </table:table-cell>
          <table:table-cell office:value-type="float" office:value="3.38" table:style-name="ce1">
            <text:p>3,38</text:p>
          </table:table-cell>
          <table:table-cell office:value-type="float" office:value="74319" table:style-name="ce1">
            <text:p>74319</text:p>
          </table:table-cell>
          <table:table-cell office:value-type="float" office:value="1655" table:style-name="ce1">
            <text:p>1655</text:p>
          </table:table-cell>
          <table:table-cell office:value-type="float" office:value="1.29" table:style-name="ce1">
            <text:p>1,29</text:p>
          </table:table-cell>
          <table:table-cell office:value-type="float" office:value="31334" table:style-name="ce1">
            <text:p>31334</text:p>
          </table:table-cell>
          <table:table-cell office:value-type="float" office:value="722" table:style-name="ce1">
            <text:p>722</text:p>
          </table:table-cell>
          <table:table-cell office:value-type="float" office:value="0.27" table:style-name="ce1">
            <text:p>0,27</text:p>
          </table:table-cell>
          <table:table-cell office:value-type="float" office:value="2403" table:style-name="ce2">
            <text:p>2403</text:p>
          </table:table-cell>
          <table:table-cell office:value-type="float" office:value="113" table:style-name="ce2">
            <text:p>113</text:p>
          </table:table-cell>
          <table:table-cell office:value-type="float" office:value="0.62" table:style-name="ce1">
            <text:p>0,62</text:p>
          </table:table-cell>
          <table:table-cell office:value-type="float" office:value="4333" table:style-name="ce1">
            <text:p>4333</text:p>
          </table:table-cell>
          <table:table-cell office:value-type="float" office:value="360" table:style-name="ce1">
            <text:p>36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9897" table:style-name="ce1">
            <text:p>9897</text:p>
          </table:table-cell>
          <table:table-cell office:value-type="float" office:value="231" table:style-name="ce1">
            <text:p>231</text:p>
          </table:table-cell>
          <table:table-cell office:value-type="float" office:value="0.8" table:style-name="ce1">
            <text:p>0,8</text:p>
          </table:table-cell>
          <table:table-cell office:value-type="float" office:value="9191" table:style-name="ce1">
            <text:p>9191</text:p>
          </table:table-cell>
          <table:table-cell office:value-type="float" office:value="477" table:style-name="ce1">
            <text:p>477</text:p>
          </table:table-cell>
          <table:table-cell office:value-type="float" office:value="0.96" table:style-name="ce1">
            <text:p>0,96</text:p>
          </table:table-cell>
          <table:table-cell office:value-type="float" office:value="11560" table:style-name="ce1">
            <text:p>11560</text:p>
          </table:table-cell>
          <table:table-cell office:value-type="float" office:value="594" table:style-name="ce1">
            <text:p>594</text:p>
          </table:table-cell>
          <table:table-cell office:value-type="float" office:value="0.73" table:style-name="ce1">
            <text:p>0,73</text:p>
          </table:table-cell>
          <table:table-cell office:value-type="float" office:value="4831" table:style-name="ce1">
            <text:p>4831</text:p>
          </table:table-cell>
          <table:table-cell office:value-type="float" office:value="436" table:style-name="ce1">
            <text:p>436</text:p>
          </table:table-cell>
          <table:table-cell office:value-type="float" office:value="2.02" table:style-name="ce1">
            <text:p>2,02</text:p>
          </table:table-cell>
          <table:table-cell office:value-type="float" office:value="25969" table:style-name="ce1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7.65" table:style-name="ce3">
            <text:p>7,65</text:p>
          </table:table-cell>
          <table:table-cell office:value-type="float" office:value="422244" table:style-name="ce3">
            <text:p>422244</text:p>
          </table:table-cell>
          <table:table-cell office:value-type="float" office:value="1049" table:style-name="ce1">
            <text:p>1049</text:p>
          </table:table-cell>
          <table:table-cell office:value-type="float" office:value="0.98" table:style-name="ce1">
            <text:p>0,98</text:p>
          </table:table-cell>
          <table:table-cell office:value-type="float" office:value="22821" table:style-name="ce1">
            <text:p>22821</text:p>
          </table:table-cell>
          <table:table-cell office:value-type="float" office:value="494" table:style-name="ce1">
            <text:p>494</text:p>
          </table:table-cell>
          <table:table-cell office:value-type="float" office:value="0.23" table:formula="of:=MIN([.$B27];[.$E27];[.$H27];[.$K27];[.$N27];[.$Q27];[.$T27];[.$W27];[.$Z27];[.$AC27];[.$AF27];[.$AI27];[.$AL27];[.$AO27];[.$AR27])" table:style-name="ce1">
            <text:p>0,23</text:p>
          </table:table-cell>
          <table:table-cell office:value-type="float" office:value="2403" table:formula="of:=MIN([.$C27];[.$F27];[.$I27];[.$L27];[.$O27];[.$R27];[.$U27];[.$X27];[.$AA27];[.$AD27];[.$AG27];[.$AJ27];[.$AM27];[.$AP27];[.$AS27])" table:style-name="ce1">
            <text:p>2403</text:p>
          </table:table-cell>
          <table:table-cell office:value-type="float" office:value="113" table:formula="of:=MIN([.$D27];[.$G27];[.$J27];[.$M27];[.$P27];[.$S27];[.$V27];[.$Y27];[.$AB27];[.$AE27];[.$AH27];[.$AK27];[.$AN27];[.$AQ27];[.$AT27])" table:style-name="ce1">
            <text:p>113</text:p>
          </table:table-cell>
          <table:table-cell office:value-type="float" office:value="0.96" table:formula="of:=MEDIAN([.$B27];[.$E27];[.$H27];[.$K27];[.$N27];[.$Q27];[.$T27];[.$W27];[.$Z27];[.$AC27];[.$AF27];[.$AI27];[.$AL27];[.$AO27];[.$AR27])" table:style-name="ce1">
            <text:p>0,96</text:p>
          </table:table-cell>
          <table:table-cell office:value-type="float" office:value="12446" table:formula="of:=MEDIAN([.$C27];[.$F27];[.$I27];[.$L27];[.$O27];[.$R27];[.$U27];[.$X27];[.$AA27];[.$AD27];[.$AG27];[.$AJ27];[.$AM27];[.$AP27];[.$AS27])" table:style-name="ce1">
            <text:p>12446</text:p>
          </table:table-cell>
          <table:table-cell office:value-type="float" office:value="477" table:formula="of:=MEDIAN([.$D27];[.$G27];[.$J27];[.$M27];[.$P27];[.$S27];[.$V27];[.$Y27];[.$AB27];[.$AE27];[.$AH27];[.$AK27];[.$AN27];[.$AQ27];[.$AT27])" table:style-name="ce1">
            <text:p>477</text:p>
          </table:table-cell>
          <table:table-cell office:value-type="float" office:value="7.65" table:formula="of:=MAX([.$B27];[.$E27];[.$H27];[.$K27];[.$N27];[.$Q27];[.$T27];[.$W27];[.$Z27];[.$AC27];[.$AF27];[.$AI27];[.$AL27];[.$AO27];[.$AR27])" table:style-name="ce1">
            <text:p>7,65</text:p>
          </table:table-cell>
          <table:table-cell office:value-type="float" office:value="422244" table:formula="of:=MAX([.$C27];[.$F27];[.$I27];[.$L27];[.$O27];[.$R27];[.$U27];[.$X27];[.$AA27];[.$AD27];[.$AG27];[.$AJ27];[.$AM27];[.$AP27];[.$AS27])" table:style-name="ce1">
            <text:p>422244</text:p>
          </table:table-cell>
          <table:table-cell office:value-type="float" office:value="2392" table:formula="of:=MAX([.$D27];[.$G27];[.$J27];[.$M27];[.$P27];[.$S27];[.$V27];[.$Y27];[.$AB27];[.$AE27];[.$AH27];[.$AK27];[.$AN27];[.$AQ27];[.$AT27])" table:style-name="ce1">
            <text:p>2392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5_a20_w3_h22.lp</text:p>
          </table:table-cell>
          <table:table-cell office:value-type="float" office:value="0.1" table:style-name="ce1">
            <text:p>0,1</text:p>
          </table:table-cell>
          <table:table-cell office:value-type="float" office:value="11212" table:style-name="ce1">
            <text:p>11212</text:p>
          </table:table-cell>
          <table:table-cell office:value-type="float" office:value="50" table:style-name="ce1">
            <text:p>50</text:p>
          </table:table-cell>
          <table:table-cell office:value-type="float" office:value="0.1" table:style-name="ce1">
            <text:p>0,1</text:p>
          </table:table-cell>
          <table:table-cell office:value-type="float" office:value="2399" table:style-name="ce1">
            <text:p>2399</text:p>
          </table:table-cell>
          <table:table-cell office:value-type="float" office:value="28" table:style-name="ce2">
            <text:p>28</text:p>
          </table:table-cell>
          <table:table-cell office:value-type="float" office:value="0.16" table:style-name="ce1">
            <text:p>0,16</text:p>
          </table:table-cell>
          <table:table-cell office:value-type="float" office:value="7650" table:style-name="ce1">
            <text:p>7650</text:p>
          </table:table-cell>
          <table:table-cell office:value-type="float" office:value="38" table:style-name="ce1">
            <text:p>38</text:p>
          </table:table-cell>
          <table:table-cell office:value-type="float" office:value="0.08" table:style-name="ce2">
            <text:p>0,08</text:p>
          </table:table-cell>
          <table:table-cell office:value-type="float" office:value="1096" table:style-name="ce2">
            <text:p>1096</text:p>
          </table:table-cell>
          <table:table-cell office:value-type="float" office:value="42" table:style-name="ce1">
            <text:p>42</text:p>
          </table:table-cell>
          <table:table-cell office:value-type="float" office:value="0.27" table:style-name="ce1">
            <text:p>0,27</text:p>
          </table:table-cell>
          <table:table-cell office:value-type="float" office:value="5075" table:style-name="ce1">
            <text:p>5075</text:p>
          </table:table-cell>
          <table:table-cell office:value-type="float" office:value="108" table:style-name="ce1">
            <text:p>108</text:p>
          </table:table-cell>
          <table:table-cell office:value-type="float" office:value="0.25" table:style-name="ce1">
            <text:p>0,25</text:p>
          </table:table-cell>
          <table:table-cell office:value-type="float" office:value="11239" table:style-name="ce1">
            <text:p>11239</text:p>
          </table:table-cell>
          <table:table-cell office:value-type="float" office:value="205" table:style-name="ce1">
            <text:p>205</text:p>
          </table:table-cell>
          <table:table-cell office:value-type="float" office:value="0.59" table:style-name="ce1">
            <text:p>0,59</text:p>
          </table:table-cell>
          <table:table-cell office:value-type="float" office:value="5671" table:style-name="ce1">
            <text:p>5671</text:p>
          </table:table-cell>
          <table:table-cell office:value-type="float" office:value="345" table:style-name="ce1">
            <text:p>345</text:p>
          </table:table-cell>
          <table:table-cell office:value-type="float" office:value="0.44" table:style-name="ce1">
            <text:p>0,44</text:p>
          </table:table-cell>
          <table:table-cell office:value-type="float" office:value="4663" table:style-name="ce1">
            <text:p>4663</text:p>
          </table:table-cell>
          <table:table-cell office:value-type="float" office:value="276" table:style-name="ce1">
            <text:p>276</text:p>
          </table:table-cell>
          <table:table-cell office:value-type="float" office:value="0.22" table:style-name="ce1">
            <text:p>0,22</text:p>
          </table:table-cell>
          <table:table-cell office:value-type="float" office:value="5681" table:style-name="ce1">
            <text:p>5681</text:p>
          </table:table-cell>
          <table:table-cell office:value-type="float" office:value="118" table:style-name="ce1">
            <text:p>118</text:p>
          </table:table-cell>
          <table:table-cell office:value-type="float" office:value="0.18" table:style-name="ce1">
            <text:p>0,18</text:p>
          </table:table-cell>
          <table:table-cell office:value-type="float" office:value="3234" table:style-name="ce1">
            <text:p>3234</text:p>
          </table:table-cell>
          <table:table-cell office:value-type="float" office:value="97" table:style-name="ce1">
            <text:p>97</text:p>
          </table:table-cell>
          <table:table-cell office:value-type="float" office:value="0.15" table:style-name="ce1">
            <text:p>0,15</text:p>
          </table:table-cell>
          <table:table-cell office:value-type="float" office:value="4960" table:style-name="ce1">
            <text:p>4960</text:p>
          </table:table-cell>
          <table:table-cell office:value-type="float" office:value="80" table:style-name="ce1">
            <text:p>80</text:p>
          </table:table-cell>
          <table:table-cell office:value-type="float" office:value="0.4" table:style-name="ce1">
            <text:p>0,4</text:p>
          </table:table-cell>
          <table:table-cell office:value-type="float" office:value="4573" table:style-name="ce1">
            <text:p>4573</text:p>
          </table:table-cell>
          <table:table-cell office:value-type="float" office:value="362" table:style-name="ce1">
            <text:p>362</text:p>
          </table:table-cell>
          <table:table-cell office:value-type="float" office:value="1.2" table:style-name="ce1">
            <text:p>1,2</text:p>
          </table:table-cell>
          <table:table-cell office:value-type="float" office:value="40940" table:style-name="ce1">
            <text:p>40940</text:p>
          </table:table-cell>
          <table:table-cell office:value-type="float" office:value="427" table:style-name="ce3">
            <text:p>427</text:p>
          </table:table-cell>
          <table:table-cell office:value-type="float" office:value="2.77" table:style-name="ce3">
            <text:p>2,77</text:p>
          </table:table-cell>
          <table:table-cell office:value-type="float" office:value="103198" table:style-name="ce3">
            <text:p>103198</text:p>
          </table:table-cell>
          <table:table-cell office:value-type="float" office:value="329" table:style-name="ce1">
            <text:p>329</text:p>
          </table:table-cell>
          <table:table-cell office:value-type="float" office:value="0.33" table:style-name="ce1">
            <text:p>0,33</text:p>
          </table:table-cell>
          <table:table-cell office:value-type="float" office:value="7161" table:style-name="ce1">
            <text:p>7161</text:p>
          </table:table-cell>
          <table:table-cell office:value-type="float" office:value="129" table:style-name="ce1">
            <text:p>129</text:p>
          </table:table-cell>
          <table:table-cell office:value-type="float" office:value="0.08" table:formula="of:=MIN([.$B28];[.$E28];[.$H28];[.$K28];[.$N28];[.$Q28];[.$T28];[.$W28];[.$Z28];[.$AC28];[.$AF28];[.$AI28];[.$AL28];[.$AO28];[.$AR28])" table:style-name="ce1">
            <text:p>0,08</text:p>
          </table:table-cell>
          <table:table-cell office:value-type="float" office:value="1096" table:formula="of:=MIN([.$C28];[.$F28];[.$I28];[.$L28];[.$O28];[.$R28];[.$U28];[.$X28];[.$AA28];[.$AD28];[.$AG28];[.$AJ28];[.$AM28];[.$AP28];[.$AS28])" table:style-name="ce1">
            <text:p>1096</text:p>
          </table:table-cell>
          <table:table-cell office:value-type="float" office:value="28" table:formula="of:=MIN([.$D28];[.$G28];[.$J28];[.$M28];[.$P28];[.$S28];[.$V28];[.$Y28];[.$AB28];[.$AE28];[.$AH28];[.$AK28];[.$AN28];[.$AQ28];[.$AT28])" table:style-name="ce1">
            <text:p>28</text:p>
          </table:table-cell>
          <table:table-cell office:value-type="float" office:value="0.25" table:formula="of:=MEDIAN([.$B28];[.$E28];[.$H28];[.$K28];[.$N28];[.$Q28];[.$T28];[.$W28];[.$Z28];[.$AC28];[.$AF28];[.$AI28];[.$AL28];[.$AO28];[.$AR28])" table:style-name="ce1">
            <text:p>0,25</text:p>
          </table:table-cell>
          <table:table-cell office:value-type="float" office:value="5671" table:formula="of:=MEDIAN([.$C28];[.$F28];[.$I28];[.$L28];[.$O28];[.$R28];[.$U28];[.$X28];[.$AA28];[.$AD28];[.$AG28];[.$AJ28];[.$AM28];[.$AP28];[.$AS28])" table:style-name="ce1">
            <text:p>5671</text:p>
          </table:table-cell>
          <table:table-cell office:value-type="float" office:value="118" table:formula="of:=MEDIAN([.$D28];[.$G28];[.$J28];[.$M28];[.$P28];[.$S28];[.$V28];[.$Y28];[.$AB28];[.$AE28];[.$AH28];[.$AK28];[.$AN28];[.$AQ28];[.$AT28])" table:style-name="ce1">
            <text:p>118</text:p>
          </table:table-cell>
          <table:table-cell office:value-type="float" office:value="2.77" table:formula="of:=MAX([.$B28];[.$E28];[.$H28];[.$K28];[.$N28];[.$Q28];[.$T28];[.$W28];[.$Z28];[.$AC28];[.$AF28];[.$AI28];[.$AL28];[.$AO28];[.$AR28])" table:style-name="ce1">
            <text:p>2,77</text:p>
          </table:table-cell>
          <table:table-cell office:value-type="float" office:value="103198" table:formula="of:=MAX([.$C28];[.$F28];[.$I28];[.$L28];[.$O28];[.$R28];[.$U28];[.$X28];[.$AA28];[.$AD28];[.$AG28];[.$AJ28];[.$AM28];[.$AP28];[.$AS28])" table:style-name="ce1">
            <text:p>103198</text:p>
          </table:table-cell>
          <table:table-cell office:value-type="float" office:value="427" table:formula="of:=MAX([.$D28];[.$G28];[.$J28];[.$M28];[.$P28];[.$S28];[.$V28];[.$Y28];[.$AB28];[.$AE28];[.$AH28];[.$AK28];[.$AN28];[.$AQ28];[.$AT28])" table:style-name="ce1">
            <text:p>42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5_a25_w3_h23.lp</text:p>
          </table:table-cell>
          <table:table-cell office:value-type="float" office:value="0.25" table:style-name="ce1">
            <text:p>0,25</text:p>
          </table:table-cell>
          <table:table-cell office:value-type="float" office:value="19558" table:style-name="ce1">
            <text:p>19558</text:p>
          </table:table-cell>
          <table:table-cell office:value-type="float" office:value="115" table:style-name="ce1">
            <text:p>115</text:p>
          </table:table-cell>
          <table:table-cell office:value-type="float" office:value="0.15" table:style-name="ce2">
            <text:p>0,15</text:p>
          </table:table-cell>
          <table:table-cell office:value-type="float" office:value="2069" table:style-name="ce2">
            <text:p>2069</text:p>
          </table:table-cell>
          <table:table-cell office:value-type="float" office:value="112" table:style-name="ce2">
            <text:p>112</text:p>
          </table:table-cell>
          <table:table-cell office:value-type="float" office:value="0.6" table:style-name="ce1">
            <text:p>0,6</text:p>
          </table:table-cell>
          <table:table-cell office:value-type="float" office:value="14554" table:style-name="ce1">
            <text:p>14554</text:p>
          </table:table-cell>
          <table:table-cell office:value-type="float" office:value="386" table:style-name="ce1">
            <text:p>386</text:p>
          </table:table-cell>
          <table:table-cell office:value-type="float" office:value="34.25" table:style-name="ce1">
            <text:p>34,25</text:p>
          </table:table-cell>
          <table:table-cell office:value-type="float" office:value="1291831" table:style-name="ce1">
            <text:p>1291831</text:p>
          </table:table-cell>
          <table:table-cell office:value-type="float" office:value="19193" table:style-name="ce1">
            <text:p>19193</text:p>
          </table:table-cell>
          <table:table-cell office:value-type="float" office:value="3.12" table:style-name="ce1">
            <text:p>3,12</text:p>
          </table:table-cell>
          <table:table-cell office:value-type="float" office:value="78180" table:style-name="ce1">
            <text:p>78180</text:p>
          </table:table-cell>
          <table:table-cell office:value-type="float" office:value="1537" table:style-name="ce1">
            <text:p>1537</text:p>
          </table:table-cell>
          <table:table-cell office:value-type="float" office:value="62.72" table:style-name="ce1">
            <text:p>62,72</text:p>
          </table:table-cell>
          <table:table-cell office:value-type="float" office:value="2431342" table:style-name="ce1">
            <text:p>2431342</text:p>
          </table:table-cell>
          <table:table-cell office:value-type="float" office:value="36293" table:style-name="ce1">
            <text:p>36293</text:p>
          </table:table-cell>
          <table:table-cell office:value-type="float" office:value="0.93" table:style-name="ce1">
            <text:p>0,93</text:p>
          </table:table-cell>
          <table:table-cell office:value-type="float" office:value="6978" table:style-name="ce1">
            <text:p>6978</text:p>
          </table:table-cell>
          <table:table-cell office:value-type="float" office:value="693" table:style-name="ce1">
            <text:p>693</text:p>
          </table:table-cell>
          <table:table-cell office:value-type="float" office:value="0.34" table:style-name="ce1">
            <text:p>0,34</text:p>
          </table:table-cell>
          <table:table-cell office:value-type="float" office:value="3021" table:style-name="ce1">
            <text:p>3021</text:p>
          </table:table-cell>
          <table:table-cell office:value-type="float" office:value="273" table:style-name="ce1">
            <text:p>273</text:p>
          </table:table-cell>
          <table:table-cell office:value-type="float" office:value="62.07" table:style-name="ce1">
            <text:p>62,07</text:p>
          </table:table-cell>
          <table:table-cell office:value-type="float" office:value="2545234" table:style-name="ce1">
            <text:p>2545234</text:p>
          </table:table-cell>
          <table:table-cell office:value-type="float" office:value="40303" table:style-name="ce1">
            <text:p>40303</text:p>
          </table:table-cell>
          <table:table-cell office:value-type="float" office:value="0.47" table:style-name="ce1">
            <text:p>0,47</text:p>
          </table:table-cell>
          <table:table-cell office:value-type="float" office:value="8625" table:style-name="ce1">
            <text:p>8625</text:p>
          </table:table-cell>
          <table:table-cell office:value-type="float" office:value="267" table:style-name="ce1">
            <text:p>267</text:p>
          </table:table-cell>
          <table:table-cell office:value-type="float" office:value="1.05" table:style-name="ce1">
            <text:p>1,05</text:p>
          </table:table-cell>
          <table:table-cell office:value-type="float" office:value="16334" table:style-name="ce1">
            <text:p>16334</text:p>
          </table:table-cell>
          <table:table-cell office:value-type="float" office:value="517" table:style-name="ce1">
            <text:p>517</text:p>
          </table:table-cell>
          <table:table-cell office:value-type="float" office:value="1.89" table:style-name="ce1">
            <text:p>1,89</text:p>
          </table:table-cell>
          <table:table-cell office:value-type="float" office:value="14624" table:style-name="ce1">
            <text:p>14624</text:p>
          </table:table-cell>
          <table:table-cell office:value-type="float" office:value="1627" table:style-name="ce1">
            <text:p>1627</text:p>
          </table:table-cell>
          <table:table-cell office:value-type="float" office:value="47.8" table:style-name="ce1">
            <text:p>47,8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1944.9" table:style-name="ce3">
            <text:p>1944,9</text:p>
          </table:table-cell>
          <table:table-cell office:value-type="float" office:value="339206958" table:style-name="ce3">
            <text:p>339206958</text:p>
          </table:table-cell>
          <table:table-cell office:value-type="float" office:value="1062005" table:style-name="ce3">
            <text:p>1062005</text:p>
          </table:table-cell>
          <table:table-cell office:value-type="float" office:value="45.29" table:style-name="ce1">
            <text:p>45,29</text:p>
          </table:table-cell>
          <table:table-cell office:value-type="float" office:value="2133629" table:style-name="ce1">
            <text:p>2133629</text:p>
          </table:table-cell>
          <table:table-cell office:value-type="float" office:value="29240" table:style-name="ce1">
            <text:p>29240</text:p>
          </table:table-cell>
          <table:table-cell office:value-type="float" office:value="0.15" table:formula="of:=MIN([.$B29];[.$E29];[.$H29];[.$K29];[.$N29];[.$Q29];[.$T29];[.$W29];[.$Z29];[.$AC29];[.$AF29];[.$AI29];[.$AL29];[.$AO29];[.$AR29])" table:style-name="ce1">
            <text:p>0,15</text:p>
          </table:table-cell>
          <table:table-cell office:value-type="float" office:value="2069" table:formula="of:=MIN([.$C29];[.$F29];[.$I29];[.$L29];[.$O29];[.$R29];[.$U29];[.$X29];[.$AA29];[.$AD29];[.$AG29];[.$AJ29];[.$AM29];[.$AP29];[.$AS29])" table:style-name="ce1">
            <text:p>2069</text:p>
          </table:table-cell>
          <table:table-cell office:value-type="float" office:value="112" table:formula="of:=MIN([.$D29];[.$G29];[.$J29];[.$M29];[.$P29];[.$S29];[.$V29];[.$Y29];[.$AB29];[.$AE29];[.$AH29];[.$AK29];[.$AN29];[.$AQ29];[.$AT29])" table:style-name="ce1">
            <text:p>112</text:p>
          </table:table-cell>
          <table:table-cell office:value-type="float" office:value="1.89" table:formula="of:=MEDIAN([.$B29];[.$E29];[.$H29];[.$K29];[.$N29];[.$Q29];[.$T29];[.$W29];[.$Z29];[.$AC29];[.$AF29];[.$AI29];[.$AL29];[.$AO29];[.$AR29])" table:style-name="ce1">
            <text:p>1,89</text:p>
          </table:table-cell>
          <table:table-cell office:value-type="float" office:value="19558" table:formula="of:=MEDIAN([.$C29];[.$F29];[.$I29];[.$L29];[.$O29];[.$R29];[.$U29];[.$X29];[.$AA29];[.$AD29];[.$AG29];[.$AJ29];[.$AM29];[.$AP29];[.$AS29])" table:style-name="ce1">
            <text:p>19558</text:p>
          </table:table-cell>
          <table:table-cell office:value-type="float" office:value="1537" table:formula="of:=MEDIAN([.$D29];[.$G29];[.$J29];[.$M29];[.$P29];[.$S29];[.$V29];[.$Y29];[.$AB29];[.$AE29];[.$AH29];[.$AK29];[.$AN29];[.$AQ29];[.$AT29])" table:style-name="ce1">
            <text:p>1537</text:p>
          </table:table-cell>
          <table:table-cell office:value-type="float" office:value="1944.9" table:formula="of:=MAX([.$B29];[.$E29];[.$H29];[.$K29];[.$N29];[.$Q29];[.$T29];[.$W29];[.$Z29];[.$AC29];[.$AF29];[.$AI29];[.$AL29];[.$AO29];[.$AR29])" table:style-name="ce1">
            <text:p>1944,9</text:p>
          </table:table-cell>
          <table:table-cell office:value-type="float" office:value="339206958" table:formula="of:=MAX([.$C29];[.$F29];[.$I29];[.$L29];[.$O29];[.$R29];[.$U29];[.$X29];[.$AA29];[.$AD29];[.$AG29];[.$AJ29];[.$AM29];[.$AP29];[.$AS29])" table:style-name="ce1">
            <text:p>339206958</text:p>
          </table:table-cell>
          <table:table-cell office:value-type="float" office:value="1062005" table:formula="of:=MAX([.$D29];[.$G29];[.$J29];[.$M29];[.$P29];[.$S29];[.$V29];[.$Y29];[.$AB29];[.$AE29];[.$AH29];[.$AK29];[.$AN29];[.$AQ29];[.$AT29])" table:style-name="ce1">
            <text:p>1062005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5_a25_w6_h26.lp</text:p>
          </table:table-cell>
          <table:table-cell office:value-type="float" office:value="0.33" table:style-name="ce1">
            <text:p>0,33</text:p>
          </table:table-cell>
          <table:table-cell office:value-type="float" office:value="31052" table:style-name="ce1">
            <text:p>31052</text:p>
          </table:table-cell>
          <table:table-cell office:value-type="float" office:value="270" table:style-name="ce1">
            <text:p>270</text:p>
          </table:table-cell>
          <table:table-cell office:value-type="float" office:value="0.25" table:style-name="ce1">
            <text:p>0,25</text:p>
          </table:table-cell>
          <table:table-cell office:value-type="float" office:value="5867" table:style-name="ce2">
            <text:p>5867</text:p>
          </table:table-cell>
          <table:table-cell office:value-type="float" office:value="83" table:style-name="ce2">
            <text:p>83</text:p>
          </table:table-cell>
          <table:table-cell office:value-type="float" office:value="0.22" table:style-name="ce2">
            <text:p>0,22</text:p>
          </table:table-cell>
          <table:table-cell office:value-type="float" office:value="10646" table:style-name="ce1">
            <text:p>10646</text:p>
          </table:table-cell>
          <table:table-cell office:value-type="float" office:value="93" table:style-name="ce1">
            <text:p>93</text:p>
          </table:table-cell>
          <table:table-cell office:value-type="float" office:value="6.29" table:style-name="ce1">
            <text:p>6,29</text:p>
          </table:table-cell>
          <table:table-cell office:value-type="float" office:value="261591" table:style-name="ce1">
            <text:p>261591</text:p>
          </table:table-cell>
          <table:table-cell office:value-type="float" office:value="2330" table:style-name="ce1">
            <text:p>2330</text:p>
          </table:table-cell>
          <table:table-cell office:value-type="float" office:value="15.21" table:style-name="ce3">
            <text:p>15,21</text:p>
          </table:table-cell>
          <table:table-cell office:value-type="float" office:value="689638" table:style-name="ce1">
            <text:p>689638</text:p>
          </table:table-cell>
          <table:table-cell office:value-type="float" office:value="6049" table:style-name="ce3">
            <text:p>6049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443334" table:style-name="ce1">
            <text:p>443334</text:p>
          </table:table-cell>
          <table:table-cell office:value-type="float" office:value="3687" table:style-name="ce1">
            <text:p>3687</text:p>
          </table:table-cell>
          <table:table-cell office:value-type="float" office:value="0.94" table:style-name="ce1">
            <text:p>0,94</text:p>
          </table:table-cell>
          <table:table-cell office:value-type="float" office:value="8313" table:style-name="ce1">
            <text:p>8313</text:p>
          </table:table-cell>
          <table:table-cell office:value-type="float" office:value="598" table:style-name="ce1">
            <text:p>598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5746" table:style-name="ce1">
            <text:p>15746</text:p>
          </table:table-cell>
          <table:table-cell office:value-type="float" office:value="1348" table:style-name="ce1">
            <text:p>1348</text:p>
          </table:table-cell>
          <table:table-cell office:value-type="float" office:value="4.28" table:style-name="ce1">
            <text:p>4,28</text:p>
          </table:table-cell>
          <table:table-cell office:value-type="float" office:value="206629" table:style-name="ce1">
            <text:p>206629</text:p>
          </table:table-cell>
          <table:table-cell office:value-type="float" office:value="1673" table:style-name="ce1">
            <text:p>1673</text:p>
          </table:table-cell>
          <table:table-cell office:value-type="float" office:value="1.22" table:style-name="ce1">
            <text:p>1,22</text:p>
          </table:table-cell>
          <table:table-cell office:value-type="float" office:value="27080" table:style-name="ce1">
            <text:p>27080</text:p>
          </table:table-cell>
          <table:table-cell office:value-type="float" office:value="420" table:style-name="ce1">
            <text:p>420</text:p>
          </table:table-cell>
          <table:table-cell office:value-type="float" office:value="0.86" table:style-name="ce1">
            <text:p>0,86</text:p>
          </table:table-cell>
          <table:table-cell office:value-type="float" office:value="20221" table:style-name="ce1">
            <text:p>20221</text:p>
          </table:table-cell>
          <table:table-cell office:value-type="float" office:value="360" table:style-name="ce1">
            <text:p>360</text:p>
          </table:table-cell>
          <table:table-cell office:value-type="float" office:value="0.72" table:style-name="ce1">
            <text:p>0,72</text:p>
          </table:table-cell>
          <table:table-cell office:value-type="float" office:value="5881" table:style-name="ce1">
            <text:p>5881</text:p>
          </table:table-cell>
          <table:table-cell office:value-type="float" office:value="405" table:style-name="ce1">
            <text:p>405</text:p>
          </table:table-cell>
          <table:table-cell office:value-type="float" office:value="3.7" table:style-name="ce1">
            <text:p>3,7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14.14" table:style-name="ce1">
            <text:p>14,14</text:p>
          </table:table-cell>
          <table:table-cell office:value-type="float" office:value="940777" table:style-name="ce3">
            <text:p>940777</text:p>
          </table:table-cell>
          <table:table-cell office:value-type="float" office:value="2430" table:style-name="ce1">
            <text:p>2430</text:p>
          </table:table-cell>
          <table:table-cell office:value-type="float" office:value="0.67" table:style-name="ce1">
            <text:p>0,67</text:p>
          </table:table-cell>
          <table:table-cell office:value-type="float" office:value="14206" table:style-name="ce1">
            <text:p>14206</text:p>
          </table:table-cell>
          <table:table-cell office:value-type="float" office:value="442" table:style-name="ce1">
            <text:p>442</text:p>
          </table:table-cell>
          <table:table-cell office:value-type="float" office:value="0.22" table:formula="of:=MIN([.$B30];[.$E30];[.$H30];[.$K30];[.$N30];[.$Q30];[.$T30];[.$W30];[.$Z30];[.$AC30];[.$AF30];[.$AI30];[.$AL30];[.$AO30];[.$AR30])" table:style-name="ce1">
            <text:p>0,22</text:p>
          </table:table-cell>
          <table:table-cell office:value-type="float" office:value="5867" table:formula="of:=MIN([.$C30];[.$F30];[.$I30];[.$L30];[.$O30];[.$R30];[.$U30];[.$X30];[.$AA30];[.$AD30];[.$AG30];[.$AJ30];[.$AM30];[.$AP30];[.$AS30])" table:style-name="ce1">
            <text:p>5867</text:p>
          </table:table-cell>
          <table:table-cell office:value-type="float" office:value="83" table:formula="of:=MIN([.$D30];[.$G30];[.$J30];[.$M30];[.$P30];[.$S30];[.$V30];[.$Y30];[.$AB30];[.$AE30];[.$AH30];[.$AK30];[.$AN30];[.$AQ30];[.$AT30])" table:style-name="ce1">
            <text:p>83</text:p>
          </table:table-cell>
          <table:table-cell office:value-type="float" office:value="1.22" table:formula="of:=MEDIAN([.$B30];[.$E30];[.$H30];[.$K30];[.$N30];[.$Q30];[.$T30];[.$W30];[.$Z30];[.$AC30];[.$AF30];[.$AI30];[.$AL30];[.$AO30];[.$AR30])" table:style-name="ce1">
            <text:p>1,22</text:p>
          </table:table-cell>
          <table:table-cell office:value-type="float" office:value="27080" table:formula="of:=MEDIAN([.$C30];[.$F30];[.$I30];[.$L30];[.$O30];[.$R30];[.$U30];[.$X30];[.$AA30];[.$AD30];[.$AG30];[.$AJ30];[.$AM30];[.$AP30];[.$AS30])" table:style-name="ce1">
            <text:p>27080</text:p>
          </table:table-cell>
          <table:table-cell office:value-type="float" office:value="586" table:formula="of:=MEDIAN([.$D30];[.$G30];[.$J30];[.$M30];[.$P30];[.$S30];[.$V30];[.$Y30];[.$AB30];[.$AE30];[.$AH30];[.$AK30];[.$AN30];[.$AQ30];[.$AT30])" table:style-name="ce1">
            <text:p>586</text:p>
          </table:table-cell>
          <table:table-cell office:value-type="float" office:value="15.21" table:formula="of:=MAX([.$B30];[.$E30];[.$H30];[.$K30];[.$N30];[.$Q30];[.$T30];[.$W30];[.$Z30];[.$AC30];[.$AF30];[.$AI30];[.$AL30];[.$AO30];[.$AR30])" table:style-name="ce1">
            <text:p>15,21</text:p>
          </table:table-cell>
          <table:table-cell office:value-type="float" office:value="940777" table:formula="of:=MAX([.$C30];[.$F30];[.$I30];[.$L30];[.$O30];[.$R30];[.$U30];[.$X30];[.$AA30];[.$AD30];[.$AG30];[.$AJ30];[.$AM30];[.$AP30];[.$AS30])" table:style-name="ce1">
            <text:p>940777</text:p>
          </table:table-cell>
          <table:table-cell office:value-type="float" office:value="6049" table:formula="of:=MAX([.$D30];[.$G30];[.$J30];[.$M30];[.$P30];[.$S30];[.$V30];[.$Y30];[.$AB30];[.$AE30];[.$AH30];[.$AK30];[.$AN30];[.$AQ30];[.$AT30])" table:style-name="ce1">
            <text:p>6049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7_a15_w1_h54.lp</text:p>
          </table:table-cell>
          <table:table-cell office:value-type="float" office:value="0.69" table:style-name="ce2">
            <text:p>0,69</text:p>
          </table:table-cell>
          <table:table-cell office:value-type="float" office:value="31209" table:style-name="ce1">
            <text:p>31209</text:p>
          </table:table-cell>
          <table:table-cell office:value-type="float" office:value="563" table:style-name="ce1">
            <text:p>563</text:p>
          </table:table-cell>
          <table:table-cell office:value-type="float" office:value="1.54" table:style-name="ce1">
            <text:p>1,54</text:p>
          </table:table-cell>
          <table:table-cell office:value-type="float" office:value="37457" table:style-name="ce1">
            <text:p>37457</text:p>
          </table:table-cell>
          <table:table-cell office:value-type="float" office:value="1062" table:style-name="ce1">
            <text:p>106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2048" table:style-name="ce1">
            <text:p>32048</text:p>
          </table:table-cell>
          <table:table-cell office:value-type="float" office:value="1036" table:style-name="ce1">
            <text:p>1036</text:p>
          </table:table-cell>
          <table:table-cell office:value-type="float" office:value="0.86" table:style-name="ce1">
            <text:p>0,86</text:p>
          </table:table-cell>
          <table:table-cell office:value-type="float" office:value="13739" table:style-name="ce1">
            <text:p>13739</text:p>
          </table:table-cell>
          <table:table-cell office:value-type="float" office:value="756" table:style-name="ce1">
            <text:p>756</text:p>
          </table:table-cell>
          <table:table-cell office:value-type="float" office:value="1.02" table:style-name="ce1">
            <text:p>1,02</text:p>
          </table:table-cell>
          <table:table-cell office:value-type="float" office:value="12824" table:style-name="ce1">
            <text:p>12824</text:p>
          </table:table-cell>
          <table:table-cell office:value-type="float" office:value="907" table:style-name="ce1">
            <text:p>907</text:p>
          </table:table-cell>
          <table:table-cell office:value-type="float" office:value="5.52" table:style-name="ce1">
            <text:p>5,52</text:p>
          </table:table-cell>
          <table:table-cell office:value-type="float" office:value="176986" table:style-name="ce1">
            <text:p>176986</text:p>
          </table:table-cell>
          <table:table-cell office:value-type="float" office:value="4383" table:style-name="ce1">
            <text:p>4383</text:p>
          </table:table-cell>
          <table:table-cell office:value-type="float" office:value="1.78" table:style-name="ce1">
            <text:p>1,78</text:p>
          </table:table-cell>
          <table:table-cell office:value-type="float" office:value="5856" table:style-name="ce2">
            <text:p>5856</text:p>
          </table:table-cell>
          <table:table-cell office:value-type="float" office:value="1593" table:style-name="ce1">
            <text:p>1593</text:p>
          </table:table-cell>
          <table:table-cell office:value-type="float" office:value="1.33" table:style-name="ce1">
            <text:p>1,33</text:p>
          </table:table-cell>
          <table:table-cell office:value-type="float" office:value="6987" table:style-name="ce1">
            <text:p>6987</text:p>
          </table:table-cell>
          <table:table-cell office:value-type="float" office:value="1092" table:style-name="ce1">
            <text:p>1092</text:p>
          </table:table-cell>
          <table:table-cell office:value-type="float" office:value="3.33" table:style-name="ce1">
            <text:p>3,33</text:p>
          </table:table-cell>
          <table:table-cell office:value-type="float" office:value="66205" table:style-name="ce1">
            <text:p>66205</text:p>
          </table:table-cell>
          <table:table-cell office:value-type="float" office:value="2303" table:style-name="ce1">
            <text:p>2303</text:p>
          </table:table-cell>
          <table:table-cell office:value-type="float" office:value="0.71" table:style-name="ce1">
            <text:p>0,71</text:p>
          </table:table-cell>
          <table:table-cell office:value-type="float" office:value="11312" table:style-name="ce1">
            <text:p>11312</text:p>
          </table:table-cell>
          <table:table-cell office:value-type="float" office:value="800" table:style-name="ce1">
            <text:p>800</text:p>
          </table:table-cell>
          <table:table-cell office:value-type="float" office:value="0.79" table:style-name="ce1">
            <text:p>0,79</text:p>
          </table:table-cell>
          <table:table-cell office:value-type="float" office:value="16660" table:style-name="ce1">
            <text:p>16660</text:p>
          </table:table-cell>
          <table:table-cell office:value-type="float" office:value="554" table:style-name="ce2">
            <text:p>554</text:p>
          </table:table-cell>
          <table:table-cell office:value-type="float" office:value="22.74" table:style-name="ce3">
            <text:p>22,74</text:p>
          </table:table-cell>
          <table:table-cell office:value-type="float" office:value="222380" table:style-name="ce1">
            <text:p>222380</text:p>
          </table:table-cell>
          <table:table-cell office:value-type="float" office:value="12543" table:style-name="ce3">
            <text:p>12543</text:p>
          </table:table-cell>
          <table:table-cell office:value-type="float" office:value="14.93" table:style-name="ce1">
            <text:p>14,93</text:p>
          </table:table-cell>
          <table:table-cell office:value-type="float" office:value="232009" table:style-name="ce3">
            <text:p>232009</text:p>
          </table:table-cell>
          <table:table-cell office:value-type="float" office:value="5352" table:style-name="ce1">
            <text:p>5352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229862" table:style-name="ce1">
            <text:p>229862</text:p>
          </table:table-cell>
          <table:table-cell office:value-type="float" office:value="5299" table:style-name="ce1">
            <text:p>5299</text:p>
          </table:table-cell>
          <table:table-cell office:value-type="float" office:value="0.89" table:style-name="ce1">
            <text:p>0,89</text:p>
          </table:table-cell>
          <table:table-cell office:value-type="float" office:value="9617" table:style-name="ce1">
            <text:p>9617</text:p>
          </table:table-cell>
          <table:table-cell office:value-type="float" office:value="779" table:style-name="ce1">
            <text:p>779</text:p>
          </table:table-cell>
          <table:table-cell office:value-type="float" office:value="0.69" table:formula="of:=MIN([.$B31];[.$E31];[.$H31];[.$K31];[.$N31];[.$Q31];[.$T31];[.$W31];[.$Z31];[.$AC31];[.$AF31];[.$AI31];[.$AL31];[.$AO31];[.$AR31])" table:style-name="ce1">
            <text:p>0,69</text:p>
          </table:table-cell>
          <table:table-cell office:value-type="float" office:value="5856" table:formula="of:=MIN([.$C31];[.$F31];[.$I31];[.$L31];[.$O31];[.$R31];[.$U31];[.$X31];[.$AA31];[.$AD31];[.$AG31];[.$AJ31];[.$AM31];[.$AP31];[.$AS31])" table:style-name="ce1">
            <text:p>5856</text:p>
          </table:table-cell>
          <table:table-cell office:value-type="float" office:value="554" table:formula="of:=MIN([.$D31];[.$G31];[.$J31];[.$M31];[.$P31];[.$S31];[.$V31];[.$Y31];[.$AB31];[.$AE31];[.$AH31];[.$AK31];[.$AN31];[.$AQ31];[.$AT31])" table:style-name="ce1">
            <text:p>554</text:p>
          </table:table-cell>
          <table:table-cell office:value-type="float" office:value="1.33" table:formula="of:=MEDIAN([.$B31];[.$E31];[.$H31];[.$K31];[.$N31];[.$Q31];[.$T31];[.$W31];[.$Z31];[.$AC31];[.$AF31];[.$AI31];[.$AL31];[.$AO31];[.$AR31])" table:style-name="ce1">
            <text:p>1,33</text:p>
          </table:table-cell>
          <table:table-cell office:value-type="float" office:value="31209" table:formula="of:=MEDIAN([.$C31];[.$F31];[.$I31];[.$L31];[.$O31];[.$R31];[.$U31];[.$X31];[.$AA31];[.$AD31];[.$AG31];[.$AJ31];[.$AM31];[.$AP31];[.$AS31])" table:style-name="ce1">
            <text:p>31209</text:p>
          </table:table-cell>
          <table:table-cell office:value-type="float" office:value="1062" table:formula="of:=MEDIAN([.$D31];[.$G31];[.$J31];[.$M31];[.$P31];[.$S31];[.$V31];[.$Y31];[.$AB31];[.$AE31];[.$AH31];[.$AK31];[.$AN31];[.$AQ31];[.$AT31])" table:style-name="ce1">
            <text:p>1062</text:p>
          </table:table-cell>
          <table:table-cell office:value-type="float" office:value="22.74" table:formula="of:=MAX([.$B31];[.$E31];[.$H31];[.$K31];[.$N31];[.$Q31];[.$T31];[.$W31];[.$Z31];[.$AC31];[.$AF31];[.$AI31];[.$AL31];[.$AO31];[.$AR31])" table:style-name="ce1">
            <text:p>22,74</text:p>
          </table:table-cell>
          <table:table-cell office:value-type="float" office:value="232009" table:formula="of:=MAX([.$C31];[.$F31];[.$I31];[.$L31];[.$O31];[.$R31];[.$U31];[.$X31];[.$AA31];[.$AD31];[.$AG31];[.$AJ31];[.$AM31];[.$AP31];[.$AS31])" table:style-name="ce1">
            <text:p>232009</text:p>
          </table:table-cell>
          <table:table-cell office:value-type="float" office:value="12543" table:formula="of:=MAX([.$D31];[.$G31];[.$J31];[.$M31];[.$P31];[.$S31];[.$V31];[.$Y31];[.$AB31];[.$AE31];[.$AH31];[.$AK31];[.$AN31];[.$AQ31];[.$AT31])" table:style-name="ce1">
            <text:p>12543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17_a20_w1_h50.lp</text:p>
          </table:table-cell>
          <table:table-cell office:value-type="float" office:value="149.77000000000001" table:style-name="ce1">
            <text:p>149,77</text:p>
          </table:table-cell>
          <table:table-cell office:value-type="float" office:value="6040051" table:style-name="ce1">
            <text:p>6040051</text:p>
          </table:table-cell>
          <table:table-cell office:value-type="float" office:value="91784" table:style-name="ce1">
            <text:p>91784</text:p>
          </table:table-cell>
          <table:table-cell office:value-type="float" office:value="177.9" table:style-name="ce1">
            <text:p>177,9</text:p>
          </table:table-cell>
          <table:table-cell office:value-type="float" office:value="7024377" table:style-name="ce1">
            <text:p>7024377</text:p>
          </table:table-cell>
          <table:table-cell office:value-type="float" office:value="103981" table:style-name="ce1">
            <text:p>103981</text:p>
          </table:table-cell>
          <table:table-cell office:value-type="float" office:value="237.45" table:style-name="ce1">
            <text:p>237,45</text:p>
          </table:table-cell>
          <table:table-cell office:value-type="float" office:value="9964702" table:style-name="ce1">
            <text:p>9964702</text:p>
          </table:table-cell>
          <table:table-cell office:value-type="float" office:value="141837" table:style-name="ce1">
            <text:p>141837</text:p>
          </table:table-cell>
          <table:table-cell office:value-type="float" office:value="146.78" table:style-name="ce1">
            <text:p>146,78</text:p>
          </table:table-cell>
          <table:table-cell office:value-type="float" office:value="6279986" table:style-name="ce1">
            <text:p>6279986</text:p>
          </table:table-cell>
          <table:table-cell office:value-type="float" office:value="101345" table:style-name="ce1">
            <text:p>101345</text:p>
          </table:table-cell>
          <table:table-cell office:value-type="float" office:value="2.62" table:style-name="ce2">
            <text:p>2,62</text:p>
          </table:table-cell>
          <table:table-cell office:value-type="float" office:value="44400" table:style-name="ce1">
            <text:p>44400</text:p>
          </table:table-cell>
          <table:table-cell office:value-type="float" office:value="3720" table:style-name="ce2">
            <text:p>3720</text:p>
          </table:table-cell>
          <table:table-cell office:value-type="float" office:value="119.49" table:style-name="ce1">
            <text:p>119,49</text:p>
          </table:table-cell>
          <table:table-cell office:value-type="float" office:value="4637643" table:style-name="ce1">
            <text:p>4637643</text:p>
          </table:table-cell>
          <table:table-cell office:value-type="float" office:value="79838" table:style-name="ce1">
            <text:p>79838</text:p>
          </table:table-cell>
          <table:table-cell office:value-type="float" office:value="5.31" table:style-name="ce1">
            <text:p>5,31</text:p>
          </table:table-cell>
          <table:table-cell office:value-type="float" office:value="16665" table:style-name="ce1">
            <text:p>16665</text:p>
          </table:table-cell>
          <table:table-cell office:value-type="float" office:value="6988" table:style-name="ce1">
            <text:p>6988</text:p>
          </table:table-cell>
          <table:table-cell office:value-type="float" office:value="5.05" table:style-name="ce1">
            <text:p>5,05</text:p>
          </table:table-cell>
          <table:table-cell office:value-type="float" office:value="16197" table:style-name="ce2">
            <text:p>16197</text:p>
          </table:table-cell>
          <table:table-cell office:value-type="float" office:value="6561" table:style-name="ce1">
            <text:p>6561</text:p>
          </table:table-cell>
          <table:table-cell office:value-type="float" office:value="238.87" table:style-name="ce1">
            <text:p>238,87</text:p>
          </table:table-cell>
          <table:table-cell office:value-type="float" office:value="9674186" table:style-name="ce1">
            <text:p>9674186</text:p>
          </table:table-cell>
          <table:table-cell office:value-type="float" office:value="138220" table:style-name="ce1">
            <text:p>138220</text:p>
          </table:table-cell>
          <table:table-cell office:value-type="float" office:value="5.01" table:style-name="ce1">
            <text:p>5,01</text:p>
          </table:table-cell>
          <table:table-cell office:value-type="float" office:value="78102" table:style-name="ce1">
            <text:p>78102</text:p>
          </table:table-cell>
          <table:table-cell office:value-type="float" office:value="5885" table:style-name="ce1">
            <text:p>5885</text:p>
          </table:table-cell>
          <table:table-cell office:value-type="float" office:value="3.66" table:style-name="ce1">
            <text:p>3,66</text:p>
          </table:table-cell>
          <table:table-cell office:value-type="float" office:value="97414" table:style-name="ce1">
            <text:p>97414</text:p>
          </table:table-cell>
          <table:table-cell office:value-type="float" office:value="3861" table:style-name="ce1">
            <text:p>3861</text:p>
          </table:table-cell>
          <table:table-cell office:value-type="float" office:value="1238.71" table:style-name="ce3">
            <text:p>1238,71</text:p>
          </table:table-cell>
          <table:table-cell office:value-type="float" office:value="8537533" table:style-name="ce1">
            <text:p>8537533</text:p>
          </table:table-cell>
          <table:table-cell office:value-type="float" office:value="757081" table:style-name="ce3">
            <text:p>757081</text:p>
          </table:table-cell>
          <table:table-cell office:value-type="float" office:value="125.1" table:style-name="ce1">
            <text:p>125,1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7.2" table:style-name="ce1">
            <text:p>7,2</text:p>
          </table:table-cell>
          <table:table-cell office:value-type="float" office:value="82923" table:style-name="ce1">
            <text:p>82923</text:p>
          </table:table-cell>
          <table:table-cell office:value-type="float" office:value="4630" table:style-name="ce1">
            <text:p>4630</text:p>
          </table:table-cell>
          <table:table-cell office:value-type="float" office:value="232.25" table:style-name="ce1">
            <text:p>232,25</text:p>
          </table:table-cell>
          <table:table-cell office:value-type="float" office:value="10223863" table:style-name="ce3">
            <text:p>10223863</text:p>
          </table:table-cell>
          <table:table-cell office:value-type="float" office:value="135425" table:style-name="ce1">
            <text:p>135425</text:p>
          </table:table-cell>
          <table:table-cell office:value-type="float" office:value="2.62" table:formula="of:=MIN([.$B32];[.$E32];[.$H32];[.$K32];[.$N32];[.$Q32];[.$T32];[.$W32];[.$Z32];[.$AC32];[.$AF32];[.$AI32];[.$AL32];[.$AO32];[.$AR32])" table:style-name="ce1">
            <text:p>2,62</text:p>
          </table:table-cell>
          <table:table-cell office:value-type="float" office:value="16197" table:formula="of:=MIN([.$C32];[.$F32];[.$I32];[.$L32];[.$O32];[.$R32];[.$U32];[.$X32];[.$AA32];[.$AD32];[.$AG32];[.$AJ32];[.$AM32];[.$AP32];[.$AS32])" table:style-name="ce1">
            <text:p>16197</text:p>
          </table:table-cell>
          <table:table-cell office:value-type="float" office:value="3720" table:formula="of:=MIN([.$D32];[.$G32];[.$J32];[.$M32];[.$P32];[.$S32];[.$V32];[.$Y32];[.$AB32];[.$AE32];[.$AH32];[.$AK32];[.$AN32];[.$AQ32];[.$AT32])" table:style-name="ce1">
            <text:p>3720</text:p>
          </table:table-cell>
          <table:table-cell office:value-type="float" office:value="125.1" table:formula="of:=MEDIAN([.$B32];[.$E32];[.$H32];[.$K32];[.$N32];[.$Q32];[.$T32];[.$W32];[.$Z32];[.$AC32];[.$AF32];[.$AI32];[.$AL32];[.$AO32];[.$AR32])" table:style-name="ce1">
            <text:p>125,1</text:p>
          </table:table-cell>
          <table:table-cell office:value-type="float" office:value="4637643" table:formula="of:=MEDIAN([.$C32];[.$F32];[.$I32];[.$L32];[.$O32];[.$R32];[.$U32];[.$X32];[.$AA32];[.$AD32];[.$AG32];[.$AJ32];[.$AM32];[.$AP32];[.$AS32])" table:style-name="ce1">
            <text:p>4637643</text:p>
          </table:table-cell>
          <table:table-cell office:value-type="float" office:value="79838" table:formula="of:=MEDIAN([.$D32];[.$G32];[.$J32];[.$M32];[.$P32];[.$S32];[.$V32];[.$Y32];[.$AB32];[.$AE32];[.$AH32];[.$AK32];[.$AN32];[.$AQ32];[.$AT32])" table:style-name="ce1">
            <text:p>79838</text:p>
          </table:table-cell>
          <table:table-cell office:value-type="float" office:value="1238.71" table:formula="of:=MAX([.$B32];[.$E32];[.$H32];[.$K32];[.$N32];[.$Q32];[.$T32];[.$W32];[.$Z32];[.$AC32];[.$AF32];[.$AI32];[.$AL32];[.$AO32];[.$AR32])" table:style-name="ce1">
            <text:p>1238,71</text:p>
          </table:table-cell>
          <table:table-cell office:value-type="float" office:value="10223863" table:formula="of:=MAX([.$C32];[.$F32];[.$I32];[.$L32];[.$O32];[.$R32];[.$U32];[.$X32];[.$AA32];[.$AD32];[.$AG32];[.$AJ32];[.$AM32];[.$AP32];[.$AS32])" table:style-name="ce1">
            <text:p>10223863</text:p>
          </table:table-cell>
          <table:table-cell office:value-type="float" office:value="757081" table:formula="of:=MAX([.$D32];[.$G32];[.$J32];[.$M32];[.$P32];[.$S32];[.$V32];[.$Y32];[.$AB32];[.$AE32];[.$AH32];[.$AK32];[.$AN32];[.$AQ32];[.$AT32])" table:style-name="ce1">
            <text:p>75708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/room_s8_a20_w2_h19.lp</text:p>
          </table:table-cell>
          <table:table-cell office:value-type="float" office:value="7.94" table:style-name="ce1">
            <text:p>7,94</text:p>
          </table:table-cell>
          <table:table-cell office:value-type="float" office:value="319677" table:style-name="ce1">
            <text:p>319677</text:p>
          </table:table-cell>
          <table:table-cell office:value-type="float" office:value="37413" table:style-name="ce1">
            <text:p>37413</text:p>
          </table:table-cell>
          <table:table-cell office:value-type="float" office:value="26.43" table:style-name="ce1">
            <text:p>26,43</text:p>
          </table:table-cell>
          <table:table-cell office:value-type="float" office:value="593445" table:style-name="ce1">
            <text:p>593445</text:p>
          </table:table-cell>
          <table:table-cell office:value-type="float" office:value="83041" table:style-name="ce1">
            <text:p>83041</text:p>
          </table:table-cell>
          <table:table-cell office:value-type="float" office:value="15.97" table:style-name="ce1">
            <text:p>15,97</text:p>
          </table:table-cell>
          <table:table-cell office:value-type="float" office:value="437925" table:style-name="ce1">
            <text:p>437925</text:p>
          </table:table-cell>
          <table:table-cell office:value-type="float" office:value="51452" table:style-name="ce1">
            <text:p>51452</text:p>
          </table:table-cell>
          <table:table-cell office:value-type="float" office:value="15.83" table:style-name="ce1">
            <text:p>15,83</text:p>
          </table:table-cell>
          <table:table-cell office:value-type="float" office:value="398735" table:style-name="ce1">
            <text:p>398735</text:p>
          </table:table-cell>
          <table:table-cell office:value-type="float" office:value="52772" table:style-name="ce1">
            <text:p>52772</text:p>
          </table:table-cell>
          <table:table-cell office:value-type="float" office:value="9.44" table:style-name="ce1">
            <text:p>9,44</text:p>
          </table:table-cell>
          <table:table-cell office:value-type="float" office:value="236079" table:style-name="ce1">
            <text:p>236079</text:p>
          </table:table-cell>
          <table:table-cell office:value-type="float" office:value="32405" table:style-name="ce1">
            <text:p>32405</text:p>
          </table:table-cell>
          <table:table-cell office:value-type="float" office:value="5.48" table:style-name="ce1">
            <text:p>5,48</text:p>
          </table:table-cell>
          <table:table-cell office:value-type="float" office:value="101851" table:style-name="ce1">
            <text:p>101851</text:p>
          </table:table-cell>
          <table:table-cell office:value-type="float" office:value="19273" table:style-name="ce1">
            <text:p>19273</text:p>
          </table:table-cell>
          <table:table-cell office:value-type="float" office:value="3.61" table:style-name="ce1">
            <text:p>3,61</text:p>
          </table:table-cell>
          <table:table-cell office:value-type="float" office:value="22576" table:style-name="ce1">
            <text:p>22576</text:p>
          </table:table-cell>
          <table:table-cell office:value-type="float" office:value="12477" table:style-name="ce1">
            <text:p>12477</text:p>
          </table:table-cell>
          <table:table-cell office:value-type="float" office:value="0.7" table:style-name="ce2">
            <text:p>0,7</text:p>
          </table:table-cell>
          <table:table-cell office:value-type="float" office:value="6035" table:style-name="ce2">
            <text:p>6035</text:p>
          </table:table-cell>
          <table:table-cell office:value-type="float" office:value="2569" table:style-name="ce2">
            <text:p>2569</text:p>
          </table:table-cell>
          <table:table-cell office:value-type="float" office:value="6.46" table:style-name="ce1">
            <text:p>6,46</text:p>
          </table:table-cell>
          <table:table-cell office:value-type="float" office:value="233672" table:style-name="ce1">
            <text:p>233672</text:p>
          </table:table-cell>
          <table:table-cell office:value-type="float" office:value="31029" table:style-name="ce1">
            <text:p>31029</text:p>
          </table:table-cell>
          <table:table-cell office:value-type="float" office:value="0.85" table:style-name="ce1">
            <text:p>0,85</text:p>
          </table:table-cell>
          <table:table-cell office:value-type="float" office:value="21104" table:style-name="ce1">
            <text:p>21104</text:p>
          </table:table-cell>
          <table:table-cell office:value-type="float" office:value="4626" table:style-name="ce1">
            <text:p>4626</text:p>
          </table:table-cell>
          <table:table-cell office:value-type="float" office:value="0.71" table:style-name="ce1">
            <text:p>0,71</text:p>
          </table:table-cell>
          <table:table-cell office:value-type="float" office:value="23700" table:style-name="ce1">
            <text:p>23700</text:p>
          </table:table-cell>
          <table:table-cell office:value-type="float" office:value="4122" table:style-name="ce1">
            <text:p>4122</text:p>
          </table:table-cell>
          <table:table-cell office:value-type="float" office:value="11.56" table:style-name="ce1">
            <text:p>11,56</text:p>
          </table:table-cell>
          <table:table-cell office:value-type="float" office:value="141304" table:style-name="ce1">
            <text:p>141304</text:p>
          </table:table-cell>
          <table:table-cell office:value-type="float" office:value="37523" table:style-name="ce1">
            <text:p>37523</text:p>
          </table:table-cell>
          <table:table-cell office:value-type="float" office:value="10.8" table:style-name="ce1">
            <text:p>10,8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59.81" table:style-name="ce3">
            <text:p>59,81</text:p>
          </table:table-cell>
          <table:table-cell office:value-type="float" office:value="3552304" table:style-name="ce3">
            <text:p>3552304</text:p>
          </table:table-cell>
          <table:table-cell office:value-type="float" office:value="116257" table:style-name="ce3">
            <text:p>116257</text:p>
          </table:table-cell>
          <table:table-cell office:value-type="float" office:value="20.74" table:style-name="ce1">
            <text:p>20,74</text:p>
          </table:table-cell>
          <table:table-cell office:value-type="float" office:value="539607" table:style-name="ce1">
            <text:p>539607</text:p>
          </table:table-cell>
          <table:table-cell office:value-type="float" office:value="76657" table:style-name="ce1">
            <text:p>76657</text:p>
          </table:table-cell>
          <table:table-cell office:value-type="float" office:value="0.7" table:formula="of:=MIN([.$B33];[.$E33];[.$H33];[.$K33];[.$N33];[.$Q33];[.$T33];[.$W33];[.$Z33];[.$AC33];[.$AF33];[.$AI33];[.$AL33];[.$AO33];[.$AR33])" table:style-name="ce1">
            <text:p>0,7</text:p>
          </table:table-cell>
          <table:table-cell office:value-type="float" office:value="6035" table:formula="of:=MIN([.$C33];[.$F33];[.$I33];[.$L33];[.$O33];[.$R33];[.$U33];[.$X33];[.$AA33];[.$AD33];[.$AG33];[.$AJ33];[.$AM33];[.$AP33];[.$AS33])" table:style-name="ce1">
            <text:p>6035</text:p>
          </table:table-cell>
          <table:table-cell office:value-type="float" office:value="2569" table:formula="of:=MIN([.$D33];[.$G33];[.$J33];[.$M33];[.$P33];[.$S33];[.$V33];[.$Y33];[.$AB33];[.$AE33];[.$AH33];[.$AK33];[.$AN33];[.$AQ33];[.$AT33])" table:style-name="ce1">
            <text:p>2569</text:p>
          </table:table-cell>
          <table:table-cell office:value-type="float" office:value="9.44" table:formula="of:=MEDIAN([.$B33];[.$E33];[.$H33];[.$K33];[.$N33];[.$Q33];[.$T33];[.$W33];[.$Z33];[.$AC33];[.$AF33];[.$AI33];[.$AL33];[.$AO33];[.$AR33])" table:style-name="ce1">
            <text:p>9,44</text:p>
          </table:table-cell>
          <table:table-cell office:value-type="float" office:value="233672" table:formula="of:=MEDIAN([.$C33];[.$F33];[.$I33];[.$L33];[.$O33];[.$R33];[.$U33];[.$X33];[.$AA33];[.$AD33];[.$AG33];[.$AJ33];[.$AM33];[.$AP33];[.$AS33])" table:style-name="ce1">
            <text:p>233672</text:p>
          </table:table-cell>
          <table:table-cell office:value-type="float" office:value="32405" table:formula="of:=MEDIAN([.$D33];[.$G33];[.$J33];[.$M33];[.$P33];[.$S33];[.$V33];[.$Y33];[.$AB33];[.$AE33];[.$AH33];[.$AK33];[.$AN33];[.$AQ33];[.$AT33])" table:style-name="ce1">
            <text:p>32405</text:p>
          </table:table-cell>
          <table:table-cell office:value-type="float" office:value="59.81" table:formula="of:=MAX([.$B33];[.$E33];[.$H33];[.$K33];[.$N33];[.$Q33];[.$T33];[.$W33];[.$Z33];[.$AC33];[.$AF33];[.$AI33];[.$AL33];[.$AO33];[.$AR33])" table:style-name="ce1">
            <text:p>59,81</text:p>
          </table:table-cell>
          <table:table-cell office:value-type="float" office:value="3552304" table:formula="of:=MAX([.$C33];[.$F33];[.$I33];[.$L33];[.$O33];[.$R33];[.$U33];[.$X33];[.$AA33];[.$AD33];[.$AG33];[.$AJ33];[.$AM33];[.$AP33];[.$AS33])" table:style-name="ce1">
            <text:p>3552304</text:p>
          </table:table-cell>
          <table:table-cell office:value-type="float" office:value="116257" table:formula="of:=MAX([.$D33];[.$G33];[.$J33];[.$M33];[.$P33];[.$S33];[.$V33];[.$Y33];[.$AB33];[.$AE33];[.$AH33];[.$AK33];[.$AN33];[.$AQ33];[.$AT33])" table:style-name="ce1">
            <text:p>116257</text:p>
          </table:table-cell>
          <table:table-cell table:number-columns-repeated="1632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634.1" table:formula="of:=SUM([.B3:.B33])" table:style-name="ce1">
            <text:p>2634,1</text:p>
          </table:table-cell>
          <table:table-cell office:value-type="float" office:value="55703743" table:formula="of:=SUM([.C3:.C33])" table:style-name="ce1">
            <text:p>55703743</text:p>
          </table:table-cell>
          <table:table-cell office:value-type="float" office:value="3247480" table:formula="of:=SUM([.D3:.D33])" table:style-name="ce1">
            <text:p>3247480</text:p>
          </table:table-cell>
          <table:table-cell office:value-type="float" office:value="2315.58" table:formula="of:=SUM([.E3:.E33])" table:style-name="ce1">
            <text:p>2315,58</text:p>
          </table:table-cell>
          <table:table-cell office:value-type="float" office:value="42874771" table:formula="of:=SUM([.F3:.F33])" table:style-name="ce1">
            <text:p>42874771</text:p>
          </table:table-cell>
          <table:table-cell office:value-type="float" office:value="2745320" table:formula="of:=SUM([.G3:.G33])" table:style-name="ce1">
            <text:p>2745320</text:p>
          </table:table-cell>
          <table:table-cell office:value-type="float" office:value="2058.8000000000006" table:formula="of:=SUM([.H3:.H33])" table:style-name="ce1">
            <text:p>2058,8</text:p>
          </table:table-cell>
          <table:table-cell office:value-type="float" office:value="44089695" table:formula="of:=SUM([.I3:.I33])" table:style-name="ce1">
            <text:p>44089695</text:p>
          </table:table-cell>
          <table:table-cell office:value-type="float" office:value="2409591" table:formula="of:=SUM([.J3:.J33])" table:style-name="ce1">
            <text:p>2409591</text:p>
          </table:table-cell>
          <table:table-cell office:value-type="float" office:value="2245.04" table:formula="of:=SUM([.K3:.K33])" table:style-name="ce1">
            <text:p>2245,04</text:p>
          </table:table-cell>
          <table:table-cell office:value-type="float" office:value="42126883" table:formula="of:=SUM([.L3:.L33])" table:style-name="ce1">
            <text:p>42126883</text:p>
          </table:table-cell>
          <table:table-cell office:value-type="float" office:value="2610143" table:formula="of:=SUM([.M3:.M33])" table:style-name="ce1">
            <text:p>2610143</text:p>
          </table:table-cell>
          <table:table-cell office:value-type="float" office:value="1809.2699999999998" table:formula="of:=SUM([.N3:.N33])" table:style-name="ce1">
            <text:p>1809,27</text:p>
          </table:table-cell>
          <table:table-cell office:value-type="float" office:value="31735864" table:formula="of:=SUM([.O3:.O33])" table:style-name="ce1">
            <text:p>31735864</text:p>
          </table:table-cell>
          <table:table-cell office:value-type="float" office:value="2349909" table:formula="of:=SUM([.P3:.P33])" table:style-name="ce1">
            <text:p>2349909</text:p>
          </table:table-cell>
          <table:table-cell office:value-type="float" office:value="2038.5300000000004" table:formula="of:=SUM([.Q3:.Q33])" table:style-name="ce1">
            <text:p>2038,53</text:p>
          </table:table-cell>
          <table:table-cell office:value-type="float" office:value="48263551" table:formula="of:=SUM([.R3:.R33])" table:style-name="ce1">
            <text:p>48263551</text:p>
          </table:table-cell>
          <table:table-cell office:value-type="float" office:value="2392010" table:formula="of:=SUM([.S3:.S33])" table:style-name="ce1">
            <text:p>2392010</text:p>
          </table:table-cell>
          <table:table-cell office:value-type="float" office:value="190.44" table:formula="of:=SUM([.T3:.T33])" table:style-name="ce1">
            <text:p>190,44</text:p>
          </table:table-cell>
          <table:table-cell office:value-type="float" office:value="632414" table:formula="of:=SUM([.U3:.U33])" table:style-name="ce2">
            <text:p>632414</text:p>
          </table:table-cell>
          <table:table-cell office:value-type="float" office:value="274886" table:formula="of:=SUM([.V3:.V33])" table:style-name="ce1">
            <text:p>274886</text:p>
          </table:table-cell>
          <table:table-cell office:value-type="float" office:value="395.87999999999994" table:formula="of:=SUM([.W3:.W33])" table:style-name="ce1">
            <text:p>395,88</text:p>
          </table:table-cell>
          <table:table-cell office:value-type="float" office:value="988200" table:formula="of:=SUM([.X3:.X33])" table:style-name="ce1">
            <text:p>988200</text:p>
          </table:table-cell>
          <table:table-cell office:value-type="float" office:value="498251" table:formula="of:=SUM([.Y3:.Y33])" table:style-name="ce1">
            <text:p>498251</text:p>
          </table:table-cell>
          <table:table-cell office:value-type="float" office:value="2652.56" table:formula="of:=SUM([.Z3:.Z33])" table:style-name="ce1">
            <text:p>2652,56</text:p>
          </table:table-cell>
          <table:table-cell office:value-type="float" office:value="46440604" table:formula="of:=SUM([.AA3:.AA33])" table:style-name="ce1">
            <text:p>46440604</text:p>
          </table:table-cell>
          <table:table-cell office:value-type="float" office:value="3174935" table:formula="of:=SUM([.AB3:.AB33])" table:style-name="ce1">
            <text:p>3174935</text:p>
          </table:table-cell>
          <table:table-cell office:value-type="float" office:value="51.589999999999989" table:formula="of:=SUM([.AC3:.AC33])" table:style-name="ce2">
            <text:p>51,59</text:p>
          </table:table-cell>
          <table:table-cell office:value-type="float" office:value="802392" table:formula="of:=SUM([.AD3:.AD33])" table:style-name="ce1">
            <text:p>802392</text:p>
          </table:table-cell>
          <table:table-cell office:value-type="float" office:value="71733" table:formula="of:=SUM([.AE3:.AE33])" table:style-name="ce2">
            <text:p>71733</text:p>
          </table:table-cell>
          <table:table-cell office:value-type="float" office:value="75.03" table:formula="of:=SUM([.AF3:.AF33])" table:style-name="ce1">
            <text:p>75,03</text:p>
          </table:table-cell>
          <table:table-cell office:value-type="float" office:value="955496" table:formula="of:=SUM([.AG3:.AG33])" table:style-name="ce1">
            <text:p>955496</text:p>
          </table:table-cell>
          <table:table-cell office:value-type="float" office:value="115008" table:formula="of:=SUM([.AH3:.AH33])" table:style-name="ce1">
            <text:p>115008</text:p>
          </table:table-cell>
          <table:table-cell office:value-type="float" office:value="33904.049999999996" table:formula="of:=SUM([.AI3:.AI33])" table:style-name="ce3">
            <text:p>33904,05</text:p>
          </table:table-cell>
          <table:table-cell office:value-type="float" office:value="218835087" table:formula="of:=SUM([.AJ3:.AJ33])" table:style-name="ce1">
            <text:p>218835087</text:p>
          </table:table-cell>
          <table:table-cell office:value-type="float" office:value="40344684" table:formula="of:=SUM([.AK3:.AK33])" table:style-name="ce3">
            <text:p>40344684</text:p>
          </table:table-cell>
          <table:table-cell office:value-type="float" office:value="3338.12" table:formula="of:=SUM([.AL3:.AL33])" table:style-name="ce1">
            <text:p>3338,12</text:p>
          </table:table-cell>
          <table:table-cell office:value-type="float" office:value="53134386" table:formula="of:=SUM([.AM3:.AM33])" table:style-name="ce1">
            <text:p>53134386</text:p>
          </table:table-cell>
          <table:table-cell office:value-type="float" office:value="2426606" table:formula="of:=SUM([.AN3:.AN33])" table:style-name="ce1">
            <text:p>2426606</text:p>
          </table:table-cell>
          <table:table-cell office:value-type="float" office:value="18728.290000000005" table:formula="of:=SUM([.AO3:.AO33])" table:style-name="ce1">
            <text:p>18728,29</text:p>
          </table:table-cell>
          <table:table-cell office:value-type="float" office:value="2051791557" table:formula="of:=SUM([.AP3:.AP33])" table:style-name="ce3">
            <text:p>2051791557</text:p>
          </table:table-cell>
          <table:table-cell office:value-type="float" office:value="10715630" table:formula="of:=SUM([.AQ3:.AQ33])" table:style-name="ce1">
            <text:p>10715630</text:p>
          </table:table-cell>
          <table:table-cell office:value-type="float" office:value="2362.14" table:formula="of:=SUM([.AR3:.AR33])" table:style-name="ce1">
            <text:p>2362,14</text:p>
          </table:table-cell>
          <table:table-cell office:value-type="float" office:value="55917398" table:formula="of:=SUM([.AS3:.AS33])" table:style-name="ce1">
            <text:p>55917398</text:p>
          </table:table-cell>
          <table:table-cell office:value-type="float" office:value="2747241" table:formula="of:=SUM([.AT3:.AT33])" table:style-name="ce1">
            <text:p>2747241</text:p>
          </table:table-cell>
          <table:table-cell office:value-type="float" office:value="31.489999999999995" table:formula="of:=SUM([.AU3:.AU33])" table:style-name="ce1">
            <text:p>31,49</text:p>
          </table:table-cell>
          <table:table-cell office:value-type="float" office:value="287030" table:formula="of:=SUM([.AV3:.AV33])" table:style-name="ce1">
            <text:p>287030</text:p>
          </table:table-cell>
          <table:table-cell office:value-type="float" office:value="48461" table:formula="of:=SUM([.AW3:.AW33])" table:style-name="ce1">
            <text:p>48461</text:p>
          </table:table-cell>
          <table:table-cell office:value-type="float" office:value="1916.78" table:formula="of:=SUM([.AX3:.AX33])" table:style-name="ce1">
            <text:p>1916,78</text:p>
          </table:table-cell>
          <table:table-cell office:value-type="float" office:value="35993301" table:formula="of:=SUM([.AY3:.AY33])" table:style-name="ce1">
            <text:p>35993301</text:p>
          </table:table-cell>
          <table:table-cell office:value-type="float" office:value="2213222" table:formula="of:=SUM([.AZ3:.AZ33])" table:style-name="ce1">
            <text:p>2213222</text:p>
          </table:table-cell>
          <table:table-cell office:value-type="float" office:value="50023.749999999985" table:formula="of:=SUM([.BA3:.BA33])" table:style-name="ce1">
            <text:p>50023,75</text:p>
          </table:table-cell>
          <table:table-cell office:value-type="float" office:value="2121588632" table:formula="of:=SUM([.BB3:.BB33])" table:style-name="ce1">
            <text:p>2121588632</text:p>
          </table:table-cell>
          <table:table-cell office:value-type="float" office:value="48282034" table:formula="of:=SUM([.BC3:.BC33])" table:style-name="ce1">
            <text:p>48282034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84.970967741935482" table:formula="of:=AVERAGE([.B3:.B33])" table:style-name="ce1">
            <text:p>84,97096774</text:p>
          </table:table-cell>
          <table:table-cell office:value-type="float" office:value="1796894.935483871" table:formula="of:=AVERAGE([.C3:.C33])" table:style-name="ce1">
            <text:p>1796894,935</text:p>
          </table:table-cell>
          <table:table-cell office:value-type="float" office:value="104757.41935483871" table:formula="of:=AVERAGE([.D3:.D33])" table:style-name="ce1">
            <text:p>104757,4194</text:p>
          </table:table-cell>
          <table:table-cell office:value-type="float" office:value="74.696129032258057" table:formula="of:=AVERAGE([.E3:.E33])" table:style-name="ce1">
            <text:p>74,69612903</text:p>
          </table:table-cell>
          <table:table-cell office:value-type="float" office:value="1383057.1290322582" table:formula="of:=AVERAGE([.F3:.F33])" table:style-name="ce1">
            <text:p>1383057,129</text:p>
          </table:table-cell>
          <table:table-cell office:value-type="float" office:value="88558.709677419349" table:formula="of:=AVERAGE([.G3:.G33])" table:style-name="ce1">
            <text:p>88558,70968</text:p>
          </table:table-cell>
          <table:table-cell office:value-type="float" office:value="66.412903225806474" table:formula="of:=AVERAGE([.H3:.H33])" table:style-name="ce1">
            <text:p>66,41290323</text:p>
          </table:table-cell>
          <table:table-cell office:value-type="float" office:value="1422248.2258064516" table:formula="of:=AVERAGE([.I3:.I33])" table:style-name="ce1">
            <text:p>1422248,226</text:p>
          </table:table-cell>
          <table:table-cell office:value-type="float" office:value="77728.741935483864" table:formula="of:=AVERAGE([.J3:.J33])" table:style-name="ce1">
            <text:p>77728,74194</text:p>
          </table:table-cell>
          <table:table-cell office:value-type="float" office:value="72.420645161290324" table:formula="of:=AVERAGE([.K3:.K33])" table:style-name="ce1">
            <text:p>72,42064516</text:p>
          </table:table-cell>
          <table:table-cell office:value-type="float" office:value="1358931.7096774194" table:formula="of:=AVERAGE([.L3:.L33])" table:style-name="ce1">
            <text:p>1358931,71</text:p>
          </table:table-cell>
          <table:table-cell office:value-type="float" office:value="84198.161290322576" table:formula="of:=AVERAGE([.M3:.M33])" table:style-name="ce1">
            <text:p>84198,16129</text:p>
          </table:table-cell>
          <table:table-cell office:value-type="float" office:value="58.363548387096763" table:formula="of:=AVERAGE([.N3:.N33])" table:style-name="ce1">
            <text:p>58,36354839</text:p>
          </table:table-cell>
          <table:table-cell office:value-type="float" office:value="1023737.5483870967" table:formula="of:=AVERAGE([.O3:.O33])" table:style-name="ce1">
            <text:p>1023737,548</text:p>
          </table:table-cell>
          <table:table-cell office:value-type="float" office:value="75803.516129032258" table:formula="of:=AVERAGE([.P3:.P33])" table:style-name="ce1">
            <text:p>75803,51613</text:p>
          </table:table-cell>
          <table:table-cell office:value-type="float" office:value="65.759032258064536" table:formula="of:=AVERAGE([.Q3:.Q33])" table:style-name="ce1">
            <text:p>65,75903226</text:p>
          </table:table-cell>
          <table:table-cell office:value-type="float" office:value="1556888.7419354839" table:formula="of:=AVERAGE([.R3:.R33])" table:style-name="ce1">
            <text:p>1556888,742</text:p>
          </table:table-cell>
          <table:table-cell office:value-type="float" office:value="77161.612903225803" table:formula="of:=AVERAGE([.S3:.S33])" table:style-name="ce1">
            <text:p>77161,6129</text:p>
          </table:table-cell>
          <table:table-cell office:value-type="float" office:value="6.1432258064516132" table:formula="of:=AVERAGE([.T3:.T33])" table:style-name="ce1">
            <text:p>6,143225806</text:p>
          </table:table-cell>
          <table:table-cell office:value-type="float" office:value="20400.451612903227" table:formula="of:=AVERAGE([.U3:.U33])" table:style-name="ce2">
            <text:p>20400,45161</text:p>
          </table:table-cell>
          <table:table-cell office:value-type="float" office:value="8867.2903225806458" table:formula="of:=AVERAGE([.V3:.V33])" table:style-name="ce1">
            <text:p>8867,290323</text:p>
          </table:table-cell>
          <table:table-cell office:value-type="float" office:value="12.770322580645159" table:formula="of:=AVERAGE([.W3:.W33])" table:style-name="ce1">
            <text:p>12,77032258</text:p>
          </table:table-cell>
          <table:table-cell office:value-type="float" office:value="31877.419354838708" table:formula="of:=AVERAGE([.X3:.X33])" table:style-name="ce1">
            <text:p>31877,41935</text:p>
          </table:table-cell>
          <table:table-cell office:value-type="float" office:value="16072.612903225807" table:formula="of:=AVERAGE([.Y3:.Y33])" table:style-name="ce1">
            <text:p>16072,6129</text:p>
          </table:table-cell>
          <table:table-cell office:value-type="float" office:value="85.566451612903222" table:formula="of:=AVERAGE([.Z3:.Z33])" table:style-name="ce1">
            <text:p>85,56645161</text:p>
          </table:table-cell>
          <table:table-cell office:value-type="float" office:value="1498084" table:formula="of:=AVERAGE([.AA3:.AA33])" table:style-name="ce1">
            <text:p>1498084</text:p>
          </table:table-cell>
          <table:table-cell office:value-type="float" office:value="102417.25806451614" table:formula="of:=AVERAGE([.AB3:.AB33])" table:style-name="ce1">
            <text:p>102417,2581</text:p>
          </table:table-cell>
          <table:table-cell office:value-type="float" office:value="1.6641935483870964" table:formula="of:=AVERAGE([.AC3:.AC33])" table:style-name="ce2">
            <text:p>1,664193548</text:p>
          </table:table-cell>
          <table:table-cell office:value-type="float" office:value="25883.612903225807" table:formula="of:=AVERAGE([.AD3:.AD33])" table:style-name="ce1">
            <text:p>25883,6129</text:p>
          </table:table-cell>
          <table:table-cell office:value-type="float" office:value="2313.9677419354839" table:formula="of:=AVERAGE([.AE3:.AE33])" table:style-name="ce2">
            <text:p>2313,967742</text:p>
          </table:table-cell>
          <table:table-cell office:value-type="float" office:value="2.4203225806451614" table:formula="of:=AVERAGE([.AF3:.AF33])" table:style-name="ce1">
            <text:p>2,420322581</text:p>
          </table:table-cell>
          <table:table-cell office:value-type="float" office:value="30822.451612903227" table:formula="of:=AVERAGE([.AG3:.AG33])" table:style-name="ce1">
            <text:p>30822,45161</text:p>
          </table:table-cell>
          <table:table-cell office:value-type="float" office:value="3709.9354838709678" table:formula="of:=AVERAGE([.AH3:.AH33])" table:style-name="ce1">
            <text:p>3709,935484</text:p>
          </table:table-cell>
          <table:table-cell office:value-type="float" office:value="1093.6790322580644" table:formula="of:=AVERAGE([.AI3:.AI33])" table:style-name="ce3">
            <text:p>1093,679032</text:p>
          </table:table-cell>
          <table:table-cell office:value-type="float" office:value="7059196.3548387093" table:formula="of:=AVERAGE([.AJ3:.AJ33])" table:style-name="ce1">
            <text:p>7059196,355</text:p>
          </table:table-cell>
          <table:table-cell office:value-type="float" office:value="1301441.4193548388" table:formula="of:=AVERAGE([.AK3:.AK33])" table:style-name="ce3">
            <text:p>1301441,419</text:p>
          </table:table-cell>
          <table:table-cell office:value-type="float" office:value="107.68129032258064" table:formula="of:=AVERAGE([.AL3:.AL33])" table:style-name="ce1">
            <text:p>107,6812903</text:p>
          </table:table-cell>
          <table:table-cell office:value-type="float" office:value="1714012.4516129033" table:formula="of:=AVERAGE([.AM3:.AM33])" table:style-name="ce1">
            <text:p>1714012,452</text:p>
          </table:table-cell>
          <table:table-cell office:value-type="float" office:value="78277.612903225803" table:formula="of:=AVERAGE([.AN3:.AN33])" table:style-name="ce1">
            <text:p>78277,6129</text:p>
          </table:table-cell>
          <table:table-cell office:value-type="float" office:value="604.1383870967743" table:formula="of:=AVERAGE([.AO3:.AO33])" table:style-name="ce1">
            <text:p>604,1383871</text:p>
          </table:table-cell>
          <table:table-cell office:value-type="float" office:value="66186824.419354841" table:formula="of:=AVERAGE([.AP3:.AP33])" table:style-name="ce3">
            <text:p>66186824,42</text:p>
          </table:table-cell>
          <table:table-cell office:value-type="float" office:value="345665.48387096776" table:formula="of:=AVERAGE([.AQ3:.AQ33])" table:style-name="ce1">
            <text:p>345665,4839</text:p>
          </table:table-cell>
          <table:table-cell office:value-type="float" office:value="76.198064516129023" table:formula="of:=AVERAGE([.AR3:.AR33])" table:style-name="ce1">
            <text:p>76,19806452</text:p>
          </table:table-cell>
          <table:table-cell office:value-type="float" office:value="1803787.0322580645" table:formula="of:=AVERAGE([.AS3:.AS33])" table:style-name="ce1">
            <text:p>1803787,032</text:p>
          </table:table-cell>
          <table:table-cell office:value-type="float" office:value="88620.677419354834" table:formula="of:=AVERAGE([.AT3:.AT33])" table:style-name="ce1">
            <text:p>88620,67742</text:p>
          </table:table-cell>
          <table:table-cell office:value-type="float" office:value="1.0158064516129031" table:formula="of:=AVERAGE([.AU3:.AU33])" table:style-name="ce1">
            <text:p>1,015806452</text:p>
          </table:table-cell>
          <table:table-cell office:value-type="float" office:value="9259.032258064517" table:formula="of:=AVERAGE([.AV3:.AV33])" table:style-name="ce1">
            <text:p>9259,032258</text:p>
          </table:table-cell>
          <table:table-cell office:value-type="float" office:value="1563.258064516129" table:formula="of:=AVERAGE([.AW3:.AW33])" table:style-name="ce1">
            <text:p>1563,258065</text:p>
          </table:table-cell>
          <table:table-cell office:value-type="float" office:value="61.831612903225803" table:formula="of:=AVERAGE([.AX3:.AX33])" table:style-name="ce1">
            <text:p>61,8316129</text:p>
          </table:table-cell>
          <table:table-cell office:value-type="float" office:value="1161074.2258064516" table:formula="of:=AVERAGE([.AY3:.AY33])" table:style-name="ce1">
            <text:p>1161074,226</text:p>
          </table:table-cell>
          <table:table-cell office:value-type="float" office:value="71394.258064516136" table:formula="of:=AVERAGE([.AZ3:.AZ33])" table:style-name="ce1">
            <text:p>71394,25806</text:p>
          </table:table-cell>
          <table:table-cell office:value-type="float" office:value="1613.6693548387093" table:formula="of:=AVERAGE([.BA3:.BA33])" table:style-name="ce1">
            <text:p>1613,669355</text:p>
          </table:table-cell>
          <table:table-cell office:value-type="float" office:value="68438342.967741936" table:formula="of:=AVERAGE([.BB3:.BB33])" table:style-name="ce1">
            <text:p>68438342,97</text:p>
          </table:table-cell>
          <table:table-cell office:value-type="float" office:value="1557484.9677419355" table:formula="of:=AVERAGE([.BC3:.BC33])" table:style-name="ce1">
            <text:p>1557484,96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197.3576825521763" table:formula="of:=STDEV([.B3:.B33])" table:style-name="ce1">
            <text:p>197,3576826</text:p>
          </table:table-cell>
          <table:table-cell office:value-type="float" office:value="3515925.8693278306" table:formula="of:=STDEV([.C3:.C33])" table:style-name="ce1">
            <text:p>3515925,869</text:p>
          </table:table-cell>
          <table:table-cell office:value-type="float" office:value="243072.87713012795" table:formula="of:=STDEV([.D3:.D33])" table:style-name="ce1">
            <text:p>243072,8771</text:p>
          </table:table-cell>
          <table:table-cell office:value-type="float" office:value="193.51739947056299" table:formula="of:=STDEV([.E3:.E33])" table:style-name="ce1">
            <text:p>193,5173995</text:p>
          </table:table-cell>
          <table:table-cell office:value-type="float" office:value="2795885.614256131" table:formula="of:=STDEV([.F3:.F33])" table:style-name="ce1">
            <text:p>2795885,614</text:p>
          </table:table-cell>
          <table:table-cell office:value-type="float" office:value="231378.9221115" table:formula="of:=STDEV([.G3:.G33])" table:style-name="ce1">
            <text:p>231378,9221</text:p>
          </table:table-cell>
          <table:table-cell office:value-type="float" office:value="155.13834714416566" table:formula="of:=STDEV([.H3:.H33])" table:style-name="ce1">
            <text:p>155,1383471</text:p>
          </table:table-cell>
          <table:table-cell office:value-type="float" office:value="3198648.4898085911" table:formula="of:=STDEV([.I3:.I33])" table:style-name="ce1">
            <text:p>3198648,49</text:p>
          </table:table-cell>
          <table:table-cell office:value-type="float" office:value="182965.33261995614" table:formula="of:=STDEV([.J3:.J33])" table:style-name="ce1">
            <text:p>182965,3326</text:p>
          </table:table-cell>
          <table:table-cell office:value-type="float" office:value="166.73449065176413" table:formula="of:=STDEV([.K3:.K33])" table:style-name="ce1">
            <text:p>166,7344907</text:p>
          </table:table-cell>
          <table:table-cell office:value-type="float" office:value="2606277.7151476676" table:formula="of:=STDEV([.L3:.L33])" table:style-name="ce1">
            <text:p>2606277,715</text:p>
          </table:table-cell>
          <table:table-cell office:value-type="float" office:value="189302.4869695935" table:formula="of:=STDEV([.M3:.M33])" table:style-name="ce1">
            <text:p>189302,487</text:p>
          </table:table-cell>
          <table:table-cell office:value-type="float" office:value="148.90577684223422" table:formula="of:=STDEV([.N3:.N33])" table:style-name="ce1">
            <text:p>148,9057768</text:p>
          </table:table-cell>
          <table:table-cell office:value-type="float" office:value="2017103.7910899352" table:formula="of:=STDEV([.O3:.O33])" table:style-name="ce1">
            <text:p>2017103,791</text:p>
          </table:table-cell>
          <table:table-cell office:value-type="float" office:value="191214.69273251834" table:formula="of:=STDEV([.P3:.P33])" table:style-name="ce1">
            <text:p>191214,6927</text:p>
          </table:table-cell>
          <table:table-cell office:value-type="float" office:value="129.09945931605958" table:formula="of:=STDEV([.Q3:.Q33])" table:style-name="ce1">
            <text:p>129,0994593</text:p>
          </table:table-cell>
          <table:table-cell office:value-type="float" office:value="3013319.9285968179" table:formula="of:=STDEV([.R3:.R33])" table:style-name="ce1">
            <text:p>3013319,929</text:p>
          </table:table-cell>
          <table:table-cell office:value-type="float" office:value="158552.25158995745" table:formula="of:=STDEV([.S3:.S33])" table:style-name="ce1">
            <text:p>158552,2516</text:p>
          </table:table-cell>
          <table:table-cell office:value-type="float" office:value="18.0737541547768" table:formula="of:=STDEV([.T3:.T33])" table:style-name="ce1">
            <text:p>18,07375415</text:p>
          </table:table-cell>
          <table:table-cell office:value-type="float" office:value="41435.673136271289" table:formula="of:=STDEV([.U3:.U33])" table:style-name="ce1">
            <text:p>41435,67314</text:p>
          </table:table-cell>
          <table:table-cell office:value-type="float" office:value="22961.221061017273" table:formula="of:=STDEV([.V3:.V33])" table:style-name="ce1">
            <text:p>22961,22106</text:p>
          </table:table-cell>
          <table:table-cell office:value-type="float" office:value="43.152302563816221" table:formula="of:=STDEV([.W3:.W33])" table:style-name="ce1">
            <text:p>43,15230256</text:p>
          </table:table-cell>
          <table:table-cell office:value-type="float" office:value="84721.091705577928" table:formula="of:=STDEV([.X3:.X33])" table:style-name="ce1">
            <text:p>84721,09171</text:p>
          </table:table-cell>
          <table:table-cell office:value-type="float" office:value="50259.84070453429" table:formula="of:=STDEV([.Y3:.Y33])" table:style-name="ce1">
            <text:p>50259,8407</text:p>
          </table:table-cell>
          <table:table-cell office:value-type="float" office:value="233.44953181288651" table:formula="of:=STDEV([.Z3:.Z33])" table:style-name="ce1">
            <text:p>233,4495318</text:p>
          </table:table-cell>
          <table:table-cell office:value-type="float" office:value="3151513.0257367389" table:formula="of:=STDEV([.AA3:.AA33])" table:style-name="ce1">
            <text:p>3151513,026</text:p>
          </table:table-cell>
          <table:table-cell office:value-type="float" office:value="287959.56103915791" table:formula="of:=STDEV([.AB3:.AB33])" table:style-name="ce1">
            <text:p>287959,561</text:p>
          </table:table-cell>
          <table:table-cell office:value-type="float" office:value="2.3606210682693214" table:formula="of:=STDEV([.AC3:.AC33])" table:style-name="ce2">
            <text:p>2,360621068</text:p>
          </table:table-cell>
          <table:table-cell office:value-type="float" office:value="30985.817570492276" table:formula="of:=STDEV([.AD3:.AD33])" table:style-name="ce2">
            <text:p>30985,81757</text:p>
          </table:table-cell>
          <table:table-cell office:value-type="float" office:value="3688.5654255990544" table:formula="of:=STDEV([.AE3:.AE33])" table:style-name="ce2">
            <text:p>3688,565426</text:p>
          </table:table-cell>
          <table:table-cell office:value-type="float" office:value="4.3429156748824598" table:formula="of:=STDEV([.AF3:.AF33])" table:style-name="ce1">
            <text:p>4,342915675</text:p>
          </table:table-cell>
          <table:table-cell office:value-type="float" office:value="42954.316929996457" table:formula="of:=STDEV([.AG3:.AG33])" table:style-name="ce1">
            <text:p>42954,31693</text:p>
          </table:table-cell>
          <table:table-cell office:value-type="float" office:value="7753.9858779661781" table:formula="of:=STDEV([.AH3:.AH33])" table:style-name="ce1">
            <text:p>7753,985878</text:p>
          </table:table-cell>
          <table:table-cell office:value-type="float" office:value="3193.5066854419397" table:formula="of:=STDEV([.AI3:.AI33])" table:style-name="ce3">
            <text:p>3193,506685</text:p>
          </table:table-cell>
          <table:table-cell office:value-type="float" office:value="23463850.028754313" table:formula="of:=STDEV([.AJ3:.AJ33])" table:style-name="ce1">
            <text:p>23463850,03</text:p>
          </table:table-cell>
          <table:table-cell office:value-type="float" office:value="3968503.9556097947" table:formula="of:=STDEV([.AK3:.AK33])" table:style-name="ce3">
            <text:p>3968503,956</text:p>
          </table:table-cell>
          <table:table-cell office:value-type="float" office:value="228.46878733198162" table:formula="of:=STDEV([.AL3:.AL33])" table:style-name="ce1">
            <text:p>228,4687873</text:p>
          </table:table-cell>
          <table:table-cell office:value-type="float" office:value="3665926.6752821342" table:formula="of:=STDEV([.AM3:.AM33])" table:style-name="ce1">
            <text:p>3665926,675</text:p>
          </table:table-cell>
          <table:table-cell office:value-type="float" office:value="166002.65866338354" table:formula="of:=STDEV([.AN3:.AN33])" table:style-name="ce1">
            <text:p>166002,6587</text:p>
          </table:table-cell>
          <table:table-cell office:value-type="float" office:value="1159.2515553007945" table:formula="of:=STDEV([.AO3:.AO33])" table:style-name="ce1">
            <text:p>1159,251555</text:p>
          </table:table-cell>
          <table:table-cell office:value-type="float" office:value="143322638.95212644" table:formula="of:=STDEV([.AP3:.AP33])" table:style-name="ce3">
            <text:p>143322639</text:p>
          </table:table-cell>
          <table:table-cell office:value-type="float" office:value="460793.63682584791" table:formula="of:=STDEV([.AQ3:.AQ33])" table:style-name="ce1">
            <text:p>460793,6368</text:p>
          </table:table-cell>
          <table:table-cell office:value-type="float" office:value="164.54604503338581" table:formula="of:=STDEV([.AR3:.AR33])" table:style-name="ce1">
            <text:p>164,546045</text:p>
          </table:table-cell>
          <table:table-cell office:value-type="float" office:value="3633608.8903859803" table:formula="of:=STDEV([.AS3:.AS33])" table:style-name="ce1">
            <text:p>3633608,89</text:p>
          </table:table-cell>
          <table:table-cell office:value-type="float" office:value="196698.79849376934" table:formula="of:=STDEV([.AT3:.AT33])" table:style-name="ce1">
            <text:p>196698,7985</text:p>
          </table:table-cell>
          <table:table-cell office:value-type="float" office:value="2.3055278125894851" table:formula="of:=STDEV([.AU3:.AU33])" table:style-name="ce1">
            <text:p>2,305527813</text:p>
          </table:table-cell>
          <table:table-cell office:value-type="float" office:value="16887.686860518366" table:formula="of:=STDEV([.AV3:.AV33])" table:style-name="ce1">
            <text:p>16887,68686</text:p>
          </table:table-cell>
          <table:table-cell office:value-type="float" office:value="3239.5405535120967" table:formula="of:=STDEV([.AW3:.AW33])" table:style-name="ce1">
            <text:p>3239,540554</text:p>
          </table:table-cell>
          <table:table-cell office:value-type="float" office:value="150.63228036284863" table:formula="of:=STDEV([.AX3:.AX33])" table:style-name="ce1">
            <text:p>150,6322804</text:p>
          </table:table-cell>
          <table:table-cell office:value-type="float" office:value="2552775.08734809" table:formula="of:=STDEV([.AY3:.AY33])" table:style-name="ce1">
            <text:p>2552775,087</text:p>
          </table:table-cell>
          <table:table-cell office:value-type="float" office:value="171276.34552363379" table:formula="of:=STDEV([.AZ3:.AZ33])" table:style-name="ce1">
            <text:p>171276,3455</text:p>
          </table:table-cell>
          <table:table-cell office:value-type="float" office:value="3227.2965492828362" table:formula="of:=STDEV([.BA3:.BA33])" table:style-name="ce1">
            <text:p>3227,296549</text:p>
          </table:table-cell>
          <table:table-cell office:value-type="float" office:value="143202612.07450885" table:formula="of:=STDEV([.BB3:.BB33])" table:style-name="ce1">
            <text:p>143202612,1</text:p>
          </table:table-cell>
          <table:table-cell office:value-type="float" office:value="3909383.5702794329" table:formula="of:=STDEV([.BC3:.BC33])" table:style-name="ce1">
            <text:p>3909383,5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169.0230543064579" table:formula="of:=SUM(([.B3:.B33]-[.$AU3:.$AU33])^2)^0.5" table:number-matrix-columns-spanned="1" table:number-matrix-rows-spanned="1" table:style-name="ce1">
            <text:p>1169,023054</text:p>
          </table:table-cell>
          <table:table-cell office:value-type="float" office:value="21634945.377094738" table:formula="of:=SUM(([.C3:.C33]-[.$AV3:.$AV33])^2)^0.5" table:number-matrix-columns-spanned="1" table:number-matrix-rows-spanned="1" table:style-name="ce1">
            <text:p>21634945,38</text:p>
          </table:table-cell>
          <table:table-cell office:value-type="float" office:value="1438720.5307122713" table:formula="of:=SUM(([.D3:.D33]-[.$AW3:.$AW33])^2)^0.5" table:number-matrix-columns-spanned="1" table:number-matrix-rows-spanned="1" table:style-name="ce1">
            <text:p>1438720,531</text:p>
          </table:table-cell>
          <table:table-cell office:value-type="float" office:value="1129.2172788706343" table:formula="of:=SUM(([.E3:.E33]-[.$AU3:.$AU33])^2)^0.5" table:number-matrix-columns-spanned="1" table:number-matrix-rows-spanned="1" table:style-name="ce1">
            <text:p>1129,217279</text:p>
          </table:table-cell>
          <table:table-cell office:value-type="float" office:value="17075382.12041473" table:formula="of:=SUM(([.F3:.F33]-[.$AV3:.$AV33])^2)^0.5" table:number-matrix-columns-spanned="1" table:number-matrix-rows-spanned="1" table:style-name="ce1">
            <text:p>17075382,12</text:p>
          </table:table-cell>
          <table:table-cell office:value-type="float" office:value="1346788.712122655" table:formula="of:=SUM(([.G3:.G33]-[.$AW3:.$AW33])^2)^0.5" table:number-matrix-columns-spanned="1" table:number-matrix-rows-spanned="1" table:style-name="ce1">
            <text:p>1346788,712</text:p>
          </table:table-cell>
          <table:table-cell office:value-type="float" office:value="916.2257101282413" table:formula="of:=SUM(([.H3:.H33]-[.$AU3:.$AU33])^2)^0.5" table:number-matrix-columns-spanned="1" table:number-matrix-rows-spanned="1" table:style-name="ce1">
            <text:p>916,2257101</text:p>
          </table:table-cell>
          <table:table-cell office:value-type="float" office:value="19169666.997633763" table:formula="of:=SUM(([.I3:.I33]-[.$AV3:.$AV33])^2)^0.5" table:number-matrix-columns-spanned="1" table:number-matrix-rows-spanned="1" table:style-name="ce1">
            <text:p>19169667</text:p>
          </table:table-cell>
          <table:table-cell office:value-type="float" office:value="1077287.6162993798" table:formula="of:=SUM(([.J3:.J33]-[.$AW3:.$AW33])^2)^0.5" table:number-matrix-columns-spanned="1" table:number-matrix-rows-spanned="1" table:style-name="ce1">
            <text:p>1077287,616</text:p>
          </table:table-cell>
          <table:table-cell office:value-type="float" office:value="986.55956419265419" table:formula="of:=SUM(([.K3:.K33]-[.$AU3:.$AU33])^2)^0.5" table:number-matrix-columns-spanned="1" table:number-matrix-rows-spanned="1" table:style-name="ce1">
            <text:p>986,5595642</text:p>
          </table:table-cell>
          <table:table-cell office:value-type="float" office:value="16088843.015769748" table:formula="of:=SUM(([.L3:.L33]-[.$AV3:.$AV33])^2)^0.5" table:number-matrix-columns-spanned="1" table:number-matrix-rows-spanned="1" table:style-name="ce1">
            <text:p>16088843,02</text:p>
          </table:table-cell>
          <table:table-cell office:value-type="float" office:value="1121935.4107674826" table:formula="of:=SUM(([.M3:.M33]-[.$AW3:.$AW33])^2)^0.5" table:number-matrix-columns-spanned="1" table:number-matrix-rows-spanned="1" table:style-name="ce1">
            <text:p>1121935,411</text:p>
          </table:table-cell>
          <table:table-cell office:value-type="float" office:value="868.67967686598945" table:formula="of:=SUM(([.N3:.N33]-[.$AU3:.$AU33])^2)^0.5" table:number-matrix-columns-spanned="1" table:number-matrix-rows-spanned="1" table:style-name="ce1">
            <text:p>868,6796769</text:p>
          </table:table-cell>
          <table:table-cell office:value-type="float" office:value="12362959.296928871" table:formula="of:=SUM(([.O3:.O33]-[.$AV3:.$AV33])^2)^0.5" table:number-matrix-columns-spanned="1" table:number-matrix-rows-spanned="1" table:style-name="ce1">
            <text:p>12362959,3</text:p>
          </table:table-cell>
          <table:table-cell office:value-type="float" office:value="1116816.0472083127" table:formula="of:=SUM(([.P3:.P33]-[.$AW3:.$AW33])^2)^0.5" table:number-matrix-columns-spanned="1" table:number-matrix-rows-spanned="1" table:style-name="ce1">
            <text:p>1116816,047</text:p>
          </table:table-cell>
          <table:table-cell office:value-type="float" office:value="785.524833216621" table:formula="of:=SUM(([.Q3:.Q33]-[.$AU3:.$AU33])^2)^0.5" table:number-matrix-columns-spanned="1" table:number-matrix-rows-spanned="1" table:style-name="ce1">
            <text:p>785,5248332</text:p>
          </table:table-cell>
          <table:table-cell office:value-type="float" office:value="18590154.166570459" table:formula="of:=SUM(([.R3:.R33]-[.$AV3:.$AV33])^2)^0.5" table:number-matrix-columns-spanned="1" table:number-matrix-rows-spanned="1" table:style-name="ce1">
            <text:p>18590154,17</text:p>
          </table:table-cell>
          <table:table-cell office:value-type="float" office:value="953655.27431299828" table:formula="of:=SUM(([.S3:.S33]-[.$AW3:.$AW33])^2)^0.5" table:number-matrix-columns-spanned="1" table:number-matrix-rows-spanned="1" table:style-name="ce1">
            <text:p>953655,2743</text:p>
          </table:table-cell>
          <table:table-cell office:value-type="float" office:value="97.174404551815982" table:formula="of:=SUM(([.T3:.T33]-[.$AU3:.$AU33])^2)^0.5" table:number-matrix-columns-spanned="1" table:number-matrix-rows-spanned="1" table:style-name="ce1">
            <text:p>97,17440455</text:p>
          </table:table-cell>
          <table:table-cell office:value-type="float" office:value="168691.45263468448" table:formula="of:=SUM(([.U3:.U33]-[.$AV3:.$AV33])^2)^0.5" table:number-matrix-columns-spanned="1" table:number-matrix-rows-spanned="1" table:style-name="ce1">
            <text:p>168691,4526</text:p>
          </table:table-cell>
          <table:table-cell office:value-type="float" office:value="123583.94250467978" table:formula="of:=SUM(([.V3:.V33]-[.$AW3:.$AW33])^2)^0.5" table:number-matrix-columns-spanned="1" table:number-matrix-rows-spanned="1" table:style-name="ce1">
            <text:p>123583,9425</text:p>
          </table:table-cell>
          <table:table-cell office:value-type="float" office:value="237.15895197103566" table:formula="of:=SUM(([.W3:.W33]-[.$AU3:.$AU33])^2)^0.5" table:number-matrix-columns-spanned="1" table:number-matrix-rows-spanned="1" table:style-name="ce1">
            <text:p>237,158952</text:p>
          </table:table-cell>
          <table:table-cell office:value-type="float" office:value="402273.50328849652" table:formula="of:=SUM(([.X3:.X33]-[.$AV3:.$AV33])^2)^0.5" table:number-matrix-columns-spanned="1" table:number-matrix-rows-spanned="1" table:style-name="ce1">
            <text:p>402273,5033</text:p>
          </table:table-cell>
          <table:table-cell office:value-type="float" office:value="276124.43253359525" table:formula="of:=SUM(([.Y3:.Y33]-[.$AW3:.$AW33])^2)^0.5" table:number-matrix-columns-spanned="1" table:number-matrix-rows-spanned="1" table:style-name="ce1">
            <text:p>276124,4325</text:p>
          </table:table-cell>
          <table:table-cell office:value-type="float" office:value="1354.2110538243289" table:formula="of:=SUM(([.Z3:.Z33]-[.$AU3:.$AU33])^2)^0.5" table:number-matrix-columns-spanned="1" table:number-matrix-rows-spanned="1" table:style-name="ce1">
            <text:p>1354,211054</text:p>
          </table:table-cell>
          <table:table-cell office:value-type="float" office:value="19097157.541036572" table:formula="of:=SUM(([.AA3:.AA33]-[.$AV3:.$AV33])^2)^0.5" table:number-matrix-columns-spanned="1" table:number-matrix-rows-spanned="1" table:style-name="ce1">
            <text:p>19097157,54</text:p>
          </table:table-cell>
          <table:table-cell office:value-type="float" office:value="1663339.1856371327" table:formula="of:=SUM(([.AB3:.AB33]-[.$AW3:.$AW33])^2)^0.5" table:number-matrix-columns-spanned="1" table:number-matrix-rows-spanned="1" table:style-name="ce1">
            <text:p>1663339,186</text:p>
          </table:table-cell>
          <table:table-cell office:value-type="float" office:value="5.4173425219382247" table:formula="of:=SUM(([.AC3:.AC33]-[.$AU3:.$AU33])^2)^0.5" table:number-matrix-columns-spanned="1" table:number-matrix-rows-spanned="1" table:style-name="ce2">
            <text:p>5,417342522</text:p>
          </table:table-cell>
          <table:table-cell office:value-type="float" office:value="150676.10271705332" table:formula="of:=SUM(([.AD3:.AD33]-[.$AV3:.$AV33])^2)^0.5" table:number-matrix-columns-spanned="1" table:number-matrix-rows-spanned="1" table:style-name="ce2">
            <text:p>150676,1027</text:p>
          </table:table-cell>
          <table:table-cell office:value-type="float" office:value="8166.7230882404729" table:formula="of:=SUM(([.AE3:.AE33]-[.$AW3:.$AW33])^2)^0.5" table:number-matrix-columns-spanned="1" table:number-matrix-rows-spanned="1" table:style-name="ce2">
            <text:p>8166,723088</text:p>
          </table:table-cell>
          <table:table-cell office:value-type="float" office:value="17.128870365555347" table:formula="of:=SUM(([.AF3:.AF33]-[.$AU3:.$AU33])^2)^0.5" table:number-matrix-columns-spanned="1" table:number-matrix-rows-spanned="1" table:style-name="ce1">
            <text:p>17,12887037</text:p>
          </table:table-cell>
          <table:table-cell office:value-type="float" office:value="216055.83596376193" table:formula="of:=SUM(([.AG3:.AG33]-[.$AV3:.$AV33])^2)^0.5" table:number-matrix-columns-spanned="1" table:number-matrix-rows-spanned="1" table:style-name="ce1">
            <text:p>216055,836</text:p>
          </table:table-cell>
          <table:table-cell office:value-type="float" office:value="36256.457149037604" table:formula="of:=SUM(([.AH3:.AH33]-[.$AW3:.$AW33])^2)^0.5" table:number-matrix-columns-spanned="1" table:number-matrix-rows-spanned="1" table:style-name="ce1">
            <text:p>36256,45715</text:p>
          </table:table-cell>
          <table:table-cell office:value-type="float" office:value="18512.29675323945" table:formula="of:=SUM(([.AI3:.AI33]-[.$AU3:.$AU33])^2)^0.5" table:number-matrix-columns-spanned="1" table:number-matrix-rows-spanned="1" table:style-name="ce3">
            <text:p>18512,29675</text:p>
          </table:table-cell>
          <table:table-cell office:value-type="float" office:value="134343495.59358755" table:formula="of:=SUM(([.AJ3:.AJ33]-[.$AV3:.$AV33])^2)^0.5" table:number-matrix-columns-spanned="1" table:number-matrix-rows-spanned="1" table:style-name="ce1">
            <text:p>134343495,6</text:p>
          </table:table-cell>
          <table:table-cell office:value-type="float" office:value="22903384.115904205" table:formula="of:=SUM(([.AK3:.AK33]-[.$AW3:.$AW33])^2)^0.5" table:number-matrix-columns-spanned="1" table:number-matrix-rows-spanned="1" table:style-name="ce3">
            <text:p>22903384,12</text:p>
          </table:table-cell>
          <table:table-cell office:value-type="float" office:value="1377.1966109818886" table:formula="of:=SUM(([.AL3:.AL33]-[.$AU3:.$AU33])^2)^0.5" table:number-matrix-columns-spanned="1" table:number-matrix-rows-spanned="1" table:style-name="ce1">
            <text:p>1377,196611</text:p>
          </table:table-cell>
          <table:table-cell office:value-type="float" office:value="22182006.032643937" table:formula="of:=SUM(([.AM3:.AM33]-[.$AV3:.$AV33])^2)^0.5" table:number-matrix-columns-spanned="1" table:number-matrix-rows-spanned="1" table:style-name="ce1">
            <text:p>22182006,03</text:p>
          </table:table-cell>
          <table:table-cell office:value-type="float" office:value="994135.07435609575" table:formula="of:=SUM(([.AN3:.AN33]-[.$AW3:.$AW33])^2)^0.5" table:number-matrix-columns-spanned="1" table:number-matrix-rows-spanned="1" table:style-name="ce1">
            <text:p>994135,0744</text:p>
          </table:table-cell>
          <table:table-cell office:value-type="float" office:value="7182.1366232340642" table:formula="of:=SUM(([.AO3:.AO33]-[.$AU3:.$AU33])^2)^0.5" table:number-matrix-columns-spanned="1" table:number-matrix-rows-spanned="1" table:style-name="ce1">
            <text:p>7182,136623</text:p>
          </table:table-cell>
          <table:table-cell office:value-type="float" office:value="867185565.66576707" table:formula="of:=SUM(([.AP3:.AP33]-[.$AV3:.$AV33])^2)^0.5" table:number-matrix-columns-spanned="1" table:number-matrix-rows-spanned="1" table:style-name="ce3">
            <text:p>867185565,7</text:p>
          </table:table-cell>
          <table:table-cell office:value-type="float" office:value="3165159.6990659097" table:formula="of:=SUM(([.AQ3:.AQ33]-[.$AW3:.$AW33])^2)^0.5" table:number-matrix-columns-spanned="1" table:number-matrix-rows-spanned="1" table:style-name="ce1">
            <text:p>3165159,699</text:p>
          </table:table-cell>
          <table:table-cell office:value-type="float" office:value="985.29075145360014" table:formula="of:=SUM(([.AR3:.AR33]-[.$AU3:.$AU33])^2)^0.5" table:number-matrix-columns-spanned="1" table:number-matrix-rows-spanned="1" table:style-name="ce1">
            <text:p>985,2907515</text:p>
          </table:table-cell>
          <table:table-cell office:value-type="float" office:value="22236957.745549142" table:formula="of:=SUM(([.AS3:.AS33]-[.$AV3:.$AV33])^2)^0.5" table:number-matrix-columns-spanned="1" table:number-matrix-rows-spanned="1" table:style-name="ce1">
            <text:p>22236957,75</text:p>
          </table:table-cell>
          <table:table-cell office:value-type="float" office:value="1169777.0216310457" table:formula="of:=SUM(([.AT3:.AT33]-[.$AW3:.$AW33])^2)^0.5" table:number-matrix-columns-spanned="1" table:number-matrix-rows-spanned="1" table:style-name="ce1">
            <text:p>1169777,022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33]=[.$AU3:.$AU33])" table:number-matrix-columns-spanned="1" table:number-matrix-rows-spanned="1" table:style-name="ce1">
            <text:p>0</text:p>
          </table:table-cell>
          <table:table-cell office:value-type="float" office:value="0" table:formula="of:=SUM([.C3:.C33]=[.$AV3:.$AV33])" table:number-matrix-columns-spanned="1" table:number-matrix-rows-spanned="1" table:style-name="ce1">
            <text:p>0</text:p>
          </table:table-cell>
          <table:table-cell office:value-type="float" office:value="0" table:formula="of:=SUM([.D3:.D33]=[.$AW3:.$AW33])" table:number-matrix-columns-spanned="1" table:number-matrix-rows-spanned="1" table:style-name="ce1">
            <text:p>0</text:p>
          </table:table-cell>
          <table:table-cell office:value-type="float" office:value="0" table:formula="of:=SUM([.E3:.E33]=[.$AU3:.$AU33])" table:number-matrix-columns-spanned="1" table:number-matrix-rows-spanned="1" table:style-name="ce2">
            <text:p>0</text:p>
          </table:table-cell>
          <table:table-cell office:value-type="float" office:value="0" table:formula="of:=SUM([.F3:.F33]=[.$AV3:.$AV33])" table:number-matrix-columns-spanned="1" table:number-matrix-rows-spanned="1" table:style-name="ce1">
            <text:p>0</text:p>
          </table:table-cell>
          <table:table-cell office:value-type="float" office:value="0" table:formula="of:=SUM([.G3:.G33]=[.$AW3:.$AW33])" table:number-matrix-columns-spanned="1" table:number-matrix-rows-spanned="1" table:style-name="ce1">
            <text:p>0</text:p>
          </table:table-cell>
          <table:table-cell office:value-type="float" office:value="0" table:formula="of:=SUM([.H3:.H33]=[.$AU3:.$AU33])" table:number-matrix-columns-spanned="1" table:number-matrix-rows-spanned="1" table:style-name="ce1">
            <text:p>0</text:p>
          </table:table-cell>
          <table:table-cell office:value-type="float" office:value="0" table:formula="of:=SUM([.I3:.I33]=[.$AV3:.$AV33])" table:number-matrix-columns-spanned="1" table:number-matrix-rows-spanned="1" table:style-name="ce1">
            <text:p>0</text:p>
          </table:table-cell>
          <table:table-cell office:value-type="float" office:value="0" table:formula="of:=SUM([.J3:.J33]=[.$AW3:.$AW33])" table:number-matrix-columns-spanned="1" table:number-matrix-rows-spanned="1" table:style-name="ce2">
            <text:p>0</text:p>
          </table:table-cell>
          <table:table-cell office:value-type="float" office:value="0" table:formula="of:=SUM([.K3:.K33]=[.$AU3:.$AU33])" table:number-matrix-columns-spanned="1" table:number-matrix-rows-spanned="1" table:style-name="ce1">
            <text:p>0</text:p>
          </table:table-cell>
          <table:table-cell office:value-type="float" office:value="0" table:formula="of:=SUM([.L3:.L33]=[.$AV3:.$AV33])" table:number-matrix-columns-spanned="1" table:number-matrix-rows-spanned="1" table:style-name="ce2">
            <text:p>0</text:p>
          </table:table-cell>
          <table:table-cell office:value-type="float" office:value="0" table:formula="of:=SUM([.M3:.M33]=[.$AW3:.$AW33])" table:number-matrix-columns-spanned="1" table:number-matrix-rows-spanned="1" table:style-name="ce1">
            <text:p>0</text:p>
          </table:table-cell>
          <table:table-cell office:value-type="float" office:value="0" table:formula="of:=SUM([.N3:.N33]=[.$AU3:.$AU33])" table:number-matrix-columns-spanned="1" table:number-matrix-rows-spanned="1" table:style-name="ce1">
            <text:p>0</text:p>
          </table:table-cell>
          <table:table-cell office:value-type="float" office:value="0" table:formula="of:=SUM([.O3:.O33]=[.$AV3:.$AV33])" table:number-matrix-columns-spanned="1" table:number-matrix-rows-spanned="1" table:style-name="ce1">
            <text:p>0</text:p>
          </table:table-cell>
          <table:table-cell office:value-type="float" office:value="0" table:formula="of:=SUM([.P3:.P33]=[.$AW3:.$AW33])" table:number-matrix-columns-spanned="1" table:number-matrix-rows-spanned="1" table:style-name="ce1">
            <text:p>0</text:p>
          </table:table-cell>
          <table:table-cell office:value-type="float" office:value="0" table:formula="of:=SUM([.Q3:.Q33]=[.$AU3:.$AU33])" table:number-matrix-columns-spanned="1" table:number-matrix-rows-spanned="1" table:style-name="ce1">
            <text:p>0</text:p>
          </table:table-cell>
          <table:table-cell office:value-type="float" office:value="0" table:formula="of:=SUM([.R3:.R33]=[.$AV3:.$AV33])" table:number-matrix-columns-spanned="1" table:number-matrix-rows-spanned="1" table:style-name="ce1">
            <text:p>0</text:p>
          </table:table-cell>
          <table:table-cell office:value-type="float" office:value="0" table:formula="of:=SUM([.S3:.S33]=[.$AW3:.$AW33])" table:number-matrix-columns-spanned="1" table:number-matrix-rows-spanned="1" table:style-name="ce1">
            <text:p>0</text:p>
          </table:table-cell>
          <table:table-cell office:value-type="float" office:value="0" table:formula="of:=SUM([.T3:.T33]=[.$AU3:.$AU33])" table:number-matrix-columns-spanned="1" table:number-matrix-rows-spanned="1" table:style-name="ce1">
            <text:p>0</text:p>
          </table:table-cell>
          <table:table-cell office:value-type="float" office:value="0" table:formula="of:=SUM([.U3:.U33]=[.$AV3:.$AV33])" table:number-matrix-columns-spanned="1" table:number-matrix-rows-spanned="1" table:style-name="ce1">
            <text:p>0</text:p>
          </table:table-cell>
          <table:table-cell office:value-type="float" office:value="0" table:formula="of:=SUM([.V3:.V33]=[.$AW3:.$AW33])" table:number-matrix-columns-spanned="1" table:number-matrix-rows-spanned="1" table:style-name="ce1">
            <text:p>0</text:p>
          </table:table-cell>
          <table:table-cell office:value-type="float" office:value="0" table:formula="of:=SUM([.W3:.W33]=[.$AU3:.$AU33])" table:number-matrix-columns-spanned="1" table:number-matrix-rows-spanned="1" table:style-name="ce1">
            <text:p>0</text:p>
          </table:table-cell>
          <table:table-cell office:value-type="float" office:value="0" table:formula="of:=SUM([.X3:.X33]=[.$AV3:.$AV33])" table:number-matrix-columns-spanned="1" table:number-matrix-rows-spanned="1" table:style-name="ce1">
            <text:p>0</text:p>
          </table:table-cell>
          <table:table-cell office:value-type="float" office:value="0" table:formula="of:=SUM([.Y3:.Y33]=[.$AW3:.$AW33])" table:number-matrix-columns-spanned="1" table:number-matrix-rows-spanned="1" table:style-name="ce1">
            <text:p>0</text:p>
          </table:table-cell>
          <table:table-cell office:value-type="float" office:value="0" table:formula="of:=SUM([.Z3:.Z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A3:.AA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B3:.AB33]=[.$AW3:.$AW33])" table:number-matrix-columns-spanned="1" table:number-matrix-rows-spanned="1" table:style-name="ce1">
            <text:p>0</text:p>
          </table:table-cell>
          <table:table-cell office:value-type="float" office:value="0" table:formula="of:=SUM([.AC3:.AC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D3:.AD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E3:.AE33]=[.$AW3:.$AW33])" table:number-matrix-columns-spanned="1" table:number-matrix-rows-spanned="1" table:style-name="ce1">
            <text:p>0</text:p>
          </table:table-cell>
          <table:table-cell office:value-type="float" office:value="0" table:formula="of:=SUM([.AF3:.AF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G3:.AG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H3:.AH33]=[.$AW3:.$AW33])" table:number-matrix-columns-spanned="1" table:number-matrix-rows-spanned="1" table:style-name="ce1">
            <text:p>0</text:p>
          </table:table-cell>
          <table:table-cell office:value-type="float" office:value="0" table:formula="of:=SUM([.AI3:.AI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J3:.AJ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K3:.AK33]=[.$AW3:.$AW33])" table:number-matrix-columns-spanned="1" table:number-matrix-rows-spanned="1" table:style-name="ce1">
            <text:p>0</text:p>
          </table:table-cell>
          <table:table-cell office:value-type="float" office:value="0" table:formula="of:=SUM([.AL3:.AL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M3:.AM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N3:.AN33]=[.$AW3:.$AW33])" table:number-matrix-columns-spanned="1" table:number-matrix-rows-spanned="1" table:style-name="ce1">
            <text:p>0</text:p>
          </table:table-cell>
          <table:table-cell office:value-type="float" office:value="0" table:formula="of:=SUM([.AO3:.AO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P3:.AP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Q3:.AQ33]=[.$AW3:.$AW33])" table:number-matrix-columns-spanned="1" table:number-matrix-rows-spanned="1" table:style-name="ce1">
            <text:p>0</text:p>
          </table:table-cell>
          <table:table-cell office:value-type="float" office:value="0" table:formula="of:=SUM([.AR3:.AR33]=[.$AU3:.$AU33])" table:number-matrix-columns-spanned="1" table:number-matrix-rows-spanned="1" table:style-name="ce1">
            <text:p>0</text:p>
          </table:table-cell>
          <table:table-cell office:value-type="float" office:value="0" table:formula="of:=SUM([.AS3:.AS33]=[.$AV3:.$AV33])" table:number-matrix-columns-spanned="1" table:number-matrix-rows-spanned="1" table:style-name="ce1">
            <text:p>0</text:p>
          </table:table-cell>
          <table:table-cell office:value-type="float" office:value="0" table:formula="of:=SUM([.AT3:.AT33]=[.$AW3:.$AW33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C3:.C33]&lt;[.$AY3:.$AY33])" table:number-matrix-columns-spanned="1" table:number-matrix-rows-spanned="1" table:style-name="ce3">
            <text:p>0</text:p>
          </table:table-cell>
          <table:table-cell office:value-type="float" office:value="0" table:formula="of:=SUM([.D3:.D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E3:.E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F3:.F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G3:.G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H3:.H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I3:.I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J3:.J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K3:.K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L3:.L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M3:.M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N3:.N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O3:.O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P3:.P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Q3:.Q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R3:.R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S3:.S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T3:.T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U3:.U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V3:.V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W3:.W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X3:.X33]&lt;[.$AY3:.$AY33])" table:number-matrix-columns-spanned="1" table:number-matrix-rows-spanned="1" table:style-name="ce2">
            <text:p>0</text:p>
          </table:table-cell>
          <table:table-cell office:value-type="float" office:value="0" table:formula="of:=SUM([.Y3:.Y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Z3:.Z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AA3:.AA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B3:.AB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AC3:.AC33]&lt;[.$AX3:.$AX33])" table:number-matrix-columns-spanned="1" table:number-matrix-rows-spanned="1" table:style-name="ce2">
            <text:p>0</text:p>
          </table:table-cell>
          <table:table-cell office:value-type="float" office:value="0" table:formula="of:=SUM([.AD3:.AD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E3:.AE33]&lt;[.$AZ3:.$AZ33])" table:number-matrix-columns-spanned="1" table:number-matrix-rows-spanned="1" table:style-name="ce2">
            <text:p>0</text:p>
          </table:table-cell>
          <table:table-cell office:value-type="float" office:value="0" table:formula="of:=SUM([.AF3:.AF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AG3:.AG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H3:.AH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AI3:.AI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AJ3:.AJ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K3:.AK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AL3:.AL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AM3:.AM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N3:.AN33]&lt;[.$AZ3:.$AZ33])" table:number-matrix-columns-spanned="1" table:number-matrix-rows-spanned="1" table:style-name="ce1">
            <text:p>0</text:p>
          </table:table-cell>
          <table:table-cell office:value-type="float" office:value="0" table:formula="of:=SUM([.AO3:.AO33]&lt;[.$AX3:.$AX33])" table:number-matrix-columns-spanned="1" table:number-matrix-rows-spanned="1" table:style-name="ce3">
            <text:p>0</text:p>
          </table:table-cell>
          <table:table-cell office:value-type="float" office:value="0" table:formula="of:=SUM([.AP3:.AP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Q3:.AQ33]&lt;[.$AZ3:.$AZ33])" table:number-matrix-columns-spanned="1" table:number-matrix-rows-spanned="1" table:style-name="ce3">
            <text:p>0</text:p>
          </table:table-cell>
          <table:table-cell office:value-type="float" office:value="0" table:formula="of:=SUM([.AR3:.AR33]&lt;[.$AX3:.$AX33])" table:number-matrix-columns-spanned="1" table:number-matrix-rows-spanned="1" table:style-name="ce1">
            <text:p>0</text:p>
          </table:table-cell>
          <table:table-cell office:value-type="float" office:value="0" table:formula="of:=SUM([.AS3:.AS33]&lt;[.$AY3:.$AY33])" table:number-matrix-columns-spanned="1" table:number-matrix-rows-spanned="1" table:style-name="ce1">
            <text:p>0</text:p>
          </table:table-cell>
          <table:table-cell office:value-type="float" office:value="0" table:formula="of:=SUM([.AT3:.AT33]&lt;[.$AZ3:.$AZ33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C3:.C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D3:.D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E3:.E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F3:.F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G3:.G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H3:.H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I3:.I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J3:.J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K3:.K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L3:.L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M3:.M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N3:.N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O3:.O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P3:.P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Q3:.Q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R3:.R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S3:.S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T3:.T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U3:.U33]&gt;[.$AY3:.$AY33])" table:number-matrix-columns-spanned="1" table:number-matrix-rows-spanned="1" table:style-name="ce2">
            <text:p>0</text:p>
          </table:table-cell>
          <table:table-cell office:value-type="float" office:value="0" table:formula="of:=SUM([.V3:.V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W3:.W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X3:.X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Y3:.Y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Z3:.Z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AA3:.AA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AB3:.AB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AC3:.AC33]&gt;[.$AX3:.$AX33])" table:number-matrix-columns-spanned="1" table:number-matrix-rows-spanned="1" table:style-name="ce2">
            <text:p>0</text:p>
          </table:table-cell>
          <table:table-cell office:value-type="float" office:value="0" table:formula="of:=SUM([.AD3:.AD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AE3:.AE33]&gt;[.$AZ3:.$AZ33])" table:number-matrix-columns-spanned="1" table:number-matrix-rows-spanned="1" table:style-name="ce2">
            <text:p>0</text:p>
          </table:table-cell>
          <table:table-cell office:value-type="float" office:value="0" table:formula="of:=SUM([.AF3:.AF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AG3:.AG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AH3:.AH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AI3:.AI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AJ3:.AJ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AK3:.AK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AL3:.AL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AM3:.AM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AN3:.AN33]&gt;[.$AZ3:.$AZ33])" table:number-matrix-columns-spanned="1" table:number-matrix-rows-spanned="1" table:style-name="ce1">
            <text:p>0</text:p>
          </table:table-cell>
          <table:table-cell office:value-type="float" office:value="0" table:formula="of:=SUM([.AO3:.AO33]&gt;[.$AX3:.$AX33])" table:number-matrix-columns-spanned="1" table:number-matrix-rows-spanned="1" table:style-name="ce3">
            <text:p>0</text:p>
          </table:table-cell>
          <table:table-cell office:value-type="float" office:value="0" table:formula="of:=SUM([.AP3:.AP33]&gt;[.$AY3:.$AY33])" table:number-matrix-columns-spanned="1" table:number-matrix-rows-spanned="1" table:style-name="ce3">
            <text:p>0</text:p>
          </table:table-cell>
          <table:table-cell office:value-type="float" office:value="0" table:formula="of:=SUM([.AQ3:.AQ33]&gt;[.$AZ3:.$AZ33])" table:number-matrix-columns-spanned="1" table:number-matrix-rows-spanned="1" table:style-name="ce3">
            <text:p>0</text:p>
          </table:table-cell>
          <table:table-cell office:value-type="float" office:value="0" table:formula="of:=SUM([.AR3:.AR33]&gt;[.$AX3:.$AX33])" table:number-matrix-columns-spanned="1" table:number-matrix-rows-spanned="1" table:style-name="ce1">
            <text:p>0</text:p>
          </table:table-cell>
          <table:table-cell office:value-type="float" office:value="0" table:formula="of:=SUM([.AS3:.AS33]&gt;[.$AY3:.$AY33])" table:number-matrix-columns-spanned="1" table:number-matrix-rows-spanned="1" table:style-name="ce1">
            <text:p>0</text:p>
          </table:table-cell>
          <table:table-cell office:value-type="float" office:value="0" table:formula="of:=SUM([.AT3:.AT33]&gt;[.$AZ3:.$AZ33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3]=[.$BA3:.$BA33])" table:number-matrix-columns-spanned="1" table:number-matrix-rows-spanned="1" table:style-name="ce1">
            <text:p>0</text:p>
          </table:table-cell>
          <table:table-cell office:value-type="float" office:value="0" table:formula="of:=SUM([.C3:.C33]=[.$BB3:.$BB33])" table:number-matrix-columns-spanned="1" table:number-matrix-rows-spanned="1" table:style-name="ce1">
            <text:p>0</text:p>
          </table:table-cell>
          <table:table-cell office:value-type="float" office:value="0" table:formula="of:=SUM([.D3:.D33]=[.$BC3:.$BC33])" table:number-matrix-columns-spanned="1" table:number-matrix-rows-spanned="1" table:style-name="ce2">
            <text:p>0</text:p>
          </table:table-cell>
          <table:table-cell office:value-type="float" office:value="0" table:formula="of:=SUM([.E3:.E33]=[.$BA3:.$BA33])" table:number-matrix-columns-spanned="1" table:number-matrix-rows-spanned="1" table:style-name="ce1">
            <text:p>0</text:p>
          </table:table-cell>
          <table:table-cell office:value-type="float" office:value="0" table:formula="of:=SUM([.F3:.F33]=[.$BB3:.$BB33])" table:number-matrix-columns-spanned="1" table:number-matrix-rows-spanned="1" table:style-name="ce1">
            <text:p>0</text:p>
          </table:table-cell>
          <table:table-cell office:value-type="float" office:value="0" table:formula="of:=SUM([.G3:.G33]=[.$BC3:.$BC33])" table:number-matrix-columns-spanned="1" table:number-matrix-rows-spanned="1" table:style-name="ce1">
            <text:p>0</text:p>
          </table:table-cell>
          <table:table-cell office:value-type="float" office:value="0" table:formula="of:=SUM([.H3:.H33]=[.$BA3:.$BA33])" table:number-matrix-columns-spanned="1" table:number-matrix-rows-spanned="1" table:style-name="ce1">
            <text:p>0</text:p>
          </table:table-cell>
          <table:table-cell office:value-type="float" office:value="0" table:formula="of:=SUM([.I3:.I33]=[.$BB3:.$BB33])" table:number-matrix-columns-spanned="1" table:number-matrix-rows-spanned="1" table:style-name="ce1">
            <text:p>0</text:p>
          </table:table-cell>
          <table:table-cell office:value-type="float" office:value="0" table:formula="of:=SUM([.J3:.J33]=[.$BC3:.$BC33])" table:number-matrix-columns-spanned="1" table:number-matrix-rows-spanned="1" table:style-name="ce2">
            <text:p>0</text:p>
          </table:table-cell>
          <table:table-cell office:value-type="float" office:value="0" table:formula="of:=SUM([.K3:.K33]=[.$BA3:.$BA33])" table:number-matrix-columns-spanned="1" table:number-matrix-rows-spanned="1" table:style-name="ce1">
            <text:p>0</text:p>
          </table:table-cell>
          <table:table-cell office:value-type="float" office:value="0" table:formula="of:=SUM([.L3:.L33]=[.$BB3:.$BB33])" table:number-matrix-columns-spanned="1" table:number-matrix-rows-spanned="1" table:style-name="ce1">
            <text:p>0</text:p>
          </table:table-cell>
          <table:table-cell office:value-type="float" office:value="0" table:formula="of:=SUM([.M3:.M33]=[.$BC3:.$BC33])" table:number-matrix-columns-spanned="1" table:number-matrix-rows-spanned="1" table:style-name="ce2">
            <text:p>0</text:p>
          </table:table-cell>
          <table:table-cell office:value-type="float" office:value="0" table:formula="of:=SUM([.N3:.N33]=[.$BA3:.$BA33])" table:number-matrix-columns-spanned="1" table:number-matrix-rows-spanned="1" table:style-name="ce1">
            <text:p>0</text:p>
          </table:table-cell>
          <table:table-cell office:value-type="float" office:value="0" table:formula="of:=SUM([.O3:.O33]=[.$BB3:.$BB33])" table:number-matrix-columns-spanned="1" table:number-matrix-rows-spanned="1" table:style-name="ce1">
            <text:p>0</text:p>
          </table:table-cell>
          <table:table-cell office:value-type="float" office:value="0" table:formula="of:=SUM([.P3:.P33]=[.$BC3:.$BC33])" table:number-matrix-columns-spanned="1" table:number-matrix-rows-spanned="1" table:style-name="ce1">
            <text:p>0</text:p>
          </table:table-cell>
          <table:table-cell office:value-type="float" office:value="0" table:formula="of:=SUM([.Q3:.Q33]=[.$BA3:.$BA33])" table:number-matrix-columns-spanned="1" table:number-matrix-rows-spanned="1" table:style-name="ce1">
            <text:p>0</text:p>
          </table:table-cell>
          <table:table-cell office:value-type="float" office:value="0" table:formula="of:=SUM([.R3:.R33]=[.$BB3:.$BB33])" table:number-matrix-columns-spanned="1" table:number-matrix-rows-spanned="1" table:style-name="ce1">
            <text:p>0</text:p>
          </table:table-cell>
          <table:table-cell office:value-type="float" office:value="0" table:formula="of:=SUM([.S3:.S33]=[.$BC3:.$BC33])" table:number-matrix-columns-spanned="1" table:number-matrix-rows-spanned="1" table:style-name="ce1">
            <text:p>0</text:p>
          </table:table-cell>
          <table:table-cell office:value-type="float" office:value="0" table:formula="of:=SUM([.T3:.T33]=[.$BA3:.$BA33])" table:number-matrix-columns-spanned="1" table:number-matrix-rows-spanned="1" table:style-name="ce1">
            <text:p>0</text:p>
          </table:table-cell>
          <table:table-cell office:value-type="float" office:value="0" table:formula="of:=SUM([.U3:.U33]=[.$BB3:.$BB33])" table:number-matrix-columns-spanned="1" table:number-matrix-rows-spanned="1" table:style-name="ce1">
            <text:p>0</text:p>
          </table:table-cell>
          <table:table-cell office:value-type="float" office:value="0" table:formula="of:=SUM([.V3:.V33]=[.$BC3:.$BC33])" table:number-matrix-columns-spanned="1" table:number-matrix-rows-spanned="1" table:style-name="ce2">
            <text:p>0</text:p>
          </table:table-cell>
          <table:table-cell office:value-type="float" office:value="0" table:formula="of:=SUM([.W3:.W33]=[.$BA3:.$BA33])" table:number-matrix-columns-spanned="1" table:number-matrix-rows-spanned="1" table:style-name="ce1">
            <text:p>0</text:p>
          </table:table-cell>
          <table:table-cell office:value-type="float" office:value="0" table:formula="of:=SUM([.X3:.X33]=[.$BB3:.$BB33])" table:number-matrix-columns-spanned="1" table:number-matrix-rows-spanned="1" table:style-name="ce1">
            <text:p>0</text:p>
          </table:table-cell>
          <table:table-cell office:value-type="float" office:value="0" table:formula="of:=SUM([.Y3:.Y33]=[.$BC3:.$BC33])" table:number-matrix-columns-spanned="1" table:number-matrix-rows-spanned="1" table:style-name="ce2">
            <text:p>0</text:p>
          </table:table-cell>
          <table:table-cell office:value-type="float" office:value="0" table:formula="of:=SUM([.Z3:.Z33]=[.$BA3:.$BA33])" table:number-matrix-columns-spanned="1" table:number-matrix-rows-spanned="1" table:style-name="ce1">
            <text:p>0</text:p>
          </table:table-cell>
          <table:table-cell office:value-type="float" office:value="0" table:formula="of:=SUM([.AA3:.AA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B3:.AB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C3:.AC33]=[.$BA3:.$BA33])" table:number-matrix-columns-spanned="1" table:number-matrix-rows-spanned="1" table:style-name="ce1">
            <text:p>0</text:p>
          </table:table-cell>
          <table:table-cell office:value-type="float" office:value="0" table:formula="of:=SUM([.AD3:.AD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E3:.AE33]=[.$BC3:.$BC33])" table:number-matrix-columns-spanned="1" table:number-matrix-rows-spanned="1" table:style-name="ce2">
            <text:p>0</text:p>
          </table:table-cell>
          <table:table-cell office:value-type="float" office:value="0" table:formula="of:=SUM([.AF3:.AF33]=[.$BA3:.$BA33])" table:number-matrix-columns-spanned="1" table:number-matrix-rows-spanned="1" table:style-name="ce1">
            <text:p>0</text:p>
          </table:table-cell>
          <table:table-cell office:value-type="float" office:value="0" table:formula="of:=SUM([.AG3:.AG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H3:.AH33]=[.$BC3:.$BC33])" table:number-matrix-columns-spanned="1" table:number-matrix-rows-spanned="1" table:style-name="ce2">
            <text:p>0</text:p>
          </table:table-cell>
          <table:table-cell office:value-type="float" office:value="0" table:formula="of:=SUM([.AI3:.AI33]=[.$BA3:.$BA33])" table:number-matrix-columns-spanned="1" table:number-matrix-rows-spanned="1" table:style-name="ce1">
            <text:p>0</text:p>
          </table:table-cell>
          <table:table-cell office:value-type="float" office:value="0" table:formula="of:=SUM([.AJ3:.AJ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K3:.AK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L3:.AL33]=[.$BA3:.$BA33])" table:number-matrix-columns-spanned="1" table:number-matrix-rows-spanned="1" table:style-name="ce1">
            <text:p>0</text:p>
          </table:table-cell>
          <table:table-cell office:value-type="float" office:value="0" table:formula="of:=SUM([.AM3:.AM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N3:.AN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O3:.AO33]=[.$BA3:.$BA33])" table:number-matrix-columns-spanned="1" table:number-matrix-rows-spanned="1" table:style-name="ce3">
            <text:p>0</text:p>
          </table:table-cell>
          <table:table-cell office:value-type="float" office:value="0" table:formula="of:=SUM([.AP3:.AP33]=[.$BB3:.$BB33])" table:number-matrix-columns-spanned="1" table:number-matrix-rows-spanned="1" table:style-name="ce3">
            <text:p>0</text:p>
          </table:table-cell>
          <table:table-cell office:value-type="float" office:value="0" table:formula="of:=SUM([.AQ3:.AQ33]=[.$BC3:.$BC33])" table:number-matrix-columns-spanned="1" table:number-matrix-rows-spanned="1" table:style-name="ce3">
            <text:p>0</text:p>
          </table:table-cell>
          <table:table-cell office:value-type="float" office:value="0" table:formula="of:=SUM([.AR3:.AR33]=[.$BA3:.$BA33])" table:number-matrix-columns-spanned="1" table:number-matrix-rows-spanned="1" table:style-name="ce1">
            <text:p>0</text:p>
          </table:table-cell>
          <table:table-cell office:value-type="float" office:value="0" table:formula="of:=SUM([.AS3:.AS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T3:.AT33]=[.$BC3:.$BC33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number-rows-repeated="1048534" table:style-name="ro1">
          <table:table-cell table:number-columns-repeated="16384"/>
        </table:table-row>
      </table:table>
      <table:table table:name="Classes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12" table:default-cell-style-name="ce1"/>
        <table:table-column table:style-name="co11" table:number-columns-repeated="16328" table:default-cell-style-name="ce1"/>
        <table:table-row table:style-name="ro1">
          <table:table-cell table:style-name="ce1"/>
          <table:table-cell office:value-type="string" table:style-name="ce1">
            <text:p>clingo-1/setting-hDistanceStart</text:p>
          </table:table-cell>
          <table:table-cell table:number-columns-repeated="2" table:style-name="ce1"/>
          <table:table-cell office:value-type="string" table:style-name="ce1">
            <text:p>clingo-1/setting-hDistanceTime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ForbiddenHorizon</text:p>
          </table:table-cell>
          <table:table-cell table:number-columns-repeated="2" table:style-name="ce1"/>
          <table:table-cell office:value-type="string" table:style-name="ce1">
            <text:p>clingo-1/setting-hForbiddenNodeNegative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Strange-AND-hNodecost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AND-Distance</text:p>
          </table:table-cell>
          <table:table-cell table:number-columns-repeated="2" table:style-name="ce1"/>
          <table:table-cell office:value-type="string" table:style-name="ce1">
            <text:p>clingo-1/setting-hPathArea-AND-NodeCost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NaivePathDistance3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331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maze</text:p>
          </table:table-cell>
          <table:table-cell office:value-type="float" office:value="146.43599999999998" table:formula="of:=AVERAGE([Instances.B3:.B12])" table:style-name="ce1">
            <text:p>146,436</text:p>
          </table:table-cell>
          <table:table-cell office:value-type="float" office:value="3628408.3" table:formula="of:=AVERAGE([Instances.C3:.C12])" table:style-name="ce1">
            <text:p>3628408,3</text:p>
          </table:table-cell>
          <table:table-cell office:value-type="float" office:value="175050.9" table:formula="of:=AVERAGE([Instances.D3:.D12])" table:style-name="ce1">
            <text:p>175050,9</text:p>
          </table:table-cell>
          <table:table-cell office:value-type="float" office:value="100.264" table:formula="of:=AVERAGE([Instances.E3:.E12])" table:style-name="ce1">
            <text:p>100,264</text:p>
          </table:table-cell>
          <table:table-cell office:value-type="float" office:value="2392776.5" table:formula="of:=AVERAGE([Instances.F3:.F12])" table:style-name="ce1">
            <text:p>2392776,5</text:p>
          </table:table-cell>
          <table:table-cell office:value-type="float" office:value="117593.1" table:formula="of:=AVERAGE([Instances.G3:.G12])" table:style-name="ce1">
            <text:p>117593,1</text:p>
          </table:table-cell>
          <table:table-cell office:value-type="float" office:value="99.25500000000001" table:formula="of:=AVERAGE([Instances.H3:.H12])" table:style-name="ce1">
            <text:p>99,255</text:p>
          </table:table-cell>
          <table:table-cell office:value-type="float" office:value="2383228.7000000002" table:formula="of:=AVERAGE([Instances.I3:.I12])" table:style-name="ce1">
            <text:p>2383228,7</text:p>
          </table:table-cell>
          <table:table-cell office:value-type="float" office:value="113027.1" table:formula="of:=AVERAGE([Instances.J3:.J12])" table:style-name="ce1">
            <text:p>113027,1</text:p>
          </table:table-cell>
          <table:table-cell office:value-type="float" office:value="117.58199999999999" table:formula="of:=AVERAGE([Instances.K3:.K12])" table:style-name="ce1">
            <text:p>117,582</text:p>
          </table:table-cell>
          <table:table-cell office:value-type="float" office:value="2417488.7999999998" table:formula="of:=AVERAGE([Instances.L3:.L12])" table:style-name="ce1">
            <text:p>2417488,8</text:p>
          </table:table-cell>
          <table:table-cell office:value-type="float" office:value="131781.9" table:formula="of:=AVERAGE([Instances.M3:.M12])" table:style-name="ce1">
            <text:p>131781,9</text:p>
          </table:table-cell>
          <table:table-cell office:value-type="float" office:value="86.602999999999994" table:formula="of:=AVERAGE([Instances.N3:.N12])" table:style-name="ce1">
            <text:p>86,603</text:p>
          </table:table-cell>
          <table:table-cell office:value-type="float" office:value="2121726.4" table:formula="of:=AVERAGE([Instances.O3:.O12])" table:style-name="ce1">
            <text:p>2121726,4</text:p>
          </table:table-cell>
          <table:table-cell office:value-type="float" office:value="102540.2" table:formula="of:=AVERAGE([Instances.P3:.P12])" table:style-name="ce1">
            <text:p>102540,2</text:p>
          </table:table-cell>
          <table:table-cell office:value-type="float" office:value="117.82300000000001" table:formula="of:=AVERAGE([Instances.Q3:.Q12])" table:style-name="ce1">
            <text:p>117,823</text:p>
          </table:table-cell>
          <table:table-cell office:value-type="float" office:value="3185066.4" table:formula="of:=AVERAGE([Instances.R3:.R12])" table:style-name="ce1">
            <text:p>3185066,4</text:p>
          </table:table-cell>
          <table:table-cell office:value-type="float" office:value="134919.29999999999" table:formula="of:=AVERAGE([Instances.S3:.S12])" table:style-name="ce1">
            <text:p>134919,3</text:p>
          </table:table-cell>
          <table:table-cell office:value-type="float" office:value="4.673" table:formula="of:=AVERAGE([Instances.T3:.T12])" table:style-name="ce1">
            <text:p>4,673</text:p>
          </table:table-cell>
          <table:table-cell office:value-type="float" office:value="20621.5" table:formula="of:=AVERAGE([Instances.U3:.U12])" table:style-name="ce2">
            <text:p>20621,5</text:p>
          </table:table-cell>
          <table:table-cell office:value-type="float" office:value="9240.9" table:formula="of:=AVERAGE([Instances.V3:.V12])" table:style-name="ce1">
            <text:p>9240,9</text:p>
          </table:table-cell>
          <table:table-cell office:value-type="float" office:value="12.743" table:formula="of:=AVERAGE([Instances.W3:.W12])" table:style-name="ce1">
            <text:p>12,743</text:p>
          </table:table-cell>
          <table:table-cell office:value-type="float" office:value="34860.699999999997" table:formula="of:=AVERAGE([Instances.X3:.X12])" table:style-name="ce1">
            <text:p>34860,7</text:p>
          </table:table-cell>
          <table:table-cell office:value-type="float" office:value="17574.599999999999" table:formula="of:=AVERAGE([Instances.Y3:.Y12])" table:style-name="ce1">
            <text:p>17574,6</text:p>
          </table:table-cell>
          <table:table-cell office:value-type="float" office:value="104.471" table:formula="of:=AVERAGE([Instances.Z3:.Z12])" table:style-name="ce1">
            <text:p>104,471</text:p>
          </table:table-cell>
          <table:table-cell office:value-type="float" office:value="1953510.5" table:formula="of:=AVERAGE([Instances.AA3:.AA12])" table:style-name="ce1">
            <text:p>1953510,5</text:p>
          </table:table-cell>
          <table:table-cell office:value-type="float" office:value="127891.1" table:formula="of:=AVERAGE([Instances.AB3:.AB12])" table:style-name="ce1">
            <text:p>127891,1</text:p>
          </table:table-cell>
          <table:table-cell office:value-type="float" office:value="2.3010000000000002" table:formula="of:=AVERAGE([Instances.AC3:.AC12])" table:style-name="ce2">
            <text:p>2,301</text:p>
          </table:table-cell>
          <table:table-cell office:value-type="float" office:value="36831.5" table:formula="of:=AVERAGE([Instances.AD3:.AD12])" table:style-name="ce1">
            <text:p>36831,5</text:p>
          </table:table-cell>
          <table:table-cell office:value-type="float" office:value="3923" table:formula="of:=AVERAGE([Instances.AE3:.AE12])" table:style-name="ce2">
            <text:p>3923</text:p>
          </table:table-cell>
          <table:table-cell office:value-type="float" office:value="4.7439999999999998" table:formula="of:=AVERAGE([Instances.AF3:.AF12])" table:style-name="ce1">
            <text:p>4,744</text:p>
          </table:table-cell>
          <table:table-cell office:value-type="float" office:value="50589.3" table:formula="of:=AVERAGE([Instances.AG3:.AG12])" table:style-name="ce1">
            <text:p>50589,3</text:p>
          </table:table-cell>
          <table:table-cell office:value-type="float" office:value="8676.2000000000007" table:formula="of:=AVERAGE([Instances.AH3:.AH12])" table:style-name="ce1">
            <text:p>8676,2</text:p>
          </table:table-cell>
          <table:table-cell office:value-type="float" office:value="3231.3450000000003" table:formula="of:=AVERAGE([Instances.AI3:.AI12])" table:style-name="ce3">
            <text:p>3231,345</text:p>
          </table:table-cell>
          <table:table-cell office:value-type="float" office:value="20870073.5" table:formula="of:=AVERAGE([Instances.AJ3:.AJ12])" table:style-name="ce1">
            <text:p>20870073,5</text:p>
          </table:table-cell>
          <table:table-cell office:value-type="float" office:value="3903038.1" table:formula="of:=AVERAGE([Instances.AK3:.AK12])" table:style-name="ce3">
            <text:p>3903038,1</text:p>
          </table:table-cell>
          <table:table-cell office:value-type="float" office:value="207.78899999999999" table:formula="of:=AVERAGE([Instances.AL3:.AL12])" table:style-name="ce1">
            <text:p>207,789</text:p>
          </table:table-cell>
          <table:table-cell office:value-type="float" office:value="3874284.5" table:formula="of:=AVERAGE([Instances.AM3:.AM12])" table:style-name="ce1">
            <text:p>3874284,5</text:p>
          </table:table-cell>
          <table:table-cell office:value-type="float" office:value="150883.29999999999" table:formula="of:=AVERAGE([Instances.AN3:.AN12])" table:style-name="ce1">
            <text:p>150883,3</text:p>
          </table:table-cell>
          <table:table-cell office:value-type="float" office:value="627.20600000000002" table:formula="of:=AVERAGE([Instances.AO3:.AO12])" table:style-name="ce1">
            <text:p>627,206</text:p>
          </table:table-cell>
          <table:table-cell office:value-type="float" office:value="56750475.399999999" table:formula="of:=AVERAGE([Instances.AP3:.AP12])" table:style-name="ce3">
            <text:p>56750475,4</text:p>
          </table:table-cell>
          <table:table-cell office:value-type="float" office:value="363387.7" table:formula="of:=AVERAGE([Instances.AQ3:.AQ12])" table:style-name="ce1">
            <text:p>363387,7</text:p>
          </table:table-cell>
          <table:table-cell office:value-type="float" office:value="126.35599999999999" table:formula="of:=AVERAGE([Instances.AR3:.AR12])" table:style-name="ce1">
            <text:p>126,356</text:p>
          </table:table-cell>
          <table:table-cell office:value-type="float" office:value="3218585.2" table:formula="of:=AVERAGE([Instances.AS3:.AS12])" table:style-name="ce1">
            <text:p>3218585,2</text:p>
          </table:table-cell>
          <table:table-cell office:value-type="float" office:value="152331.9" table:formula="of:=AVERAGE([Instances.AT3:.AT12])" table:style-name="ce1">
            <text:p>152331,9</text:p>
          </table:table-cell>
          <table:table-cell office:value-type="float" office:value="2.3010000000000002" table:formula="of:=MIN([.$B3];[.$E3];[.$H3];[.$K3];[.$N3];[.$Q3];[.$T3];[.$W3];[.$Z3];[.$AC3];[.$AF3];[.$AI3];[.$AL3];[.$AO3];[.$AR3])" table:style-name="ce1">
            <text:p>2,301</text:p>
          </table:table-cell>
          <table:table-cell office:value-type="float" office:value="20621.5" table:formula="of:=MIN([.$C3];[.$F3];[.$I3];[.$L3];[.$O3];[.$R3];[.$U3];[.$X3];[.$AA3];[.$AD3];[.$AG3];[.$AJ3];[.$AM3];[.$AP3];[.$AS3])" table:style-name="ce1">
            <text:p>20621,5</text:p>
          </table:table-cell>
          <table:table-cell office:value-type="float" office:value="3923" table:formula="of:=MIN([.$D3];[.$G3];[.$J3];[.$M3];[.$P3];[.$S3];[.$V3];[.$Y3];[.$AB3];[.$AE3];[.$AH3];[.$AK3];[.$AN3];[.$AQ3];[.$AT3])" table:style-name="ce1">
            <text:p>3923</text:p>
          </table:table-cell>
          <table:table-cell office:value-type="float" office:value="104.471" table:formula="of:=MEDIAN([.$B3];[.$E3];[.$H3];[.$K3];[.$N3];[.$Q3];[.$T3];[.$W3];[.$Z3];[.$AC3];[.$AF3];[.$AI3];[.$AL3];[.$AO3];[.$AR3])" table:style-name="ce1">
            <text:p>104,471</text:p>
          </table:table-cell>
          <table:table-cell office:value-type="float" office:value="2392776.5" table:formula="of:=MEDIAN([.$C3];[.$F3];[.$I3];[.$L3];[.$O3];[.$R3];[.$U3];[.$X3];[.$AA3];[.$AD3];[.$AG3];[.$AJ3];[.$AM3];[.$AP3];[.$AS3])" table:style-name="ce1">
            <text:p>2392776,5</text:p>
          </table:table-cell>
          <table:table-cell office:value-type="float" office:value="127891.1" table:formula="of:=MEDIAN([.$D3];[.$G3];[.$J3];[.$M3];[.$P3];[.$S3];[.$V3];[.$Y3];[.$AB3];[.$AE3];[.$AH3];[.$AK3];[.$AN3];[.$AQ3];[.$AT3])" table:style-name="ce1">
            <text:p>127891,1</text:p>
          </table:table-cell>
          <table:table-cell office:value-type="float" office:value="3231.3450000000003" table:formula="of:=MAX([.$B3];[.$E3];[.$H3];[.$K3];[.$N3];[.$Q3];[.$T3];[.$W3];[.$Z3];[.$AC3];[.$AF3];[.$AI3];[.$AL3];[.$AO3];[.$AR3])" table:style-name="ce1">
            <text:p>3231,345</text:p>
          </table:table-cell>
          <table:table-cell office:value-type="float" office:value="56750475.399999999" table:formula="of:=MAX([.$C3];[.$F3];[.$I3];[.$L3];[.$O3];[.$R3];[.$U3];[.$X3];[.$AA3];[.$AD3];[.$AG3];[.$AJ3];[.$AM3];[.$AP3];[.$AS3])" table:style-name="ce1">
            <text:p>56750475,4</text:p>
          </table:table-cell>
          <table:table-cell office:value-type="float" office:value="3903038.1" table:formula="of:=MAX([.$D3];[.$G3];[.$J3];[.$M3];[.$P3];[.$S3];[.$V3];[.$Y3];[.$AB3];[.$AE3];[.$AH3];[.$AK3];[.$AN3];[.$AQ3];[.$AT3])" table:style-name="ce1">
            <text:p>3903038,1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andom</text:p>
          </table:table-cell>
          <table:table-cell office:value-type="float" office:value="91.917999999999992" table:formula="of:=AVERAGE([Instances.B13:.B22])" table:style-name="ce1">
            <text:p>91,918</text:p>
          </table:table-cell>
          <table:table-cell office:value-type="float" office:value="1086507.8" table:formula="of:=AVERAGE([Instances.C13:.C22])" table:style-name="ce1">
            <text:p>1086507,8</text:p>
          </table:table-cell>
          <table:table-cell office:value-type="float" office:value="117987.7" table:formula="of:=AVERAGE([Instances.D13:.D22])" table:style-name="ce1">
            <text:p>117987,7</text:p>
          </table:table-cell>
          <table:table-cell office:value-type="float" office:value="103.999" table:formula="of:=AVERAGE([Instances.E13:.E22])" table:style-name="ce1">
            <text:p>103,999</text:p>
          </table:table-cell>
          <table:table-cell office:value-type="float" office:value="1016487.1" table:formula="of:=AVERAGE([Instances.F13:.F22])" table:style-name="ce1">
            <text:p>1016487,1</text:p>
          </table:table-cell>
          <table:table-cell office:value-type="float" office:value="125623.8" table:formula="of:=AVERAGE([Instances.G13:.G22])" table:style-name="ce1">
            <text:p>125623,8</text:p>
          </table:table-cell>
          <table:table-cell office:value-type="float" office:value="72.912000000000006" table:formula="of:=AVERAGE([Instances.H13:.H22])" table:style-name="ce1">
            <text:p>72,912</text:p>
          </table:table-cell>
          <table:table-cell office:value-type="float" office:value="826250.8" table:formula="of:=AVERAGE([Instances.I13:.I22])" table:style-name="ce1">
            <text:p>826250,8</text:p>
          </table:table-cell>
          <table:table-cell office:value-type="float" office:value="92122.7" table:formula="of:=AVERAGE([Instances.J13:.J22])" table:style-name="ce1">
            <text:p>92122,7</text:p>
          </table:table-cell>
          <table:table-cell office:value-type="float" office:value="73.846999999999994" table:formula="of:=AVERAGE([Instances.K13:.K22])" table:style-name="ce1">
            <text:p>73,847</text:p>
          </table:table-cell>
          <table:table-cell office:value-type="float" office:value="782668.5" table:formula="of:=AVERAGE([Instances.L13:.L22])" table:style-name="ce1">
            <text:p>782668,5</text:p>
          </table:table-cell>
          <table:table-cell office:value-type="float" office:value="86859.6" table:formula="of:=AVERAGE([Instances.M13:.M22])" table:style-name="ce1">
            <text:p>86859,6</text:p>
          </table:table-cell>
          <table:table-cell office:value-type="float" office:value="78.801999999999992" table:formula="of:=AVERAGE([Instances.N13:.N22])" table:style-name="ce1">
            <text:p>78,802</text:p>
          </table:table-cell>
          <table:table-cell office:value-type="float" office:value="751092" table:formula="of:=AVERAGE([Instances.O13:.O22])" table:style-name="ce1">
            <text:p>751092</text:p>
          </table:table-cell>
          <table:table-cell office:value-type="float" office:value="102620.7" table:formula="of:=AVERAGE([Instances.P13:.P22])" table:style-name="ce1">
            <text:p>102620,7</text:p>
          </table:table-cell>
          <table:table-cell office:value-type="float" office:value="57.23" table:formula="of:=AVERAGE([Instances.Q13:.Q22])" table:style-name="ce1">
            <text:p>57,23</text:p>
          </table:table-cell>
          <table:table-cell office:value-type="float" office:value="724968.7" table:formula="of:=AVERAGE([Instances.R13:.R22])" table:style-name="ce1">
            <text:p>724968,7</text:p>
          </table:table-cell>
          <table:table-cell office:value-type="float" office:value="74155" table:formula="of:=AVERAGE([Instances.S13:.S22])" table:style-name="ce1">
            <text:p>74155</text:p>
          </table:table-cell>
          <table:table-cell office:value-type="float" office:value="12.835999999999999" table:formula="of:=AVERAGE([Instances.T13:.T22])" table:style-name="ce1">
            <text:p>12,836</text:p>
          </table:table-cell>
          <table:table-cell office:value-type="float" office:value="34026.1" table:formula="of:=AVERAGE([Instances.U13:.U22])" table:style-name="ce1">
            <text:p>34026,1</text:p>
          </table:table-cell>
          <table:table-cell office:value-type="float" office:value="15681" table:formula="of:=AVERAGE([Instances.V13:.V22])" table:style-name="ce1">
            <text:p>15681</text:p>
          </table:table-cell>
          <table:table-cell office:value-type="float" office:value="24.842000000000002" table:formula="of:=AVERAGE([Instances.W13:.W22])" table:style-name="ce1">
            <text:p>24,842</text:p>
          </table:table-cell>
          <table:table-cell office:value-type="float" office:value="53937.9" table:formula="of:=AVERAGE([Instances.X13:.X22])" table:style-name="ce1">
            <text:p>53937,9</text:p>
          </table:table-cell>
          <table:table-cell office:value-type="float" office:value="28958.1" table:formula="of:=AVERAGE([Instances.Y13:.Y22])" table:style-name="ce1">
            <text:p>28958,1</text:p>
          </table:table-cell>
          <table:table-cell office:value-type="float" office:value="119.44999999999997" table:formula="of:=AVERAGE([Instances.Z13:.Z22])" table:style-name="ce1">
            <text:p>119,45</text:p>
          </table:table-cell>
          <table:table-cell office:value-type="float" office:value="1250466.2" table:formula="of:=AVERAGE([Instances.AA13:.AA22])" table:style-name="ce1">
            <text:p>1250466,2</text:p>
          </table:table-cell>
          <table:table-cell office:value-type="float" office:value="149595.20000000001" table:formula="of:=AVERAGE([Instances.AB13:.AB22])" table:style-name="ce1">
            <text:p>149595,2</text:p>
          </table:table-cell>
          <table:table-cell office:value-type="float" office:value="1.766" table:formula="of:=AVERAGE([Instances.AC13:.AC22])" table:style-name="ce2">
            <text:p>1,766</text:p>
          </table:table-cell>
          <table:table-cell office:value-type="float" office:value="23558.9" table:formula="of:=AVERAGE([Instances.AD13:.AD22])" table:style-name="ce2">
            <text:p>23558,9</text:p>
          </table:table-cell>
          <table:table-cell office:value-type="float" office:value="1755.6" table:formula="of:=AVERAGE([Instances.AE13:.AE22])" table:style-name="ce1">
            <text:p>1755,6</text:p>
          </table:table-cell>
          <table:table-cell office:value-type="float" office:value="1.8200000000000003" table:formula="of:=AVERAGE([Instances.AF13:.AF22])" table:style-name="ce1">
            <text:p>1,82</text:p>
          </table:table-cell>
          <table:table-cell office:value-type="float" office:value="23623.7" table:formula="of:=AVERAGE([Instances.AG13:.AG22])" table:style-name="ce1">
            <text:p>23623,7</text:p>
          </table:table-cell>
          <table:table-cell office:value-type="float" office:value="1653.1" table:formula="of:=AVERAGE([Instances.AH13:.AH22])" table:style-name="ce2">
            <text:p>1653,1</text:p>
          </table:table-cell>
          <table:table-cell office:value-type="float" office:value="30.658999999999999" table:formula="of:=AVERAGE([Instances.AI13:.AI22])" table:style-name="ce1">
            <text:p>30,659</text:p>
          </table:table-cell>
          <table:table-cell office:value-type="float" office:value="111013.7" table:formula="of:=AVERAGE([Instances.AJ13:.AJ22])" table:style-name="ce1">
            <text:p>111013,7</text:p>
          </table:table-cell>
          <table:table-cell office:value-type="float" office:value="49128.1" table:formula="of:=AVERAGE([Instances.AK13:.AK22])" table:style-name="ce1">
            <text:p>49128,1</text:p>
          </table:table-cell>
          <table:table-cell office:value-type="float" office:value="99.532999999999987" table:formula="of:=AVERAGE([Instances.AL13:.AL22])" table:style-name="ce1">
            <text:p>99,533</text:p>
          </table:table-cell>
          <table:table-cell office:value-type="float" office:value="731170.3" table:formula="of:=AVERAGE([Instances.AM13:.AM22])" table:style-name="ce1">
            <text:p>731170,3</text:p>
          </table:table-cell>
          <table:table-cell office:value-type="float" office:value="73393" table:formula="of:=AVERAGE([Instances.AN13:.AN22])" table:style-name="ce1">
            <text:p>73393</text:p>
          </table:table-cell>
          <table:table-cell office:value-type="float" office:value="1002.55" table:formula="of:=AVERAGE([Instances.AO13:.AO22])" table:style-name="ce3">
            <text:p>1002,55</text:p>
          </table:table-cell>
          <table:table-cell office:value-type="float" office:value="109553628.3" table:formula="of:=AVERAGE([Instances.AP13:.AP22])" table:style-name="ce3">
            <text:p>109553628,3</text:p>
          </table:table-cell>
          <table:table-cell office:value-type="float" office:value="524040" table:formula="of:=AVERAGE([Instances.AQ13:.AQ22])" table:style-name="ce3">
            <text:p>524040</text:p>
          </table:table-cell>
          <table:table-cell office:value-type="float" office:value="75.414999999999992" table:formula="of:=AVERAGE([Instances.AR13:.AR22])" table:style-name="ce1">
            <text:p>75,415</text:p>
          </table:table-cell>
          <table:table-cell office:value-type="float" office:value="866224.6" table:formula="of:=AVERAGE([Instances.AS13:.AS22])" table:style-name="ce1">
            <text:p>866224,6</text:p>
          </table:table-cell>
          <table:table-cell office:value-type="float" office:value="94374.8" table:formula="of:=AVERAGE([Instances.AT13:.AT22])" table:style-name="ce1">
            <text:p>94374,8</text:p>
          </table:table-cell>
          <table:table-cell office:value-type="float" office:value="1.766" table:formula="of:=MIN([.$B4];[.$E4];[.$H4];[.$K4];[.$N4];[.$Q4];[.$T4];[.$W4];[.$Z4];[.$AC4];[.$AF4];[.$AI4];[.$AL4];[.$AO4];[.$AR4])" table:style-name="ce1">
            <text:p>1,766</text:p>
          </table:table-cell>
          <table:table-cell office:value-type="float" office:value="23558.9" table:formula="of:=MIN([.$C4];[.$F4];[.$I4];[.$L4];[.$O4];[.$R4];[.$U4];[.$X4];[.$AA4];[.$AD4];[.$AG4];[.$AJ4];[.$AM4];[.$AP4];[.$AS4])" table:style-name="ce1">
            <text:p>23558,9</text:p>
          </table:table-cell>
          <table:table-cell office:value-type="float" office:value="1653.1" table:formula="of:=MIN([.$D4];[.$G4];[.$J4];[.$M4];[.$P4];[.$S4];[.$V4];[.$Y4];[.$AB4];[.$AE4];[.$AH4];[.$AK4];[.$AN4];[.$AQ4];[.$AT4])" table:style-name="ce1">
            <text:p>1653,1</text:p>
          </table:table-cell>
          <table:table-cell office:value-type="float" office:value="73.846999999999994" table:formula="of:=MEDIAN([.$B4];[.$E4];[.$H4];[.$K4];[.$N4];[.$Q4];[.$T4];[.$W4];[.$Z4];[.$AC4];[.$AF4];[.$AI4];[.$AL4];[.$AO4];[.$AR4])" table:style-name="ce1">
            <text:p>73,847</text:p>
          </table:table-cell>
          <table:table-cell office:value-type="float" office:value="751092" table:formula="of:=MEDIAN([.$C4];[.$F4];[.$I4];[.$L4];[.$O4];[.$R4];[.$U4];[.$X4];[.$AA4];[.$AD4];[.$AG4];[.$AJ4];[.$AM4];[.$AP4];[.$AS4])" table:style-name="ce1">
            <text:p>751092</text:p>
          </table:table-cell>
          <table:table-cell office:value-type="float" office:value="86859.6" table:formula="of:=MEDIAN([.$D4];[.$G4];[.$J4];[.$M4];[.$P4];[.$S4];[.$V4];[.$Y4];[.$AB4];[.$AE4];[.$AH4];[.$AK4];[.$AN4];[.$AQ4];[.$AT4])" table:style-name="ce1">
            <text:p>86859,6</text:p>
          </table:table-cell>
          <table:table-cell office:value-type="float" office:value="1002.55" table:formula="of:=MAX([.$B4];[.$E4];[.$H4];[.$K4];[.$N4];[.$Q4];[.$T4];[.$W4];[.$Z4];[.$AC4];[.$AF4];[.$AI4];[.$AL4];[.$AO4];[.$AR4])" table:style-name="ce1">
            <text:p>1002,55</text:p>
          </table:table-cell>
          <table:table-cell office:value-type="float" office:value="109553628.3" table:formula="of:=MAX([.$C4];[.$F4];[.$I4];[.$L4];[.$O4];[.$R4];[.$U4];[.$X4];[.$AA4];[.$AD4];[.$AG4];[.$AJ4];[.$AM4];[.$AP4];[.$AS4])" table:style-name="ce1">
            <text:p>109553628,3</text:p>
          </table:table-cell>
          <table:table-cell office:value-type="float" office:value="524040" table:formula="of:=MAX([.$D4];[.$G4];[.$J4];[.$M4];[.$P4];[.$S4];[.$V4];[.$Y4];[.$AB4];[.$AE4];[.$AH4];[.$AK4];[.$AN4];[.$AQ4];[.$AT4])" table:style-name="ce1">
            <text:p>524040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instances/room</text:p>
          </table:table-cell>
          <table:table-cell office:value-type="float" office:value="22.778181818181817" table:formula="of:=AVERAGE([Instances.B23:.B33])" table:style-name="ce1">
            <text:p>22,77818182</text:p>
          </table:table-cell>
          <table:table-cell office:value-type="float" office:value="777689.27272727271" table:formula="of:=AVERAGE([Instances.C23:.C33])" table:style-name="ce1">
            <text:p>777689,2727</text:p>
          </table:table-cell>
          <table:table-cell office:value-type="float" office:value="28826.727272727272" table:formula="of:=AVERAGE([Instances.D23:.D33])" table:style-name="ce1">
            <text:p>28826,72727</text:p>
          </table:table-cell>
          <table:table-cell office:value-type="float" office:value="24.813636363636363" table:formula="of:=AVERAGE([Instances.E23:.E33])" table:style-name="ce1">
            <text:p>24,81363636</text:p>
          </table:table-cell>
          <table:table-cell office:value-type="float" office:value="798375.90909090906" table:formula="of:=AVERAGE([Instances.F23:.F33])" table:style-name="ce1">
            <text:p>798375,9091</text:p>
          </table:table-cell>
          <table:table-cell office:value-type="float" office:value="28468.272727272728" table:formula="of:=AVERAGE([Instances.G23:.G33])" table:style-name="ce1">
            <text:p>28468,27273</text:p>
          </table:table-cell>
          <table:table-cell office:value-type="float" office:value="30.648181818181818" table:formula="of:=AVERAGE([Instances.H23:.H33])" table:style-name="ce1">
            <text:p>30,64818182</text:p>
          </table:table-cell>
          <table:table-cell office:value-type="float" office:value="1090445.4545454546" table:formula="of:=AVERAGE([Instances.I23:.I33])" table:style-name="ce1">
            <text:p>1090445,455</text:p>
          </table:table-cell>
          <table:table-cell office:value-type="float" office:value="32553.909090909092" table:formula="of:=AVERAGE([Instances.J23:.J33])" table:style-name="ce1">
            <text:p>32553,90909</text:p>
          </table:table-cell>
          <table:table-cell office:value-type="float" office:value="30.068181818181817" table:formula="of:=AVERAGE([Instances.K23:.K33])" table:style-name="ce1">
            <text:p>30,06818182</text:p>
          </table:table-cell>
          <table:table-cell office:value-type="float" office:value="920482.72727272729" table:formula="of:=AVERAGE([Instances.L23:.L33])" table:style-name="ce1">
            <text:p>920482,7273</text:p>
          </table:table-cell>
          <table:table-cell office:value-type="float" office:value="38520.727272727272" table:formula="of:=AVERAGE([Instances.M23:.M33])" table:style-name="ce1">
            <text:p>38520,72727</text:p>
          </table:table-cell>
          <table:table-cell office:value-type="float" office:value="14.110909090909091" table:formula="of:=AVERAGE([Instances.N23:.N33])" table:style-name="ce1">
            <text:p>14,11090909</text:p>
          </table:table-cell>
          <table:table-cell office:value-type="float" office:value="273425.45454545453" table:formula="of:=AVERAGE([Instances.O23:.O33])" table:style-name="ce1">
            <text:p>273425,4545</text:p>
          </table:table-cell>
          <table:table-cell office:value-type="float" office:value="27118.18181818182" table:formula="of:=AVERAGE([Instances.P23:.P33])" table:style-name="ce1">
            <text:p>27118,18182</text:p>
          </table:table-cell>
          <table:table-cell office:value-type="float" office:value="26.181818181818187" table:formula="of:=AVERAGE([Instances.Q23:.Q33])" table:style-name="ce1">
            <text:p>26,18181818</text:p>
          </table:table-cell>
          <table:table-cell office:value-type="float" office:value="833018.18181818177" table:formula="of:=AVERAGE([Instances.R23:.R33])" table:style-name="ce1">
            <text:p>833018,1818</text:p>
          </table:table-cell>
          <table:table-cell office:value-type="float" office:value="27387.909090909092" table:formula="of:=AVERAGE([Instances.S23:.S33])" table:style-name="ce1">
            <text:p>27387,90909</text:p>
          </table:table-cell>
          <table:table-cell office:value-type="float" office:value="1.3954545454545455" table:formula="of:=AVERAGE([Instances.T23:.T33])" table:style-name="ce1">
            <text:p>1,395454545</text:p>
          </table:table-cell>
          <table:table-cell office:value-type="float" office:value="7812.545454545455" table:formula="of:=AVERAGE([Instances.U23:.U33])" table:style-name="ce2">
            <text:p>7812,545455</text:p>
          </table:table-cell>
          <table:table-cell office:value-type="float" office:value="2333.3636363636365" table:formula="of:=AVERAGE([Instances.V23:.V33])" table:style-name="ce1">
            <text:p>2333,363636</text:p>
          </table:table-cell>
          <table:table-cell office:value-type="float" office:value="1.8209090909090906" table:formula="of:=AVERAGE([Instances.W23:.W33])" table:style-name="ce1">
            <text:p>1,820909091</text:p>
          </table:table-cell>
          <table:table-cell office:value-type="float" office:value="9110.363636363636" table:formula="of:=AVERAGE([Instances.X23:.X33])" table:style-name="ce1">
            <text:p>9110,363636</text:p>
          </table:table-cell>
          <table:table-cell office:value-type="float" office:value="2993.090909090909" table:formula="of:=AVERAGE([Instances.Y23:.Y33])" table:style-name="ce1">
            <text:p>2993,090909</text:p>
          </table:table-cell>
          <table:table-cell office:value-type="float" office:value="37.577272727272721" table:formula="of:=AVERAGE([Instances.Z23:.Z33])" table:style-name="ce1">
            <text:p>37,57727273</text:p>
          </table:table-cell>
          <table:table-cell office:value-type="float" office:value="1309167" table:formula="of:=AVERAGE([Instances.AA23:.AA33])" table:style-name="ce1">
            <text:p>1309167</text:p>
          </table:table-cell>
          <table:table-cell office:value-type="float" office:value="36370.181818181816" table:formula="of:=AVERAGE([Instances.AB23:.AB33])" table:style-name="ce1">
            <text:p>36370,18182</text:p>
          </table:table-cell>
          <table:table-cell office:value-type="float" office:value="0.99272727272727268" table:formula="of:=AVERAGE([Instances.AC23:.AC33])" table:style-name="ce1">
            <text:p>0,992727273</text:p>
          </table:table-cell>
          <table:table-cell office:value-type="float" office:value="18044.363636363636" table:formula="of:=AVERAGE([Instances.AD23:.AD33])" table:style-name="ce1">
            <text:p>18044,36364</text:p>
          </table:table-cell>
          <table:table-cell office:value-type="float" office:value="1358.8181818181818" table:formula="of:=AVERAGE([Instances.AE23:.AE33])" table:style-name="ce1">
            <text:p>1358,818182</text:p>
          </table:table-cell>
          <table:table-cell office:value-type="float" office:value="0.85363636363636364" table:formula="of:=AVERAGE([Instances.AF23:.AF33])" table:style-name="ce2">
            <text:p>0,853636364</text:p>
          </table:table-cell>
          <table:table-cell office:value-type="float" office:value="19396.909090909092" table:formula="of:=AVERAGE([Instances.AG23:.AG33])" table:style-name="ce1">
            <text:p>19396,90909</text:p>
          </table:table-cell>
          <table:table-cell office:value-type="float" office:value="1065" table:formula="of:=AVERAGE([Instances.AH23:.AH33])" table:style-name="ce2">
            <text:p>1065</text:p>
          </table:table-cell>
          <table:table-cell office:value-type="float" office:value="116.72818181818182" table:formula="of:=AVERAGE([Instances.AI23:.AI33])" table:style-name="ce1">
            <text:p>116,7281818</text:p>
          </table:table-cell>
          <table:table-cell office:value-type="float" office:value="820383.18181818177" table:formula="of:=AVERAGE([Instances.AJ23:.AJ33])" table:style-name="ce1">
            <text:p>820383,1818</text:p>
          </table:table-cell>
          <table:table-cell office:value-type="float" office:value="74820.181818181823" table:formula="of:=AVERAGE([Instances.AK23:.AK33])" table:style-name="ce1">
            <text:p>74820,18182</text:p>
          </table:table-cell>
          <table:table-cell office:value-type="float" office:value="24.081818181818178" table:formula="of:=AVERAGE([Instances.AL23:.AL33])" table:style-name="ce1">
            <text:p>24,08181818</text:p>
          </table:table-cell>
          <table:table-cell office:value-type="float" office:value="643621.63636363635" table:formula="of:=AVERAGE([Instances.AM23:.AM33])" table:style-name="ce1">
            <text:p>643621,6364</text:p>
          </table:table-cell>
          <table:table-cell office:value-type="float" office:value="16713" table:formula="of:=AVERAGE([Instances.AN23:.AN33])" table:style-name="ce1">
            <text:p>16713</text:p>
          </table:table-cell>
          <table:table-cell office:value-type="float" office:value="220.97545454545451" table:formula="of:=AVERAGE([Instances.AO23:.AO33])" table:style-name="ce3">
            <text:p>220,9754545</text:p>
          </table:table-cell>
          <table:table-cell office:value-type="float" office:value="35340956.363636367" table:formula="of:=AVERAGE([Instances.AP23:.AP33])" table:style-name="ce3">
            <text:p>35340956,36</text:p>
          </table:table-cell>
          <table:table-cell office:value-type="float" office:value="167395.72727272726" table:formula="of:=AVERAGE([Instances.AQ23:.AQ33])" table:style-name="ce3">
            <text:p>167395,7273</text:p>
          </table:table-cell>
          <table:table-cell office:value-type="float" office:value="31.311818181818182" table:formula="of:=AVERAGE([Instances.AR23:.AR33])" table:style-name="ce1">
            <text:p>31,31181818</text:p>
          </table:table-cell>
          <table:table-cell office:value-type="float" office:value="1369936.3636363635" table:formula="of:=AVERAGE([Instances.AS23:.AS33])" table:style-name="ce1">
            <text:p>1369936,364</text:p>
          </table:table-cell>
          <table:table-cell office:value-type="float" office:value="25470.363636363636" table:formula="of:=AVERAGE([Instances.AT23:.AT33])" table:style-name="ce1">
            <text:p>25470,36364</text:p>
          </table:table-cell>
          <table:table-cell office:value-type="float" office:value="0.85363636363636364" table:formula="of:=MIN([.$B5];[.$E5];[.$H5];[.$K5];[.$N5];[.$Q5];[.$T5];[.$W5];[.$Z5];[.$AC5];[.$AF5];[.$AI5];[.$AL5];[.$AO5];[.$AR5])" table:style-name="ce1">
            <text:p>0,853636364</text:p>
          </table:table-cell>
          <table:table-cell office:value-type="float" office:value="7812.545454545455" table:formula="of:=MIN([.$C5];[.$F5];[.$I5];[.$L5];[.$O5];[.$R5];[.$U5];[.$X5];[.$AA5];[.$AD5];[.$AG5];[.$AJ5];[.$AM5];[.$AP5];[.$AS5])" table:style-name="ce1">
            <text:p>7812,545455</text:p>
          </table:table-cell>
          <table:table-cell office:value-type="float" office:value="1065" table:formula="of:=MIN([.$D5];[.$G5];[.$J5];[.$M5];[.$P5];[.$S5];[.$V5];[.$Y5];[.$AB5];[.$AE5];[.$AH5];[.$AK5];[.$AN5];[.$AQ5];[.$AT5])" table:style-name="ce1">
            <text:p>1065</text:p>
          </table:table-cell>
          <table:table-cell office:value-type="float" office:value="24.813636363636363" table:formula="of:=MEDIAN([.$B5];[.$E5];[.$H5];[.$K5];[.$N5];[.$Q5];[.$T5];[.$W5];[.$Z5];[.$AC5];[.$AF5];[.$AI5];[.$AL5];[.$AO5];[.$AR5])" table:style-name="ce1">
            <text:p>24,81363636</text:p>
          </table:table-cell>
          <table:table-cell office:value-type="float" office:value="798375.90909090906" table:formula="of:=MEDIAN([.$C5];[.$F5];[.$I5];[.$L5];[.$O5];[.$R5];[.$U5];[.$X5];[.$AA5];[.$AD5];[.$AG5];[.$AJ5];[.$AM5];[.$AP5];[.$AS5])" table:style-name="ce1">
            <text:p>798375,9091</text:p>
          </table:table-cell>
          <table:table-cell office:value-type="float" office:value="27387.909090909092" table:formula="of:=MEDIAN([.$D5];[.$G5];[.$J5];[.$M5];[.$P5];[.$S5];[.$V5];[.$Y5];[.$AB5];[.$AE5];[.$AH5];[.$AK5];[.$AN5];[.$AQ5];[.$AT5])" table:style-name="ce1">
            <text:p>27387,90909</text:p>
          </table:table-cell>
          <table:table-cell office:value-type="float" office:value="220.97545454545451" table:formula="of:=MAX([.$B5];[.$E5];[.$H5];[.$K5];[.$N5];[.$Q5];[.$T5];[.$W5];[.$Z5];[.$AC5];[.$AF5];[.$AI5];[.$AL5];[.$AO5];[.$AR5])" table:style-name="ce1">
            <text:p>220,9754545</text:p>
          </table:table-cell>
          <table:table-cell office:value-type="float" office:value="35340956.363636367" table:formula="of:=MAX([.$C5];[.$F5];[.$I5];[.$L5];[.$O5];[.$R5];[.$U5];[.$X5];[.$AA5];[.$AD5];[.$AG5];[.$AJ5];[.$AM5];[.$AP5];[.$AS5])" table:style-name="ce1">
            <text:p>35340956,36</text:p>
          </table:table-cell>
          <table:table-cell office:value-type="float" office:value="167395.72727272726" table:formula="of:=MAX([.$D5];[.$G5];[.$J5];[.$M5];[.$P5];[.$S5];[.$V5];[.$Y5];[.$AB5];[.$AE5];[.$AH5];[.$AK5];[.$AN5];[.$AQ5];[.$AT5])" table:style-name="ce1">
            <text:p>167395,7273</text:p>
          </table:table-cell>
          <table:table-cell table:number-columns-repeated="1632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61.13218181818178" table:formula="of:=SUM([.B3:.B5])" table:style-name="ce1">
            <text:p>261,1321818</text:p>
          </table:table-cell>
          <table:table-cell office:value-type="float" office:value="5492605.3727272721" table:formula="of:=SUM([.C3:.C5])" table:style-name="ce1">
            <text:p>5492605,373</text:p>
          </table:table-cell>
          <table:table-cell office:value-type="float" office:value="321865.32727272727" table:formula="of:=SUM([.D3:.D5])" table:style-name="ce1">
            <text:p>321865,3273</text:p>
          </table:table-cell>
          <table:table-cell office:value-type="float" office:value="229.07663636363634" table:formula="of:=SUM([.E3:.E5])" table:style-name="ce1">
            <text:p>229,0766364</text:p>
          </table:table-cell>
          <table:table-cell office:value-type="float" office:value="4207639.5090909088" table:formula="of:=SUM([.F3:.F5])" table:style-name="ce1">
            <text:p>4207639,509</text:p>
          </table:table-cell>
          <table:table-cell office:value-type="float" office:value="271685.17272727273" table:formula="of:=SUM([.G3:.G5])" table:style-name="ce1">
            <text:p>271685,1727</text:p>
          </table:table-cell>
          <table:table-cell office:value-type="float" office:value="202.81518181818186" table:formula="of:=SUM([.H3:.H5])" table:style-name="ce1">
            <text:p>202,8151818</text:p>
          </table:table-cell>
          <table:table-cell office:value-type="float" office:value="4299924.9545454551" table:formula="of:=SUM([.I3:.I5])" table:style-name="ce1">
            <text:p>4299924,955</text:p>
          </table:table-cell>
          <table:table-cell office:value-type="float" office:value="237703.70909090908" table:formula="of:=SUM([.J3:.J5])" table:style-name="ce1">
            <text:p>237703,7091</text:p>
          </table:table-cell>
          <table:table-cell office:value-type="float" office:value="221.49718181818179" table:formula="of:=SUM([.K3:.K5])" table:style-name="ce1">
            <text:p>221,4971818</text:p>
          </table:table-cell>
          <table:table-cell office:value-type="float" office:value="4120640.0272727273" table:formula="of:=SUM([.L3:.L5])" table:style-name="ce1">
            <text:p>4120640,027</text:p>
          </table:table-cell>
          <table:table-cell office:value-type="float" office:value="257162.22727272726" table:formula="of:=SUM([.M3:.M5])" table:style-name="ce1">
            <text:p>257162,2273</text:p>
          </table:table-cell>
          <table:table-cell office:value-type="float" office:value="179.51590909090908" table:formula="of:=SUM([.N3:.N5])" table:style-name="ce1">
            <text:p>179,5159091</text:p>
          </table:table-cell>
          <table:table-cell office:value-type="float" office:value="3146243.8545454545" table:formula="of:=SUM([.O3:.O5])" table:style-name="ce1">
            <text:p>3146243,855</text:p>
          </table:table-cell>
          <table:table-cell office:value-type="float" office:value="232279.08181818182" table:formula="of:=SUM([.P3:.P5])" table:style-name="ce1">
            <text:p>232279,0818</text:p>
          </table:table-cell>
          <table:table-cell office:value-type="float" office:value="201.23481818181818" table:formula="of:=SUM([.Q3:.Q5])" table:style-name="ce1">
            <text:p>201,2348182</text:p>
          </table:table-cell>
          <table:table-cell office:value-type="float" office:value="4743053.2818181813" table:formula="of:=SUM([.R3:.R5])" table:style-name="ce1">
            <text:p>4743053,282</text:p>
          </table:table-cell>
          <table:table-cell office:value-type="float" office:value="236462.20909090908" table:formula="of:=SUM([.S3:.S5])" table:style-name="ce1">
            <text:p>236462,2091</text:p>
          </table:table-cell>
          <table:table-cell office:value-type="float" office:value="18.904454545454545" table:formula="of:=SUM([.T3:.T5])" table:style-name="ce1">
            <text:p>18,90445455</text:p>
          </table:table-cell>
          <table:table-cell office:value-type="float" office:value="62460.145454545454" table:formula="of:=SUM([.U3:.U5])" table:style-name="ce2">
            <text:p>62460,14545</text:p>
          </table:table-cell>
          <table:table-cell office:value-type="float" office:value="27255.263636363637" table:formula="of:=SUM([.V3:.V5])" table:style-name="ce1">
            <text:p>27255,26364</text:p>
          </table:table-cell>
          <table:table-cell office:value-type="float" office:value="39.405909090909091" table:formula="of:=SUM([.W3:.W5])" table:style-name="ce1">
            <text:p>39,40590909</text:p>
          </table:table-cell>
          <table:table-cell office:value-type="float" office:value="97908.963636363638" table:formula="of:=SUM([.X3:.X5])" table:style-name="ce1">
            <text:p>97908,96364</text:p>
          </table:table-cell>
          <table:table-cell office:value-type="float" office:value="49525.790909090909" table:formula="of:=SUM([.Y3:.Y5])" table:style-name="ce1">
            <text:p>49525,79091</text:p>
          </table:table-cell>
          <table:table-cell office:value-type="float" office:value="261.49827272727271" table:formula="of:=SUM([.Z3:.Z5])" table:style-name="ce1">
            <text:p>261,4982727</text:p>
          </table:table-cell>
          <table:table-cell office:value-type="float" office:value="4513143.7" table:formula="of:=SUM([.AA3:.AA5])" table:style-name="ce1">
            <text:p>4513143,7</text:p>
          </table:table-cell>
          <table:table-cell office:value-type="float" office:value="313856.48181818187" table:formula="of:=SUM([.AB3:.AB5])" table:style-name="ce1">
            <text:p>313856,4818</text:p>
          </table:table-cell>
          <table:table-cell office:value-type="float" office:value="5.0597272727272724" table:formula="of:=SUM([.AC3:.AC5])" table:style-name="ce2">
            <text:p>5,059727273</text:p>
          </table:table-cell>
          <table:table-cell office:value-type="float" office:value="78434.763636363641" table:formula="of:=SUM([.AD3:.AD5])" table:style-name="ce1">
            <text:p>78434,76364</text:p>
          </table:table-cell>
          <table:table-cell office:value-type="float" office:value="7037.4181818181823" table:formula="of:=SUM([.AE3:.AE5])" table:style-name="ce2">
            <text:p>7037,418182</text:p>
          </table:table-cell>
          <table:table-cell office:value-type="float" office:value="7.4176363636363636" table:formula="of:=SUM([.AF3:.AF5])" table:style-name="ce1">
            <text:p>7,417636364</text:p>
          </table:table-cell>
          <table:table-cell office:value-type="float" office:value="93609.909090909088" table:formula="of:=SUM([.AG3:.AG5])" table:style-name="ce1">
            <text:p>93609,90909</text:p>
          </table:table-cell>
          <table:table-cell office:value-type="float" office:value="11394.300000000001" table:formula="of:=SUM([.AH3:.AH5])" table:style-name="ce1">
            <text:p>11394,3</text:p>
          </table:table-cell>
          <table:table-cell office:value-type="float" office:value="3378.7321818181822" table:formula="of:=SUM([.AI3:.AI5])" table:style-name="ce3">
            <text:p>3378,732182</text:p>
          </table:table-cell>
          <table:table-cell office:value-type="float" office:value="21801470.381818183" table:formula="of:=SUM([.AJ3:.AJ5])" table:style-name="ce1">
            <text:p>21801470,38</text:p>
          </table:table-cell>
          <table:table-cell office:value-type="float" office:value="4026986.3818181818" table:formula="of:=SUM([.AK3:.AK5])" table:style-name="ce3">
            <text:p>4026986,382</text:p>
          </table:table-cell>
          <table:table-cell office:value-type="float" office:value="331.40381818181817" table:formula="of:=SUM([.AL3:.AL5])" table:style-name="ce1">
            <text:p>331,4038182</text:p>
          </table:table-cell>
          <table:table-cell office:value-type="float" office:value="5249076.4363636365" table:formula="of:=SUM([.AM3:.AM5])" table:style-name="ce1">
            <text:p>5249076,436</text:p>
          </table:table-cell>
          <table:table-cell office:value-type="float" office:value="240989.3" table:formula="of:=SUM([.AN3:.AN5])" table:style-name="ce1">
            <text:p>240989,3</text:p>
          </table:table-cell>
          <table:table-cell office:value-type="float" office:value="1850.7314545454544" table:formula="of:=SUM([.AO3:.AO5])" table:style-name="ce1">
            <text:p>1850,731455</text:p>
          </table:table-cell>
          <table:table-cell office:value-type="float" office:value="201645060.06363636" table:formula="of:=SUM([.AP3:.AP5])" table:style-name="ce3">
            <text:p>201645060,1</text:p>
          </table:table-cell>
          <table:table-cell office:value-type="float" office:value="1054823.4272727272" table:formula="of:=SUM([.AQ3:.AQ5])" table:style-name="ce1">
            <text:p>1054823,427</text:p>
          </table:table-cell>
          <table:table-cell office:value-type="float" office:value="233.08281818181817" table:formula="of:=SUM([.AR3:.AR5])" table:style-name="ce1">
            <text:p>233,0828182</text:p>
          </table:table-cell>
          <table:table-cell office:value-type="float" office:value="5454746.163636364" table:formula="of:=SUM([.AS3:.AS5])" table:style-name="ce1">
            <text:p>5454746,164</text:p>
          </table:table-cell>
          <table:table-cell office:value-type="float" office:value="272177.06363636366" table:formula="of:=SUM([.AT3:.AT5])" table:style-name="ce1">
            <text:p>272177,0636</text:p>
          </table:table-cell>
          <table:table-cell office:value-type="float" office:value="4.9206363636363637" table:formula="of:=SUM([.AU3:.AU5])" table:style-name="ce1">
            <text:p>4,920636364</text:p>
          </table:table-cell>
          <table:table-cell office:value-type="float" office:value="51992.945454545457" table:formula="of:=SUM([.AV3:.AV5])" table:style-name="ce1">
            <text:p>51992,94545</text:p>
          </table:table-cell>
          <table:table-cell office:value-type="float" office:value="6641.1" table:formula="of:=SUM([.AW3:.AW5])" table:style-name="ce1">
            <text:p>6641,1</text:p>
          </table:table-cell>
          <table:table-cell office:value-type="float" office:value="203.13163636363635" table:formula="of:=SUM([.AX3:.AX5])" table:style-name="ce1">
            <text:p>203,1316364</text:p>
          </table:table-cell>
          <table:table-cell office:value-type="float" office:value="3942244.4090909092" table:formula="of:=SUM([.AY3:.AY5])" table:style-name="ce1">
            <text:p>3942244,409</text:p>
          </table:table-cell>
          <table:table-cell office:value-type="float" office:value="242138.6090909091" table:formula="of:=SUM([.AZ3:.AZ5])" table:style-name="ce1">
            <text:p>242138,6091</text:p>
          </table:table-cell>
          <table:table-cell office:value-type="float" office:value="4454.8704545454548" table:formula="of:=SUM([.BA3:.BA5])" table:style-name="ce1">
            <text:p>4454,870455</text:p>
          </table:table-cell>
          <table:table-cell office:value-type="float" office:value="201645060.06363636" table:formula="of:=SUM([.BB3:.BB5])" table:style-name="ce1">
            <text:p>201645060,1</text:p>
          </table:table-cell>
          <table:table-cell office:value-type="float" office:value="4594473.8272727272" table:formula="of:=SUM([.BC3:.BC5])" table:style-name="ce1">
            <text:p>4594473,827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87.044060606060597" table:formula="of:=AVERAGE([.B3:.B5])" table:style-name="ce1">
            <text:p>87,04406061</text:p>
          </table:table-cell>
          <table:table-cell office:value-type="float" office:value="1830868.4575757573" table:formula="of:=AVERAGE([.C3:.C5])" table:style-name="ce1">
            <text:p>1830868,458</text:p>
          </table:table-cell>
          <table:table-cell office:value-type="float" office:value="107288.44242424243" table:formula="of:=AVERAGE([.D3:.D5])" table:style-name="ce1">
            <text:p>107288,4424</text:p>
          </table:table-cell>
          <table:table-cell office:value-type="float" office:value="76.35887878787878" table:formula="of:=AVERAGE([.E3:.E5])" table:style-name="ce1">
            <text:p>76,35887879</text:p>
          </table:table-cell>
          <table:table-cell office:value-type="float" office:value="1402546.5030303029" table:formula="of:=AVERAGE([.F3:.F5])" table:style-name="ce1">
            <text:p>1402546,503</text:p>
          </table:table-cell>
          <table:table-cell office:value-type="float" office:value="90561.724242424243" table:formula="of:=AVERAGE([.G3:.G5])" table:style-name="ce1">
            <text:p>90561,72424</text:p>
          </table:table-cell>
          <table:table-cell office:value-type="float" office:value="67.605060606060619" table:formula="of:=AVERAGE([.H3:.H5])" table:style-name="ce1">
            <text:p>67,60506061</text:p>
          </table:table-cell>
          <table:table-cell office:value-type="float" office:value="1433308.3181818184" table:formula="of:=AVERAGE([.I3:.I5])" table:style-name="ce1">
            <text:p>1433308,318</text:p>
          </table:table-cell>
          <table:table-cell office:value-type="float" office:value="79234.569696969687" table:formula="of:=AVERAGE([.J3:.J5])" table:style-name="ce1">
            <text:p>79234,5697</text:p>
          </table:table-cell>
          <table:table-cell office:value-type="float" office:value="73.832393939393924" table:formula="of:=AVERAGE([.K3:.K5])" table:style-name="ce1">
            <text:p>73,83239394</text:p>
          </table:table-cell>
          <table:table-cell office:value-type="float" office:value="1373546.6757575758" table:formula="of:=AVERAGE([.L3:.L5])" table:style-name="ce1">
            <text:p>1373546,676</text:p>
          </table:table-cell>
          <table:table-cell office:value-type="float" office:value="85720.742424242417" table:formula="of:=AVERAGE([.M3:.M5])" table:style-name="ce1">
            <text:p>85720,74242</text:p>
          </table:table-cell>
          <table:table-cell office:value-type="float" office:value="59.838636363636361" table:formula="of:=AVERAGE([.N3:.N5])" table:style-name="ce1">
            <text:p>59,83863636</text:p>
          </table:table-cell>
          <table:table-cell office:value-type="float" office:value="1048747.9515151514" table:formula="of:=AVERAGE([.O3:.O5])" table:style-name="ce1">
            <text:p>1048747,952</text:p>
          </table:table-cell>
          <table:table-cell office:value-type="float" office:value="77426.360606060611" table:formula="of:=AVERAGE([.P3:.P5])" table:style-name="ce1">
            <text:p>77426,36061</text:p>
          </table:table-cell>
          <table:table-cell office:value-type="float" office:value="67.078272727272733" table:formula="of:=AVERAGE([.Q3:.Q5])" table:style-name="ce1">
            <text:p>67,07827273</text:p>
          </table:table-cell>
          <table:table-cell office:value-type="float" office:value="1581017.7606060605" table:formula="of:=AVERAGE([.R3:.R5])" table:style-name="ce1">
            <text:p>1581017,761</text:p>
          </table:table-cell>
          <table:table-cell office:value-type="float" office:value="78820.736363636359" table:formula="of:=AVERAGE([.S3:.S5])" table:style-name="ce1">
            <text:p>78820,73636</text:p>
          </table:table-cell>
          <table:table-cell office:value-type="float" office:value="6.301484848484848" table:formula="of:=AVERAGE([.T3:.T5])" table:style-name="ce1">
            <text:p>6,301484848</text:p>
          </table:table-cell>
          <table:table-cell office:value-type="float" office:value="20820.048484848485" table:formula="of:=AVERAGE([.U3:.U5])" table:style-name="ce2">
            <text:p>20820,04848</text:p>
          </table:table-cell>
          <table:table-cell office:value-type="float" office:value="9085.0878787878792" table:formula="of:=AVERAGE([.V3:.V5])" table:style-name="ce1">
            <text:p>9085,087879</text:p>
          </table:table-cell>
          <table:table-cell office:value-type="float" office:value="13.13530303030303" table:formula="of:=AVERAGE([.W3:.W5])" table:style-name="ce1">
            <text:p>13,13530303</text:p>
          </table:table-cell>
          <table:table-cell office:value-type="float" office:value="32636.321212121213" table:formula="of:=AVERAGE([.X3:.X5])" table:style-name="ce1">
            <text:p>32636,32121</text:p>
          </table:table-cell>
          <table:table-cell office:value-type="float" office:value="16508.59696969697" table:formula="of:=AVERAGE([.Y3:.Y5])" table:style-name="ce1">
            <text:p>16508,59697</text:p>
          </table:table-cell>
          <table:table-cell office:value-type="float" office:value="87.166090909090897" table:formula="of:=AVERAGE([.Z3:.Z5])" table:style-name="ce1">
            <text:p>87,16609091</text:p>
          </table:table-cell>
          <table:table-cell office:value-type="float" office:value="1504381.2333333334" table:formula="of:=AVERAGE([.AA3:.AA5])" table:style-name="ce1">
            <text:p>1504381,233</text:p>
          </table:table-cell>
          <table:table-cell office:value-type="float" office:value="104618.82727272729" table:formula="of:=AVERAGE([.AB3:.AB5])" table:style-name="ce1">
            <text:p>104618,8273</text:p>
          </table:table-cell>
          <table:table-cell office:value-type="float" office:value="1.6865757575757574" table:formula="of:=AVERAGE([.AC3:.AC5])" table:style-name="ce2">
            <text:p>1,686575758</text:p>
          </table:table-cell>
          <table:table-cell office:value-type="float" office:value="26144.921212121215" table:formula="of:=AVERAGE([.AD3:.AD5])" table:style-name="ce1">
            <text:p>26144,92121</text:p>
          </table:table-cell>
          <table:table-cell office:value-type="float" office:value="2345.8060606060608" table:formula="of:=AVERAGE([.AE3:.AE5])" table:style-name="ce2">
            <text:p>2345,806061</text:p>
          </table:table-cell>
          <table:table-cell office:value-type="float" office:value="2.4725454545454544" table:formula="of:=AVERAGE([.AF3:.AF5])" table:style-name="ce1">
            <text:p>2,472545455</text:p>
          </table:table-cell>
          <table:table-cell office:value-type="float" office:value="31203.303030303028" table:formula="of:=AVERAGE([.AG3:.AG5])" table:style-name="ce1">
            <text:p>31203,30303</text:p>
          </table:table-cell>
          <table:table-cell office:value-type="float" office:value="3798.1000000000004" table:formula="of:=AVERAGE([.AH3:.AH5])" table:style-name="ce1">
            <text:p>3798,1</text:p>
          </table:table-cell>
          <table:table-cell office:value-type="float" office:value="1126.2440606060607" table:formula="of:=AVERAGE([.AI3:.AI5])" table:style-name="ce3">
            <text:p>1126,244061</text:p>
          </table:table-cell>
          <table:table-cell office:value-type="float" office:value="7267156.7939393939" table:formula="of:=AVERAGE([.AJ3:.AJ5])" table:style-name="ce1">
            <text:p>7267156,794</text:p>
          </table:table-cell>
          <table:table-cell office:value-type="float" office:value="1342328.7939393939" table:formula="of:=AVERAGE([.AK3:.AK5])" table:style-name="ce3">
            <text:p>1342328,794</text:p>
          </table:table-cell>
          <table:table-cell office:value-type="float" office:value="110.46793939393939" table:formula="of:=AVERAGE([.AL3:.AL5])" table:style-name="ce1">
            <text:p>110,4679394</text:p>
          </table:table-cell>
          <table:table-cell office:value-type="float" office:value="1749692.1454545455" table:formula="of:=AVERAGE([.AM3:.AM5])" table:style-name="ce1">
            <text:p>1749692,145</text:p>
          </table:table-cell>
          <table:table-cell office:value-type="float" office:value="80329.766666666663" table:formula="of:=AVERAGE([.AN3:.AN5])" table:style-name="ce1">
            <text:p>80329,76667</text:p>
          </table:table-cell>
          <table:table-cell office:value-type="float" office:value="616.91048484848477" table:formula="of:=AVERAGE([.AO3:.AO5])" table:style-name="ce1">
            <text:p>616,9104848</text:p>
          </table:table-cell>
          <table:table-cell office:value-type="float" office:value="67215020.021212116" table:formula="of:=AVERAGE([.AP3:.AP5])" table:style-name="ce3">
            <text:p>67215020,02</text:p>
          </table:table-cell>
          <table:table-cell office:value-type="float" office:value="351607.80909090908" table:formula="of:=AVERAGE([.AQ3:.AQ5])" table:style-name="ce1">
            <text:p>351607,8091</text:p>
          </table:table-cell>
          <table:table-cell office:value-type="float" office:value="77.694272727272718" table:formula="of:=AVERAGE([.AR3:.AR5])" table:style-name="ce1">
            <text:p>77,69427273</text:p>
          </table:table-cell>
          <table:table-cell office:value-type="float" office:value="1818248.7212121214" table:formula="of:=AVERAGE([.AS3:.AS5])" table:style-name="ce1">
            <text:p>1818248,721</text:p>
          </table:table-cell>
          <table:table-cell office:value-type="float" office:value="90725.687878787881" table:formula="of:=AVERAGE([.AT3:.AT5])" table:style-name="ce1">
            <text:p>90725,68788</text:p>
          </table:table-cell>
          <table:table-cell office:value-type="float" office:value="1.6402121212121212" table:formula="of:=AVERAGE([.AU3:.AU5])" table:style-name="ce1">
            <text:p>1,640212121</text:p>
          </table:table-cell>
          <table:table-cell office:value-type="float" office:value="17330.981818181819" table:formula="of:=AVERAGE([.AV3:.AV5])" table:style-name="ce1">
            <text:p>17330,98182</text:p>
          </table:table-cell>
          <table:table-cell office:value-type="float" office:value="2213.7000000000003" table:formula="of:=AVERAGE([.AW3:.AW5])" table:style-name="ce1">
            <text:p>2213,7</text:p>
          </table:table-cell>
          <table:table-cell office:value-type="float" office:value="67.710545454545453" table:formula="of:=AVERAGE([.AX3:.AX5])" table:style-name="ce1">
            <text:p>67,71054545</text:p>
          </table:table-cell>
          <table:table-cell office:value-type="float" office:value="1314081.4696969697" table:formula="of:=AVERAGE([.AY3:.AY5])" table:style-name="ce1">
            <text:p>1314081,47</text:p>
          </table:table-cell>
          <table:table-cell office:value-type="float" office:value="80712.869696969705" table:formula="of:=AVERAGE([.AZ3:.AZ5])" table:style-name="ce1">
            <text:p>80712,8697</text:p>
          </table:table-cell>
          <table:table-cell office:value-type="float" office:value="1484.9568181818183" table:formula="of:=AVERAGE([.BA3:.BA5])" table:style-name="ce1">
            <text:p>1484,956818</text:p>
          </table:table-cell>
          <table:table-cell office:value-type="float" office:value="67215020.021212116" table:formula="of:=AVERAGE([.BB3:.BB5])" table:style-name="ce1">
            <text:p>67215020,02</text:p>
          </table:table-cell>
          <table:table-cell office:value-type="float" office:value="1531491.2757575756" table:formula="of:=AVERAGE([.BC3:.BC5])" table:style-name="ce1">
            <text:p>1531491,276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61.972820359281258" table:formula="of:=STDEV([.B3:.B5])" table:style-name="ce1">
            <text:p>61,97282036</text:p>
          </table:table-cell>
          <table:table-cell office:value-type="float" office:value="1564354.2867661573" table:formula="of:=STDEV([.C3:.C5])" table:style-name="ce1">
            <text:p>1564354,287</text:p>
          </table:table-cell>
          <table:table-cell office:value-type="float" office:value="73696.897878731121" table:formula="of:=STDEV([.D3:.D5])" table:style-name="ce1">
            <text:p>73696,89788</text:p>
          </table:table-cell>
          <table:table-cell office:value-type="float" office:value="44.678535883357277" table:formula="of:=STDEV([.E3:.E5])" table:style-name="ce1">
            <text:p>44,67853588</text:p>
          </table:table-cell>
          <table:table-cell office:value-type="float" office:value="864470.76762253814" table:formula="of:=STDEV([.F3:.F5])" table:style-name="ce1">
            <text:p>864470,7676</text:p>
          </table:table-cell>
          <table:table-cell office:value-type="float" office:value="53924.211412137076" table:formula="of:=STDEV([.G3:.G5])" table:style-name="ce1">
            <text:p>53924,21141</text:p>
          </table:table-cell>
          <table:table-cell office:value-type="float" office:value="34.609920247762382" table:formula="of:=STDEV([.H3:.H5])" table:style-name="ce1">
            <text:p>34,60992025</text:p>
          </table:table-cell>
          <table:table-cell office:value-type="float" office:value="833193.40654964221" table:formula="of:=STDEV([.I3:.I5])" table:style-name="ce1">
            <text:p>833193,4065</text:p>
          </table:table-cell>
          <table:table-cell office:value-type="float" office:value="41755.976108859737" table:formula="of:=STDEV([.J3:.J5])" table:style-name="ce1">
            <text:p>41755,97611</text:p>
          </table:table-cell>
          <table:table-cell office:value-type="float" office:value="43.756910919223252" table:formula="of:=STDEV([.K3:.K5])" table:style-name="ce1">
            <text:p>43,75691092</text:p>
          </table:table-cell>
          <table:table-cell office:value-type="float" office:value="906702.57493046368" table:formula="of:=STDEV([.L3:.L5])" table:style-name="ce1">
            <text:p>906702,5749</text:p>
          </table:table-cell>
          <table:table-cell office:value-type="float" office:value="46641.015555516628" table:formula="of:=STDEV([.M3:.M5])" table:style-name="ce1">
            <text:p>46641,01556</text:p>
          </table:table-cell>
          <table:table-cell office:value-type="float" office:value="39.792997894060377" table:formula="of:=STDEV([.N3:.N5])" table:style-name="ce1">
            <text:p>39,79299789</text:p>
          </table:table-cell>
          <table:table-cell office:value-type="float" office:value="959428.68174051086" table:formula="of:=STDEV([.O3:.O5])" table:style-name="ce1">
            <text:p>959428,6817</text:p>
          </table:table-cell>
          <table:table-cell office:value-type="float" office:value="43568.179440703992" table:formula="of:=STDEV([.P3:.P5])" table:style-name="ce1">
            <text:p>43568,17944</text:p>
          </table:table-cell>
          <table:table-cell office:value-type="float" office:value="46.607594960921574" table:formula="of:=STDEV([.Q3:.Q5])" table:style-name="ce1">
            <text:p>46,60759496</text:p>
          </table:table-cell>
          <table:table-cell office:value-type="float" office:value="1390197.0007112143" table:formula="of:=STDEV([.R3:.R5])" table:style-name="ce1">
            <text:p>1390197,001</text:p>
          </table:table-cell>
          <table:table-cell office:value-type="float" office:value="53917.314747418102" table:formula="of:=STDEV([.S3:.S5])" table:style-name="ce1">
            <text:p>53917,31475</text:p>
          </table:table-cell>
          <table:table-cell office:value-type="float" office:value="5.8915611047233218" table:formula="of:=STDEV([.T3:.T5])" table:style-name="ce1">
            <text:p>5,891561105</text:p>
          </table:table-cell>
          <table:table-cell office:value-type="float" office:value="13107.905118763514" table:formula="of:=STDEV([.U3:.U5])" table:style-name="ce1">
            <text:p>13107,90512</text:p>
          </table:table-cell>
          <table:table-cell office:value-type="float" office:value="6675.1821837912694" table:formula="of:=STDEV([.V3:.V5])" table:style-name="ce1">
            <text:p>6675,182184</text:p>
          </table:table-cell>
          <table:table-cell office:value-type="float" office:value="11.515558297878819" table:formula="of:=STDEV([.W3:.W5])" table:style-name="ce1">
            <text:p>11,5155583</text:p>
          </table:table-cell>
          <table:table-cell office:value-type="float" office:value="22496.397486092275" table:formula="of:=STDEV([.X3:.X5])" table:style-name="ce1">
            <text:p>22496,39749</text:p>
          </table:table-cell>
          <table:table-cell office:value-type="float" office:value="13015.287016359236" table:formula="of:=STDEV([.Y3:.Y5])" table:style-name="ce1">
            <text:p>13015,28702</text:p>
          </table:table-cell>
          <table:table-cell office:value-type="float" office:value="43.593357025492594" table:formula="of:=STDEV([.Z3:.Z5])" table:style-name="ce1">
            <text:p>43,59335703</text:p>
          </table:table-cell>
          <table:table-cell office:value-type="float" office:value="390063.16105544113" table:formula="of:=STDEV([.AA3:.AA5])" table:style-name="ce1">
            <text:p>390063,1611</text:p>
          </table:table-cell>
          <table:table-cell office:value-type="float" office:value="60093.054457130769" table:formula="of:=STDEV([.AB3:.AB5])" table:style-name="ce1">
            <text:p>60093,05446</text:p>
          </table:table-cell>
          <table:table-cell office:value-type="float" office:value="0.65774276122577324" table:formula="of:=STDEV([.AC3:.AC5])" table:style-name="ce2">
            <text:p>0,657742761</text:p>
          </table:table-cell>
          <table:table-cell office:value-type="float" office:value="9656.8500282764271" table:formula="of:=STDEV([.AD3:.AD5])" table:style-name="ce2">
            <text:p>9656,850028</text:p>
          </table:table-cell>
          <table:table-cell office:value-type="float" office:value="1380.2226250339636" table:formula="of:=STDEV([.AE3:.AE5])" table:style-name="ce2">
            <text:p>1380,222625</text:p>
          </table:table-cell>
          <table:table-cell office:value-type="float" office:value="2.0256095338122484" table:formula="of:=STDEV([.AF3:.AF5])" table:style-name="ce1">
            <text:p>2,025609534</text:p>
          </table:table-cell>
          <table:table-cell office:value-type="float" office:value="16921.261750505444" table:formula="of:=STDEV([.AG3:.AG5])" table:style-name="ce1">
            <text:p>16921,26175</text:p>
          </table:table-cell>
          <table:table-cell office:value-type="float" office:value="4234.7798183612813" table:formula="of:=STDEV([.AH3:.AH5])" table:style-name="ce1">
            <text:p>4234,779818</text:p>
          </table:table-cell>
          <table:table-cell office:value-type="float" office:value="1823.5787479000319" table:formula="of:=STDEV([.AI3:.AI5])" table:style-name="ce3">
            <text:p>1823,578748</text:p>
          </table:table-cell>
          <table:table-cell office:value-type="float" office:value="11785809.622145217" table:formula="of:=STDEV([.AJ3:.AJ5])" table:style-name="ce1">
            <text:p>11785809,62</text:p>
          </table:table-cell>
          <table:table-cell office:value-type="float" office:value="2217676.5168473246" table:formula="of:=STDEV([.AK3:.AK5])" table:style-name="ce3">
            <text:p>2217676,517</text:p>
          </table:table-cell>
          <table:table-cell office:value-type="float" office:value="92.340466955482057" table:formula="of:=STDEV([.AL3:.AL5])" table:style-name="ce1">
            <text:p>92,34046696</text:p>
          </table:table-cell>
          <table:table-cell office:value-type="float" office:value="1840471.5963227677" table:formula="of:=STDEV([.AM3:.AM5])" table:style-name="ce1">
            <text:p>1840471,596</text:p>
          </table:table-cell>
          <table:table-cell office:value-type="float" office:value="67353.59232708624" table:formula="of:=STDEV([.AN3:.AN5])" table:style-name="ce1">
            <text:p>67353,59233</text:p>
          </table:table-cell>
          <table:table-cell office:value-type="float" office:value="390.88897496577732" table:formula="of:=STDEV([.AO3:.AO5])" table:style-name="ce1">
            <text:p>390,888975</text:p>
          </table:table-cell>
          <table:table-cell office:value-type="float" office:value="38196991.891778432" table:formula="of:=STDEV([.AP3:.AP5])" table:style-name="ce3">
            <text:p>38196991,89</text:p>
          </table:table-cell>
          <table:table-cell office:value-type="float" office:value="178613.71361030461" table:formula="of:=STDEV([.AQ3:.AQ5])" table:style-name="ce1">
            <text:p>178613,7136</text:p>
          </table:table-cell>
          <table:table-cell office:value-type="float" office:value="47.563067999193102" table:formula="of:=STDEV([.AR3:.AR5])" table:style-name="ce1">
            <text:p>47,563068</text:p>
          </table:table-cell>
          <table:table-cell office:value-type="float" office:value="1238603.2761035471" table:formula="of:=STDEV([.AS3:.AS5])" table:style-name="ce1">
            <text:p>1238603,276</text:p>
          </table:table-cell>
          <table:table-cell office:value-type="float" office:value="63509.443129273612" table:formula="of:=STDEV([.AT3:.AT5])" table:style-name="ce1">
            <text:p>63509,44313</text:p>
          </table:table-cell>
          <table:table-cell office:value-type="float" office:value="0.73183489723052175" table:formula="of:=STDEV([.AU3:.AU5])" table:style-name="ce1">
            <text:p>0,731834897</text:p>
          </table:table-cell>
          <table:table-cell office:value-type="float" office:value="8373.0253072856685" table:formula="of:=STDEV([.AV3:.AV5])" table:style-name="ce1">
            <text:p>8373,025307</text:p>
          </table:table-cell>
          <table:table-cell office:value-type="float" office:value="1509.2200866672822" table:formula="of:=STDEV([.AW3:.AW5])" table:style-name="ce1">
            <text:p>1509,220087</text:p>
          </table:table-cell>
          <table:table-cell office:value-type="float" office:value="40.181661876598525" table:formula="of:=STDEV([.AX3:.AX5])" table:style-name="ce1">
            <text:p>40,18166188</text:p>
          </table:table-cell>
          <table:table-cell office:value-type="float" office:value="934476.41399613232" table:formula="of:=STDEV([.AY3:.AY5])" table:style-name="ce1">
            <text:p>934476,414</text:p>
          </table:table-cell>
          <table:table-cell office:value-type="float" office:value="50532.757353927736" table:formula="of:=STDEV([.AZ3:.AZ5])" table:style-name="ce1">
            <text:p>50532,75735</text:p>
          </table:table-cell>
          <table:table-cell office:value-type="float" office:value="1562.0878508333908" table:formula="of:=STDEV([.BA3:.BA5])" table:style-name="ce1">
            <text:p>1562,087851</text:p>
          </table:table-cell>
          <table:table-cell office:value-type="float" office:value="38196991.891778432" table:formula="of:=STDEV([.BB3:.BB5])" table:style-name="ce1">
            <text:p>38196991,89</text:p>
          </table:table-cell>
          <table:table-cell office:value-type="float" office:value="2061546.6375995569" table:formula="of:=STDEV([.BC3:.BC5])" table:style-name="ce1">
            <text:p>2061546,638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71.41460562737478" table:formula="of:=SUM(([.B3:.B5]-[.$AU3:.$AU5])^2)^0.5" table:number-matrix-columns-spanned="1" table:number-matrix-rows-spanned="1" table:style-name="ce1">
            <text:p>171,4146056</text:p>
          </table:table-cell>
          <table:table-cell office:value-type="float" office:value="3839100.9537991593" table:formula="of:=SUM(([.C3:.C5]-[.$AV3:.$AV5])^2)^0.5" table:number-matrix-columns-spanned="1" table:number-matrix-rows-spanned="1" table:style-name="ce1">
            <text:p>3839100,954</text:p>
          </table:table-cell>
          <table:table-cell office:value-type="float" office:value="208780.29317139895" table:formula="of:=SUM(([.D3:.D5]-[.$AW3:.$AW5])^2)^0.5" table:number-matrix-columns-spanned="1" table:number-matrix-rows-spanned="1" table:style-name="ce1">
            <text:p>208780,2932</text:p>
          </table:table-cell>
          <table:table-cell office:value-type="float" office:value="143.60507392846534" table:formula="of:=SUM(([.E3:.E5]-[.$AU3:.$AU5])^2)^0.5" table:number-matrix-columns-spanned="1" table:number-matrix-rows-spanned="1" table:style-name="ce1">
            <text:p>143,6050739</text:p>
          </table:table-cell>
          <table:table-cell office:value-type="float" office:value="2690356.1448819898" table:formula="of:=SUM(([.F3:.F5]-[.$AV3:.$AV5])^2)^0.5" table:number-matrix-columns-spanned="1" table:number-matrix-rows-spanned="1" table:style-name="ce1">
            <text:p>2690356,145</text:p>
          </table:table-cell>
          <table:table-cell office:value-type="float" office:value="170412.92629570473" table:formula="of:=SUM(([.G3:.G5]-[.$AW3:.$AW5])^2)^0.5" table:number-matrix-columns-spanned="1" table:number-matrix-rows-spanned="1" table:style-name="ce1">
            <text:p>170412,9263</text:p>
          </table:table-cell>
          <table:table-cell office:value-type="float" office:value="123.8932862218247" table:formula="of:=SUM(([.H3:.H5]-[.$AU3:.$AU5])^2)^0.5" table:number-matrix-columns-spanned="1" table:number-matrix-rows-spanned="1" table:style-name="ce1">
            <text:p>123,8932862</text:p>
          </table:table-cell>
          <table:table-cell office:value-type="float" office:value="2719985.4932819209" table:formula="of:=SUM(([.I3:.I5]-[.$AV3:.$AV5])^2)^0.5" table:number-matrix-columns-spanned="1" table:number-matrix-rows-spanned="1" table:style-name="ce1">
            <text:p>2719985,493</text:p>
          </table:table-cell>
          <table:table-cell office:value-type="float" office:value="145189.54699531759" table:formula="of:=SUM(([.J3:.J5]-[.$AW3:.$AW5])^2)^0.5" table:number-matrix-columns-spanned="1" table:number-matrix-rows-spanned="1" table:style-name="ce1">
            <text:p>145189,547</text:p>
          </table:table-cell>
          <table:table-cell office:value-type="float" office:value="139.06426280002961" table:formula="of:=SUM(([.K3:.K5]-[.$AU3:.$AU5])^2)^0.5" table:number-matrix-columns-spanned="1" table:number-matrix-rows-spanned="1" table:style-name="ce1">
            <text:p>139,0642628</text:p>
          </table:table-cell>
          <table:table-cell office:value-type="float" office:value="2674731.2200296842" table:formula="of:=SUM(([.L3:.L5]-[.$AV3:.$AV5])^2)^0.5" table:number-matrix-columns-spanned="1" table:number-matrix-rows-spanned="1" table:style-name="ce1">
            <text:p>2674731,22</text:p>
          </table:table-cell>
          <table:table-cell office:value-type="float" office:value="158148.59296556807" table:formula="of:=SUM(([.M3:.M5]-[.$AW3:.$AW5])^2)^0.5" table:number-matrix-columns-spanned="1" table:number-matrix-rows-spanned="1" table:style-name="ce1">
            <text:p>158148,593</text:p>
          </table:table-cell>
          <table:table-cell office:value-type="float" office:value="114.96576786228711" table:formula="of:=SUM(([.N3:.N5]-[.$AU3:.$AU5])^2)^0.5" table:number-matrix-columns-spanned="1" table:number-matrix-rows-spanned="1" table:style-name="ce1">
            <text:p>114,9657679</text:p>
          </table:table-cell>
          <table:table-cell office:value-type="float" office:value="2239307.1316537522" table:formula="of:=SUM(([.O3:.O5]-[.$AV3:.$AV5])^2)^0.5" table:number-matrix-columns-spanned="1" table:number-matrix-rows-spanned="1" table:style-name="ce1">
            <text:p>2239307,132</text:p>
          </table:table-cell>
          <table:table-cell office:value-type="float" office:value="143522.04244801993" table:formula="of:=SUM(([.P3:.P5]-[.$AW3:.$AW5])^2)^0.5" table:number-matrix-columns-spanned="1" table:number-matrix-rows-spanned="1" table:style-name="ce1">
            <text:p>143522,0424</text:p>
          </table:table-cell>
          <table:table-cell office:value-type="float" office:value="130.62581894179604" table:formula="of:=SUM(([.Q3:.Q5]-[.$AU3:.$AU5])^2)^0.5" table:number-matrix-columns-spanned="1" table:number-matrix-rows-spanned="1" table:style-name="ce1">
            <text:p>130,6258189</text:p>
          </table:table-cell>
          <table:table-cell office:value-type="float" office:value="3344645.2091303142" table:formula="of:=SUM(([.R3:.R5]-[.$AV3:.$AV5])^2)^0.5" table:number-matrix-columns-spanned="1" table:number-matrix-rows-spanned="1" table:style-name="ce1">
            <text:p>3344645,209</text:p>
          </table:table-cell>
          <table:table-cell office:value-type="float" office:value="152017.93203536305" table:formula="of:=SUM(([.S3:.S5]-[.$AW3:.$AW5])^2)^0.5" table:number-matrix-columns-spanned="1" table:number-matrix-rows-spanned="1" table:style-name="ce1">
            <text:p>152017,932</text:p>
          </table:table-cell>
          <table:table-cell office:value-type="float" office:value="11.334233584241536" table:formula="of:=SUM(([.T3:.T5]-[.$AU3:.$AU5])^2)^0.5" table:number-matrix-columns-spanned="1" table:number-matrix-rows-spanned="1" table:style-name="ce1">
            <text:p>11,33423358</text:p>
          </table:table-cell>
          <table:table-cell office:value-type="float" office:value="10467.199999999997" table:formula="of:=SUM(([.U3:.U5]-[.$AV3:.$AV5])^2)^0.5" table:number-matrix-columns-spanned="1" table:number-matrix-rows-spanned="1" table:style-name="ce2">
            <text:p>10467,2</text:p>
          </table:table-cell>
          <table:table-cell office:value-type="float" office:value="15055.589830161076" table:formula="of:=SUM(([.V3:.V5]-[.$AW3:.$AW5])^2)^0.5" table:number-matrix-columns-spanned="1" table:number-matrix-rows-spanned="1" table:style-name="ce1">
            <text:p>15055,58983</text:p>
          </table:table-cell>
          <table:table-cell office:value-type="float" office:value="25.347046307783589" table:formula="of:=SUM(([.W3:.W5]-[.$AU3:.$AU5])^2)^0.5" table:number-matrix-columns-spanned="1" table:number-matrix-rows-spanned="1" table:style-name="ce1">
            <text:p>25,34704631</text:p>
          </table:table-cell>
          <table:table-cell office:value-type="float" office:value="33575.627911821066" table:formula="of:=SUM(([.X3:.X5]-[.$AV3:.$AV5])^2)^0.5" table:number-matrix-columns-spanned="1" table:number-matrix-rows-spanned="1" table:style-name="ce1">
            <text:p>33575,62791</text:p>
          </table:table-cell>
          <table:table-cell office:value-type="float" office:value="30588.34323911184" table:formula="of:=SUM(([.Y3:.Y5]-[.$AW3:.$AW5])^2)^0.5" table:number-matrix-columns-spanned="1" table:number-matrix-rows-spanned="1" table:style-name="ce1">
            <text:p>30588,34324</text:p>
          </table:table-cell>
          <table:table-cell office:value-type="float" office:value="160.1151405200913" table:formula="of:=SUM(([.Z3:.Z5]-[.$AU3:.$AU5])^2)^0.5" table:number-matrix-columns-spanned="1" table:number-matrix-rows-spanned="1" table:style-name="ce1">
            <text:p>160,1151405</text:p>
          </table:table-cell>
          <table:table-cell office:value-type="float" office:value="2633416.9486580715" table:formula="of:=SUM(([.AA3:.AA5]-[.$AV3:.$AV5])^2)^0.5" table:number-matrix-columns-spanned="1" table:number-matrix-rows-spanned="1" table:style-name="ce1">
            <text:p>2633416,949</text:p>
          </table:table-cell>
          <table:table-cell office:value-type="float" office:value="196217.76329689135" table:formula="of:=SUM(([.AB3:.AB5]-[.$AW3:.$AW5])^2)^0.5" table:number-matrix-columns-spanned="1" table:number-matrix-rows-spanned="1" table:style-name="ce1">
            <text:p>196217,7633</text:p>
          </table:table-cell>
          <table:table-cell office:value-type="float" office:value="0.13909090909090904" table:formula="of:=SUM(([.AC3:.AC5]-[.$AU3:.$AU5])^2)^0.5" table:number-matrix-columns-spanned="1" table:number-matrix-rows-spanned="1" table:style-name="ce2">
            <text:p>0,139090909</text:p>
          </table:table-cell>
          <table:table-cell office:value-type="float" office:value="19169.095004871386" table:formula="of:=SUM(([.AD3:.AD5]-[.$AV3:.$AV5])^2)^0.5" table:number-matrix-columns-spanned="1" table:number-matrix-rows-spanned="1" table:style-name="ce1">
            <text:p>19169,095</text:p>
          </table:table-cell>
          <table:table-cell office:value-type="float" office:value="311.183826647437" table:formula="of:=SUM(([.AE3:.AE5]-[.$AW3:.$AW5])^2)^0.5" table:number-matrix-columns-spanned="1" table:number-matrix-rows-spanned="1" table:style-name="ce2">
            <text:p>311,1838266</text:p>
          </table:table-cell>
          <table:table-cell office:value-type="float" office:value="2.4435967343242213" table:formula="of:=SUM(([.AF3:.AF5]-[.$AU3:.$AU5])^2)^0.5" table:number-matrix-columns-spanned="1" table:number-matrix-rows-spanned="1" table:style-name="ce1">
            <text:p>2,443596734</text:p>
          </table:table-cell>
          <table:table-cell office:value-type="float" office:value="32128.97005413501" table:formula="of:=SUM(([.AG3:.AG5]-[.$AV3:.$AV5])^2)^0.5" table:number-matrix-columns-spanned="1" table:number-matrix-rows-spanned="1" table:style-name="ce1">
            <text:p>32128,97005</text:p>
          </table:table-cell>
          <table:table-cell office:value-type="float" office:value="4753.2000000000007" table:formula="of:=SUM(([.AH3:.AH5]-[.$AW3:.$AW5])^2)^0.5" table:number-matrix-columns-spanned="1" table:number-matrix-rows-spanned="1" table:style-name="ce1">
            <text:p>4753,2</text:p>
          </table:table-cell>
          <table:table-cell office:value-type="float" office:value="3231.2515949194208" table:formula="of:=SUM(([.AI3:.AI5]-[.$AU3:.$AU5])^2)^0.5" table:number-matrix-columns-spanned="1" table:number-matrix-rows-spanned="1" table:style-name="ce3">
            <text:p>3231,251595</text:p>
          </table:table-cell>
          <table:table-cell office:value-type="float" office:value="20865463.5242409" table:formula="of:=SUM(([.AJ3:.AJ5]-[.$AV3:.$AV5])^2)^0.5" table:number-matrix-columns-spanned="1" table:number-matrix-rows-spanned="1" table:style-name="ce1">
            <text:p>20865463,52</text:p>
          </table:table-cell>
          <table:table-cell office:value-type="float" office:value="3900101.5711796586" table:formula="of:=SUM(([.AK3:.AK5]-[.$AW3:.$AW5])^2)^0.5" table:number-matrix-columns-spanned="1" table:number-matrix-rows-spanned="1" table:style-name="ce3">
            <text:p>3900101,571</text:p>
          </table:table-cell>
          <table:table-cell office:value-type="float" office:value="228.7427657076361" table:formula="of:=SUM(([.AL3:.AL5]-[.$AU3:.$AU5])^2)^0.5" table:number-matrix-columns-spanned="1" table:number-matrix-rows-spanned="1" table:style-name="ce1">
            <text:p>228,7427657</text:p>
          </table:table-cell>
          <table:table-cell office:value-type="float" office:value="3969343.22162516" table:formula="of:=SUM(([.AM3:.AM5]-[.$AV3:.$AV5])^2)^0.5" table:number-matrix-columns-spanned="1" table:number-matrix-rows-spanned="1" table:style-name="ce1">
            <text:p>3969343,222</text:p>
          </table:table-cell>
          <table:table-cell office:value-type="float" office:value="164282.69212579879" table:formula="of:=SUM(([.AN3:.AN5]-[.$AW3:.$AW5])^2)^0.5" table:number-matrix-columns-spanned="1" table:number-matrix-rows-spanned="1" table:style-name="ce1">
            <text:p>164282,6921</text:p>
          </table:table-cell>
          <table:table-cell office:value-type="float" office:value="1200.2201833499839" table:formula="of:=SUM(([.AO3:.AO5]-[.$AU3:.$AU5])^2)^0.5" table:number-matrix-columns-spanned="1" table:number-matrix-rows-spanned="1" table:style-name="ce1">
            <text:p>1200,220183</text:p>
          </table:table-cell>
          <table:table-cell office:value-type="float" office:value="128310340.49662748" table:formula="of:=SUM(([.AP3:.AP5]-[.$AV3:.$AV5])^2)^0.5" table:number-matrix-columns-spanned="1" table:number-matrix-rows-spanned="1" table:style-name="ce3">
            <text:p>128310340,5</text:p>
          </table:table-cell>
          <table:table-cell office:value-type="float" office:value="655567.58207889937" table:formula="of:=SUM(([.AQ3:.AQ5]-[.$AW3:.$AW5])^2)^0.5" table:number-matrix-columns-spanned="1" table:number-matrix-rows-spanned="1" table:style-name="ce1">
            <text:p>655567,5821</text:p>
          </table:table-cell>
          <table:table-cell office:value-type="float" office:value="147.45005617384288" table:formula="of:=SUM(([.AR3:.AR5]-[.$AU3:.$AU5])^2)^0.5" table:number-matrix-columns-spanned="1" table:number-matrix-rows-spanned="1" table:style-name="ce1">
            <text:p>147,4500562</text:p>
          </table:table-cell>
          <table:table-cell office:value-type="float" office:value="3576651.8707490107" table:formula="of:=SUM(([.AS3:.AS5]-[.$AV3:.$AV5])^2)^0.5" table:number-matrix-columns-spanned="1" table:number-matrix-rows-spanned="1" table:style-name="ce1">
            <text:p>3576651,871</text:p>
          </table:table-cell>
          <table:table-cell office:value-type="float" office:value="176686.55020777087" table:formula="of:=SUM(([.AT3:.AT5]-[.$AW3:.$AW5])^2)^0.5" table:number-matrix-columns-spanned="1" table:number-matrix-rows-spanned="1" table:style-name="ce1">
            <text:p>176686,5502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AU3:.$AU5])" table:number-matrix-columns-spanned="1" table:number-matrix-rows-spanned="1" table:style-name="ce1">
            <text:p>0</text:p>
          </table:table-cell>
          <table:table-cell office:value-type="float" office:value="0" table:formula="of:=SUM([.C3:.C5]=[.$AV3:.$AV5])" table:number-matrix-columns-spanned="1" table:number-matrix-rows-spanned="1" table:style-name="ce1">
            <text:p>0</text:p>
          </table:table-cell>
          <table:table-cell office:value-type="float" office:value="0" table:formula="of:=SUM([.D3:.D5]=[.$AW3:.$AW5])" table:number-matrix-columns-spanned="1" table:number-matrix-rows-spanned="1" table:style-name="ce1">
            <text:p>0</text:p>
          </table:table-cell>
          <table:table-cell office:value-type="float" office:value="0" table:formula="of:=SUM([.E3:.E5]=[.$AU3:.$AU5])" table:number-matrix-columns-spanned="1" table:number-matrix-rows-spanned="1" table:style-name="ce1">
            <text:p>0</text:p>
          </table:table-cell>
          <table:table-cell office:value-type="float" office:value="0" table:formula="of:=SUM([.F3:.F5]=[.$AV3:.$AV5])" table:number-matrix-columns-spanned="1" table:number-matrix-rows-spanned="1" table:style-name="ce1">
            <text:p>0</text:p>
          </table:table-cell>
          <table:table-cell office:value-type="float" office:value="0" table:formula="of:=SUM([.G3:.G5]=[.$AW3:.$AW5])" table:number-matrix-columns-spanned="1" table:number-matrix-rows-spanned="1" table:style-name="ce1">
            <text:p>0</text:p>
          </table:table-cell>
          <table:table-cell office:value-type="float" office:value="0" table:formula="of:=SUM([.H3:.H5]=[.$AU3:.$AU5])" table:number-matrix-columns-spanned="1" table:number-matrix-rows-spanned="1" table:style-name="ce1">
            <text:p>0</text:p>
          </table:table-cell>
          <table:table-cell office:value-type="float" office:value="0" table:formula="of:=SUM([.I3:.I5]=[.$AV3:.$AV5])" table:number-matrix-columns-spanned="1" table:number-matrix-rows-spanned="1" table:style-name="ce1">
            <text:p>0</text:p>
          </table:table-cell>
          <table:table-cell office:value-type="float" office:value="0" table:formula="of:=SUM([.J3:.J5]=[.$AW3:.$AW5])" table:number-matrix-columns-spanned="1" table:number-matrix-rows-spanned="1" table:style-name="ce1">
            <text:p>0</text:p>
          </table:table-cell>
          <table:table-cell office:value-type="float" office:value="0" table:formula="of:=SUM([.K3:.K5]=[.$AU3:.$AU5])" table:number-matrix-columns-spanned="1" table:number-matrix-rows-spanned="1" table:style-name="ce1">
            <text:p>0</text:p>
          </table:table-cell>
          <table:table-cell office:value-type="float" office:value="0" table:formula="of:=SUM([.L3:.L5]=[.$AV3:.$AV5])" table:number-matrix-columns-spanned="1" table:number-matrix-rows-spanned="1" table:style-name="ce1">
            <text:p>0</text:p>
          </table:table-cell>
          <table:table-cell office:value-type="float" office:value="0" table:formula="of:=SUM([.M3:.M5]=[.$AW3:.$AW5])" table:number-matrix-columns-spanned="1" table:number-matrix-rows-spanned="1" table:style-name="ce1">
            <text:p>0</text:p>
          </table:table-cell>
          <table:table-cell office:value-type="float" office:value="0" table:formula="of:=SUM([.N3:.N5]=[.$AU3:.$AU5])" table:number-matrix-columns-spanned="1" table:number-matrix-rows-spanned="1" table:style-name="ce1">
            <text:p>0</text:p>
          </table:table-cell>
          <table:table-cell office:value-type="float" office:value="0" table:formula="of:=SUM([.O3:.O5]=[.$AV3:.$AV5])" table:number-matrix-columns-spanned="1" table:number-matrix-rows-spanned="1" table:style-name="ce1">
            <text:p>0</text:p>
          </table:table-cell>
          <table:table-cell office:value-type="float" office:value="0" table:formula="of:=SUM([.P3:.P5]=[.$AW3:.$AW5])" table:number-matrix-columns-spanned="1" table:number-matrix-rows-spanned="1" table:style-name="ce1">
            <text:p>0</text:p>
          </table:table-cell>
          <table:table-cell office:value-type="float" office:value="0" table:formula="of:=SUM([.Q3:.Q5]=[.$AU3:.$AU5])" table:number-matrix-columns-spanned="1" table:number-matrix-rows-spanned="1" table:style-name="ce1">
            <text:p>0</text:p>
          </table:table-cell>
          <table:table-cell office:value-type="float" office:value="0" table:formula="of:=SUM([.R3:.R5]=[.$AV3:.$AV5])" table:number-matrix-columns-spanned="1" table:number-matrix-rows-spanned="1" table:style-name="ce1">
            <text:p>0</text:p>
          </table:table-cell>
          <table:table-cell office:value-type="float" office:value="0" table:formula="of:=SUM([.S3:.S5]=[.$AW3:.$AW5])" table:number-matrix-columns-spanned="1" table:number-matrix-rows-spanned="1" table:style-name="ce1">
            <text:p>0</text:p>
          </table:table-cell>
          <table:table-cell office:value-type="float" office:value="0" table:formula="of:=SUM([.T3:.T5]=[.$AU3:.$AU5])" table:number-matrix-columns-spanned="1" table:number-matrix-rows-spanned="1" table:style-name="ce1">
            <text:p>0</text:p>
          </table:table-cell>
          <table:table-cell office:value-type="float" office:value="0" table:formula="of:=SUM([.U3:.U5]=[.$AV3:.$AV5])" table:number-matrix-columns-spanned="1" table:number-matrix-rows-spanned="1" table:style-name="ce1">
            <text:p>0</text:p>
          </table:table-cell>
          <table:table-cell office:value-type="float" office:value="0" table:formula="of:=SUM([.V3:.V5]=[.$AW3:.$AW5])" table:number-matrix-columns-spanned="1" table:number-matrix-rows-spanned="1" table:style-name="ce1">
            <text:p>0</text:p>
          </table:table-cell>
          <table:table-cell office:value-type="float" office:value="0" table:formula="of:=SUM([.W3:.W5]=[.$AU3:.$AU5])" table:number-matrix-columns-spanned="1" table:number-matrix-rows-spanned="1" table:style-name="ce1">
            <text:p>0</text:p>
          </table:table-cell>
          <table:table-cell office:value-type="float" office:value="0" table:formula="of:=SUM([.X3:.X5]=[.$AV3:.$AV5])" table:number-matrix-columns-spanned="1" table:number-matrix-rows-spanned="1" table:style-name="ce1">
            <text:p>0</text:p>
          </table:table-cell>
          <table:table-cell office:value-type="float" office:value="0" table:formula="of:=SUM([.Y3:.Y5]=[.$AW3:.$AW5])" table:number-matrix-columns-spanned="1" table:number-matrix-rows-spanned="1" table:style-name="ce1">
            <text:p>0</text:p>
          </table:table-cell>
          <table:table-cell office:value-type="float" office:value="0" table:formula="of:=SUM([.Z3:.Z5]=[.$AU3:.$AU5])" table:number-matrix-columns-spanned="1" table:number-matrix-rows-spanned="1" table:style-name="ce1">
            <text:p>0</text:p>
          </table:table-cell>
          <table:table-cell office:value-type="float" office:value="0" table:formula="of:=SUM([.AA3:.AA5]=[.$AV3:.$AV5])" table:number-matrix-columns-spanned="1" table:number-matrix-rows-spanned="1" table:style-name="ce1">
            <text:p>0</text:p>
          </table:table-cell>
          <table:table-cell office:value-type="float" office:value="0" table:formula="of:=SUM([.AB3:.AB5]=[.$AW3:.$AW5])" table:number-matrix-columns-spanned="1" table:number-matrix-rows-spanned="1" table:style-name="ce1">
            <text:p>0</text:p>
          </table:table-cell>
          <table:table-cell office:value-type="float" office:value="0" table:formula="of:=SUM([.AC3:.AC5]=[.$AU3:.$AU5])" table:number-matrix-columns-spanned="1" table:number-matrix-rows-spanned="1" table:style-name="ce1">
            <text:p>0</text:p>
          </table:table-cell>
          <table:table-cell office:value-type="float" office:value="0" table:formula="of:=SUM([.AD3:.AD5]=[.$AV3:.$AV5])" table:number-matrix-columns-spanned="1" table:number-matrix-rows-spanned="1" table:style-name="ce1">
            <text:p>0</text:p>
          </table:table-cell>
          <table:table-cell office:value-type="float" office:value="0" table:formula="of:=SUM([.AE3:.AE5]=[.$AW3:.$AW5])" table:number-matrix-columns-spanned="1" table:number-matrix-rows-spanned="1" table:style-name="ce1">
            <text:p>0</text:p>
          </table:table-cell>
          <table:table-cell office:value-type="float" office:value="0" table:formula="of:=SUM([.AF3:.AF5]=[.$AU3:.$AU5])" table:number-matrix-columns-spanned="1" table:number-matrix-rows-spanned="1" table:style-name="ce1">
            <text:p>0</text:p>
          </table:table-cell>
          <table:table-cell office:value-type="float" office:value="0" table:formula="of:=SUM([.AG3:.AG5]=[.$AV3:.$AV5])" table:number-matrix-columns-spanned="1" table:number-matrix-rows-spanned="1" table:style-name="ce1">
            <text:p>0</text:p>
          </table:table-cell>
          <table:table-cell office:value-type="float" office:value="0" table:formula="of:=SUM([.AH3:.AH5]=[.$AW3:.$AW5])" table:number-matrix-columns-spanned="1" table:number-matrix-rows-spanned="1" table:style-name="ce1">
            <text:p>0</text:p>
          </table:table-cell>
          <table:table-cell office:value-type="float" office:value="0" table:formula="of:=SUM([.AI3:.AI5]=[.$AU3:.$AU5])" table:number-matrix-columns-spanned="1" table:number-matrix-rows-spanned="1" table:style-name="ce1">
            <text:p>0</text:p>
          </table:table-cell>
          <table:table-cell office:value-type="float" office:value="0" table:formula="of:=SUM([.AJ3:.AJ5]=[.$AV3:.$AV5])" table:number-matrix-columns-spanned="1" table:number-matrix-rows-spanned="1" table:style-name="ce1">
            <text:p>0</text:p>
          </table:table-cell>
          <table:table-cell office:value-type="float" office:value="0" table:formula="of:=SUM([.AK3:.AK5]=[.$AW3:.$AW5])" table:number-matrix-columns-spanned="1" table:number-matrix-rows-spanned="1" table:style-name="ce1">
            <text:p>0</text:p>
          </table:table-cell>
          <table:table-cell office:value-type="float" office:value="0" table:formula="of:=SUM([.AL3:.AL5]=[.$AU3:.$AU5])" table:number-matrix-columns-spanned="1" table:number-matrix-rows-spanned="1" table:style-name="ce1">
            <text:p>0</text:p>
          </table:table-cell>
          <table:table-cell office:value-type="float" office:value="0" table:formula="of:=SUM([.AM3:.AM5]=[.$AV3:.$AV5])" table:number-matrix-columns-spanned="1" table:number-matrix-rows-spanned="1" table:style-name="ce1">
            <text:p>0</text:p>
          </table:table-cell>
          <table:table-cell office:value-type="float" office:value="0" table:formula="of:=SUM([.AN3:.AN5]=[.$AW3:.$AW5])" table:number-matrix-columns-spanned="1" table:number-matrix-rows-spanned="1" table:style-name="ce1">
            <text:p>0</text:p>
          </table:table-cell>
          <table:table-cell office:value-type="float" office:value="0" table:formula="of:=SUM([.AO3:.AO5]=[.$AU3:.$AU5])" table:number-matrix-columns-spanned="1" table:number-matrix-rows-spanned="1" table:style-name="ce1">
            <text:p>0</text:p>
          </table:table-cell>
          <table:table-cell office:value-type="float" office:value="0" table:formula="of:=SUM([.AP3:.AP5]=[.$AV3:.$AV5])" table:number-matrix-columns-spanned="1" table:number-matrix-rows-spanned="1" table:style-name="ce1">
            <text:p>0</text:p>
          </table:table-cell>
          <table:table-cell office:value-type="float" office:value="0" table:formula="of:=SUM([.AQ3:.AQ5]=[.$AW3:.$AW5])" table:number-matrix-columns-spanned="1" table:number-matrix-rows-spanned="1" table:style-name="ce1">
            <text:p>0</text:p>
          </table:table-cell>
          <table:table-cell office:value-type="float" office:value="0" table:formula="of:=SUM([.AR3:.AR5]=[.$AU3:.$AU5])" table:number-matrix-columns-spanned="1" table:number-matrix-rows-spanned="1" table:style-name="ce1">
            <text:p>0</text:p>
          </table:table-cell>
          <table:table-cell office:value-type="float" office:value="0" table:formula="of:=SUM([.AS3:.AS5]=[.$AV3:.$AV5])" table:number-matrix-columns-spanned="1" table:number-matrix-rows-spanned="1" table:style-name="ce1">
            <text:p>0</text:p>
          </table:table-cell>
          <table:table-cell office:value-type="float" office:value="0" table:formula="of:=SUM([.AT3:.AT5]=[.$AW3:.$AW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C3:.C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D3:.D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E3:.E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F3:.F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G3:.G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H3:.H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I3:.I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J3:.J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K3:.K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L3:.L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M3:.M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N3:.N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O3:.O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P3:.P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Q3:.Q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R3:.R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S3:.S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T3:.T5]&lt;[.$AX3:.$AX5])" table:number-matrix-columns-spanned="1" table:number-matrix-rows-spanned="1" table:style-name="ce2">
            <text:p>0</text:p>
          </table:table-cell>
          <table:table-cell office:value-type="float" office:value="0" table:formula="of:=SUM([.U3:.U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V3:.V5]&lt;[.$AZ3:.$AZ5])" table:number-matrix-columns-spanned="1" table:number-matrix-rows-spanned="1" table:style-name="ce2">
            <text:p>0</text:p>
          </table:table-cell>
          <table:table-cell office:value-type="float" office:value="0" table:formula="of:=SUM([.W3:.W5]&lt;[.$AX3:.$AX5])" table:number-matrix-columns-spanned="1" table:number-matrix-rows-spanned="1" table:style-name="ce2">
            <text:p>0</text:p>
          </table:table-cell>
          <table:table-cell office:value-type="float" office:value="0" table:formula="of:=SUM([.X3:.X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Y3:.Y5]&lt;[.$AZ3:.$AZ5])" table:number-matrix-columns-spanned="1" table:number-matrix-rows-spanned="1" table:style-name="ce2">
            <text:p>0</text:p>
          </table:table-cell>
          <table:table-cell office:value-type="float" office:value="0" table:formula="of:=SUM([.Z3:.Z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A3:.AA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B3:.AB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C3:.AC5]&lt;[.$AX3:.$AX5])" table:number-matrix-columns-spanned="1" table:number-matrix-rows-spanned="1" table:style-name="ce2">
            <text:p>0</text:p>
          </table:table-cell>
          <table:table-cell office:value-type="float" office:value="0" table:formula="of:=SUM([.AD3:.AD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AE3:.AE5]&lt;[.$AZ3:.$AZ5])" table:number-matrix-columns-spanned="1" table:number-matrix-rows-spanned="1" table:style-name="ce2">
            <text:p>0</text:p>
          </table:table-cell>
          <table:table-cell office:value-type="float" office:value="0" table:formula="of:=SUM([.AF3:.AF5]&lt;[.$AX3:.$AX5])" table:number-matrix-columns-spanned="1" table:number-matrix-rows-spanned="1" table:style-name="ce2">
            <text:p>0</text:p>
          </table:table-cell>
          <table:table-cell office:value-type="float" office:value="0" table:formula="of:=SUM([.AG3:.AG5]&lt;[.$AY3:.$AY5])" table:number-matrix-columns-spanned="1" table:number-matrix-rows-spanned="1" table:style-name="ce2">
            <text:p>0</text:p>
          </table:table-cell>
          <table:table-cell office:value-type="float" office:value="0" table:formula="of:=SUM([.AH3:.AH5]&lt;[.$AZ3:.$AZ5])" table:number-matrix-columns-spanned="1" table:number-matrix-rows-spanned="1" table:style-name="ce2">
            <text:p>0</text:p>
          </table:table-cell>
          <table:table-cell office:value-type="float" office:value="0" table:formula="of:=SUM([.AI3:.AI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J3:.AJ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K3:.AK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L3:.AL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M3:.AM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N3:.AN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O3:.AO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P3:.AP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Q3:.AQ5]&lt;[.$AZ3:.$AZ5])" table:number-matrix-columns-spanned="1" table:number-matrix-rows-spanned="1" table:style-name="ce1">
            <text:p>0</text:p>
          </table:table-cell>
          <table:table-cell office:value-type="float" office:value="0" table:formula="of:=SUM([.AR3:.AR5]&lt;[.$AX3:.$AX5])" table:number-matrix-columns-spanned="1" table:number-matrix-rows-spanned="1" table:style-name="ce1">
            <text:p>0</text:p>
          </table:table-cell>
          <table:table-cell office:value-type="float" office:value="0" table:formula="of:=SUM([.AS3:.AS5]&lt;[.$AY3:.$AY5])" table:number-matrix-columns-spanned="1" table:number-matrix-rows-spanned="1" table:style-name="ce1">
            <text:p>0</text:p>
          </table:table-cell>
          <table:table-cell office:value-type="float" office:value="0" table:formula="of:=SUM([.AT3:.AT5]&lt;[.$AZ3:.$AZ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C3:.C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D3:.D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E3:.E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F3:.F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G3:.G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H3:.H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I3:.I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J3:.J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K3:.K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L3:.L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M3:.M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N3:.N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O3:.O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P3:.P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Q3:.Q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R3:.R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S3:.S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T3:.T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U3:.U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V3:.V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W3:.W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X3:.X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Y3:.Y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Z3:.Z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A3:.AA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B3:.AB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C3:.AC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AD3:.AD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AE3:.AE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AF3:.AF5]&gt;[.$AX3:.$AX5])" table:number-matrix-columns-spanned="1" table:number-matrix-rows-spanned="1" table:style-name="ce2">
            <text:p>0</text:p>
          </table:table-cell>
          <table:table-cell office:value-type="float" office:value="0" table:formula="of:=SUM([.AG3:.AG5]&gt;[.$AY3:.$AY5])" table:number-matrix-columns-spanned="1" table:number-matrix-rows-spanned="1" table:style-name="ce2">
            <text:p>0</text:p>
          </table:table-cell>
          <table:table-cell office:value-type="float" office:value="0" table:formula="of:=SUM([.AH3:.AH5]&gt;[.$AZ3:.$AZ5])" table:number-matrix-columns-spanned="1" table:number-matrix-rows-spanned="1" table:style-name="ce2">
            <text:p>0</text:p>
          </table:table-cell>
          <table:table-cell office:value-type="float" office:value="0" table:formula="of:=SUM([.AI3:.AI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J3:.AJ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K3:.AK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L3:.AL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M3:.AM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N3:.AN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O3:.AO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P3:.AP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Q3:.AQ5]&gt;[.$AZ3:.$AZ5])" table:number-matrix-columns-spanned="1" table:number-matrix-rows-spanned="1" table:style-name="ce1">
            <text:p>0</text:p>
          </table:table-cell>
          <table:table-cell office:value-type="float" office:value="0" table:formula="of:=SUM([.AR3:.AR5]&gt;[.$AX3:.$AX5])" table:number-matrix-columns-spanned="1" table:number-matrix-rows-spanned="1" table:style-name="ce1">
            <text:p>0</text:p>
          </table:table-cell>
          <table:table-cell office:value-type="float" office:value="0" table:formula="of:=SUM([.AS3:.AS5]&gt;[.$AY3:.$AY5])" table:number-matrix-columns-spanned="1" table:number-matrix-rows-spanned="1" table:style-name="ce1">
            <text:p>0</text:p>
          </table:table-cell>
          <table:table-cell office:value-type="float" office:value="0" table:formula="of:=SUM([.AT3:.AT5]&gt;[.$AZ3:.$AZ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BA3:.$BA5])" table:number-matrix-columns-spanned="1" table:number-matrix-rows-spanned="1" table:style-name="ce1">
            <text:p>0</text:p>
          </table:table-cell>
          <table:table-cell office:value-type="float" office:value="0" table:formula="of:=SUM([.C3:.C5]=[.$BB3:.$BB5])" table:number-matrix-columns-spanned="1" table:number-matrix-rows-spanned="1" table:style-name="ce1">
            <text:p>0</text:p>
          </table:table-cell>
          <table:table-cell office:value-type="float" office:value="0" table:formula="of:=SUM([.D3:.D5]=[.$BC3:.$BC5])" table:number-matrix-columns-spanned="1" table:number-matrix-rows-spanned="1" table:style-name="ce1">
            <text:p>0</text:p>
          </table:table-cell>
          <table:table-cell office:value-type="float" office:value="0" table:formula="of:=SUM([.E3:.E5]=[.$BA3:.$BA5])" table:number-matrix-columns-spanned="1" table:number-matrix-rows-spanned="1" table:style-name="ce1">
            <text:p>0</text:p>
          </table:table-cell>
          <table:table-cell office:value-type="float" office:value="0" table:formula="of:=SUM([.F3:.F5]=[.$BB3:.$BB5])" table:number-matrix-columns-spanned="1" table:number-matrix-rows-spanned="1" table:style-name="ce1">
            <text:p>0</text:p>
          </table:table-cell>
          <table:table-cell office:value-type="float" office:value="0" table:formula="of:=SUM([.G3:.G5]=[.$BC3:.$BC5])" table:number-matrix-columns-spanned="1" table:number-matrix-rows-spanned="1" table:style-name="ce1">
            <text:p>0</text:p>
          </table:table-cell>
          <table:table-cell office:value-type="float" office:value="0" table:formula="of:=SUM([.H3:.H5]=[.$BA3:.$BA5])" table:number-matrix-columns-spanned="1" table:number-matrix-rows-spanned="1" table:style-name="ce1">
            <text:p>0</text:p>
          </table:table-cell>
          <table:table-cell office:value-type="float" office:value="0" table:formula="of:=SUM([.I3:.I5]=[.$BB3:.$BB5])" table:number-matrix-columns-spanned="1" table:number-matrix-rows-spanned="1" table:style-name="ce1">
            <text:p>0</text:p>
          </table:table-cell>
          <table:table-cell office:value-type="float" office:value="0" table:formula="of:=SUM([.J3:.J5]=[.$BC3:.$BC5])" table:number-matrix-columns-spanned="1" table:number-matrix-rows-spanned="1" table:style-name="ce1">
            <text:p>0</text:p>
          </table:table-cell>
          <table:table-cell office:value-type="float" office:value="0" table:formula="of:=SUM([.K3:.K5]=[.$BA3:.$BA5])" table:number-matrix-columns-spanned="1" table:number-matrix-rows-spanned="1" table:style-name="ce1">
            <text:p>0</text:p>
          </table:table-cell>
          <table:table-cell office:value-type="float" office:value="0" table:formula="of:=SUM([.L3:.L5]=[.$BB3:.$BB5])" table:number-matrix-columns-spanned="1" table:number-matrix-rows-spanned="1" table:style-name="ce1">
            <text:p>0</text:p>
          </table:table-cell>
          <table:table-cell office:value-type="float" office:value="0" table:formula="of:=SUM([.M3:.M5]=[.$BC3:.$BC5])" table:number-matrix-columns-spanned="1" table:number-matrix-rows-spanned="1" table:style-name="ce1">
            <text:p>0</text:p>
          </table:table-cell>
          <table:table-cell office:value-type="float" office:value="0" table:formula="of:=SUM([.N3:.N5]=[.$BA3:.$BA5])" table:number-matrix-columns-spanned="1" table:number-matrix-rows-spanned="1" table:style-name="ce1">
            <text:p>0</text:p>
          </table:table-cell>
          <table:table-cell office:value-type="float" office:value="0" table:formula="of:=SUM([.O3:.O5]=[.$BB3:.$BB5])" table:number-matrix-columns-spanned="1" table:number-matrix-rows-spanned="1" table:style-name="ce1">
            <text:p>0</text:p>
          </table:table-cell>
          <table:table-cell office:value-type="float" office:value="0" table:formula="of:=SUM([.P3:.P5]=[.$BC3:.$BC5])" table:number-matrix-columns-spanned="1" table:number-matrix-rows-spanned="1" table:style-name="ce1">
            <text:p>0</text:p>
          </table:table-cell>
          <table:table-cell office:value-type="float" office:value="0" table:formula="of:=SUM([.Q3:.Q5]=[.$BA3:.$BA5])" table:number-matrix-columns-spanned="1" table:number-matrix-rows-spanned="1" table:style-name="ce1">
            <text:p>0</text:p>
          </table:table-cell>
          <table:table-cell office:value-type="float" office:value="0" table:formula="of:=SUM([.R3:.R5]=[.$BB3:.$BB5])" table:number-matrix-columns-spanned="1" table:number-matrix-rows-spanned="1" table:style-name="ce1">
            <text:p>0</text:p>
          </table:table-cell>
          <table:table-cell office:value-type="float" office:value="0" table:formula="of:=SUM([.S3:.S5]=[.$BC3:.$BC5])" table:number-matrix-columns-spanned="1" table:number-matrix-rows-spanned="1" table:style-name="ce1">
            <text:p>0</text:p>
          </table:table-cell>
          <table:table-cell office:value-type="float" office:value="0" table:formula="of:=SUM([.T3:.T5]=[.$BA3:.$BA5])" table:number-matrix-columns-spanned="1" table:number-matrix-rows-spanned="1" table:style-name="ce1">
            <text:p>0</text:p>
          </table:table-cell>
          <table:table-cell office:value-type="float" office:value="0" table:formula="of:=SUM([.U3:.U5]=[.$BB3:.$BB5])" table:number-matrix-columns-spanned="1" table:number-matrix-rows-spanned="1" table:style-name="ce1">
            <text:p>0</text:p>
          </table:table-cell>
          <table:table-cell office:value-type="float" office:value="0" table:formula="of:=SUM([.V3:.V5]=[.$BC3:.$BC5])" table:number-matrix-columns-spanned="1" table:number-matrix-rows-spanned="1" table:style-name="ce1">
            <text:p>0</text:p>
          </table:table-cell>
          <table:table-cell office:value-type="float" office:value="0" table:formula="of:=SUM([.W3:.W5]=[.$BA3:.$BA5])" table:number-matrix-columns-spanned="1" table:number-matrix-rows-spanned="1" table:style-name="ce1">
            <text:p>0</text:p>
          </table:table-cell>
          <table:table-cell office:value-type="float" office:value="0" table:formula="of:=SUM([.X3:.X5]=[.$BB3:.$BB5])" table:number-matrix-columns-spanned="1" table:number-matrix-rows-spanned="1" table:style-name="ce1">
            <text:p>0</text:p>
          </table:table-cell>
          <table:table-cell office:value-type="float" office:value="0" table:formula="of:=SUM([.Y3:.Y5]=[.$BC3:.$BC5])" table:number-matrix-columns-spanned="1" table:number-matrix-rows-spanned="1" table:style-name="ce1">
            <text:p>0</text:p>
          </table:table-cell>
          <table:table-cell office:value-type="float" office:value="0" table:formula="of:=SUM([.Z3:.Z5]=[.$BA3:.$BA5])" table:number-matrix-columns-spanned="1" table:number-matrix-rows-spanned="1" table:style-name="ce1">
            <text:p>0</text:p>
          </table:table-cell>
          <table:table-cell office:value-type="float" office:value="0" table:formula="of:=SUM([.AA3:.AA5]=[.$BB3:.$BB5])" table:number-matrix-columns-spanned="1" table:number-matrix-rows-spanned="1" table:style-name="ce1">
            <text:p>0</text:p>
          </table:table-cell>
          <table:table-cell office:value-type="float" office:value="0" table:formula="of:=SUM([.AB3:.AB5]=[.$BC3:.$BC5])" table:number-matrix-columns-spanned="1" table:number-matrix-rows-spanned="1" table:style-name="ce1">
            <text:p>0</text:p>
          </table:table-cell>
          <table:table-cell office:value-type="float" office:value="0" table:formula="of:=SUM([.AC3:.AC5]=[.$BA3:.$BA5])" table:number-matrix-columns-spanned="1" table:number-matrix-rows-spanned="1" table:style-name="ce1">
            <text:p>0</text:p>
          </table:table-cell>
          <table:table-cell office:value-type="float" office:value="0" table:formula="of:=SUM([.AD3:.AD5]=[.$BB3:.$BB5])" table:number-matrix-columns-spanned="1" table:number-matrix-rows-spanned="1" table:style-name="ce1">
            <text:p>0</text:p>
          </table:table-cell>
          <table:table-cell office:value-type="float" office:value="0" table:formula="of:=SUM([.AE3:.AE5]=[.$BC3:.$BC5])" table:number-matrix-columns-spanned="1" table:number-matrix-rows-spanned="1" table:style-name="ce1">
            <text:p>0</text:p>
          </table:table-cell>
          <table:table-cell office:value-type="float" office:value="0" table:formula="of:=SUM([.AF3:.AF5]=[.$BA3:.$BA5])" table:number-matrix-columns-spanned="1" table:number-matrix-rows-spanned="1" table:style-name="ce1">
            <text:p>0</text:p>
          </table:table-cell>
          <table:table-cell office:value-type="float" office:value="0" table:formula="of:=SUM([.AG3:.AG5]=[.$BB3:.$BB5])" table:number-matrix-columns-spanned="1" table:number-matrix-rows-spanned="1" table:style-name="ce1">
            <text:p>0</text:p>
          </table:table-cell>
          <table:table-cell office:value-type="float" office:value="0" table:formula="of:=SUM([.AH3:.AH5]=[.$BC3:.$BC5])" table:number-matrix-columns-spanned="1" table:number-matrix-rows-spanned="1" table:style-name="ce1">
            <text:p>0</text:p>
          </table:table-cell>
          <table:table-cell office:value-type="float" office:value="0" table:formula="of:=SUM([.AI3:.AI5]=[.$BA3:.$BA5])" table:number-matrix-columns-spanned="1" table:number-matrix-rows-spanned="1" table:style-name="ce1">
            <text:p>0</text:p>
          </table:table-cell>
          <table:table-cell office:value-type="float" office:value="0" table:formula="of:=SUM([.AJ3:.AJ5]=[.$BB3:.$BB5])" table:number-matrix-columns-spanned="1" table:number-matrix-rows-spanned="1" table:style-name="ce1">
            <text:p>0</text:p>
          </table:table-cell>
          <table:table-cell office:value-type="float" office:value="0" table:formula="of:=SUM([.AK3:.AK5]=[.$BC3:.$BC5])" table:number-matrix-columns-spanned="1" table:number-matrix-rows-spanned="1" table:style-name="ce1">
            <text:p>0</text:p>
          </table:table-cell>
          <table:table-cell office:value-type="float" office:value="0" table:formula="of:=SUM([.AL3:.AL5]=[.$BA3:.$BA5])" table:number-matrix-columns-spanned="1" table:number-matrix-rows-spanned="1" table:style-name="ce1">
            <text:p>0</text:p>
          </table:table-cell>
          <table:table-cell office:value-type="float" office:value="0" table:formula="of:=SUM([.AM3:.AM5]=[.$BB3:.$BB5])" table:number-matrix-columns-spanned="1" table:number-matrix-rows-spanned="1" table:style-name="ce1">
            <text:p>0</text:p>
          </table:table-cell>
          <table:table-cell office:value-type="float" office:value="0" table:formula="of:=SUM([.AN3:.AN5]=[.$BC3:.$BC5])" table:number-matrix-columns-spanned="1" table:number-matrix-rows-spanned="1" table:style-name="ce1">
            <text:p>0</text:p>
          </table:table-cell>
          <table:table-cell office:value-type="float" office:value="0" table:formula="of:=SUM([.AO3:.AO5]=[.$BA3:.$BA5])" table:number-matrix-columns-spanned="1" table:number-matrix-rows-spanned="1" table:style-name="ce1">
            <text:p>0</text:p>
          </table:table-cell>
          <table:table-cell office:value-type="float" office:value="0" table:formula="of:=SUM([.AP3:.AP5]=[.$BB3:.$BB5])" table:number-matrix-columns-spanned="1" table:number-matrix-rows-spanned="1" table:style-name="ce3">
            <text:p>0</text:p>
          </table:table-cell>
          <table:table-cell office:value-type="float" office:value="0" table:formula="of:=SUM([.AQ3:.AQ5]=[.$BC3:.$BC5])" table:number-matrix-columns-spanned="1" table:number-matrix-rows-spanned="1" table:style-name="ce1">
            <text:p>0</text:p>
          </table:table-cell>
          <table:table-cell office:value-type="float" office:value="0" table:formula="of:=SUM([.AR3:.AR5]=[.$BA3:.$BA5])" table:number-matrix-columns-spanned="1" table:number-matrix-rows-spanned="1" table:style-name="ce1">
            <text:p>0</text:p>
          </table:table-cell>
          <table:table-cell office:value-type="float" office:value="0" table:formula="of:=SUM([.AS3:.AS5]=[.$BB3:.$BB5])" table:number-matrix-columns-spanned="1" table:number-matrix-rows-spanned="1" table:style-name="ce1">
            <text:p>0</text:p>
          </table:table-cell>
          <table:table-cell office:value-type="float" office:value="0" table:formula="of:=SUM([.AT3:.AT5]=[.$BC3:.$BC5])" table:number-matrix-columns-spanned="1" table:number-matrix-rows-spanned="1" table:style-name="ce1">
            <text:p>0</text:p>
          </table:table-cell>
          <table:table-cell table:number-columns-repeated="1633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18T13:26:16Z</dc:date>
    <meta:editing-duration>PT0S</meta:editing-duration>
  </office:meta>
</office:document-meta>
</file>